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d2984" officeooo:paragraph-rsid="00105158" style:font-size-asian="10.5pt" style:font-style-asian="normal" style:font-weight-asian="normal" style:font-size-complex="12pt" style:font-style-complex="normal" style:font-weight-complex="normal"/>
    </style:style>
    <style:style style:name="P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10094e3" officeooo:paragraph-rsid="000f2d74" style:font-size-asian="10.5pt" style:font-style-asian="normal" style:font-weight-asian="normal" style:font-size-complex="12pt" style:font-style-complex="normal" style:font-weight-complex="normal"/>
    </style:style>
    <style:style style:name="P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officeooo:paragraph-rsid="00531cb1"/>
    </style:style>
    <style:style style:name="P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font-name="Times New Roman" fo:font-size="12pt" officeooo:paragraph-rsid="000f2d74"/>
    </style:style>
    <style:style style:name="P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4.3008in"/>
        </style:tab-stops>
      </style:paragraph-properties>
      <style:text-properties style:font-name="Times New Roman" fo:font-size="12pt" fo:language="en" fo:country="CA" fo:font-style="normal" fo:font-weight="normal" officeooo:rsid="00a6cc34" officeooo:paragraph-rsid="0052184c" style:font-size-asian="10.5pt" style:font-style-asian="normal" style:font-weight-asian="normal" style:font-size-complex="12pt" style:font-style-complex="normal" style:font-weight-complex="normal"/>
    </style:style>
    <style:style style:name="P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6dc4af" officeooo:paragraph-rsid="000f2d74" style:font-size-asian="10.5pt" style:font-weight-asian="normal" style:font-size-complex="12pt" style:font-weight-complex="normal"/>
    </style:style>
    <style:style style:name="P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a48d3" officeooo:paragraph-rsid="000f2d74" style:font-size-asian="10.5pt" style:font-weight-asian="normal" style:font-size-complex="12pt" style:font-weight-complex="normal"/>
    </style:style>
    <style:style style:name="P9"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9097d" officeooo:paragraph-rsid="000f2d74" style:font-size-asian="10.5pt" style:font-weight-asian="normal" style:font-size-complex="12pt" style:font-weight-complex="normal"/>
    </style:style>
    <style:style style:name="P1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647f2" officeooo:paragraph-rsid="000f2d74" style:font-size-asian="10.5pt" style:font-style-asian="normal" style:font-weight-asian="bold" style:font-size-complex="12pt" style:font-style-complex="normal" style:font-weight-complex="bold"/>
    </style:style>
    <style:style style:name="P1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79fad" officeooo:paragraph-rsid="000f2d74" style:font-size-asian="10.5pt" style:font-style-asian="normal" style:font-weight-asian="bold" style:font-size-complex="12pt" style:font-style-complex="normal" style:font-weight-complex="bold"/>
    </style:style>
    <style:style style:name="P1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983029" officeooo:paragraph-rsid="000f2d74" style:font-size-asian="10.5pt" style:font-style-asian="normal" style:font-weight-asian="bold" style:font-size-complex="12pt" style:font-style-complex="normal" style:font-weight-complex="bold"/>
    </style:style>
    <style:style style:name="P1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1d4a4a" officeooo:paragraph-rsid="000f2d74" style:font-size-asian="10.5pt" style:font-style-asian="normal" style:font-weight-asian="bold" style:font-size-complex="12pt" style:font-style-complex="normal" style:font-weight-complex="bold"/>
    </style:style>
    <style:style style:name="P1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03b0b9" officeooo:paragraph-rsid="000f2d74" style:font-size-asian="10.5pt" style:font-style-asian="normal" style:font-weight-asian="bold" style:font-size-complex="12pt" style:font-style-complex="normal" style:font-weight-complex="bold"/>
    </style:style>
    <style:style style:name="P1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4f5f20" officeooo:paragraph-rsid="004f5f20" style:font-size-asian="10.5pt" style:font-style-asian="normal" style:font-weight-asian="bold" style:font-size-complex="12pt" style:font-style-complex="normal" style:font-weight-complex="bold"/>
    </style:style>
    <style:style style:name="P1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6ee93d" officeooo:paragraph-rsid="000f2d74" style:font-size-asian="10.5pt" style:font-weight-asian="normal" style:font-size-complex="12pt" style:font-weight-complex="normal"/>
    </style:style>
    <style:style style:name="P1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1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cceab0" officeooo:paragraph-rsid="000f2d74" style:font-size-asian="10.5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453f" officeooo:paragraph-rsid="000f2d74" style:font-size-asian="10.5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a9637" officeooo:paragraph-rsid="00323682" style:font-size-asian="10.5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3926fa" style:font-size-asian="10.5pt" style:font-style-asian="normal" style:font-weight-asian="normal" style:font-size-complex="12pt" style:font-style-complex="normal" style:font-weight-complex="normal"/>
    </style:style>
    <style:style style:name="P2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3acfd3" style:font-size-asian="10.5pt" style:font-style-asian="normal" style:font-weight-asian="normal" style:font-size-complex="12pt" style:font-style-complex="normal" style:font-weight-complex="normal"/>
    </style:style>
    <style:style style:name="P2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officeooo:rsid="007a0387" officeooo:paragraph-rsid="002af394"/>
    </style:style>
    <style:style style:name="P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officeooo:rsid="007a0387" officeooo:paragraph-rsid="00470677"/>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weight="bold" officeooo:rsid="007a0387" officeooo:paragraph-rsid="000f2d74" style:font-size-asian="10.5pt" style:font-weight-asian="bold" style:font-size-complex="12pt" style:font-weight-complex="bold"/>
    </style:style>
    <style:style style:name="P2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9f8436" officeooo:paragraph-rsid="0038a46b" style:font-size-asian="10.5pt" style:font-style-asian="normal" style:font-weight-asian="normal" style:font-size-complex="12pt" style:font-style-complex="normal" style:font-weight-complex="normal"/>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a5453f" officeooo:paragraph-rsid="0050ccb9"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6dc4af" officeooo:paragraph-rsid="0041873c" style:font-size-asian="10.5pt" style:font-weight-asian="normal" style:font-size-complex="12pt" style:font-weight-complex="normal"/>
    </style:style>
    <style:style style:name="P30" style:family="paragraph" style:parent-style-name="Text_20_body"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style:font-name="Times New Roman" fo:font-size="12pt" fo:language="en" fo:country="CA" fo:font-weight="normal" officeooo:rsid="00cbbda7" officeooo:paragraph-rsid="000f2d74" style:font-size-asian="10.5pt" style:font-weight-asian="normal" style:font-size-complex="12pt" style:font-weight-complex="normal"/>
    </style:style>
    <style:style style:name="P31" style:family="paragraph" style:parent-style-name="Text_20_body">
      <loext:graphic-properties draw:fill="none"/>
      <style:paragraph-properties fo:margin-left="0in" fo:margin-right="0in" fo:margin-top="0in" fo:margin-bottom="0.0972in" loext:contextual-spacing="false" fo:line-height="200%" fo:text-align="center" style:justify-single-word="false" fo:text-indent="0in" style:auto-text-indent="false" fo:break-before="page" fo:background-color="transparent">
        <style:tab-stops>
          <style:tab-stop style:position="0.6319in"/>
        </style:tab-stops>
      </style:paragraph-properties>
      <style:text-properties style:font-name="Times New Roman" fo:font-size="12pt" officeooo:rsid="00703b0e" officeooo:paragraph-rsid="00703b0e"/>
    </style:style>
    <style:style style:name="P32" style:family="paragraph" style:parent-style-name="Text_20_body">
      <loext:graphic-properties draw:fill="none"/>
      <style:paragraph-properties fo:margin-left="0in" fo:margin-right="0in" fo:margin-top="0in" fo:margin-bottom="0.0972in" loext:contextual-spacing="false" fo:line-height="200%" fo:text-align="center" style:justify-single-word="false" fo:text-indent="0in" style:auto-text-indent="false" fo:background-color="transparent">
        <style:tab-stops>
          <style:tab-stop style:position="0.6319in"/>
        </style:tab-stops>
      </style:paragraph-properties>
      <style:text-properties style:font-name="Times New Roman" fo:font-size="12pt" officeooo:rsid="00703b0e" officeooo:paragraph-rsid="00703b0e"/>
    </style:style>
    <style:style style:name="P3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0.6319in"/>
        </style:tab-stops>
      </style:paragraph-properties>
      <style:text-properties style:font-name="Times New Roman" fo:font-size="12pt" officeooo:paragraph-rsid="00572319"/>
    </style:style>
    <style:style style:name="T1" style:family="text">
      <style:text-properties fo:language="en" fo:country="CA" fo:font-style="normal" fo:font-weight="normal" style:font-size-asian="10.5pt" style:font-style-asian="normal" style:font-weight-asian="normal" style:font-size-complex="12pt" style:font-style-complex="normal" style:font-weight-complex="normal"/>
    </style:style>
    <style:style style:name="T2" style:family="text">
      <style:text-properties fo:language="en" fo:country="CA" fo:font-style="normal" fo:font-weight="normal" officeooo:rsid="011e4b71" style:font-size-asian="10.5pt" style:font-style-asian="normal" style:font-weight-asian="normal" style:font-size-complex="12pt" style:font-style-complex="normal" style:font-weight-complex="normal"/>
    </style:style>
    <style:style style:name="T3" style:family="text">
      <style:text-properties fo:language="en" fo:country="CA" fo:font-style="normal" fo:font-weight="normal" officeooo:rsid="011f7c04" style:font-size-asian="10.5pt" style:font-style-asian="normal" style:font-weight-asian="normal" style:font-size-complex="12pt" style:font-style-complex="normal" style:font-weight-complex="normal"/>
    </style:style>
    <style:style style:name="T4" style:family="text">
      <style:text-properties fo:language="en" fo:country="CA" fo:font-style="normal" fo:font-weight="normal" officeooo:rsid="011fb69b" style:font-size-asian="10.5pt" style:font-style-asian="normal" style:font-weight-asian="normal" style:font-size-complex="12pt" style:font-style-complex="normal" style:font-weight-complex="normal"/>
    </style:style>
    <style:style style:name="T5" style:family="text">
      <style:text-properties fo:language="en" fo:country="CA" fo:font-style="normal" fo:font-weight="normal" officeooo:rsid="01207660" style:font-size-asian="10.5pt" style:font-style-asian="normal" style:font-weight-asian="normal" style:font-size-complex="12pt" style:font-style-complex="normal" style:font-weight-complex="normal"/>
    </style:style>
    <style:style style:name="T6" style:family="text">
      <style:text-properties fo:language="en" fo:country="CA" fo:font-style="normal" fo:font-weight="normal" officeooo:rsid="010eb548" style:font-size-asian="10.5pt" style:font-style-asian="normal" style:font-weight-asian="normal" style:font-size-complex="12pt" style:font-style-complex="normal" style:font-weight-complex="normal"/>
    </style:style>
    <style:style style:name="T7" style:family="text">
      <style:text-properties fo:language="en" fo:country="CA" fo:font-style="normal" fo:font-weight="normal" officeooo:rsid="010b847b" style:font-size-asian="10.5pt" style:font-style-asian="normal" style:font-weight-asian="normal" style:font-size-complex="12pt" style:font-style-complex="normal" style:font-weight-complex="normal"/>
    </style:style>
    <style:style style:name="T8" style:family="text">
      <style:text-properties fo:language="en" fo:country="CA" fo:font-style="normal" fo:font-weight="normal" officeooo:rsid="0110444f" style:font-size-asian="10.5pt" style:font-style-asian="normal" style:font-weight-asian="normal" style:font-size-complex="12pt" style:font-style-complex="normal" style:font-weight-complex="normal"/>
    </style:style>
    <style:style style:name="T9" style:family="text">
      <style:text-properties fo:language="en" fo:country="CA" fo:font-style="normal" fo:font-weight="normal" officeooo:rsid="010db656" style:font-size-asian="10.5pt" style:font-style-asian="normal" style:font-weight-asian="normal" style:font-size-complex="12pt" style:font-style-complex="normal" style:font-weight-complex="normal"/>
    </style:style>
    <style:style style:name="T10" style:family="text">
      <style:text-properties fo:language="en" fo:country="CA" fo:font-style="normal" fo:font-weight="normal" officeooo:rsid="010c727c" style:font-size-asian="10.5pt" style:font-style-asian="normal" style:font-weight-asian="normal" style:font-size-complex="12pt" style:font-style-complex="normal" style:font-weight-complex="normal"/>
    </style:style>
    <style:style style:name="T11" style:family="text">
      <style:text-properties fo:language="en" fo:country="CA" fo:font-style="normal" fo:font-weight="normal" officeooo:rsid="011fadd9" style:font-size-asian="10.5pt" style:font-style-asian="normal" style:font-weight-asian="normal" style:font-size-complex="12pt" style:font-style-complex="normal" style:font-weight-complex="normal"/>
    </style:style>
    <style:style style:name="T12" style:family="text">
      <style:text-properties fo:language="en" fo:country="CA" fo:font-style="normal" fo:font-weight="normal" officeooo:rsid="001b3ca3" style:font-size-asian="10.5pt" style:font-style-asian="normal" style:font-weight-asian="normal" style:font-size-complex="12pt" style:font-style-complex="normal" style:font-weight-complex="normal"/>
    </style:style>
    <style:style style:name="T13" style:family="text">
      <style:text-properties fo:language="en" fo:country="CA" fo:font-style="normal" fo:font-weight="normal" officeooo:rsid="001c44bf" style:font-size-asian="10.5pt" style:font-style-asian="normal" style:font-weight-asian="normal" style:font-size-complex="12pt" style:font-style-complex="normal" style:font-weight-complex="normal"/>
    </style:style>
    <style:style style:name="T14" style:family="text">
      <style:text-properties fo:language="en" fo:country="CA" fo:font-style="normal" fo:font-weight="normal" officeooo:rsid="0055aa32" style:font-size-asian="10.5pt" style:font-style-asian="normal" style:font-weight-asian="normal" style:font-size-complex="12pt" style:font-style-complex="normal" style:font-weight-complex="normal"/>
    </style:style>
    <style:style style:name="T15" style:family="text">
      <style:text-properties fo:language="en" fo:country="CA" fo:font-style="normal" fo:font-weight="normal" officeooo:rsid="00572319" style:font-size-asian="10.5pt" style:font-style-asian="normal" style:font-weight-asian="normal" style:font-size-complex="12pt" style:font-style-complex="normal" style:font-weight-complex="normal"/>
    </style:style>
    <style:style style:name="T16" style:family="text">
      <style:text-properties fo:language="en" fo:country="CA" fo:font-style="normal" fo:font-weight="normal" officeooo:rsid="005c28a1" style:font-size-asian="10.5pt" style:font-style-asian="normal" style:font-weight-asian="normal" style:font-size-complex="12pt" style:font-style-complex="normal" style:font-weight-complex="normal"/>
    </style:style>
    <style:style style:name="T17" style:family="text">
      <style:text-properties fo:language="en" fo:country="CA" fo:font-style="normal" fo:font-weight="normal" officeooo:rsid="0064cd86" style:font-size-asian="10.5pt" style:font-style-asian="normal" style:font-weight-asian="normal" style:font-size-complex="12pt" style:font-style-complex="normal" style:font-weight-complex="normal"/>
    </style:style>
    <style:style style:name="T18" style:family="text">
      <style:text-properties fo:language="en" fo:country="CA" fo:font-style="normal" fo:font-weight="normal" officeooo:rsid="0065e59a" style:font-size-asian="10.5pt" style:font-style-asian="normal" style:font-weight-asian="normal" style:font-size-complex="12pt" style:font-style-complex="normal" style:font-weight-complex="normal"/>
    </style:style>
    <style:style style:name="T19" style:family="text">
      <style:text-properties fo:language="en" fo:country="CA" fo:font-style="normal" fo:font-weight="normal" officeooo:rsid="0068e344" style:font-size-asian="10.5pt" style:font-style-asian="normal" style:font-weight-asian="normal" style:font-size-complex="12pt" style:font-style-complex="normal" style:font-weight-complex="normal"/>
    </style:style>
    <style:style style:name="T20" style:family="text">
      <style:text-properties fo:language="en" fo:country="CA" fo:font-style="normal" fo:font-weight="normal" officeooo:rsid="006ec0ff" style:font-size-asian="10.5pt" style:font-style-asian="normal" style:font-weight-asian="normal" style:font-size-complex="12pt" style:font-style-complex="normal" style:font-weight-complex="normal"/>
    </style:style>
    <style:style style:name="T21" style:family="text">
      <style:text-properties officeooo:rsid="01212a71"/>
    </style:style>
    <style:style style:name="T22" style:family="text">
      <style:text-properties officeooo:rsid="015d3779"/>
    </style:style>
    <style:style style:name="T23" style:family="text">
      <style:text-properties style:text-position="0% 100%"/>
    </style:style>
    <style:style style:name="T24" style:family="text">
      <style:text-properties style:text-position="0% 100%" officeooo:rsid="0070cd29"/>
    </style:style>
    <style:style style:name="T25" style:family="text">
      <style:text-properties style:text-position="0% 100%" fo:font-style="italic" officeooo:rsid="0070cd29"/>
    </style:style>
    <style:style style:name="T26" style:family="text">
      <style:text-properties style:text-position="0% 100%" officeooo:rsid="00bacc4d"/>
    </style:style>
    <style:style style:name="T27" style:family="text">
      <style:text-properties style:text-position="0% 100%" officeooo:rsid="0071ee25"/>
    </style:style>
    <style:style style:name="T28" style:family="text">
      <style:text-properties style:text-position="0% 100%" fo:font-style="normal" officeooo:rsid="00266d10" style:font-style-asian="normal" style:font-style-complex="normal"/>
    </style:style>
    <style:style style:name="T29" style:family="text">
      <style:text-properties style:text-position="0% 100%" fo:font-style="normal" fo:font-weight="normal" officeooo:rsid="00b5090e" style:font-style-asian="normal" style:font-weight-asian="normal" style:font-style-complex="normal" style:font-weight-complex="normal"/>
    </style:style>
    <style:style style:name="T30" style:family="text">
      <style:text-properties style:text-position="0% 100%" fo:font-style="normal" fo:font-weight="normal" officeooo:rsid="013f9f5d" style:font-style-asian="normal" style:font-weight-asian="normal" style:font-style-complex="normal" style:font-weight-complex="normal"/>
    </style:style>
    <style:style style:name="T31" style:family="text">
      <style:text-properties style:text-position="0% 100%" fo:font-style="normal" fo:font-weight="normal" officeooo:rsid="013c40c6" style:font-style-asian="normal" style:font-weight-asian="normal" style:font-style-complex="normal" style:font-weight-complex="normal"/>
    </style:style>
    <style:style style:name="T32" style:family="text">
      <style:text-properties style:text-position="0% 100%" fo:font-style="normal" fo:font-weight="normal" officeooo:rsid="00b335de" style:font-style-asian="normal" style:font-weight-asian="normal" style:font-style-complex="normal" style:font-weight-complex="normal"/>
    </style:style>
    <style:style style:name="T33" style:family="text">
      <style:text-properties style:text-position="0% 100%" fo:font-style="normal" fo:font-weight="normal" officeooo:rsid="0021d826" style:font-style-asian="normal" style:font-weight-asian="normal" style:font-style-complex="normal" style:font-weight-complex="normal"/>
    </style:style>
    <style:style style:name="T34" style:family="text">
      <style:text-properties style:text-position="0% 100%" fo:font-style="normal" fo:font-weight="normal" officeooo:rsid="002ecfac" style:font-style-asian="normal" style:font-weight-asian="normal" style:font-style-complex="normal" style:font-weight-complex="normal"/>
    </style:style>
    <style:style style:name="T35" style:family="text">
      <style:text-properties style:text-position="0% 100%" fo:font-style="normal" fo:font-weight="normal" officeooo:rsid="00608598" style:font-style-asian="normal" style:font-weight-asian="normal" style:font-style-complex="normal" style:font-weight-complex="normal"/>
    </style:style>
    <style:style style:name="T36" style:family="text">
      <style:text-properties style:text-position="0% 100%" fo:font-style="normal" fo:font-weight="normal" officeooo:rsid="006b87f4" style:font-style-asian="normal" style:font-weight-asian="normal" style:font-style-complex="normal" style:font-weight-complex="normal"/>
    </style:style>
    <style:style style:name="T37" style:family="text">
      <style:text-properties style:text-position="0% 100%"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38" style:family="text">
      <style:text-properties style:text-position="0% 100%"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39" style:family="text">
      <style:text-properties style:text-position="0% 100%"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40" style:family="text">
      <style:text-properties style:text-position="0% 100%"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41" style:family="text">
      <style:text-properties style:text-position="0% 100%"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42" style:family="text">
      <style:text-properties style:text-position="0% 100%"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43" style:family="text">
      <style:text-properties style:text-position="0% 100%" fo:font-size="12pt" fo:language="en" fo:country="CA" fo:font-style="normal" fo:font-weight="normal" officeooo:rsid="014462d0" style:font-size-asian="10.5pt" style:font-style-asian="normal" style:font-weight-asian="normal" style:font-size-complex="12pt" style:font-style-complex="normal" style:font-weight-complex="normal"/>
    </style:style>
    <style:style style:name="T44" style:family="text">
      <style:text-properties style:text-position="0% 100%" fo:font-size="12pt" fo:language="en" fo:country="CA" fo:font-style="normal" fo:font-weight="normal" officeooo:rsid="0140d5a8" style:font-size-asian="10.5pt" style:font-style-asian="normal" style:font-weight-asian="normal" style:font-size-complex="12pt" style:font-style-complex="normal" style:font-weight-complex="normal"/>
    </style:style>
    <style:style style:name="T45" style:family="text">
      <style:text-properties style:text-position="0% 100%" fo:font-size="12pt" fo:language="en" fo:country="CA" fo:font-style="normal" fo:font-weight="normal" officeooo:rsid="00b5090e" style:font-size-asian="10.5pt" style:font-style-asian="normal" style:font-weight-asian="normal" style:font-size-complex="12pt" style:font-style-complex="normal" style:font-weight-complex="normal"/>
    </style:style>
    <style:style style:name="T46" style:family="text">
      <style:text-properties style:text-position="0% 100%" fo:font-size="12pt" fo:language="en" fo:country="CA" fo:font-style="normal" fo:font-weight="normal" officeooo:rsid="00b5c7a6" style:font-size-asian="10.5pt" style:font-style-asian="normal" style:font-weight-asian="normal" style:font-size-complex="12pt" style:font-style-complex="normal" style:font-weight-complex="normal"/>
    </style:style>
    <style:style style:name="T47" style:family="text">
      <style:text-properties style:text-position="0% 100%"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48" style:family="text">
      <style:text-properties style:text-position="0% 100%"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49" style:family="text">
      <style:text-properties style:text-position="0% 100%"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50" style:family="text">
      <style:text-properties style:text-position="0% 100%" fo:font-size="12pt" fo:language="en" fo:country="CA" fo:font-style="normal" fo:font-weight="normal" officeooo:rsid="002bccbc" style:font-size-asian="10.5pt" style:font-style-asian="normal" style:font-weight-asian="normal" style:font-size-complex="12pt" style:font-style-complex="normal" style:font-weight-complex="normal"/>
    </style:style>
    <style:style style:name="T51" style:family="text">
      <style:text-properties style:text-position="0% 100%" fo:font-size="12pt" fo:language="en" fo:country="CA" fo:font-style="normal" fo:font-weight="normal" officeooo:rsid="002ecfac" style:font-size-asian="10.5pt" style:font-style-asian="normal" style:font-weight-asian="normal" style:font-size-complex="12pt" style:font-style-complex="normal" style:font-weight-complex="normal"/>
    </style:style>
    <style:style style:name="T52" style:family="text">
      <style:text-properties style:text-position="0% 100%" fo:font-size="12pt" fo:language="en" fo:country="CA" fo:font-style="normal" fo:font-weight="normal" officeooo:rsid="00470677" style:font-size-asian="10.5pt" style:font-style-asian="normal" style:font-weight-asian="normal" style:font-size-complex="12pt" style:font-style-complex="normal" style:font-weight-complex="normal"/>
    </style:style>
    <style:style style:name="T53" style:family="text">
      <style:text-properties style:text-position="0% 100%"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54" style:family="text">
      <style:text-properties style:text-position="0% 100%" fo:font-size="12pt" fo:language="en" fo:country="CA" fo:font-style="normal" fo:font-weight="normal" officeooo:rsid="00630a73" style:font-size-asian="10.5pt" style:font-style-asian="normal" style:font-weight-asian="normal" style:font-size-complex="12pt" style:font-style-complex="normal" style:font-weight-complex="normal"/>
    </style:style>
    <style:style style:name="T55" style:family="text">
      <style:text-properties style:text-position="0% 100%"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56" style:family="text">
      <style:text-properties style:text-position="0% 100%" officeooo:rsid="008b4e9b"/>
    </style:style>
    <style:style style:name="T57" style:family="text">
      <style:text-properties style:text-position="0% 100%" officeooo:rsid="00a0477a"/>
    </style:style>
    <style:style style:name="T58" style:family="text">
      <style:text-properties style:text-position="0% 100%" officeooo:rsid="00ddb04a"/>
    </style:style>
    <style:style style:name="T59" style:family="text">
      <style:text-properties style:text-position="0% 100%" officeooo:rsid="00e57382"/>
    </style:style>
    <style:style style:name="T60" style:family="text">
      <style:text-properties style:text-position="0% 100%" officeooo:rsid="00a5a477"/>
    </style:style>
    <style:style style:name="T61" style:family="text">
      <style:text-properties style:text-position="0% 100%" officeooo:rsid="00e68f43"/>
    </style:style>
    <style:style style:name="T62" style:family="text">
      <style:text-properties style:text-position="0% 100%" officeooo:rsid="00a987f2"/>
    </style:style>
    <style:style style:name="T63" style:family="text">
      <style:text-properties style:text-position="0% 100%" officeooo:rsid="00ffb2dd"/>
    </style:style>
    <style:style style:name="T64" style:family="text">
      <style:text-properties style:text-position="0% 100%" fo:language="en" fo:country="CA" fo:font-style="normal" fo:font-weight="normal" officeooo:rsid="010eb548" style:font-size-asian="10.5pt" style:font-style-asian="normal" style:font-weight-asian="normal" style:font-size-complex="12pt" style:font-style-complex="normal" style:font-weight-complex="normal"/>
    </style:style>
    <style:style style:name="T65" style:family="text">
      <style:text-properties style:text-position="0% 100%" style:font-name="Times New Roman"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66" style:family="text">
      <style:text-properties officeooo:rsid="0114fc6e"/>
    </style:style>
    <style:style style:name="T67" style:family="text">
      <style:text-properties officeooo:rsid="006ee93d"/>
    </style:style>
    <style:style style:name="T68" style:family="text">
      <style:text-properties officeooo:rsid="012b7bdf"/>
    </style:style>
    <style:style style:name="T69" style:family="text">
      <style:text-properties officeooo:rsid="0071ee25"/>
    </style:style>
    <style:style style:name="T70" style:family="text">
      <style:text-properties fo:font-style="normal" style:font-style-asian="normal" style:font-style-complex="normal"/>
    </style:style>
    <style:style style:name="T71" style:family="text">
      <style:text-properties fo:font-style="normal" officeooo:rsid="0073c21a" style:font-style-asian="normal" style:font-style-complex="normal"/>
    </style:style>
    <style:style style:name="T72" style:family="text">
      <style:text-properties fo:font-style="normal" officeooo:rsid="012cc604" style:font-style-asian="normal" style:font-style-complex="normal"/>
    </style:style>
    <style:style style:name="T73" style:family="text">
      <style:text-properties fo:font-style="normal" officeooo:rsid="007751d6" style:font-style-asian="normal" style:font-style-complex="normal"/>
    </style:style>
    <style:style style:name="T74" style:family="text">
      <style:text-properties fo:font-style="normal" officeooo:rsid="00759c04" style:font-style-asian="normal" style:font-style-complex="normal"/>
    </style:style>
    <style:style style:name="T75" style:family="text">
      <style:text-properties fo:font-style="normal" officeooo:rsid="00b083df" style:font-style-asian="normal" style:font-style-complex="normal"/>
    </style:style>
    <style:style style:name="T76" style:family="text">
      <style:text-properties fo:font-style="normal" officeooo:rsid="0086bf9f" style:font-style-asian="normal" style:font-style-complex="normal"/>
    </style:style>
    <style:style style:name="T77" style:family="text">
      <style:text-properties fo:font-style="normal" officeooo:rsid="007830bc" style:font-style-asian="normal" style:font-style-complex="normal"/>
    </style:style>
    <style:style style:name="T78" style:family="text">
      <style:text-properties fo:font-style="normal" officeooo:rsid="0136a540" style:font-style-asian="normal" style:font-style-complex="normal"/>
    </style:style>
    <style:style style:name="T79" style:family="text">
      <style:text-properties fo:font-style="normal" officeooo:rsid="00b0a986" style:font-style-asian="normal" style:font-style-complex="normal"/>
    </style:style>
    <style:style style:name="T80" style:family="text">
      <style:text-properties fo:font-style="normal" officeooo:rsid="01396b29" style:font-style-asian="normal" style:font-style-complex="normal"/>
    </style:style>
    <style:style style:name="T81" style:family="text">
      <style:text-properties fo:font-style="normal" officeooo:rsid="0137bc7c" style:font-style-asian="normal" style:font-style-complex="normal"/>
    </style:style>
    <style:style style:name="T82" style:family="text">
      <style:text-properties fo:font-style="normal" officeooo:rsid="013a1f3c" style:font-style-asian="normal" style:font-style-complex="normal"/>
    </style:style>
    <style:style style:name="T83" style:family="text">
      <style:text-properties fo:font-style="normal" officeooo:rsid="015d3779" style:font-style-asian="normal" style:font-style-complex="normal"/>
    </style:style>
    <style:style style:name="T84" style:family="text">
      <style:text-properties fo:font-style="normal" officeooo:rsid="00266d10" style:font-style-asian="normal" style:font-style-complex="normal"/>
    </style:style>
    <style:style style:name="T85" style:family="text">
      <style:text-properties fo:font-style="normal" officeooo:rsid="0046c93c" style:font-style-asian="normal" style:font-style-complex="normal"/>
    </style:style>
    <style:style style:name="T86" style:family="text">
      <style:text-properties fo:font-style="normal" officeooo:rsid="005f8453" style:font-style-asian="normal" style:font-style-complex="normal"/>
    </style:style>
    <style:style style:name="T87" style:family="text">
      <style:text-properties fo:font-style="normal" officeooo:rsid="00608598" style:font-style-asian="normal" style:font-style-complex="normal"/>
    </style:style>
    <style:style style:name="T88" style:family="text">
      <style:text-properties fo:font-style="normal" officeooo:rsid="006a3ffb"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12d6988" style:font-style-asian="normal" style:font-weight-asian="normal" style:font-style-complex="normal" style:font-weight-complex="normal"/>
    </style:style>
    <style:style style:name="T91" style:family="text">
      <style:text-properties fo:font-style="normal" fo:font-weight="normal" officeooo:rsid="012cc604" style:font-style-asian="normal" style:font-weight-asian="normal" style:font-style-complex="normal" style:font-weight-complex="normal"/>
    </style:style>
    <style:style style:name="T92" style:family="text">
      <style:text-properties fo:font-style="normal" fo:font-weight="normal" officeooo:rsid="00bc7ded" style:font-style-asian="normal" style:font-weight-asian="normal" style:font-style-complex="normal" style:font-weight-complex="normal"/>
    </style:style>
    <style:style style:name="T93" style:family="text">
      <style:text-properties fo:font-style="normal" fo:font-weight="normal" officeooo:rsid="0086bf9f" style:font-style-asian="normal" style:font-weight-asian="normal" style:font-style-complex="normal" style:font-weight-complex="normal"/>
    </style:style>
    <style:style style:name="T94" style:family="text">
      <style:text-properties fo:font-style="normal" fo:font-weight="normal" officeooo:rsid="00b291eb" style:font-style-asian="normal" style:font-weight-asian="normal" style:font-style-complex="normal" style:font-weight-complex="normal"/>
    </style:style>
    <style:style style:name="T95" style:family="text">
      <style:text-properties fo:font-style="normal" fo:font-weight="normal" officeooo:rsid="007b6b16" style:font-style-asian="normal" style:font-weight-asian="normal" style:font-style-complex="normal" style:font-weight-complex="normal"/>
    </style:style>
    <style:style style:name="T96" style:family="text">
      <style:text-properties fo:font-style="normal" fo:font-weight="normal" officeooo:rsid="013bedbb" style:font-style-asian="normal" style:font-weight-asian="normal" style:font-style-complex="normal" style:font-weight-complex="normal"/>
    </style:style>
    <style:style style:name="T97" style:family="text">
      <style:text-properties fo:font-style="normal" fo:font-weight="normal" officeooo:rsid="013c40c6" style:font-style-asian="normal" style:font-weight-asian="normal" style:font-style-complex="normal" style:font-weight-complex="normal"/>
    </style:style>
    <style:style style:name="T98" style:family="text">
      <style:text-properties fo:font-style="normal" fo:font-weight="normal" officeooo:rsid="00b5090e" style:font-style-asian="normal" style:font-weight-asian="normal" style:font-style-complex="normal" style:font-weight-complex="normal"/>
    </style:style>
    <style:style style:name="T99" style:family="text">
      <style:text-properties fo:font-style="italic" officeooo:rsid="00759c04" style:font-style-asian="italic" style:font-style-complex="italic"/>
    </style:style>
    <style:style style:name="T100" style:family="text">
      <style:text-properties fo:font-size="12pt" fo:language="en" fo:country="CA" fo:font-style="normal" fo:font-weight="normal" style:font-size-asian="10.5pt" style:font-style-asian="normal" style:font-weight-asian="normal" style:font-size-complex="12pt" style:font-style-complex="normal" style:font-weight-complex="normal"/>
    </style:style>
    <style:style style:name="T101" style:family="text">
      <style:text-properties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102" style:family="text">
      <style:text-properties fo:font-size="12pt" fo:language="en" fo:country="CA" fo:font-style="normal" fo:font-weight="normal" officeooo:rsid="00bc7ded" style:font-size-asian="10.5pt" style:font-style-asian="normal" style:font-weight-asian="normal" style:font-size-complex="12pt" style:font-style-complex="normal" style:font-weight-complex="normal"/>
    </style:style>
    <style:style style:name="T103" style:family="text">
      <style:text-properties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104" style:family="text">
      <style:text-properties fo:font-size="12pt" fo:language="en" fo:country="CA" fo:font-style="normal" fo:font-weight="normal" officeooo:rsid="012d6988" style:font-size-asian="10.5pt" style:font-style-asian="normal" style:font-weight-asian="normal" style:font-size-complex="12pt" style:font-style-complex="normal" style:font-weight-complex="normal"/>
    </style:style>
    <style:style style:name="T105" style:family="text">
      <style:text-properties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106" style:family="text">
      <style:text-properties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107" style:family="text">
      <style:text-properties fo:font-size="12pt" fo:language="en" fo:country="CA" fo:font-style="normal" fo:font-weight="normal" officeooo:rsid="007e5046" style:font-size-asian="10.5pt" style:font-style-asian="normal" style:font-weight-asian="normal" style:font-size-complex="12pt" style:font-style-complex="normal" style:font-weight-complex="normal"/>
    </style:style>
    <style:style style:name="T108" style:family="text">
      <style:text-properties fo:font-size="12pt" fo:language="en" fo:country="CA" fo:font-style="normal" fo:font-weight="normal" officeooo:rsid="0084c561" style:font-size-asian="10.5pt" style:font-style-asian="normal" style:font-weight-asian="normal" style:font-size-complex="12pt" style:font-style-complex="normal" style:font-weight-complex="normal"/>
    </style:style>
    <style:style style:name="T109" style:family="text">
      <style:text-properties fo:font-size="12pt" fo:language="en" fo:country="CA" fo:font-style="normal" fo:font-weight="normal" officeooo:rsid="013f9f5d" style:font-size-asian="10.5pt" style:font-style-asian="normal" style:font-weight-asian="normal" style:font-size-complex="12pt" style:font-style-complex="normal" style:font-weight-complex="normal"/>
    </style:style>
    <style:style style:name="T110" style:family="text">
      <style:text-properties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111" style:family="text">
      <style:text-properties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112" style:family="text">
      <style:text-properties fo:font-size="12pt" fo:language="en" fo:country="CA" fo:font-style="normal" fo:font-weight="normal" officeooo:rsid="015d3779" style:font-size-asian="10.5pt" style:font-style-asian="normal" style:font-weight-asian="normal" style:font-size-complex="12pt" style:font-style-complex="normal" style:font-weight-complex="normal"/>
    </style:style>
    <style:style style:name="T113" style:family="text">
      <style:text-properties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114" style:family="text">
      <style:text-properties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115" style:family="text">
      <style:text-properties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116" style:family="text">
      <style:text-properties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117" style:family="text">
      <style:text-properties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118" style:family="text">
      <style:text-properties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119" style:family="text">
      <style:text-properties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120" style:family="text">
      <style:text-properties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121" style:family="text">
      <style:text-properties fo:font-size="12pt" fo:language="en" fo:country="CA" fo:font-style="normal" fo:font-weight="normal" officeooo:rsid="013c40c6" fo:background-color="transparent" loext:char-shading-value="0" style:font-size-asian="10.5pt" style:font-style-asian="normal" style:font-weight-asian="normal" style:font-size-complex="12pt" style:font-style-complex="normal" style:font-weight-complex="normal"/>
    </style:style>
    <style:style style:name="T122" style:family="text">
      <style:text-properties fo:font-size="12pt" fo:language="en" fo:country="CA" fo:font-style="normal" fo:font-weight="normal" officeooo:rsid="0116031c" fo:background-color="transparent" loext:char-shading-value="0" style:font-size-asian="10.5pt" style:font-style-asian="normal" style:font-weight-asian="normal" style:font-size-complex="12pt" style:font-style-complex="normal" style:font-weight-complex="normal"/>
    </style:style>
    <style:style style:name="T123" style:family="text">
      <style:text-properties officeooo:rsid="00896e95"/>
    </style:style>
    <style:style style:name="T124" style:family="text">
      <style:text-properties officeooo:rsid="012404d5"/>
    </style:style>
    <style:style style:name="T125" style:family="text">
      <style:text-properties officeooo:rsid="00969f9f"/>
    </style:style>
    <style:style style:name="T126" style:family="text">
      <style:text-properties style:text-line-through-style="none" style:text-line-through-type="none"/>
    </style:style>
    <style:style style:name="T127" style:family="text">
      <style:text-properties style:text-line-through-style="none" style:text-line-through-type="none" officeooo:rsid="01463c24"/>
    </style:style>
    <style:style style:name="T128" style:family="text">
      <style:text-properties style:text-line-through-style="none" style:text-line-through-type="none" officeooo:rsid="00945407"/>
    </style:style>
    <style:style style:name="T129" style:family="text">
      <style:text-properties style:text-line-through-style="none" style:text-line-through-type="none" officeooo:rsid="0097bf97"/>
    </style:style>
    <style:style style:name="T130" style:family="text">
      <style:text-properties style:text-line-through-style="none" style:text-line-through-type="none" style:text-position="0% 100%" officeooo:rsid="00945407"/>
    </style:style>
    <style:style style:name="T131" style:family="text">
      <style:text-properties style:text-line-through-style="none" style:text-line-through-type="none" style:text-position="0% 100%" officeooo:rsid="00c285b0"/>
    </style:style>
    <style:style style:name="T132" style:family="text">
      <style:text-properties style:text-line-through-style="none" style:text-line-through-type="none" officeooo:rsid="008fc9e5"/>
    </style:style>
    <style:style style:name="T133" style:family="text">
      <style:text-properties style:text-line-through-style="none" style:text-line-through-type="none" officeooo:rsid="012578d0"/>
    </style:style>
    <style:style style:name="T134" style:family="text">
      <style:text-properties style:text-line-through-style="none" style:text-line-through-type="none" officeooo:rsid="00c0d165"/>
    </style:style>
    <style:style style:name="T135" style:family="text">
      <style:text-properties style:text-line-through-style="none" style:text-line-through-type="none" officeooo:rsid="01307bae"/>
    </style:style>
    <style:style style:name="T136" style:family="text">
      <style:text-properties style:text-line-through-style="none" style:text-line-through-type="none" officeooo:rsid="009139f3"/>
    </style:style>
    <style:style style:name="T137" style:family="text">
      <style:text-properties style:text-line-through-style="none" style:text-line-through-type="none" officeooo:rsid="01464104"/>
    </style:style>
    <style:style style:name="T138" style:family="text">
      <style:text-properties style:text-line-through-style="none" style:text-line-through-type="none" officeooo:rsid="01162a29"/>
    </style:style>
    <style:style style:name="T139" style:family="text">
      <style:text-properties style:text-line-through-style="none" style:text-line-through-type="none" officeooo:rsid="01476ed1"/>
    </style:style>
    <style:style style:name="T140" style:family="text">
      <style:text-properties style:text-line-through-style="none" style:text-line-through-type="none" officeooo:rsid="00c285b0"/>
    </style:style>
    <style:style style:name="T141" style:family="text">
      <style:text-properties style:text-line-through-style="none" style:text-line-through-type="none" officeooo:rsid="00c29dbb"/>
    </style:style>
    <style:style style:name="T142" style:family="text">
      <style:text-properties style:text-line-through-style="none" style:text-line-through-type="none" officeooo:rsid="0148ae68"/>
    </style:style>
    <style:style style:name="T143" style:family="text">
      <style:text-properties style:text-line-through-style="none" style:text-line-through-type="none" officeooo:rsid="011997ba"/>
    </style:style>
    <style:style style:name="T144" style:family="text">
      <style:text-properties style:text-line-through-style="none" style:text-line-through-type="none" officeooo:rsid="00310e23"/>
    </style:style>
    <style:style style:name="T145" style:family="text">
      <style:text-properties style:text-line-through-style="none" style:text-line-through-type="none" officeooo:rsid="0048b87b"/>
    </style:style>
    <style:style style:name="T146" style:family="text">
      <style:text-properties style:text-line-through-style="none" style:text-line-through-type="none" officeooo:rsid="00496ac7"/>
    </style:style>
    <style:style style:name="T147" style:family="text">
      <style:text-properties officeooo:rsid="0148ae68"/>
    </style:style>
    <style:style style:name="T148" style:family="text">
      <style:text-properties officeooo:rsid="012578d0"/>
    </style:style>
    <style:style style:name="T149" style:family="text">
      <style:text-properties officeooo:rsid="008b4e9b"/>
    </style:style>
    <style:style style:name="T150" style:family="text">
      <style:text-properties officeooo:rsid="01310a3a"/>
    </style:style>
    <style:style style:name="T151" style:family="text">
      <style:text-properties officeooo:rsid="00cbbda7"/>
    </style:style>
    <style:style style:name="T152" style:family="text">
      <style:text-properties officeooo:rsid="00a0477a"/>
    </style:style>
    <style:style style:name="T153" style:family="text">
      <style:text-properties officeooo:rsid="014c77d5"/>
    </style:style>
    <style:style style:name="T154" style:family="text">
      <style:text-properties officeooo:rsid="00d6ff8c"/>
    </style:style>
    <style:style style:name="T155" style:family="text">
      <style:text-properties officeooo:rsid="01273364"/>
    </style:style>
    <style:style style:name="T156" style:family="text">
      <style:text-properties officeooo:rsid="014cd7dc"/>
    </style:style>
    <style:style style:name="T157" style:family="text">
      <style:text-properties officeooo:rsid="014e82cd"/>
    </style:style>
    <style:style style:name="T158" style:family="text">
      <style:text-properties officeooo:rsid="00db16b7"/>
    </style:style>
    <style:style style:name="T159" style:family="text">
      <style:text-properties officeooo:rsid="00ddb04a"/>
    </style:style>
    <style:style style:name="T160" style:family="text">
      <style:text-properties officeooo:rsid="00e066ed"/>
    </style:style>
    <style:style style:name="T161" style:family="text">
      <style:text-properties officeooo:rsid="01329bc4"/>
    </style:style>
    <style:style style:name="T162" style:family="text">
      <style:text-properties officeooo:rsid="01582b72"/>
    </style:style>
    <style:style style:name="T163" style:family="text">
      <style:text-properties officeooo:rsid="00e9d4f6"/>
    </style:style>
    <style:style style:name="T164" style:family="text">
      <style:text-properties officeooo:rsid="015aa876"/>
    </style:style>
    <style:style style:name="T165" style:family="text">
      <style:text-properties style:font-name="Times New Roman"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166" style:family="text">
      <style:text-properties style:font-name="Times New Roman" fo:font-size="12pt" fo:language="en" fo:country="CA" fo:font-style="normal" fo:font-weight="normal" officeooo:rsid="00105158" style:font-size-asian="10.5pt" style:font-style-asian="normal" style:font-weight-asian="normal" style:font-size-complex="12pt" style:font-style-complex="normal" style:font-weight-complex="normal"/>
    </style:style>
    <style:style style:name="T167" style:family="text">
      <style:text-properties style:font-name="Times New Roman" fo:font-size="12pt" fo:language="en" fo:country="CA" fo:font-style="normal" fo:font-weight="normal" officeooo:rsid="0052184c" style:font-size-asian="10.5pt" style:font-style-asian="normal" style:font-weight-asian="normal" style:font-size-complex="12pt" style:font-style-complex="normal" style:font-weight-complex="normal"/>
    </style:style>
    <style:style style:name="T168" style:family="text">
      <style:text-properties style:font-name="Times New Roman" fo:font-size="12pt" fo:language="en" fo:country="CA" fo:font-style="normal" fo:font-weight="normal" officeooo:rsid="00531cb1" style:font-size-asian="10.5pt" style:font-style-asian="normal" style:font-weight-asian="normal" style:font-size-complex="12pt" style:font-style-complex="normal" style:font-weight-complex="normal"/>
    </style:style>
    <style:style style:name="T169" style:family="text">
      <style:text-properties officeooo:rsid="012686f3"/>
    </style:style>
    <style:style style:name="T170" style:family="text">
      <style:text-properties officeooo:rsid="00ffb2dd"/>
    </style:style>
    <style:style style:name="T171" style:family="text">
      <style:text-properties officeooo:rsid="00105158"/>
    </style:style>
    <style:style style:name="T172" style:family="text">
      <style:text-properties officeooo:rsid="00179a27"/>
    </style:style>
    <style:style style:name="T173" style:family="text">
      <style:text-properties officeooo:rsid="0019e1b3"/>
    </style:style>
    <style:style style:name="T174" style:family="text">
      <style:text-properties officeooo:rsid="00280d9b"/>
    </style:style>
    <style:style style:name="T175" style:family="text">
      <style:text-properties officeooo:rsid="0041f3cd"/>
    </style:style>
    <style:style style:name="T176" style:family="text">
      <style:text-properties officeooo:rsid="00455538"/>
    </style:style>
    <style:style style:name="T177" style:family="text">
      <style:text-properties officeooo:rsid="0048b87b"/>
    </style:style>
    <style:style style:name="T178" style:family="text">
      <style:text-properties officeooo:rsid="004ecf2d"/>
    </style:style>
    <style:style style:name="T179" style:family="text">
      <style:text-properties officeooo:rsid="004ffc6b"/>
    </style:style>
    <style:style style:name="T180" style:family="text">
      <style:text-properties officeooo:rsid="005030c6"/>
    </style:style>
    <style:style style:name="T181" style:family="text">
      <style:text-properties officeooo:rsid="0050ccb9"/>
    </style:style>
    <style:style style:name="T182" style:family="text">
      <style:text-properties officeooo:rsid="005e7cbb"/>
    </style:style>
    <style:style style:name="T183" style:family="text">
      <style:text-properties officeooo:rsid="00ddb04a" fo:background-color="transparent" loext:char-shading-value="0"/>
    </style:style>
    <style:style style:name="T184" style:family="text">
      <style:text-properties officeooo:rsid="006a3f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
      <text:p text:style-name="P7"/>
      <text:p text:style-name="P7"/>
      <text:p text:style-name="P7"/>
      <text:p text:style-name="P7"/>
      <text:p text:style-name="P7"/>
      <text:p text:style-name="P7"/>
      <text:p text:style-name="P8">The effects of background music on cognitive functioning</text:p>
      <text:p text:style-name="P9">Comprehensive <text:span text:style-name="T21">e</text:span>xam <text:span text:style-name="T21">p</text:span>aper</text:p>
      <text:p text:style-name="P9">Avital Sternin</text:p>
      <text:p text:style-name="P9"><text:span text:style-name="T174">May</text:span> <text:span text:style-name="T176">15</text:span>, 201<text:span text:style-name="T22">7</text:span></text:p>
      <text:p text:style-name="P29"><text:span text:style-name="T182">Listening closely in almost any public space reveals how background music, unobtrusive music in the environment, is especially present in day-to-day life. While the human ear is regularly stimulated by auditory stimuli that are inevitable products of the environment (background noise), background music is added to the environment with a goal in mind, like setting a mood or impacting human behaviour. In commercial settings, background music is used to influence the things you buy </text:span><text:reference-mark-start text:name="ADDIN CSL_CITATION {&quot;mendeley&quot;: {&quot;previouslyFormattedCitation&quot;: &quot;(Areni &amp; Kim, 1993; North, 1999)&quot;, &quot;plainTextFormattedCitation&quot;: &quot;(Areni &amp; Kim, 1993; North, 1999)&quot;, &quot;formattedCitation&quot;: &quot;(Areni &amp; Kim, 1993; North, 1999)&quot;}, &quot;properties&quot;: {&quot;noteIndex&quot;: 0}, &quot;schema&quot;: &quot;https://github.com/citation-style-language/schema/raw/master/csl-citation.json&quot;, &quot;citationItems&quot;: [{&quot;itemData&quot;: {&quot;type&quot;: &quot;chapter&quot;, &quot;issued&quot;: {&quot;date-parts&quot;: [[&quot;1993&quot;]]}, &quot;container-title&quot;: &quot;NA - Advances in Consumer Research Volume 20&quot;, &quot;title&quot;: &quot;The Influence of Background Music on Shopping Behavior: Classical Versus Top-Forty Music in a Wine Store&quot;, &quot;author&quot;: [{&quot;suffix&quot;: &quot;&quot;, &quot;dropping-particle&quot;: &quot;&quot;, &quot;non-dropping-particle&quot;: &quot;&quot;, &quot;given&quot;: &quot;Charles S.&quot;, &quot;family&quot;: &quot;Areni&quot;, &quot;parse-names&quot;: false}, {&quot;suffix&quot;: &quot;&quot;, &quot;dropping-particle&quot;: &quot;&quot;, &quot;non-dropping-particle&quot;: &quot;&quot;, &quot;given&quot;: &quot;David&quot;, &quot;family&quot;: &quot;Kim&quot;, &quot;parse-names&quot;: false}], &quot;page&quot;: &quot;336-340&quot;, &quot;editor&quot;: [{&quot;suffix&quot;: &quot;&quot;, &quot;dropping-particle&quot;: &quot;&quot;, &quot;non-dropping-particle&quot;: &quot;&quot;, &quot;given&quot;: &quot;Leigh&quot;, &quot;family&quot;: &quot;McAlister&quot;, &quot;parse-names&quot;: false}, {&quot;suffix&quot;: &quot;&quot;, &quot;dropping-particle&quot;: &quot;&quot;, &quot;non-dropping-particle&quot;: &quot;&quot;, &quot;given&quot;: &quot;Michael L.&quot;, &quot;family&quot;: &quot;Rothschild&quot;, &quot;parse-names&quot;: false}], &quot;id&quot;: &quot;ITEM-1&quot;, &quot;note&quot;: &quot;NULL&quot;, &quot;publisher&quot;: &quot;Provo, UT : Association for Consumer Research&quot;}, &quot;uris&quot;: [&quot;http://www.mendeley.com/documents/?uuid=135446a7-c7eb-4297-a06b-8b70ef7149a5&quot;, &quot;http://www.mendeley.com/documents/?uuid=76ff57ab-4b10-4dc9-99d7-f7b49b10351a&quot;], &quot;id&quot;: &quot;ITEM-1&quot;}, {&quot;itemData&quot;: {&quot;DOI&quot;: &quot;10.1037/0021-9010.84.2.271&quot;, &quot;type&quot;: &quot;article-journal&quot;, &quot;issued&quot;: {&quot;date-parts&quot;: [[&quot;1999&quot;]]}, &quot;volume&quot;: &quot;84&quot;, &quot;author&quot;: [{&quot;suffix&quot;: &quot;&quot;, &quot;dropping-particle&quot;: &quot;&quot;, &quot;non-dropping-particle&quot;: &quot;&quot;, &quot;given&quot;: &quot;Adrian C&quot;, &quot;family&quot;: &quot;North&quot;, &quot;parse-names&quot;: false}], &quot;ISSN&quot;: &quot;0021-9010&quot;, &quot;title&quot;: &quot;The influence of in-store music on wine selections.&quot;, &quot;note&quot;: &quot;NULL&quot;, &quot;issue&quot;: &quot;2&quot;, &quot;page&quot;: &quot;271-276&quot;, &quot;container-title&quot;: &quot;Journal of applied psychology&quot;, &quot;id&quot;: &quot;ITEM-2&quot;, &quot;publisher&quot;: &quot;American Psychological Association&quot;}, &quot;uris&quot;: [&quot;http://www.mendeley.com/documents/?uuid=f16baadf-7377-4f46-8ef4-d3de68a872ff&quot;, &quot;http://www.mendeley.com/documents/?uuid=2a055db0-1297-4684-861a-58679dbf78e9&quot;], &quot;id&quot;: &quot;ITEM-2&quot;}]} RNDDfUAkbUX4J"/><text:span text:style-name="T24">(Areni &amp; Kim, 1993; North, 1999)</text:span><text:reference-mark-end text:name="ADDIN CSL_CITATION {&quot;mendeley&quot;: {&quot;previouslyFormattedCitation&quot;: &quot;(Areni &amp; Kim, 1993; North, 1999)&quot;, &quot;plainTextFormattedCitation&quot;: &quot;(Areni &amp; Kim, 1993; North, 1999)&quot;, &quot;formattedCitation&quot;: &quot;(Areni &amp; Kim, 1993; North, 1999)&quot;}, &quot;properties&quot;: {&quot;noteIndex&quot;: 0}, &quot;schema&quot;: &quot;https://github.com/citation-style-language/schema/raw/master/csl-citation.json&quot;, &quot;citationItems&quot;: [{&quot;itemData&quot;: {&quot;type&quot;: &quot;chapter&quot;, &quot;issued&quot;: {&quot;date-parts&quot;: [[&quot;1993&quot;]]}, &quot;container-title&quot;: &quot;NA - Advances in Consumer Research Volume 20&quot;, &quot;title&quot;: &quot;The Influence of Background Music on Shopping Behavior: Classical Versus Top-Forty Music in a Wine Store&quot;, &quot;author&quot;: [{&quot;suffix&quot;: &quot;&quot;, &quot;dropping-particle&quot;: &quot;&quot;, &quot;non-dropping-particle&quot;: &quot;&quot;, &quot;given&quot;: &quot;Charles S.&quot;, &quot;family&quot;: &quot;Areni&quot;, &quot;parse-names&quot;: false}, {&quot;suffix&quot;: &quot;&quot;, &quot;dropping-particle&quot;: &quot;&quot;, &quot;non-dropping-particle&quot;: &quot;&quot;, &quot;given&quot;: &quot;David&quot;, &quot;family&quot;: &quot;Kim&quot;, &quot;parse-names&quot;: false}], &quot;page&quot;: &quot;336-340&quot;, &quot;editor&quot;: [{&quot;suffix&quot;: &quot;&quot;, &quot;dropping-particle&quot;: &quot;&quot;, &quot;non-dropping-particle&quot;: &quot;&quot;, &quot;given&quot;: &quot;Leigh&quot;, &quot;family&quot;: &quot;McAlister&quot;, &quot;parse-names&quot;: false}, {&quot;suffix&quot;: &quot;&quot;, &quot;dropping-particle&quot;: &quot;&quot;, &quot;non-dropping-particle&quot;: &quot;&quot;, &quot;given&quot;: &quot;Michael L.&quot;, &quot;family&quot;: &quot;Rothschild&quot;, &quot;parse-names&quot;: false}], &quot;id&quot;: &quot;ITEM-1&quot;, &quot;note&quot;: &quot;NULL&quot;, &quot;publisher&quot;: &quot;Provo, UT : Association for Consumer Research&quot;}, &quot;uris&quot;: [&quot;http://www.mendeley.com/documents/?uuid=135446a7-c7eb-4297-a06b-8b70ef7149a5&quot;, &quot;http://www.mendeley.com/documents/?uuid=76ff57ab-4b10-4dc9-99d7-f7b49b10351a&quot;], &quot;id&quot;: &quot;ITEM-1&quot;}, {&quot;itemData&quot;: {&quot;DOI&quot;: &quot;10.1037/0021-9010.84.2.271&quot;, &quot;type&quot;: &quot;article-journal&quot;, &quot;issued&quot;: {&quot;date-parts&quot;: [[&quot;1999&quot;]]}, &quot;volume&quot;: &quot;84&quot;, &quot;author&quot;: [{&quot;suffix&quot;: &quot;&quot;, &quot;dropping-particle&quot;: &quot;&quot;, &quot;non-dropping-particle&quot;: &quot;&quot;, &quot;given&quot;: &quot;Adrian C&quot;, &quot;family&quot;: &quot;North&quot;, &quot;parse-names&quot;: false}], &quot;ISSN&quot;: &quot;0021-9010&quot;, &quot;title&quot;: &quot;The influence of in-store music on wine selections.&quot;, &quot;note&quot;: &quot;NULL&quot;, &quot;issue&quot;: &quot;2&quot;, &quot;page&quot;: &quot;271-276&quot;, &quot;container-title&quot;: &quot;Journal of applied psychology&quot;, &quot;id&quot;: &quot;ITEM-2&quot;, &quot;publisher&quot;: &quot;American Psychological Association&quot;}, &quot;uris&quot;: [&quot;http://www.mendeley.com/documents/?uuid=f16baadf-7377-4f46-8ef4-d3de68a872ff&quot;, &quot;http://www.mendeley.com/documents/?uuid=2a055db0-1297-4684-861a-58679dbf78e9&quot;], &quot;id&quot;: &quot;ITEM-2&quot;}]} RNDDfUAkbUX4J"/><text:span text:style-name="T182">, the type of food you order </text:span><text:reference-mark-start text:name="ADDIN CSL_CITATION {&quot;mendeley&quot;: {&quot;previouslyFormattedCitation&quot;: &quot;(North, 1998)&quot;, &quot;plainTextFormattedCitation&quot;: &quot;(North, 1998)&quot;, &quot;formattedCitation&quot;: &quot;(North, 1998)&quot;}, &quot;properties&quot;: {&quot;noteIndex&quot;: 0}, &quot;schema&quot;: &quot;https://github.com/citation-style-language/schema/raw/master/csl-citation.json&quot;, &quot;citationItems&quot;: [{&quot;itemData&quot;: {&quot;DOI&quot;: &quot;10.1111/j.1559-1816.1998.tb01370.x&quot;, &quot;type&quot;: &quot;article-journal&quot;, &quot;issued&quot;: {&quot;date-parts&quot;: [[&quot;1998&quot;, &quot;12&quot;]]}, &quot;volume&quot;: &quot;28&quot;, &quot;author&quot;: [{&quot;suffix&quot;: &quot;&quot;, &quot;dropping-particle&quot;: &quot;&quot;, &quot;non-dropping-particle&quot;: &quot;&quot;, &quot;given&quot;: &quot;Adrian C&quot;, &quot;family&quot;: &quot;North&quot;, &quot;parse-names&quot;: false}], &quot;ISSN&quot;: &quot;0021-9029&quot;, &quot;title&quot;: &quot;The Effect of Music on Atmosphere and Purchase Intentions in a Cafeteria1&quot;, &quot;note&quot;: &quot;NULL&quot;, &quot;issue&quot;: &quot;24&quot;, &quot;page&quot;: &quot;2254-2273&quot;, &quot;container-title&quot;: &quot;Journal of applied social psychology&quot;, &quot;id&quot;: &quot;ITEM-1&quot;, &quot;publisher&quot;: &quot;Bellwether Publishing Ltd&quot;}, &quot;uris&quot;: [&quot;http://www.mendeley.com/documents/?uuid=e1ea0ef5-75c4-45a9-aaf2-0ce377bcfd83&quot;, &quot;http://www.mendeley.com/documents/?uuid=87f88d28-45b8-41a2-a0c9-3fe9969ba09b&quot;], &quot;id&quot;: &quot;ITEM-1&quot;}]} RNDPzY8gjqmvb"/><text:span text:style-name="T24">(North, 1998)</text:span><text:reference-mark-end text:name="ADDIN CSL_CITATION {&quot;mendeley&quot;: {&quot;previouslyFormattedCitation&quot;: &quot;(North, 1998)&quot;, &quot;plainTextFormattedCitation&quot;: &quot;(North, 1998)&quot;, &quot;formattedCitation&quot;: &quot;(North, 1998)&quot;}, &quot;properties&quot;: {&quot;noteIndex&quot;: 0}, &quot;schema&quot;: &quot;https://github.com/citation-style-language/schema/raw/master/csl-citation.json&quot;, &quot;citationItems&quot;: [{&quot;itemData&quot;: {&quot;DOI&quot;: &quot;10.1111/j.1559-1816.1998.tb01370.x&quot;, &quot;type&quot;: &quot;article-journal&quot;, &quot;issued&quot;: {&quot;date-parts&quot;: [[&quot;1998&quot;, &quot;12&quot;]]}, &quot;volume&quot;: &quot;28&quot;, &quot;author&quot;: [{&quot;suffix&quot;: &quot;&quot;, &quot;dropping-particle&quot;: &quot;&quot;, &quot;non-dropping-particle&quot;: &quot;&quot;, &quot;given&quot;: &quot;Adrian C&quot;, &quot;family&quot;: &quot;North&quot;, &quot;parse-names&quot;: false}], &quot;ISSN&quot;: &quot;0021-9029&quot;, &quot;title&quot;: &quot;The Effect of Music on Atmosphere and Purchase Intentions in a Cafeteria1&quot;, &quot;note&quot;: &quot;NULL&quot;, &quot;issue&quot;: &quot;24&quot;, &quot;page&quot;: &quot;2254-2273&quot;, &quot;container-title&quot;: &quot;Journal of applied social psychology&quot;, &quot;id&quot;: &quot;ITEM-1&quot;, &quot;publisher&quot;: &quot;Bellwether Publishing Ltd&quot;}, &quot;uris&quot;: [&quot;http://www.mendeley.com/documents/?uuid=e1ea0ef5-75c4-45a9-aaf2-0ce377bcfd83&quot;, &quot;http://www.mendeley.com/documents/?uuid=87f88d28-45b8-41a2-a0c9-3fe9969ba09b&quot;], &quot;id&quot;: &quot;ITEM-1&quot;}]} RNDPzY8gjqmvb"/><text:span text:style-name="T182">⁠, and how much money you spend </text:span><text:reference-mark-start text:name="ADDIN CSL_CITATION {&quot;mendeley&quot;: {&quot;previouslyFormattedCitation&quot;: &quot;(Donovan &amp; Rossiter, 1994)&quot;, &quot;plainTextFormattedCitation&quot;: &quot;(Donovan &amp; Rossiter, 1994)&quot;, &quot;formattedCitation&quot;: &quot;(Donovan &amp; Rossiter, 1994)&quot;}, &quot;properties&quot;: {&quot;noteIndex&quot;: 0}, &quot;schema&quot;: &quot;https://github.com/citation-style-language/schema/raw/master/csl-citation.json&quot;, &quot;citationItems&quot;: [{&quot;itemData&quot;: {&quot;DOI&quot;: &quot;10.1016/0022-4359(94)90037-X&quot;, &quot;type&quot;: &quot;article-journal&quot;, &quot;issued&quot;: {&quot;date-parts&quot;: [[&quot;1994&quot;]]}, &quot;volume&quot;: &quot;70&quot;, &quot;author&quot;: [{&quot;suffix&quot;: &quot;&quot;, &quot;dropping-particle&quot;: &quot;&quot;, &quot;non-dropping-particle&quot;: &quot;&quot;, &quot;given&quot;: &quot;Robert J&quot;, &quot;family&quot;: &quot;Donovan&quot;, &quot;parse-names&quot;: false}, {&quot;suffix&quot;: &quot;&quot;, &quot;dropping-particle&quot;: &quot;&quot;, &quot;non-dropping-particle&quot;: &quot;&quot;, &quot;given&quot;: &quot;John R&quot;, &quot;family&quot;: &quot;Rossiter&quot;, &quot;parse-names&quot;: false}], &quot;ISBN&quot;: &quot;00224359&quot;, &quot;title&quot;: &quot;Store Atmosphere and Purchasing Behavior&quot;, &quot;issue&quot;: &quot;3&quot;, &quot;PMID&quot;: &quot;9503160770&quot;, &quot;page&quot;: &quot;283-294&quot;, &quot;container-title&quot;: &quot;Journal of Retailing&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id&quot;: &quot;ITEM-1&quot;}, &quot;uris&quot;: [&quot;http://www.mendeley.com/documents/?uuid=88bbc788-3763-483e-8812-1888bebce080&quot;], &quot;id&quot;: &quot;ITEM-1&quot;}]} RNDnrN6hInF6T"/><text:span text:style-name="T24">(Donovan &amp; Rossiter, 1994)</text:span><text:reference-mark-end text:name="ADDIN CSL_CITATION {&quot;mendeley&quot;: {&quot;previouslyFormattedCitation&quot;: &quot;(Donovan &amp; Rossiter, 1994)&quot;, &quot;plainTextFormattedCitation&quot;: &quot;(Donovan &amp; Rossiter, 1994)&quot;, &quot;formattedCitation&quot;: &quot;(Donovan &amp; Rossiter, 1994)&quot;}, &quot;properties&quot;: {&quot;noteIndex&quot;: 0}, &quot;schema&quot;: &quot;https://github.com/citation-style-language/schema/raw/master/csl-citation.json&quot;, &quot;citationItems&quot;: [{&quot;itemData&quot;: {&quot;DOI&quot;: &quot;10.1016/0022-4359(94)90037-X&quot;, &quot;type&quot;: &quot;article-journal&quot;, &quot;issued&quot;: {&quot;date-parts&quot;: [[&quot;1994&quot;]]}, &quot;volume&quot;: &quot;70&quot;, &quot;author&quot;: [{&quot;suffix&quot;: &quot;&quot;, &quot;dropping-particle&quot;: &quot;&quot;, &quot;non-dropping-particle&quot;: &quot;&quot;, &quot;given&quot;: &quot;Robert J&quot;, &quot;family&quot;: &quot;Donovan&quot;, &quot;parse-names&quot;: false}, {&quot;suffix&quot;: &quot;&quot;, &quot;dropping-particle&quot;: &quot;&quot;, &quot;non-dropping-particle&quot;: &quot;&quot;, &quot;given&quot;: &quot;John R&quot;, &quot;family&quot;: &quot;Rossiter&quot;, &quot;parse-names&quot;: false}], &quot;ISBN&quot;: &quot;00224359&quot;, &quot;title&quot;: &quot;Store Atmosphere and Purchasing Behavior&quot;, &quot;issue&quot;: &quot;3&quot;, &quot;PMID&quot;: &quot;9503160770&quot;, &quot;page&quot;: &quot;283-294&quot;, &quot;container-title&quot;: &quot;Journal of Retailing&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id&quot;: &quot;ITEM-1&quot;}, &quot;uris&quot;: [&quot;http://www.mendeley.com/documents/?uuid=88bbc788-3763-483e-8812-1888bebce080&quot;], &quot;id&quot;: &quot;ITEM-1&quot;}]} RNDnrN6hInF6T"/><text:span text:style-name="T182">⁠. People also choose to listen to music on a regular basis. Americans over the age of 13, spend an average of four hours per day listening to music from a variety of sources </text:span><text:reference-mark-start text:name="ADDIN CSL_CITATION {&quot;mendeley&quot;: {&quot;previouslyFormattedCitation&quot;: &quot;(&lt;i&gt;Share of Ear&lt;/i&gt;, 2014)&quot;, &quot;plainTextFormattedCitation&quot;: &quot;(Share of Ear, 2014)&quot;, &quot;formattedCitation&quot;: &quot;(&lt;i&gt;Share of Ear&lt;/i&gt;, 2014)&quot;}, &quot;properties&quot;: {&quot;noteIndex&quot;: 0}, &quot;schema&quot;: &quot;https://github.com/citation-style-language/schema/raw/master/csl-citation.json&quot;, &quot;citationItems&quot;: [{&quot;itemData&quot;: {&quot;type&quot;: &quot;report&quot;, &quot;issued&quot;: {&quot;date-parts&quot;: [[&quot;2014&quot;]]}, &quot;title&quot;: &quot;Share of Ear&quot;, &quot;id&quot;: &quot;ITEM-1&quot;, &quot;note&quot;: &quot;NULL&quot;}, &quot;uris&quot;: [&quot;http://www.mendeley.com/documents/?uuid=b0a39bf1-34b2-46bc-9d06-90d910128538&quot;, &quot;http://www.mendeley.com/documents/?uuid=ff605f75-ce82-4f95-996e-1ba71da6c2c9&quot;], &quot;id&quot;: &quot;ITEM-1&quot;}]} RNDI8PhOKJfxv"/><text:span text:style-name="T24">(</text:span><text:span text:style-name="T25">Share of Ear</text:span><text:span text:style-name="T24">, 2014)</text:span><text:reference-mark-end text:name="ADDIN CSL_CITATION {&quot;mendeley&quot;: {&quot;previouslyFormattedCitation&quot;: &quot;(&lt;i&gt;Share of Ear&lt;/i&gt;, 2014)&quot;, &quot;plainTextFormattedCitation&quot;: &quot;(Share of Ear, 2014)&quot;, &quot;formattedCitation&quot;: &quot;(&lt;i&gt;Share of Ear&lt;/i&gt;, 2014)&quot;}, &quot;properties&quot;: {&quot;noteIndex&quot;: 0}, &quot;schema&quot;: &quot;https://github.com/citation-style-language/schema/raw/master/csl-citation.json&quot;, &quot;citationItems&quot;: [{&quot;itemData&quot;: {&quot;type&quot;: &quot;report&quot;, &quot;issued&quot;: {&quot;date-parts&quot;: [[&quot;2014&quot;]]}, &quot;title&quot;: &quot;Share of Ear&quot;, &quot;id&quot;: &quot;ITEM-1&quot;, &quot;note&quot;: &quot;NULL&quot;}, &quot;uris&quot;: [&quot;http://www.mendeley.com/documents/?uuid=b0a39bf1-34b2-46bc-9d06-90d910128538&quot;, &quot;http://www.mendeley.com/documents/?uuid=ff605f75-ce82-4f95-996e-1ba71da6c2c9&quot;], &quot;id&quot;: &quot;ITEM-1&quot;}]} RNDI8PhOKJfxv"/><text:span text:style-name="T182">⁠. Many will choose to listen to that music</text:span> while performing cognitively demanding tasks such as driving a car, <text:span text:style-name="T66">working</text:span>, <text:span text:style-name="T67">or</text:span> <text:span text:style-name="T66">studying</text:span>. <text:span text:style-name="T184">However, background music affects a person’s abilities to perform these tasks. For example, listening to music while driving can affect speed, traffic violations, and steering movements </text:span><text:reference-mark-start text:name="ADDIN CSL_CITATION {&quot;mendeley&quot;: {&quot;previouslyFormattedCitation&quot;: &quot;(Brodsky, 2002, 2013; Konz &amp; Mcdougal, 1968)&quot;, &quot;plainTextFormattedCitation&quot;: &quot;(Brodsky, 2002, 2013; Konz &amp; Mcdougal, 1968)&quot;, &quot;formattedCitation&quot;: &quot;(Brodsky, 2002, 2013; Konz &amp; Mcdougal, 1968)&quot;}, &quot;properties&quot;: {&quot;noteIndex&quot;: 0}, &quot;schema&quot;: &quot;https://github.com/citation-style-language/schema/raw/master/csl-citation.json&quot;, &quot;citationItems&quot;: [{&quot;itemData&quot;: {&quot;DOI&quot;: &quot;10.1016/j.aap.2013.06.022&quot;, &quot;type&quot;: &quot;article-journal&quot;, &quot;issued&quot;: {&quot;date-parts&quot;: [[&quot;2013&quot;, &quot;10&quot;]]}, &quot;volume&quot;: &quot;59&quot;, &quot;author&quot;: [{&quot;suffix&quot;: &quot;&quot;, &quot;dropping-particle&quot;: &quot;&quot;, &quot;non-dropping-particle&quot;: &quot;&quot;, &quot;given&quot;: &quot;Warren&quot;, &quot;family&quot;: &quot;Brodsky&quot;, &quot;parse-names&quot;: false}], &quot;ISSN&quot;: &quot;0001-4575&quot;, &quot;title&quot;: &quot;Background music as a risk factor for distraction among young-novice drivers&quot;, &quot;note&quot;: &quot;NULL&quot;, &quot;page&quot;: &quot;382-393&quot;, &quot;container-title&quot;: &quot;Accident analysis and prevention&quot;, &quot;id&quot;: &quot;ITEM-1&quot;, &quot;publisher&quot;: &quot;Elsevier&quot;}, &quot;uris&quot;: [&quot;http://www.mendeley.com/documents/?uuid=176e6100-e245-4a65-88ed-b63f0adad83f&quot;, &quot;http://www.mendeley.com/documents/?uuid=39a42d41-0573-43d3-b36f-259c3eb18a85&quot;], &quot;id&quot;: &quot;ITEM-1&quot;}, {&quot;itemData&quot;: {&quot;DOI&quot;: &quot;10.1016/S1369-8478(01)00025-0&quot;, &quot;type&quot;: &quot;article-journal&quot;, &quot;issued&quot;: {&quot;date-parts&quot;: [[&quot;2002&quot;, &quot;12&quot;]]}, &quot;volume&quot;: &quot;4&quot;, &quot;author&quot;: [{&quot;suffix&quot;: &quot;&quot;, &quot;dropping-particle&quot;: &quot;&quot;, &quot;non-dropping-particle&quot;: &quot;&quot;, &quot;given&quot;: &quot;Warren&quot;, &quot;family&quot;: &quot;Brodsky&quot;, &quot;parse-names&quot;: false}], &quot;ISSN&quot;: &quot;1369-8478&quot;, &quot;title&quot;: &quot;The effects of music tempo on simulated driving performance and vehicular control&quot;, &quot;note&quot;: &quot;NULL&quot;, &quot;issue&quot;: &quot;4&quot;, &quot;page&quot;: &quot;219-241&quot;, &quot;container-title&quot;: &quot;Transportation research. Part F, Traffic psychology and behaviour&quot;, &quot;id&quot;: &quot;ITEM-2&quot;, &quot;publisher&quot;: &quot;Pergamon&quot;}, &quot;uris&quot;: [&quot;http://www.mendeley.com/documents/?uuid=d17279a2-864e-428b-9153-67a7f3211a49&quot;, &quot;http://www.mendeley.com/documents/?uuid=4f28ff26-56ce-4391-ae44-72d638df2253&quot;], &quot;id&quot;: &quot;ITEM-2&quot;}, {&quot;itemData&quot;: {&quot;DOI&quot;: &quot;10.1177/001872086801000305&quot;, &quot;type&quot;: &quot;article-journal&quot;, &quot;issued&quot;: {&quot;date-parts&quot;: [[&quot;1968&quot;]]}, &quot;volume&quot;: &quot;10&quot;, &quot;author&quot;: [{&quot;suffix&quot;: &quot;&quot;, &quot;dropping-particle&quot;: &quot;&quot;, &quot;non-dropping-particle&quot;: &quot;&quot;, &quot;given&quot;: &quot;Stephan&quot;, &quot;family&quot;: &quot;Konz&quot;, &quot;parse-names&quot;: false}, {&quot;suffix&quot;: &quot;&quot;, &quot;dropping-particle&quot;: &quot;&quot;, &quot;non-dropping-particle&quot;: &quot;&quot;, &quot;given&quot;: &quot;David&quot;, &quot;family&quot;: &quot;Mcdougal&quot;, &quot;parse-names&quot;: false}], &quot;title&quot;: &quot;The Effect of Background Music on the Control Activity of an Automobile Driver&quot;, &quot;note&quot;: &quot;PMID: 5674359&quot;, &quot;issue&quot;: &quot;3&quot;, &quot;page&quot;: &quot;233-243&quot;, &quot;container-title&quot;: &quot;Human Factors&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id&quot;: &quot;ITEM-3&quot;}, &quot;uris&quot;: [&quot;http://www.mendeley.com/documents/?uuid=1a8f3b86-98f4-41ac-8b5c-fab1505868e5&quot;, &quot;http://www.mendeley.com/documents/?uuid=a44366be-5c6e-4adf-8bed-38200a79c772&quot;], &quot;id&quot;: &quot;ITEM-3&quot;}]} RNDSquot439Ve"/><text:span text:style-name="T26">(Brodsky, 2002, 2013; Konz &amp; Mcdougal, 1968)</text:span><text:reference-mark-end text:name="ADDIN CSL_CITATION {&quot;mendeley&quot;: {&quot;previouslyFormattedCitation&quot;: &quot;(Brodsky, 2002, 2013; Konz &amp; Mcdougal, 1968)&quot;, &quot;plainTextFormattedCitation&quot;: &quot;(Brodsky, 2002, 2013; Konz &amp; Mcdougal, 1968)&quot;, &quot;formattedCitation&quot;: &quot;(Brodsky, 2002, 2013; Konz &amp; Mcdougal, 1968)&quot;}, &quot;properties&quot;: {&quot;noteIndex&quot;: 0}, &quot;schema&quot;: &quot;https://github.com/citation-style-language/schema/raw/master/csl-citation.json&quot;, &quot;citationItems&quot;: [{&quot;itemData&quot;: {&quot;DOI&quot;: &quot;10.1016/j.aap.2013.06.022&quot;, &quot;type&quot;: &quot;article-journal&quot;, &quot;issued&quot;: {&quot;date-parts&quot;: [[&quot;2013&quot;, &quot;10&quot;]]}, &quot;volume&quot;: &quot;59&quot;, &quot;author&quot;: [{&quot;suffix&quot;: &quot;&quot;, &quot;dropping-particle&quot;: &quot;&quot;, &quot;non-dropping-particle&quot;: &quot;&quot;, &quot;given&quot;: &quot;Warren&quot;, &quot;family&quot;: &quot;Brodsky&quot;, &quot;parse-names&quot;: false}], &quot;ISSN&quot;: &quot;0001-4575&quot;, &quot;title&quot;: &quot;Background music as a risk factor for distraction among young-novice drivers&quot;, &quot;note&quot;: &quot;NULL&quot;, &quot;page&quot;: &quot;382-393&quot;, &quot;container-title&quot;: &quot;Accident analysis and prevention&quot;, &quot;id&quot;: &quot;ITEM-1&quot;, &quot;publisher&quot;: &quot;Elsevier&quot;}, &quot;uris&quot;: [&quot;http://www.mendeley.com/documents/?uuid=176e6100-e245-4a65-88ed-b63f0adad83f&quot;, &quot;http://www.mendeley.com/documents/?uuid=39a42d41-0573-43d3-b36f-259c3eb18a85&quot;], &quot;id&quot;: &quot;ITEM-1&quot;}, {&quot;itemData&quot;: {&quot;DOI&quot;: &quot;10.1016/S1369-8478(01)00025-0&quot;, &quot;type&quot;: &quot;article-journal&quot;, &quot;issued&quot;: {&quot;date-parts&quot;: [[&quot;2002&quot;, &quot;12&quot;]]}, &quot;volume&quot;: &quot;4&quot;, &quot;author&quot;: [{&quot;suffix&quot;: &quot;&quot;, &quot;dropping-particle&quot;: &quot;&quot;, &quot;non-dropping-particle&quot;: &quot;&quot;, &quot;given&quot;: &quot;Warren&quot;, &quot;family&quot;: &quot;Brodsky&quot;, &quot;parse-names&quot;: false}], &quot;ISSN&quot;: &quot;1369-8478&quot;, &quot;title&quot;: &quot;The effects of music tempo on simulated driving performance and vehicular control&quot;, &quot;note&quot;: &quot;NULL&quot;, &quot;issue&quot;: &quot;4&quot;, &quot;page&quot;: &quot;219-241&quot;, &quot;container-title&quot;: &quot;Transportation research. Part F, Traffic psychology and behaviour&quot;, &quot;id&quot;: &quot;ITEM-2&quot;, &quot;publisher&quot;: &quot;Pergamon&quot;}, &quot;uris&quot;: [&quot;http://www.mendeley.com/documents/?uuid=d17279a2-864e-428b-9153-67a7f3211a49&quot;, &quot;http://www.mendeley.com/documents/?uuid=4f28ff26-56ce-4391-ae44-72d638df2253&quot;], &quot;id&quot;: &quot;ITEM-2&quot;}, {&quot;itemData&quot;: {&quot;DOI&quot;: &quot;10.1177/001872086801000305&quot;, &quot;type&quot;: &quot;article-journal&quot;, &quot;issued&quot;: {&quot;date-parts&quot;: [[&quot;1968&quot;]]}, &quot;volume&quot;: &quot;10&quot;, &quot;author&quot;: [{&quot;suffix&quot;: &quot;&quot;, &quot;dropping-particle&quot;: &quot;&quot;, &quot;non-dropping-particle&quot;: &quot;&quot;, &quot;given&quot;: &quot;Stephan&quot;, &quot;family&quot;: &quot;Konz&quot;, &quot;parse-names&quot;: false}, {&quot;suffix&quot;: &quot;&quot;, &quot;dropping-particle&quot;: &quot;&quot;, &quot;non-dropping-particle&quot;: &quot;&quot;, &quot;given&quot;: &quot;David&quot;, &quot;family&quot;: &quot;Mcdougal&quot;, &quot;parse-names&quot;: false}], &quot;title&quot;: &quot;The Effect of Background Music on the Control Activity of an Automobile Driver&quot;, &quot;note&quot;: &quot;PMID: 5674359&quot;, &quot;issue&quot;: &quot;3&quot;, &quot;page&quot;: &quot;233-243&quot;, &quot;container-title&quot;: &quot;Human Factors&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id&quot;: &quot;ITEM-3&quot;}, &quot;uris&quot;: [&quot;http://www.mendeley.com/documents/?uuid=1a8f3b86-98f4-41ac-8b5c-fab1505868e5&quot;, &quot;http://www.mendeley.com/documents/?uuid=a44366be-5c6e-4adf-8bed-38200a79c772&quot;], &quot;id&quot;: &quot;ITEM-3&quot;}]} RNDSquot439Ve"/><text:span text:style-name="T182">⁠. Previous research has shown that tasks involving complex cognitive processes such as working memory, spatial manipulation, and recall are susceptible to music’s influence, but how background music specifically affects these processes remains unclear.</text:span></text:p>
      <text:p text:style-name="P16">Over the last 60 years, numerous studies <text:span text:style-name="T68">have </text:span>investiga<text:span text:style-name="T68">ted</text:span> whether background music <text:span text:style-name="T68">enhances or impairs</text:span> performance during <text:span text:style-name="T69">cognitively demanding</text:span> tasks. <text:span text:style-name="T69">Many of these studies investigated how music affects skills important for classroom learning, such as reading rate and comprehension </text:span><text:reference-mark-start text:name="ADDIN CSL_CITATION {&quot;mendeley&quot;: {&quot;previouslyFormattedCitation&quot;: &quot;(Freeburne &amp; Fleischer, 1952)&quot;, &quot;plainTextFormattedCitation&quot;: &quot;(Freeburne &amp; Fleischer, 1952)&quot;, &quot;formattedCitation&quot;: &quot;(Freeburne &amp; Fleischer, 1952)&quot;}, &quot;properties&quot;: {&quot;noteIndex&quot;: 0}, &quot;schema&quot;: &quot;https://github.com/citation-style-language/schema/raw/master/csl-citation.json&quot;, &quot;citationItems&quot;: [{&quot;itemData&quot;: {&quot;DOI&quot;: &quot;10.1037/h0054219&quot;, &quot;type&quot;: &quot;article-journal&quot;, &quot;issued&quot;: {&quot;date-parts&quot;: [[&quot;1952&quot;]]}, &quot;volume&quot;: &quot;43&quot;, &quot;author&quot;: [{&quot;suffix&quot;: &quot;&quot;, &quot;dropping-particle&quot;: &quot;&quot;, &quot;non-dropping-particle&quot;: &quot;&quot;, &quot;given&quot;: &quot;Cecil M.&quot;, &quot;family&quot;: &quot;Freeburne&quot;, &quot;parse-names&quot;: false}, {&quot;suffix&quot;: &quot;&quot;, &quot;dropping-particle&quot;: &quot;&quot;, &quot;non-dropping-particle&quot;: &quot;&quot;, &quot;given&quot;: &quot;Murray S.&quot;, &quot;family&quot;: &quot;Fleischer&quot;, &quot;parse-names&quot;: false}], &quot;ISSN&quot;: &quot;0022-0663&quot;, &quot;title&quot;: &quot;The effect of music distraction upon reading rate and comprehension.&quot;, &quot;issue&quot;: &quot;2&quot;, &quot;page&quot;: &quot;101-109&quot;, &quot;container-title&quot;: &quot;Journal of Educational Psychology&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id&quot;: &quot;ITEM-1&quot;}, &quot;uris&quot;: [&quot;http://www.mendeley.com/documents/?uuid=a60dfe14-0ca9-4266-b204-764ac081a264&quot;], &quot;id&quot;: &quot;ITEM-1&quot;}]} RNDg1O9tKPpUJ"/><text:span text:style-name="T27">(Freeburne &amp; Fleischer, 1952)</text:span><text:reference-mark-end text:name="ADDIN CSL_CITATION {&quot;mendeley&quot;: {&quot;previouslyFormattedCitation&quot;: &quot;(Freeburne &amp; Fleischer, 1952)&quot;, &quot;plainTextFormattedCitation&quot;: &quot;(Freeburne &amp; Fleischer, 1952)&quot;, &quot;formattedCitation&quot;: &quot;(Freeburne &amp; Fleischer, 1952)&quot;}, &quot;properties&quot;: {&quot;noteIndex&quot;: 0}, &quot;schema&quot;: &quot;https://github.com/citation-style-language/schema/raw/master/csl-citation.json&quot;, &quot;citationItems&quot;: [{&quot;itemData&quot;: {&quot;DOI&quot;: &quot;10.1037/h0054219&quot;, &quot;type&quot;: &quot;article-journal&quot;, &quot;issued&quot;: {&quot;date-parts&quot;: [[&quot;1952&quot;]]}, &quot;volume&quot;: &quot;43&quot;, &quot;author&quot;: [{&quot;suffix&quot;: &quot;&quot;, &quot;dropping-particle&quot;: &quot;&quot;, &quot;non-dropping-particle&quot;: &quot;&quot;, &quot;given&quot;: &quot;Cecil M.&quot;, &quot;family&quot;: &quot;Freeburne&quot;, &quot;parse-names&quot;: false}, {&quot;suffix&quot;: &quot;&quot;, &quot;dropping-particle&quot;: &quot;&quot;, &quot;non-dropping-particle&quot;: &quot;&quot;, &quot;given&quot;: &quot;Murray S.&quot;, &quot;family&quot;: &quot;Fleischer&quot;, &quot;parse-names&quot;: false}], &quot;ISSN&quot;: &quot;0022-0663&quot;, &quot;title&quot;: &quot;The effect of music distraction upon reading rate and comprehension.&quot;, &quot;issue&quot;: &quot;2&quot;, &quot;page&quot;: &quot;101-109&quot;, &quot;container-title&quot;: &quot;Journal of Educational Psychology&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id&quot;: &quot;ITEM-1&quot;}, &quot;uris&quot;: [&quot;http://www.mendeley.com/documents/?uuid=a60dfe14-0ca9-4266-b204-764ac081a264&quot;], &quot;id&quot;: &quot;ITEM-1&quot;}]} RNDg1O9tKPpUJ"/><text:span text:style-name="T69">⁠, short-term memory </text:span><text:reference-mark-start text:name="ADDIN CSL_CITATION {&quot;mendeley&quot;: {&quot;previouslyFormattedCitation&quot;: &quot;(Salam\u00e9 &amp; Baddeley, 1989)&quot;, &quot;plainTextFormattedCitation&quot;: &quot;(Salam\u00e9 &amp; Baddeley, 1989)&quot;, &quot;formattedCitation&quot;: &quot;(Salam\u00e9 &amp; Baddeley, 1989)&quot;}, &quot;properties&quot;: {&quot;noteIndex&quot;: 0}, &quot;schema&quot;: &quot;https://github.com/citation-style-language/schema/raw/master/csl-citation.json&quot;, &quot;citationItems&quot;: [{&quot;itemData&quot;: {&quot;DOI&quot;: &quot;10.1080/14640748908402355&quot;, &quot;type&quot;: &quot;article-journal&quot;, &quot;issued&quot;: {&quot;date-parts&quot;: [[&quot;1989&quot;, &quot;2&quot;]]}, &quot;volume&quot;: &quot;41&quot;, &quot;author&quot;: [{&quot;suffix&quot;: &quot;&quot;, &quot;dropping-particle&quot;: &quot;&quot;, &quot;non-dropping-particle&quot;: &quot;&quot;, &quot;given&quot;: &quot;Pierre&quot;, &quot;family&quot;: &quot;Salam\u00e9&quot;, &quot;parse-names&quot;: false}, {&quot;suffix&quot;: &quot;&quot;, &quot;dropping-particle&quot;: &quot;&quot;, &quot;non-dropping-particle&quot;: &quot;&quot;, &quot;given&quot;: &quot;Alan&quot;, &quot;family&quot;: &quot;Baddeley&quot;, &quot;parse-names&quot;: false}], &quot;ISBN&quot;: &quot;1464-0740 0272-4987&quot;, &quot;ISSN&quot;: &quot;0272-4987&quot;, &quot;title&quot;: &quot;Effects of background music on phonological short-term memory&quot;, &quot;issue&quot;: &quot;1&quot;, &quot;page&quot;: &quot;107-122&quot;, &quot;container-title&quot;: &quot;The Quarterly Journal of Experimental Psychology Section A&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id&quot;: &quot;ITEM-1&quot;}, &quot;uris&quot;: [&quot;http://www.mendeley.com/documents/?uuid=2e8a1e9b-df85-4bb1-9d54-8546a1391bf2&quot;], &quot;id&quot;: &quot;ITEM-1&quot;}]} RND0cfQ66Xsy1"/><text:span text:style-name="T27">(Salamé &amp; Baddeley, 1989)</text:span><text:reference-mark-end text:name="ADDIN CSL_CITATION {&quot;mendeley&quot;: {&quot;previouslyFormattedCitation&quot;: &quot;(Salam\u00e9 &amp; Baddeley, 1989)&quot;, &quot;plainTextFormattedCitation&quot;: &quot;(Salam\u00e9 &amp; Baddeley, 1989)&quot;, &quot;formattedCitation&quot;: &quot;(Salam\u00e9 &amp; Baddeley, 1989)&quot;}, &quot;properties&quot;: {&quot;noteIndex&quot;: 0}, &quot;schema&quot;: &quot;https://github.com/citation-style-language/schema/raw/master/csl-citation.json&quot;, &quot;citationItems&quot;: [{&quot;itemData&quot;: {&quot;DOI&quot;: &quot;10.1080/14640748908402355&quot;, &quot;type&quot;: &quot;article-journal&quot;, &quot;issued&quot;: {&quot;date-parts&quot;: [[&quot;1989&quot;, &quot;2&quot;]]}, &quot;volume&quot;: &quot;41&quot;, &quot;author&quot;: [{&quot;suffix&quot;: &quot;&quot;, &quot;dropping-particle&quot;: &quot;&quot;, &quot;non-dropping-particle&quot;: &quot;&quot;, &quot;given&quot;: &quot;Pierre&quot;, &quot;family&quot;: &quot;Salam\u00e9&quot;, &quot;parse-names&quot;: false}, {&quot;suffix&quot;: &quot;&quot;, &quot;dropping-particle&quot;: &quot;&quot;, &quot;non-dropping-particle&quot;: &quot;&quot;, &quot;given&quot;: &quot;Alan&quot;, &quot;family&quot;: &quot;Baddeley&quot;, &quot;parse-names&quot;: false}], &quot;ISBN&quot;: &quot;1464-0740 0272-4987&quot;, &quot;ISSN&quot;: &quot;0272-4987&quot;, &quot;title&quot;: &quot;Effects of background music on phonological short-term memory&quot;, &quot;issue&quot;: &quot;1&quot;, &quot;page&quot;: &quot;107-122&quot;, &quot;container-title&quot;: &quot;The Quarterly Journal of Experimental Psychology Section A&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id&quot;: &quot;ITEM-1&quot;}, &quot;uris&quot;: [&quot;http://www.mendeley.com/documents/?uuid=2e8a1e9b-df85-4bb1-9d54-8546a1391bf2&quot;], &quot;id&quot;: &quot;ITEM-1&quot;}]} RND0cfQ66Xsy1"/><text:span text:style-name="T69">⁠, and spatial manipulation tasks </text:span><text:reference-mark-start text:name="ADDIN CSL_CITATION {&quot;mendeley&quot;: {&quot;previouslyFormattedCitation&quot;: &quot;(Patston &amp; Tippett, 2011)&quot;, &quot;plainTextFormattedCitation&quot;: &quot;(Patston &amp; Tippett, 2011)&quot;, &quot;formattedCitation&quot;: &quot;(Patston &amp; Tippett, 2011)&quot;}, &quot;properties&quot;: {&quot;noteIndex&quot;: 0}, &quot;schema&quot;: &quot;https://github.com/citation-style-language/schema/raw/master/csl-citation.json&quot;, &quot;citationItems&quot;: [{&quot;itemData&quot;: {&quot;DOI&quot;: &quot;10.1525/mp.2011.29.2.173&quot;, &quot;type&quot;: &quot;article-journal&quot;, &quot;issued&quot;: {&quot;date-parts&quot;: [[&quot;2011&quot;, &quot;12&quot;]]}, &quot;volume&quot;: &quot;29&quot;, &quot;author&quot;: [{&quot;suffix&quot;: &quot;&quot;, &quot;dropping-particle&quot;: &quot;&quot;, &quot;non-dropping-particle&quot;: &quot;&quot;, &quot;given&quot;: &quot;Lucy L. M.&quot;, &quot;family&quot;: &quot;Patston&quot;, &quot;parse-names&quot;: false}, {&quot;suffix&quot;: &quot;&quot;, &quot;dropping-particle&quot;: &quot;&quot;, &quot;non-dropping-particle&quot;: &quot;&quot;, &quot;given&quot;: &quot;Lynette J.&quot;, &quot;family&quot;: &quot;Tippett&quot;, &quot;parse-names&quot;: false}], &quot;ISBN&quot;: &quot;0520057295&quot;, &quot;ISSN&quot;: &quot;07307829&quot;, &quot;title&quot;: &quot;The Effect of Background Music on Cognitive Performance in Musicians and Nonmusicians&quot;, &quot;issue&quot;: &quot;2&quot;, &quot;page&quot;: &quot;173-183&quot;, &quot;container-title&quot;: &quot;Music Perception: An Interdisciplinary Journal&quot;, &quot;id&quot;: &quot;ITEM-1&quot;}, &quot;uris&quot;: [&quot;http://www.mendeley.com/documents/?uuid=90709e96-9b35-4592-8008-a14b99f35bad&quot;], &quot;id&quot;: &quot;ITEM-1&quot;}]} RNDMawvdkrlaw"/><text:span text:style-name="T27">(Patston &amp; Tippett, 2011)</text:span><text:reference-mark-end text:name="ADDIN CSL_CITATION {&quot;mendeley&quot;: {&quot;previouslyFormattedCitation&quot;: &quot;(Patston &amp; Tippett, 2011)&quot;, &quot;plainTextFormattedCitation&quot;: &quot;(Patston &amp; Tippett, 2011)&quot;, &quot;formattedCitation&quot;: &quot;(Patston &amp; Tippett, 2011)&quot;}, &quot;properties&quot;: {&quot;noteIndex&quot;: 0}, &quot;schema&quot;: &quot;https://github.com/citation-style-language/schema/raw/master/csl-citation.json&quot;, &quot;citationItems&quot;: [{&quot;itemData&quot;: {&quot;DOI&quot;: &quot;10.1525/mp.2011.29.2.173&quot;, &quot;type&quot;: &quot;article-journal&quot;, &quot;issued&quot;: {&quot;date-parts&quot;: [[&quot;2011&quot;, &quot;12&quot;]]}, &quot;volume&quot;: &quot;29&quot;, &quot;author&quot;: [{&quot;suffix&quot;: &quot;&quot;, &quot;dropping-particle&quot;: &quot;&quot;, &quot;non-dropping-particle&quot;: &quot;&quot;, &quot;given&quot;: &quot;Lucy L. M.&quot;, &quot;family&quot;: &quot;Patston&quot;, &quot;parse-names&quot;: false}, {&quot;suffix&quot;: &quot;&quot;, &quot;dropping-particle&quot;: &quot;&quot;, &quot;non-dropping-particle&quot;: &quot;&quot;, &quot;given&quot;: &quot;Lynette J.&quot;, &quot;family&quot;: &quot;Tippett&quot;, &quot;parse-names&quot;: false}], &quot;ISBN&quot;: &quot;0520057295&quot;, &quot;ISSN&quot;: &quot;07307829&quot;, &quot;title&quot;: &quot;The Effect of Background Music on Cognitive Performance in Musicians and Nonmusicians&quot;, &quot;issue&quot;: &quot;2&quot;, &quot;page&quot;: &quot;173-183&quot;, &quot;container-title&quot;: &quot;Music Perception: An Interdisciplinary Journal&quot;, &quot;id&quot;: &quot;ITEM-1&quot;}, &quot;uris&quot;: [&quot;http://www.mendeley.com/documents/?uuid=90709e96-9b35-4592-8008-a14b99f35bad&quot;], &quot;id&quot;: &quot;ITEM-1&quot;}]} RNDMawvdkrlaw"/><text:span text:style-name="T69">⁠. One of the most influential findings within this field was the discovery of ‘The Mozart Effect’ (</text:span><text:reference-mark-start text:name="ADDIN CSL_CITATION {&quot;mendeley&quot;: {&quot;previouslyFormattedCitation&quot;: &quot;(Rauscher, Shaw, &amp; Ky, 1993)&quot;, &quot;plainTextFormattedCitation&quot;: &quot;(Rauscher, Shaw, &amp; Ky, 1993)&quot;, &quot;formattedCitation&quot;: &quot;(Rauscher, Shaw, &amp; Ky, 1993)&quot;, &quot;manualFormatting&quot;: &quot;Rauscher et al. 1993)&quot;}, &quot;properties&quot;: {&quot;noteIndex&quot;: 0}, &quot;schema&quot;: &quot;https://github.com/citation-style-language/schema/raw/master/csl-citation.json&quot;, &quot;citationItems&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1&quot;}, &quot;uris&quot;: [&quot;http://www.mendeley.com/documents/?uuid=e91ed3ba-5f13-4254-bd68-3b43bf4341ec&quot;], &quot;id&quot;: &quot;ITEM-1&quot;}]} RNDwp9C9b1DBY"/><text:span text:style-name="T27">Rauscher et al. 1993)</text:span><text:reference-mark-end text:name="ADDIN CSL_CITATION {&quot;mendeley&quot;: {&quot;previouslyFormattedCitation&quot;: &quot;(Rauscher, Shaw, &amp; Ky, 1993)&quot;, &quot;plainTextFormattedCitation&quot;: &quot;(Rauscher, Shaw, &amp; Ky, 1993)&quot;, &quot;formattedCitation&quot;: &quot;(Rauscher, Shaw, &amp; Ky, 1993)&quot;, &quot;manualFormatting&quot;: &quot;Rauscher et al. 1993)&quot;}, &quot;properties&quot;: {&quot;noteIndex&quot;: 0}, &quot;schema&quot;: &quot;https://github.com/citation-style-language/schema/raw/master/csl-citation.json&quot;, &quot;citationItems&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1&quot;}, &quot;uris&quot;: [&quot;http://www.mendeley.com/documents/?uuid=e91ed3ba-5f13-4254-bd68-3b43bf4341ec&quot;], &quot;id&quot;: &quot;ITEM-1&quot;}]} RNDwp9C9b1DBY"/><text:span text:style-name="T69">⁠. Participants listened to Mozart music for 10 minutes before completing a series of spatial-temporal tasks. Participants performed better after listening to Mozart’s music compared to when the task was completed following a period of </text:span><text:soft-page-break/><text:span text:style-name="T69">relaxation or silence. These results inspired research into the use of music to bolster cognitive abilities. However, like the Rauscher et al. (1993) study, in many of these studies participants listened to music before completing a task. In a real-world setting, people tend to listen to music while driving, working, or studying. T</text:span><text:span text:style-name="T71">his paper </text:span><text:span text:style-name="T72">reviews</text:span><text:span text:style-name="T73"> </text:span><text:span text:style-name="T71">studies </text:span><text:span text:style-name="T72">in which</text:span><text:span text:style-name="T74"> music was played </text:span><text:span text:style-name="T99">during</text:span><text:span text:style-name="T74"> cognitive task performance </text:span><text:span text:style-name="T86">in an effort to understand music’s effect in real-world situations. </text:span></text:p>
      <text:p text:style-name="P16"><text:span text:style-name="T75">A recent review </text:span><text:span text:style-name="T84">by </text:span><text:reference-mark-start text:name="ADDIN CSL_CITATION {&quot;mendeley&quot;: {&quot;previouslyFormattedCitation&quot;: &quot;(Schellenberg &amp; Weiss, 2013)&quot;, &quot;plainTextFormattedCitation&quot;: &quot;(Schellenberg &amp; Weiss, 2013)&quot;, &quot;formattedCitation&quot;: &quot;(Schellenberg &amp; Weiss, 2013)&quot;, &quot;manualFormatting&quot;: &quot;Schellenberg and Weiss (2013)&quot;}, &quot;properties&quot;: {&quot;noteIndex&quot;: 0}, &quot;schema&quot;: &quot;https://github.com/citation-style-language/schema/raw/master/csl-citation.json&quot;, &quot;citationItems&quot;: [{&quot;itemData&quot;: {&quot;DOI&quot;: &quot;10.1016/B978-0-12-381460-9.00012-2&quot;, &quot;number-of-pages&quot;: &quot;499-550&quot;, &quot;issued&quot;: {&quot;date-parts&quot;: [[&quot;2013&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Michael W.&quot;, &quot;family&quot;: &quot;Weiss&quot;, &quot;parse-names&quot;: false}], &quot;ISBN&quot;: &quot;9780123814609&quot;, &quot;ISSN&quot;: &quot;0963-7214&quot;, &quot;title&quot;: &quot;Music and Cognitive Abilities&quot;, &quot;note&quot;: &quot;NULL&quot;, &quot;issue&quot;: &quot;September 2016&quot;, &quot;container-title&quot;: &quot;The Psychology of Music (Third Edition)&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id&quot;: &quot;ITEM-1&quot;, &quot;type&quot;: &quot;book&quot;}, &quot;uris&quot;: [&quot;http://www.mendeley.com/documents/?uuid=af223491-b6d2-4368-9157-647adaf744f8&quot;], &quot;id&quot;: &quot;ITEM-1&quot;}]} RND0cuHfYL6cC"/><text:span text:style-name="T28">Schellenberg and Weiss (2013)</text:span><text:reference-mark-end text:name="ADDIN CSL_CITATION {&quot;mendeley&quot;: {&quot;previouslyFormattedCitation&quot;: &quot;(Schellenberg &amp; Weiss, 2013)&quot;, &quot;plainTextFormattedCitation&quot;: &quot;(Schellenberg &amp; Weiss, 2013)&quot;, &quot;formattedCitation&quot;: &quot;(Schellenberg &amp; Weiss, 2013)&quot;, &quot;manualFormatting&quot;: &quot;Schellenberg and Weiss (2013)&quot;}, &quot;properties&quot;: {&quot;noteIndex&quot;: 0}, &quot;schema&quot;: &quot;https://github.com/citation-style-language/schema/raw/master/csl-citation.json&quot;, &quot;citationItems&quot;: [{&quot;itemData&quot;: {&quot;DOI&quot;: &quot;10.1016/B978-0-12-381460-9.00012-2&quot;, &quot;number-of-pages&quot;: &quot;499-550&quot;, &quot;issued&quot;: {&quot;date-parts&quot;: [[&quot;2013&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Michael W.&quot;, &quot;family&quot;: &quot;Weiss&quot;, &quot;parse-names&quot;: false}], &quot;ISBN&quot;: &quot;9780123814609&quot;, &quot;ISSN&quot;: &quot;0963-7214&quot;, &quot;title&quot;: &quot;Music and Cognitive Abilities&quot;, &quot;note&quot;: &quot;NULL&quot;, &quot;issue&quot;: &quot;September 2016&quot;, &quot;container-title&quot;: &quot;The Psychology of Music (Third Edition)&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id&quot;: &quot;ITEM-1&quot;, &quot;type&quot;: &quot;book&quot;}, &quot;uris&quot;: [&quot;http://www.mendeley.com/documents/?uuid=af223491-b6d2-4368-9157-647adaf744f8&quot;], &quot;id&quot;: &quot;ITEM-1&quot;}]} RND0cuHfYL6cC"/><text:span text:style-name="T84">⁠ </text:span><text:span text:style-name="T75">covered many aspects of the research on </text:span><text:span text:style-name="T85">the effects of </text:span><text:span text:style-name="T75">music </text:span><text:span text:style-name="T85">on</text:span><text:span text:style-name="T75"> cognitive abilities </text:span><text:span text:style-name="T86">including:</text:span><text:span text:style-name="T84"> emotional responses and cognitive capacity; </text:span><text:span text:style-name="T86">t</text:span><text:span text:style-name="T84">he effect of background music on mathematics, memory, and reading comprehension; and the role of individual differences in personality. H</text:span><text:span text:style-name="T75">owever,</text:span><text:span text:style-name="T74"> </text:span><text:span text:style-name="T86">important</text:span><text:span text:style-name="T75"> areas </text:span><text:span text:style-name="T84">of research </text:span><text:span text:style-name="T86">on the effects of background music</text:span><text:span text:style-name="T75"> were not discusse</text:span><text:span text:style-name="T88">d</text:span><text:span text:style-name="T86"> and this paper will tackle those areas. I will review research</text:span><text:span text:style-name="T78"> manipulating </text:span><text:span text:style-name="T79">music</text:span><text:span text:style-name="T78">al</text:span><text:span text:style-name="T79"> </text:span><text:span text:style-name="T78">characteristics, such as</text:span><text:span text:style-name="T79"> preference </text:span><text:span text:style-name="T78">and t</text:span><text:span text:style-name="T72">he</text:span><text:span text:style-name="T79"> presence </text:span><text:span text:style-name="T72">or absence of lyrics,</text:span><text:span text:style-name="T78"> </text:span><text:span text:style-name="T86">to</text:span><text:span text:style-name="T78"> gain a clearer understanding of the effects these characteristics </text:span><text:span text:style-name="T81">have </text:span><text:span text:style-name="T78">on cognitive task performance. </text:span><text:span text:style-name="T86">L</text:span><text:span text:style-name="T81">istener age and musical training </text:span><text:span text:style-name="T86">have been shown to affect cognitive task performance, </text:span><text:span text:style-name="T81">and </text:span><text:span text:style-name="T86">I will review</text:span><text:span text:style-name="T81"> </text:span><text:span text:style-name="T87">t</text:span><text:span text:style-name="T86">he</text:span><text:span text:style-name="T87">se individual</text:span><text:span text:style-name="T86"> </text:span><text:span text:style-name="T87">differences to examine the</text:span><text:span text:style-name="T86"> effects of </text:span><text:span text:style-name="T87">background music across</text:span><text:span text:style-name="T86"> </text:span><text:span text:style-name="T87">listeners</text:span><text:span text:style-name="T76">.</text:span><text:span text:style-name="T77"> </text:span><text:span text:style-name="T86">Fully understanding the mechanism of music’s effects requires exploring why</text:span><text:span text:style-name="T81"> music</text:span><text:span text:style-name="T80">ians and non-musicians perform differently on cognitive tasks in the presence of music. </text:span><text:span text:style-name="T86">I will review studies r</text:span><text:span text:style-name="T80">egarding how these two groups interp</text:span><text:span text:style-name="T83">r</text:span><text:span text:style-name="T80">et musical information </text:span><text:span text:style-name="T87">and how this might affect their task performance</text:span><text:span text:style-name="T80">.</text:span><text:span text:style-name="T77"> </text:span><text:span text:style-name="T86">Importantly, a</text:span><text:span text:style-name="T81">ll of the studies discussed above</text:span><text:span text:style-name="T78"> use behavioural tasks to measure cognitive performance, </text:span><text:span text:style-name="T81">but recently</text:span><text:span text:style-name="T78"> researchers have begun to use </text:span><text:span text:style-name="T81">el</text:span><text:span text:style-name="T78">ectroencephalography (EEG) to examine </text:span><text:span text:style-name="T80">the </text:span><text:span text:style-name="T81">neural basis </text:span><text:span text:style-name="T82">for</text:span><text:span text:style-name="T78"> </text:span><text:span text:style-name="T82">the </text:span><text:span text:style-name="T78">relationship between </text:span><text:span text:style-name="T77">music and cognitive task ability. </text:span><text:span text:style-name="T86">To paint a more complete picture than previously offered in the literature, I will review this important new are</text:span><text:span text:style-name="T88">a</text:span><text:span text:style-name="T86"> of EEG-based research.</text:span></text:p>
      <text:p text:style-name="P10">Effect of Preference</text:p>
      <text:p text:style-name="P25"><text:soft-page-break/><text:span text:style-name="T90">O</text:span><text:span text:style-name="T89">ne of the first approaches to </text:span><text:span text:style-name="T91">further exploring the</text:span><text:span text:style-name="T92"> </text:span><text:span text:style-name="T90">Mozart Effect was an</text:span><text:span text:style-name="T89"> </text:span><text:span text:style-name="T90">investigation into </text:span><text:span text:style-name="T89">whether </text:span><text:span text:style-name="T93">a participant’s</text:span><text:span text:style-name="T89"> preference</text:span><text:span text:style-name="T94"> </text:span><text:span text:style-name="T92">for the music </text:span><text:span text:style-name="T95">modulated </text:span><text:span text:style-name="T96">the</text:span><text:span text:style-name="T92"> </text:span><text:span text:style-name="T95">music’s</text:span><text:span text:style-name="T89"> effect on cognition.</text:span><text:span text:style-name="T70"> </text:span><text:span text:style-name="T97">T</text:span><text:span text:style-name="T98">here is evidence to show that people choose to listen to music because of the way it makes them feel </text:span><text:reference-mark-start text:name="ADDIN CSL_CITATION {&quot;mendeley&quot;: {&quot;previouslyFormattedCitation&quot;: &quot;(Juslin &amp; V\u00e4stfj\u00e4ll, 2008; Lonsdale &amp; North, 2011; Sloboda, 1992)&quot;, &quot;plainTextFormattedCitation&quot;: &quot;(Juslin &amp; V\u00e4stfj\u00e4ll, 2008; Lonsdale &amp; North, 2011; Sloboda, 1992)&quot;, &quot;formattedCitation&quot;: &quot;(Juslin &amp; V\u00e4stfj\u00e4ll, 2008; Lonsdale &amp; North, 2011; Sloboda, 1992)&quot;}, &quot;properties&quot;: {&quot;noteIndex&quot;: 0}, &quot;schema&quot;: &quot;https://github.com/citation-style-language/schema/raw/master/csl-citation.json&quot;, &quot;citationItems&quot;: [{&quot;itemData&quot;: {&quot;DOI&quot;: &quot;10.1017/S0140525X08005293&quot;, &quot;type&quot;: &quot;article-journal&quot;, &quot;issued&quot;: {&quot;date-parts&quot;: [[&quot;2008&quot;, &quot;10&quot;]]}, &quot;volume&quot;: &quot;31&quot;, &quot;author&quot;: [{&quot;suffix&quot;: &quot;&quot;, &quot;dropping-particle&quot;: &quot;&quot;, &quot;non-dropping-particle&quot;: &quot;&quot;, &quot;given&quot;: &quot;Patrik N&quot;, &quot;family&quot;: &quot;Juslin&quot;, &quot;parse-names&quot;: false}, {&quot;suffix&quot;: &quot;&quot;, &quot;dropping-particle&quot;: &quot;&quot;, &quot;non-dropping-particle&quot;: &quot;&quot;, &quot;given&quot;: &quot;Daniel&quot;, &quot;family&quot;: &quot;V\u00e4stfj\u00e4ll&quot;, &quot;parse-names&quot;: false}], &quot;ISSN&quot;: &quot;0140-525X&quot;, &quot;title&quot;: &quot;Emotional responses to music: The need to consider underlying mechanisms&quot;, &quot;note&quot;: &quot;NULL&quot;, &quot;issue&quot;: &quot;05&quot;, &quot;page&quot;: &quot;559&quot;, &quot;container-title&quot;: &quot;The Behavioral and brain sciences&quot;, &quot;id&quot;: &quot;ITEM-1&quot;, &quot;publisher&quot;: &quot;Cambridge University Press&quot;}, &quot;uris&quot;: [&quot;http://www.mendeley.com/documents/?uuid=55770216-413d-448f-8469-7654342b267f&quot;], &quot;id&quot;: &quot;ITEM-1&quot;}, {&quot;itemData&quot;: {&quot;DOI&quot;: &quot;10.1348/000712610X506831&quot;, &quot;type&quot;: &quot;article-journal&quot;, &quot;issued&quot;: {&quot;date-parts&quot;: [[&quot;2011&quot;, &quot;2&quot;]]}, &quot;volume&quot;: &quot;102&quot;, &quot;author&quot;: [{&quot;suffix&quot;: &quot;&quot;, &quot;dropping-particle&quot;: &quot;&quot;, &quot;non-dropping-particle&quot;: &quot;&quot;, &quot;given&quot;: &quot;Adam J&quot;, &quot;family&quot;: &quot;Lonsdale&quot;, &quot;parse-names&quot;: false}, {&quot;suffix&quot;: &quot;&quot;, &quot;dropping-particle&quot;: &quot;&quot;, &quot;non-dropping-particle&quot;: &quot;&quot;, &quot;given&quot;: &quot;Adrian C.&quot;, &quot;family&quot;: &quot;North&quot;, &quot;parse-names&quot;: false}], &quot;ISSN&quot;: &quot;0007-1269&quot;, &quot;title&quot;: &quot;Why do we listen to music? A uses and gratifications analysis&quot;, &quot;note&quot;: &quot;NULL&quot;, &quot;issue&quot;: &quot;1&quot;, &quot;page&quot;: &quot;108-134&quot;, &quot;container-title&quot;: &quot;The British journal of psychology&quot;, &quot;id&quot;: &quot;ITEM-2&quot;, &quot;publisher&quot;: &quot;British Psychological Society&quot;}, &quot;uris&quot;: [&quot;http://www.mendeley.com/documents/?uuid=3a655953-46e9-4e5c-9c0e-43f12d1888bd&quot;], &quot;id&quot;: &quot;ITEM-2&quot;}, {&quot;itemData&quot;: {&quot;type&quot;: &quot;article-journal&quot;, &quot;issued&quot;: {&quot;date-parts&quot;: [[&quot;1992&quot;]]}, &quot;author&quot;: [{&quot;suffix&quot;: &quot;&quot;, &quot;dropping-particle&quot;: &quot;&quot;, &quot;non-dropping-particle&quot;: &quot;&quot;, &quot;given&quot;: &quot;John A&quot;, &quot;family&quot;: &quot;Sloboda&quot;, &quot;parse-names&quot;: false}], &quot;ISSN&quot;: &quot;1557981272&quot;, &quot;title&quot;: &quot;Empirical studies of emotional response to music.&quot;, &quot;id&quot;: &quot;ITEM-3&quot;, &quot;publisher&quot;: &quot;American Psychological Association&quot;}, &quot;uris&quot;: [&quot;http://www.mendeley.com/documents/?uuid=d2a2734f-6e2e-4263-8dd6-3f6b434a35de&quot;], &quot;id&quot;: &quot;ITEM-3&quot;}]} RNDpoYfLvYEU6"/><text:span text:style-name="T29">(Juslin &amp; Västfjäll, 2008; Lonsdale &amp; North, 2011; Sloboda, 1992)</text:span><text:reference-mark-end text:name="ADDIN CSL_CITATION {&quot;mendeley&quot;: {&quot;previouslyFormattedCitation&quot;: &quot;(Juslin &amp; V\u00e4stfj\u00e4ll, 2008; Lonsdale &amp; North, 2011; Sloboda, 1992)&quot;, &quot;plainTextFormattedCitation&quot;: &quot;(Juslin &amp; V\u00e4stfj\u00e4ll, 2008; Lonsdale &amp; North, 2011; Sloboda, 1992)&quot;, &quot;formattedCitation&quot;: &quot;(Juslin &amp; V\u00e4stfj\u00e4ll, 2008; Lonsdale &amp; North, 2011; Sloboda, 1992)&quot;}, &quot;properties&quot;: {&quot;noteIndex&quot;: 0}, &quot;schema&quot;: &quot;https://github.com/citation-style-language/schema/raw/master/csl-citation.json&quot;, &quot;citationItems&quot;: [{&quot;itemData&quot;: {&quot;DOI&quot;: &quot;10.1017/S0140525X08005293&quot;, &quot;type&quot;: &quot;article-journal&quot;, &quot;issued&quot;: {&quot;date-parts&quot;: [[&quot;2008&quot;, &quot;10&quot;]]}, &quot;volume&quot;: &quot;31&quot;, &quot;author&quot;: [{&quot;suffix&quot;: &quot;&quot;, &quot;dropping-particle&quot;: &quot;&quot;, &quot;non-dropping-particle&quot;: &quot;&quot;, &quot;given&quot;: &quot;Patrik N&quot;, &quot;family&quot;: &quot;Juslin&quot;, &quot;parse-names&quot;: false}, {&quot;suffix&quot;: &quot;&quot;, &quot;dropping-particle&quot;: &quot;&quot;, &quot;non-dropping-particle&quot;: &quot;&quot;, &quot;given&quot;: &quot;Daniel&quot;, &quot;family&quot;: &quot;V\u00e4stfj\u00e4ll&quot;, &quot;parse-names&quot;: false}], &quot;ISSN&quot;: &quot;0140-525X&quot;, &quot;title&quot;: &quot;Emotional responses to music: The need to consider underlying mechanisms&quot;, &quot;note&quot;: &quot;NULL&quot;, &quot;issue&quot;: &quot;05&quot;, &quot;page&quot;: &quot;559&quot;, &quot;container-title&quot;: &quot;The Behavioral and brain sciences&quot;, &quot;id&quot;: &quot;ITEM-1&quot;, &quot;publisher&quot;: &quot;Cambridge University Press&quot;}, &quot;uris&quot;: [&quot;http://www.mendeley.com/documents/?uuid=55770216-413d-448f-8469-7654342b267f&quot;], &quot;id&quot;: &quot;ITEM-1&quot;}, {&quot;itemData&quot;: {&quot;DOI&quot;: &quot;10.1348/000712610X506831&quot;, &quot;type&quot;: &quot;article-journal&quot;, &quot;issued&quot;: {&quot;date-parts&quot;: [[&quot;2011&quot;, &quot;2&quot;]]}, &quot;volume&quot;: &quot;102&quot;, &quot;author&quot;: [{&quot;suffix&quot;: &quot;&quot;, &quot;dropping-particle&quot;: &quot;&quot;, &quot;non-dropping-particle&quot;: &quot;&quot;, &quot;given&quot;: &quot;Adam J&quot;, &quot;family&quot;: &quot;Lonsdale&quot;, &quot;parse-names&quot;: false}, {&quot;suffix&quot;: &quot;&quot;, &quot;dropping-particle&quot;: &quot;&quot;, &quot;non-dropping-particle&quot;: &quot;&quot;, &quot;given&quot;: &quot;Adrian C.&quot;, &quot;family&quot;: &quot;North&quot;, &quot;parse-names&quot;: false}], &quot;ISSN&quot;: &quot;0007-1269&quot;, &quot;title&quot;: &quot;Why do we listen to music? A uses and gratifications analysis&quot;, &quot;note&quot;: &quot;NULL&quot;, &quot;issue&quot;: &quot;1&quot;, &quot;page&quot;: &quot;108-134&quot;, &quot;container-title&quot;: &quot;The British journal of psychology&quot;, &quot;id&quot;: &quot;ITEM-2&quot;, &quot;publisher&quot;: &quot;British Psychological Society&quot;}, &quot;uris&quot;: [&quot;http://www.mendeley.com/documents/?uuid=3a655953-46e9-4e5c-9c0e-43f12d1888bd&quot;], &quot;id&quot;: &quot;ITEM-2&quot;}, {&quot;itemData&quot;: {&quot;type&quot;: &quot;article-journal&quot;, &quot;issued&quot;: {&quot;date-parts&quot;: [[&quot;1992&quot;]]}, &quot;author&quot;: [{&quot;suffix&quot;: &quot;&quot;, &quot;dropping-particle&quot;: &quot;&quot;, &quot;non-dropping-particle&quot;: &quot;&quot;, &quot;given&quot;: &quot;John A&quot;, &quot;family&quot;: &quot;Sloboda&quot;, &quot;parse-names&quot;: false}], &quot;ISSN&quot;: &quot;1557981272&quot;, &quot;title&quot;: &quot;Empirical studies of emotional response to music.&quot;, &quot;id&quot;: &quot;ITEM-3&quot;, &quot;publisher&quot;: &quot;American Psychological Association&quot;}, &quot;uris&quot;: [&quot;http://www.mendeley.com/documents/?uuid=d2a2734f-6e2e-4263-8dd6-3f6b434a35de&quot;], &quot;id&quot;: &quot;ITEM-3&quot;}]} RNDpoYfLvYEU6"/><text:span text:style-name="T98">⁠</text:span><text:span text:style-name="T29"> </text:span><text:span text:style-name="T34">and</text:span><text:span text:style-name="T30"> studies have shown</text:span><text:span text:style-name="T31"> that changes in mood and arousal may also affect cognitive task performance </text:span><text:reference-mark-start text:name="ADDIN CSL_CITATION {&quot;mendeley&quot;: {&quot;previouslyFormattedCitation&quot;: &quot;(Husain, Thompson, &amp; Schellenberg, 2002; Thompson, Schellenberg, &amp; Husain, 2001)&quot;, &quot;plainTextFormattedCitation&quot;: &quot;(Husain, Thompson, &amp; Schellenberg, 2002; Thompson, Schellenberg, &amp; Husain, 2001)&quot;, &quot;formattedCitation&quot;: &quot;(Husain, Thompson, &amp; Schellenberg, 2002; Thompson, Schellenberg, &amp; Husain, 2001)&quot;}, &quot;properties&quot;: {&quot;noteIndex&quot;: 0}, &quot;schema&quot;: &quot;https://github.com/citation-style-language/schema/raw/master/csl-citation.json&quot;, &quot;citationItems&quot;: [{&quot;itemData&quot;: {&quot;DOI&quot;: &quot;10.1111/1467-9280.00345&quot;, &quot;type&quot;: &quot;article-journal&quot;, &quot;issued&quot;: {&quot;date-parts&quot;: [[&quot;2001&quot;, &quot;5&quot;, &quot;1&quot;]]}, &quot;volume&quot;: &quot;12&quot;, &quot;author&quot;: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Gabriela&quot;, &quot;family&quot;: &quot;Husain&quot;, &quot;parse-names&quot;: false}], &quot;ISBN&quot;: &quot;1467-9280&quot;, &quot;ISSN&quot;: &quot;0956-7976&quot;, &quot;title&quot;: &quot;Arousal, Mood, and The Mozart Effect&quot;, &quot;issue&quot;: &quot;3&quot;, &quot;PMID&quot;: &quot;11437309&quot;, &quot;page&quot;: &quot;248-251&quot;, &quot;container-title&quot;: &quot;Psychological Science&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id&quot;: &quot;ITEM-1&quot;}, &quot;uris&quot;: [&quot;http://www.mendeley.com/documents/?uuid=aa71f269-3c47-4cf0-96fe-b6bf631314bc&quot;], &quot;id&quot;: &quot;ITEM-1&quot;}, {&quot;itemData&quot;: {&quot;type&quot;: &quot;article-journal&quot;, &quot;issued&quot;: {&quot;date-parts&quot;: [[&quot;2002&quot;]]}, &quot;title&quot;: &quot;Effects of Musical Tempo and Mode on Arousal, Mood, and Spatial Abilities&quot;, &quot;volume&quot;: &quot;20&quot;, &quot;author&quot;: [{&quot;suffix&quot;: &quot;&quot;, &quot;dropping-particle&quot;: &quot;&quot;, &quot;non-dropping-particle&quot;: &quot;&quot;, &quot;given&quot;: &quot;Gabriela&quot;, &quot;family&quot;: &quot;Husain&quot;, &quot;parse-names&quot;: false},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page&quot;: &quot;151-171&quot;, &quot;container-title&quot;: &quot;Music Perception: An Interdisciplinary Journal&quot;, &quot;issue&quot;: &quot;2&quot;, &quot;id&quot;: &quot;ITEM-2&quot;}, &quot;uris&quot;: [&quot;http://www.mendeley.com/documents/?uuid=316bf791-0105-4b85-a3ec-3101d4d765ab&quot;], &quot;id&quot;: &quot;ITEM-2&quot;}]} RNDT1bLf3YJOI"/><text:span text:style-name="T31">(Husain, Thompson, &amp; Schellenberg, 2002; Thompson, Schellenberg, &amp; Husain, 2001)</text:span><text:reference-mark-end text:name="ADDIN CSL_CITATION {&quot;mendeley&quot;: {&quot;previouslyFormattedCitation&quot;: &quot;(Husain, Thompson, &amp; Schellenberg, 2002; Thompson, Schellenberg, &amp; Husain, 2001)&quot;, &quot;plainTextFormattedCitation&quot;: &quot;(Husain, Thompson, &amp; Schellenberg, 2002; Thompson, Schellenberg, &amp; Husain, 2001)&quot;, &quot;formattedCitation&quot;: &quot;(Husain, Thompson, &amp; Schellenberg, 2002; Thompson, Schellenberg, &amp; Husain, 2001)&quot;}, &quot;properties&quot;: {&quot;noteIndex&quot;: 0}, &quot;schema&quot;: &quot;https://github.com/citation-style-language/schema/raw/master/csl-citation.json&quot;, &quot;citationItems&quot;: [{&quot;itemData&quot;: {&quot;DOI&quot;: &quot;10.1111/1467-9280.00345&quot;, &quot;type&quot;: &quot;article-journal&quot;, &quot;issued&quot;: {&quot;date-parts&quot;: [[&quot;2001&quot;, &quot;5&quot;, &quot;1&quot;]]}, &quot;volume&quot;: &quot;12&quot;, &quot;author&quot;: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Gabriela&quot;, &quot;family&quot;: &quot;Husain&quot;, &quot;parse-names&quot;: false}], &quot;ISBN&quot;: &quot;1467-9280&quot;, &quot;ISSN&quot;: &quot;0956-7976&quot;, &quot;title&quot;: &quot;Arousal, Mood, and The Mozart Effect&quot;, &quot;issue&quot;: &quot;3&quot;, &quot;PMID&quot;: &quot;11437309&quot;, &quot;page&quot;: &quot;248-251&quot;, &quot;container-title&quot;: &quot;Psychological Science&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id&quot;: &quot;ITEM-1&quot;}, &quot;uris&quot;: [&quot;http://www.mendeley.com/documents/?uuid=aa71f269-3c47-4cf0-96fe-b6bf631314bc&quot;], &quot;id&quot;: &quot;ITEM-1&quot;}, {&quot;itemData&quot;: {&quot;type&quot;: &quot;article-journal&quot;, &quot;issued&quot;: {&quot;date-parts&quot;: [[&quot;2002&quot;]]}, &quot;title&quot;: &quot;Effects of Musical Tempo and Mode on Arousal, Mood, and Spatial Abilities&quot;, &quot;volume&quot;: &quot;20&quot;, &quot;author&quot;: [{&quot;suffix&quot;: &quot;&quot;, &quot;dropping-particle&quot;: &quot;&quot;, &quot;non-dropping-particle&quot;: &quot;&quot;, &quot;given&quot;: &quot;Gabriela&quot;, &quot;family&quot;: &quot;Husain&quot;, &quot;parse-names&quot;: false},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page&quot;: &quot;151-171&quot;, &quot;container-title&quot;: &quot;Music Perception: An Interdisciplinary Journal&quot;, &quot;issue&quot;: &quot;2&quot;, &quot;id&quot;: &quot;ITEM-2&quot;}, &quot;uris&quot;: [&quot;http://www.mendeley.com/documents/?uuid=316bf791-0105-4b85-a3ec-3101d4d765ab&quot;], &quot;id&quot;: &quot;ITEM-2&quot;}]} RNDT1bLf3YJOI"/><text:span text:style-name="T31">⁠.</text:span><text:span text:style-name="T32"> </text:span><text:span text:style-name="T31">For example, </text:span><text:reference-mark-start text:name="ADDIN CSL_CITATION {&quot;mendeley&quot;: {&quot;previouslyFormattedCitation&quot;: &quot;(Husain et al., 2002)&quot;, &quot;plainTextFormattedCitation&quot;: &quot;(Husain et al., 2002)&quot;, &quot;formattedCitation&quot;: &quot;(Husain et al., 2002)&quot;, &quot;manualFormatting&quot;: &quot;Husain et al. (2002)&quot;}, &quot;properties&quot;: {&quot;noteIndex&quot;: 0}, &quot;schema&quot;: &quot;https://github.com/citation-style-language/schema/raw/master/csl-citation.json&quot;, &quot;citationItems&quot;: [{&quot;itemData&quot;: {&quot;type&quot;: &quot;article-journal&quot;, &quot;issued&quot;: {&quot;date-parts&quot;: [[&quot;2002&quot;]]}, &quot;title&quot;: &quot;Effects of Musical Tempo and Mode on Arousal, Mood, and Spatial Abilities&quot;, &quot;volume&quot;: &quot;20&quot;, &quot;author&quot;: [{&quot;suffix&quot;: &quot;&quot;, &quot;dropping-particle&quot;: &quot;&quot;, &quot;non-dropping-particle&quot;: &quot;&quot;, &quot;given&quot;: &quot;Gabriela&quot;, &quot;family&quot;: &quot;Husain&quot;, &quot;parse-names&quot;: false},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page&quot;: &quot;151-171&quot;, &quot;container-title&quot;: &quot;Music Perception: An Interdisciplinary Journal&quot;, &quot;issue&quot;: &quot;2&quot;, &quot;id&quot;: &quot;ITEM-1&quot;}, &quot;uris&quot;: [&quot;http://www.mendeley.com/documents/?uuid=316bf791-0105-4b85-a3ec-3101d4d765ab&quot;], &quot;id&quot;: &quot;ITEM-1&quot;}]} RNDXVguKmy6WC"/><text:span text:style-name="T31">Husain et al. (2002)</text:span><text:reference-mark-end text:name="ADDIN CSL_CITATION {&quot;mendeley&quot;: {&quot;previouslyFormattedCitation&quot;: &quot;(Husain et al., 2002)&quot;, &quot;plainTextFormattedCitation&quot;: &quot;(Husain et al., 2002)&quot;, &quot;formattedCitation&quot;: &quot;(Husain et al., 2002)&quot;, &quot;manualFormatting&quot;: &quot;Husain et al. (2002)&quot;}, &quot;properties&quot;: {&quot;noteIndex&quot;: 0}, &quot;schema&quot;: &quot;https://github.com/citation-style-language/schema/raw/master/csl-citation.json&quot;, &quot;citationItems&quot;: [{&quot;itemData&quot;: {&quot;type&quot;: &quot;article-journal&quot;, &quot;issued&quot;: {&quot;date-parts&quot;: [[&quot;2002&quot;]]}, &quot;title&quot;: &quot;Effects of Musical Tempo and Mode on Arousal, Mood, and Spatial Abilities&quot;, &quot;volume&quot;: &quot;20&quot;, &quot;author&quot;: [{&quot;suffix&quot;: &quot;&quot;, &quot;dropping-particle&quot;: &quot;&quot;, &quot;non-dropping-particle&quot;: &quot;&quot;, &quot;given&quot;: &quot;Gabriela&quot;, &quot;family&quot;: &quot;Husain&quot;, &quot;parse-names&quot;: false}, {&quot;suffix&quot;: &quot;&quot;, &quot;dropping-particle&quot;: &quot;&quot;, &quot;non-dropping-particle&quot;: &quot;&quot;, &quot;given&quot;: &quot;William Forde&quot;, &quot;family&quot;: &quot;Thompson&quot;, &quot;parse-names&quot;: false}, {&quot;suffix&quot;: &quot;&quot;, &quot;dropping-particle&quot;: &quot;&quot;, &quot;non-dropping-particle&quot;: &quot;&quot;, &quot;given&quot;: &quot;E. Glenn&quot;, &quot;family&quot;: &quot;Schellenberg&quot;, &quot;parse-names&quot;: false}], &quot;page&quot;: &quot;151-171&quot;, &quot;container-title&quot;: &quot;Music Perception: An Interdisciplinary Journal&quot;, &quot;issue&quot;: &quot;2&quot;, &quot;id&quot;: &quot;ITEM-1&quot;}, &quot;uris&quot;: [&quot;http://www.mendeley.com/documents/?uuid=316bf791-0105-4b85-a3ec-3101d4d765ab&quot;], &quot;id&quot;: &quot;ITEM-1&quot;}]} RNDXVguKmy6WC"/><text:span text:style-name="T31">⁠ </text:span><text:span text:style-name="T33">found that increased levels of arousal account for 60% of the variance in scores on a spatial manipulation task.</text:span><text:span text:style-name="T35"> This change in arousal, </text:span><text:span text:style-name="T36">driven by preference,</text:span><text:span text:style-name="T35"> may be related to how music affects cognition. </text:span></text:p>
      <text:p text:style-name="P23"><text:span text:style-name="T100"><text:s/></text:span><text:reference-mark-start text:name="ADDIN CSL_CITATION {&quot;mendeley&quot;: {&quot;previouslyFormattedCitation&quot;: &quot;(Nantais &amp; Schellenberg, 1999)&quot;, &quot;plainTextFormattedCitation&quot;: &quot;(Nantais &amp; Schellenberg, 1999)&quot;, &quot;formattedCitation&quot;: &quot;(Nantais &amp; Schellenberg, 1999)&quot;, &quot;manualFormatting&quot;: &quot;Nantais and Schellenberg (1999)&quot;}, &quot;properties&quot;: {&quot;noteIndex&quot;: 0}, &quot;schema&quot;: &quot;https://github.com/citation-style-language/schema/raw/master/csl-citation.json&quot;, &quot;citationItems&quot;: [{&quot;itemData&quot;: {&quot;DOI&quot;: &quot;10.1111/1467-9280.00170&quot;, &quot;type&quot;: &quot;article-journal&quot;, &quot;issued&quot;: {&quot;date-parts&quot;: [[&quot;1999&quot;, &quot;7&quot;, &quot;1&quot;]]}, &quot;volume&quot;: &quot;10&quot;, &quot;author&quot;: [{&quot;suffix&quot;: &quot;&quot;, &quot;dropping-particle&quot;: &quot;&quot;, &quot;non-dropping-particle&quot;: &quot;&quot;, &quot;given&quot;: &quot;Kristin M&quot;, &quot;family&quot;: &quot;Nantais&quot;, &quot;parse-names&quot;: false}, {&quot;suffix&quot;: &quot;&quot;, &quot;dropping-particle&quot;: &quot;&quot;, &quot;non-dropping-particle&quot;: &quot;&quot;, &quot;given&quot;: &quot;E. Glenn&quot;, &quot;family&quot;: &quot;Schellenberg&quot;, &quot;parse-names&quot;: false}], &quot;ISSN&quot;: &quot;0956-7976&quot;, &quot;title&quot;: &quot;The Mozart Effect: An Artifact of Preference&quot;, &quot;note&quot;: &quot;NULL&quot;, &quot;issue&quot;: &quot;4&quot;, &quot;page&quot;: &quot;370-373&quot;, &quot;container-title&quot;: &quot;Psychological Science&quot;, &quot;id&quot;: &quot;ITEM-1&quot;}, &quot;uris&quot;: [&quot;http://www.mendeley.com/documents/?uuid=9555a093-5844-44f0-b729-e80d91c30f6e&quot;], &quot;id&quot;: &quot;ITEM-1&quot;}]} RNDx85FhHeOly"/><text:span text:style-name="T37">Nantais and Schellenberg (1999)</text:span><text:reference-mark-end text:name="ADDIN CSL_CITATION {&quot;mendeley&quot;: {&quot;previouslyFormattedCitation&quot;: &quot;(Nantais &amp; Schellenberg, 1999)&quot;, &quot;plainTextFormattedCitation&quot;: &quot;(Nantais &amp; Schellenberg, 1999)&quot;, &quot;formattedCitation&quot;: &quot;(Nantais &amp; Schellenberg, 1999)&quot;, &quot;manualFormatting&quot;: &quot;Nantais and Schellenberg (1999)&quot;}, &quot;properties&quot;: {&quot;noteIndex&quot;: 0}, &quot;schema&quot;: &quot;https://github.com/citation-style-language/schema/raw/master/csl-citation.json&quot;, &quot;citationItems&quot;: [{&quot;itemData&quot;: {&quot;DOI&quot;: &quot;10.1111/1467-9280.00170&quot;, &quot;type&quot;: &quot;article-journal&quot;, &quot;issued&quot;: {&quot;date-parts&quot;: [[&quot;1999&quot;, &quot;7&quot;, &quot;1&quot;]]}, &quot;volume&quot;: &quot;10&quot;, &quot;author&quot;: [{&quot;suffix&quot;: &quot;&quot;, &quot;dropping-particle&quot;: &quot;&quot;, &quot;non-dropping-particle&quot;: &quot;&quot;, &quot;given&quot;: &quot;Kristin M&quot;, &quot;family&quot;: &quot;Nantais&quot;, &quot;parse-names&quot;: false}, {&quot;suffix&quot;: &quot;&quot;, &quot;dropping-particle&quot;: &quot;&quot;, &quot;non-dropping-particle&quot;: &quot;&quot;, &quot;given&quot;: &quot;E. Glenn&quot;, &quot;family&quot;: &quot;Schellenberg&quot;, &quot;parse-names&quot;: false}], &quot;ISSN&quot;: &quot;0956-7976&quot;, &quot;title&quot;: &quot;The Mozart Effect: An Artifact of Preference&quot;, &quot;note&quot;: &quot;NULL&quot;, &quot;issue&quot;: &quot;4&quot;, &quot;page&quot;: &quot;370-373&quot;, &quot;container-title&quot;: &quot;Psychological Science&quot;, &quot;id&quot;: &quot;ITEM-1&quot;}, &quot;uris&quot;: [&quot;http://www.mendeley.com/documents/?uuid=9555a093-5844-44f0-b729-e80d91c30f6e&quot;], &quot;id&quot;: &quot;ITEM-1&quot;}]} RNDx85FhHeOly"/><text:span text:style-name="T101">⁠ showed that if participants liked the music they </text:span><text:span text:style-name="T102">were listening</text:span><text:span text:style-name="T101"> to (regardless of composer) then they performed better on </text:span><text:span text:style-name="T103">the same</text:span><text:span text:style-name="T101"> spatial-temporal task </text:span><text:span text:style-name="T103">used in the </text:span><text:reference-mark-start text:name="ADDIN CSL_CITATION {&quot;mendeley&quot;: {&quot;previouslyFormattedCitation&quot;: &quot;(Rauscher et al., 1993)&quot;, &quot;plainTextFormattedCitation&quot;: &quot;(Rauscher et al., 1993)&quot;, &quot;formattedCitation&quot;: &quot;(Rauscher et al., 1993)&quot;, &quot;manualFormatting&quot;: &quot;Rauscher et al., (1993)&quot;}, &quot;properties&quot;: {&quot;noteIndex&quot;: 0}, &quot;schema&quot;: &quot;https://github.com/citation-style-language/schema/raw/master/csl-citation.json&quot;, &quot;citationItems&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1&quot;}, &quot;uris&quot;: [&quot;http://www.mendeley.com/documents/?uuid=e91ed3ba-5f13-4254-bd68-3b43bf4341ec&quot;], &quot;id&quot;: &quot;ITEM-1&quot;}]} RNDDSK312k9cW"/><text:span text:style-name="T38">Rauscher et al., (1993)</text:span><text:reference-mark-end text:name="ADDIN CSL_CITATION {&quot;mendeley&quot;: {&quot;previouslyFormattedCitation&quot;: &quot;(Rauscher et al., 1993)&quot;, &quot;plainTextFormattedCitation&quot;: &quot;(Rauscher et al., 1993)&quot;, &quot;formattedCitation&quot;: &quot;(Rauscher et al., 1993)&quot;, &quot;manualFormatting&quot;: &quot;Rauscher et al., (1993)&quot;}, &quot;properties&quot;: {&quot;noteIndex&quot;: 0}, &quot;schema&quot;: &quot;https://github.com/citation-style-language/schema/raw/master/csl-citation.json&quot;, &quot;citationItems&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1&quot;}, &quot;uris&quot;: [&quot;http://www.mendeley.com/documents/?uuid=e91ed3ba-5f13-4254-bd68-3b43bf4341ec&quot;], &quot;id&quot;: &quot;ITEM-1&quot;}]} RNDDSK312k9cW"/><text:span text:style-name="T103">⁠</text:span><text:span text:style-name="T101"> </text:span><text:span text:style-name="T103">study </text:span><text:span text:style-name="T102">than</text:span><text:span text:style-name="T101"> if they didn’t like the music. </text:span><text:span text:style-name="T120">This could be caused by an increased level of arousal as a result of listening to preferred music. </text:span><text:span text:style-name="T116">This </text:span><text:span text:style-name="T119">musical preference result</text:span><text:span text:style-name="T116"> was replicated by </text:span><text:reference-mark-start text:name="ADDIN CSL_CITATION {&quot;mendeley&quot;: {&quot;previouslyFormattedCitation&quot;: &quot;(Perham &amp; Withey, 2012)&quot;, &quot;plainTextFormattedCitation&quot;: &quot;(Perham &amp; Withey, 2012)&quot;, &quot;formattedCitation&quot;: &quot;(Perham &amp; Withey, 2012)&quot;, &quot;manualFormatting&quot;: &quot;Perham and Withey (2012)&quot;}, &quot;properties&quot;: {&quot;noteIndex&quot;: 0}, &quot;schema&quot;: &quot;https://github.com/citation-style-language/schema/raw/master/csl-citation.json&quot;, &quot;citationItems&quot;: [{&quot;itemData&quot;: {&quot;DOI&quot;: &quot;10.1007/s12144-012-9141-6&quot;, &quot;type&quot;: &quot;article-journal&quot;, &quot;issued&quot;: {&quot;date-parts&quot;: [[&quot;2012&quot;]]}, &quot;volume&quot;: &quot;31&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Tom&quot;, &quot;family&quot;: &quot;Withey&quot;, &quot;parse-names&quot;: false}], &quot;ISSN&quot;: &quot;10461310&quot;, &quot;title&quot;: &quot;Liked Music Increases Spatial Rotation Performance Regardless of Tempo&quot;, &quot;issue&quot;: &quot;2&quot;, &quot;page&quot;: &quot;168-181&quot;, &quot;container-title&quot;: &quot;Current Psychology&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id&quot;: &quot;ITEM-1&quot;}, &quot;uris&quot;: [&quot;http://www.mendeley.com/documents/?uuid=66725fa3-2246-49f4-8ceb-2dd534352e39&quot;], &quot;id&quot;: &quot;ITEM-1&quot;}]} RNDAKiRQj8JJ3"/><text:span text:style-name="T47">Perham and Withey (2012)</text:span><text:reference-mark-end text:name="ADDIN CSL_CITATION {&quot;mendeley&quot;: {&quot;previouslyFormattedCitation&quot;: &quot;(Perham &amp; Withey, 2012)&quot;, &quot;plainTextFormattedCitation&quot;: &quot;(Perham &amp; Withey, 2012)&quot;, &quot;formattedCitation&quot;: &quot;(Perham &amp; Withey, 2012)&quot;, &quot;manualFormatting&quot;: &quot;Perham and Withey (2012)&quot;}, &quot;properties&quot;: {&quot;noteIndex&quot;: 0}, &quot;schema&quot;: &quot;https://github.com/citation-style-language/schema/raw/master/csl-citation.json&quot;, &quot;citationItems&quot;: [{&quot;itemData&quot;: {&quot;DOI&quot;: &quot;10.1007/s12144-012-9141-6&quot;, &quot;type&quot;: &quot;article-journal&quot;, &quot;issued&quot;: {&quot;date-parts&quot;: [[&quot;2012&quot;]]}, &quot;volume&quot;: &quot;31&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Tom&quot;, &quot;family&quot;: &quot;Withey&quot;, &quot;parse-names&quot;: false}], &quot;ISSN&quot;: &quot;10461310&quot;, &quot;title&quot;: &quot;Liked Music Increases Spatial Rotation Performance Regardless of Tempo&quot;, &quot;issue&quot;: &quot;2&quot;, &quot;page&quot;: &quot;168-181&quot;, &quot;container-title&quot;: &quot;Current Psychology&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id&quot;: &quot;ITEM-1&quot;}, &quot;uris&quot;: [&quot;http://www.mendeley.com/documents/?uuid=66725fa3-2246-49f4-8ceb-2dd534352e39&quot;], &quot;id&quot;: &quot;ITEM-1&quot;}]} RNDAKiRQj8JJ3"/><text:span text:style-name="T116">⁠ when participants performed better on a similar spatial-temporal task when listening to liked music than when listening to disliked music. </text:span><text:span text:style-name="T119">Studies e</text:span><text:span text:style-name="T116">xploring th</text:span><text:span text:style-name="T119">e preference</text:span><text:span text:style-name="T116"> effect on other cognitive tasks, </text:span><text:span text:style-name="T120">however, </text:span><text:span text:style-name="T119">have found conflicting results</text:span><text:span text:style-name="T116">.</text:span><text:span text:style-name="T103"> </text:span><text:span text:style-name="T104">In a reading task, m</text:span><text:span text:style-name="T105">usic preference had no effect on reading comprehension performance </text:span><text:reference-mark-start text:name="ADDIN CSL_CITATION {&quot;mendeley&quot;: {&quot;previouslyFormattedCitation&quot;: &quot;(Perham &amp; Currie, 2014)&quot;, &quot;plainTextFormattedCitation&quot;: &quot;(Perham &amp; Currie, 2014)&quot;, &quot;formattedCitation&quot;: &quot;(Perham &amp; Currie, 2014)&quot;}, &quot;properties&quot;: {&quot;noteIndex&quot;: 0}, &quot;schema&quot;: &quot;https://github.com/citation-style-language/schema/raw/master/csl-citation.json&quot;, &quot;citationItems&quot;: [{&quot;itemData&quot;: {&quot;DOI&quot;: &quot;10.1002/acp.2994&quot;, &quot;type&quot;: &quot;article-journal&quot;, &quot;issued&quot;: {&quot;date-parts&quot;: [[&quot;2014&quot;, &quot;3&quot;]]}, &quot;volume&quot;: &quot;28&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Harriet&quot;, &quot;family&quot;: &quot;Currie&quot;, &quot;parse-names&quot;: false}], &quot;ISSN&quot;: &quot;08884080&quot;, &quot;title&quot;: &quot;Does listening to preferred music improve reading comprehension performance?&quot;, &quot;issue&quot;: &quot;2&quot;, &quot;page&quot;: &quot;279-284&quot;, &quot;container-title&quot;: &quot;Applied Cognitive Psychology&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id&quot;: &quot;ITEM-1&quot;}, &quot;uris&quot;: [&quot;http://www.mendeley.com/documents/?uuid=519f6d17-e8c0-41ab-9c86-0928c5eb392e&quot;], &quot;id&quot;: &quot;ITEM-1&quot;}]} RNDMIQlprey9Y"/><text:span text:style-name="T39">(Perham &amp; Currie, 2014)</text:span><text:reference-mark-end text:name="ADDIN CSL_CITATION {&quot;mendeley&quot;: {&quot;previouslyFormattedCitation&quot;: &quot;(Perham &amp; Currie, 2014)&quot;, &quot;plainTextFormattedCitation&quot;: &quot;(Perham &amp; Currie, 2014)&quot;, &quot;formattedCitation&quot;: &quot;(Perham &amp; Currie, 2014)&quot;}, &quot;properties&quot;: {&quot;noteIndex&quot;: 0}, &quot;schema&quot;: &quot;https://github.com/citation-style-language/schema/raw/master/csl-citation.json&quot;, &quot;citationItems&quot;: [{&quot;itemData&quot;: {&quot;DOI&quot;: &quot;10.1002/acp.2994&quot;, &quot;type&quot;: &quot;article-journal&quot;, &quot;issued&quot;: {&quot;date-parts&quot;: [[&quot;2014&quot;, &quot;3&quot;]]}, &quot;volume&quot;: &quot;28&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Harriet&quot;, &quot;family&quot;: &quot;Currie&quot;, &quot;parse-names&quot;: false}], &quot;ISSN&quot;: &quot;08884080&quot;, &quot;title&quot;: &quot;Does listening to preferred music improve reading comprehension performance?&quot;, &quot;issue&quot;: &quot;2&quot;, &quot;page&quot;: &quot;279-284&quot;, &quot;container-title&quot;: &quot;Applied Cognitive Psychology&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id&quot;: &quot;ITEM-1&quot;}, &quot;uris&quot;: [&quot;http://www.mendeley.com/documents/?uuid=519f6d17-e8c0-41ab-9c86-0928c5eb392e&quot;], &quot;id&quot;: &quot;ITEM-1&quot;}]} RNDMIQlprey9Y"/><text:span text:style-name="T105">⁠. </text:span><text:span text:style-name="T104">Instead, </text:span><text:span text:style-name="T107">performance was mediated by the presence of lyrics </text:span><text:span text:style-name="T104">as participants performed worse when lyrics were present in the music</text:span><text:span text:style-name="T108">. </text:span><text:span text:style-name="T106">The effects of lyric presence will be discussed further in the </text:span><text:span text:style-name="T109">following</text:span><text:span text:style-name="T106"> section</text:span><text:span text:style-name="T110">. </text:span><text:span text:style-name="T121">W</text:span><text:span text:style-name="T122">hen </text:span><text:span text:style-name="T111">investigating </text:span><text:span text:style-name="T110">the effe</text:span><text:span text:style-name="T112">c</text:span><text:span text:style-name="T110">t of music preference on </text:span><text:span text:style-name="T111">s</text:span><text:span text:style-name="T113">erial recall, </text:span><text:span text:style-name="T106">the ability to </text:span><text:span text:style-name="T110">store and recall a list of items,</text:span><text:span text:style-name="T113"> </text:span><text:span text:style-name="T106">one study showed </text:span><text:span text:style-name="T118">that</text:span><text:span text:style-name="T114"> both </text:span><text:span text:style-name="T118">liked and disliked music</text:span><text:span text:style-name="T114"> resulted in worse </text:span><text:span text:style-name="T115">performance </text:span><text:span text:style-name="T118">on the task </text:span><text:span text:style-name="T117">than when </text:span><text:span text:style-name="T118">it was</text:span><text:span text:style-name="T117"> performed</text:span><text:span text:style-name="T115"> </text:span><text:span text:style-name="T117">in</text:span><text:span text:style-name="T114"> silence </text:span><text:span text:style-name="T118">but the two music conditions did not differ from each other</text:span><text:span text:style-name="T114"> </text:span><text:reference-mark-start text:name="ADDIN CSL_CITATION {&quot;mendeley&quot;: {&quot;previouslyFormattedCitation&quot;: &quot;(Perham &amp; Vizard, 2011)&quot;, &quot;plainTextFormattedCitation&quot;: &quot;(Perham &amp; Vizard, 2011)&quot;, &quot;formattedCitation&quot;: &quot;(Perham &amp; Vizard, 2011)&quot;, &quot;manualFormatting&quot;: &quot;(Perham &amp; Vizard, 2011).&quot;}, &quot;properties&quot;: {&quot;noteIndex&quot;: 0}, &quot;schema&quot;: &quot;https://github.com/citation-style-language/schema/raw/master/csl-citation.json&quot;, &quot;citationItems&quot;: [{&quot;itemData&quot;: {&quot;DOI&quot;: &quot;10.1002/acp.1731&quot;, &quot;type&quot;: &quot;article-journal&quot;, &quot;issued&quot;: {&quot;date-parts&quot;: [[&quot;2011&quot;, &quot;7&quot;]]}, &quot;volume&quot;: &quot;25&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Joanne&quot;, &quot;family&quot;: &quot;Vizard&quot;, &quot;parse-names&quot;: false}], &quot;ISBN&quot;: &quot;1099-0720&quot;, &quot;ISSN&quot;: &quot;08884080&quot;, &quot;title&quot;: &quot;Can preference for background music mediate the irrelevant sound effect?&quot;, &quot;issue&quot;: &quot;4&quot;, &quot;page&quot;: &quot;625-631&quot;, &quot;container-title&quot;: &quot;Applied Cognitive Psychology&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id&quot;: &quot;ITEM-1&quot;}, &quot;uris&quot;: [&quot;http://www.mendeley.com/documents/?uuid=bea94f48-e532-4829-8fe4-6c6f0e879664&quot;], &quot;id&quot;: &quot;ITEM-1&quot;}]} RNDv2ap9mnOJR"/><text:span text:style-name="T40">(Perham &amp; Vizard, 2011).</text:span><text:reference-mark-end text:name="ADDIN CSL_CITATION {&quot;mendeley&quot;: {&quot;previouslyFormattedCitation&quot;: &quot;(Perham &amp; Vizard, 2011)&quot;, &quot;plainTextFormattedCitation&quot;: &quot;(Perham &amp; Vizard, 2011)&quot;, &quot;formattedCitation&quot;: &quot;(Perham &amp; Vizard, 2011)&quot;, &quot;manualFormatting&quot;: &quot;(Perham &amp; Vizard, 2011).&quot;}, &quot;properties&quot;: {&quot;noteIndex&quot;: 0}, &quot;schema&quot;: &quot;https://github.com/citation-style-language/schema/raw/master/csl-citation.json&quot;, &quot;citationItems&quot;: [{&quot;itemData&quot;: {&quot;DOI&quot;: &quot;10.1002/acp.1731&quot;, &quot;type&quot;: &quot;article-journal&quot;, &quot;issued&quot;: {&quot;date-parts&quot;: [[&quot;2011&quot;, &quot;7&quot;]]}, &quot;volume&quot;: &quot;25&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Joanne&quot;, &quot;family&quot;: &quot;Vizard&quot;, &quot;parse-names&quot;: false}], &quot;ISBN&quot;: &quot;1099-0720&quot;, &quot;ISSN&quot;: &quot;08884080&quot;, &quot;title&quot;: &quot;Can preference for background music mediate the irrelevant sound effect?&quot;, &quot;issue&quot;: &quot;4&quot;, &quot;page&quot;: &quot;625-631&quot;, &quot;container-title&quot;: &quot;Applied Cognitive Psychology&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id&quot;: &quot;ITEM-1&quot;}, &quot;uris&quot;: [&quot;http://www.mendeley.com/documents/?uuid=bea94f48-e532-4829-8fe4-6c6f0e879664&quot;], &quot;id&quot;: &quot;ITEM-1&quot;}]} RNDv2ap9mnOJR"/><text:span text:style-name="T106"> </text:span><text:span text:style-name="T117">Another study replicated th</text:span><text:span text:style-name="T118">e first</text:span><text:span text:style-name="T117"> result (b</text:span><text:span text:style-name="T113">oth liked and disliked music produced worse performance than </text:span><text:span text:style-name="T117">silence),</text:span><text:span text:style-name="T113"> </text:span><text:span text:style-name="T114">but </text:span><text:span text:style-name="T117">in this study</text:span><text:span text:style-name="T113"> liked music </text:span><text:span text:style-name="T114">resulted in</text:span><text:span text:style-name="T113"> wors</text:span><text:span text:style-name="T114">e</text:span><text:span text:style-name="T113"> performance </text:span><text:soft-page-break/><text:span text:style-name="T114">than disliked music </text:span><text:reference-mark-start text:name="ADDIN CSL_CITATION {&quot;mendeley&quot;: {&quot;previouslyFormattedCitation&quot;: &quot;(Perham &amp; Sykora, 2012)&quot;, &quot;plainTextFormattedCitation&quot;: &quot;(Perham &amp; Sykora, 2012)&quot;, &quot;formattedCitation&quot;: &quot;(Perham &amp; Sykora, 2012)&quot;}, &quot;properties&quot;: {&quot;noteIndex&quot;: 0}, &quot;schema&quot;: &quot;https://github.com/citation-style-language/schema/raw/master/csl-citation.json&quot;, &quot;citationItems&quot;: [{&quot;itemData&quot;: {&quot;DOI&quot;: &quot;10.1002/acp.2826&quot;, &quot;type&quot;: &quot;article-journal&quot;, &quot;issued&quot;: {&quot;date-parts&quot;: [[&quot;2012&quot;, &quot;7&quot;]]}, &quot;volume&quot;: &quot;26&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Martinne&quot;, &quot;family&quot;: &quot;Sykora&quot;, &quot;parse-names&quot;: false}], &quot;ISSN&quot;: &quot;08884080&quot;, &quot;title&quot;: &quot;Disliked Music can be Better for Performance than Liked Music&quot;, &quot;issue&quot;: &quot;4&quot;, &quot;page&quot;: &quot;550-555&quot;, &quot;container-title&quot;: &quot;Applied Cognitive Psychology&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id&quot;: &quot;ITEM-1&quot;}, &quot;uris&quot;: [&quot;http://www.mendeley.com/documents/?uuid=a1c2630b-ad30-49f0-b703-db86ce61dfa9&quot;], &quot;id&quot;: &quot;ITEM-1&quot;}]} RNDk4EetK32Mb"/><text:span text:style-name="T41">(Perham &amp; Sykora, 2012)</text:span><text:reference-mark-end text:name="ADDIN CSL_CITATION {&quot;mendeley&quot;: {&quot;previouslyFormattedCitation&quot;: &quot;(Perham &amp; Sykora, 2012)&quot;, &quot;plainTextFormattedCitation&quot;: &quot;(Perham &amp; Sykora, 2012)&quot;, &quot;formattedCitation&quot;: &quot;(Perham &amp; Sykora, 2012)&quot;}, &quot;properties&quot;: {&quot;noteIndex&quot;: 0}, &quot;schema&quot;: &quot;https://github.com/citation-style-language/schema/raw/master/csl-citation.json&quot;, &quot;citationItems&quot;: [{&quot;itemData&quot;: {&quot;DOI&quot;: &quot;10.1002/acp.2826&quot;, &quot;type&quot;: &quot;article-journal&quot;, &quot;issued&quot;: {&quot;date-parts&quot;: [[&quot;2012&quot;, &quot;7&quot;]]}, &quot;volume&quot;: &quot;26&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Martinne&quot;, &quot;family&quot;: &quot;Sykora&quot;, &quot;parse-names&quot;: false}], &quot;ISSN&quot;: &quot;08884080&quot;, &quot;title&quot;: &quot;Disliked Music can be Better for Performance than Liked Music&quot;, &quot;issue&quot;: &quot;4&quot;, &quot;page&quot;: &quot;550-555&quot;, &quot;container-title&quot;: &quot;Applied Cognitive Psychology&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id&quot;: &quot;ITEM-1&quot;}, &quot;uris&quot;: [&quot;http://www.mendeley.com/documents/?uuid=a1c2630b-ad30-49f0-b703-db86ce61dfa9&quot;], &quot;id&quot;: &quot;ITEM-1&quot;}]} RNDk4EetK32Mb"/><text:span text:style-name="T114">⁠</text:span><text:span text:style-name="T113">. </text:span><text:span text:style-name="T110">The </text:span><text:span text:style-name="T42">conflicting results from these studies could be due to </text:span><text:span text:style-name="T48">how</text:span><text:span text:style-name="T42"> the music </text:span><text:span text:style-name="T48">used in each study was </text:span><text:span text:style-name="T42">chosen. In the 2011 study, participants provided their own </text:span><text:span text:style-name="T49">liked</text:span><text:span text:style-name="T42"> music, but in the 2012 study both liked and disliked songs were provided by the researcher. </text:span><text:span text:style-name="T48">T</text:span><text:span text:style-name="T42">he differences could be a result of </text:span><text:span text:style-name="T52">different</text:span><text:span text:style-name="T42"> </text:span><text:span text:style-name="T44">moods </text:span><text:span text:style-name="T55">or arousal levels</text:span><text:span text:style-name="T42"> induced </text:span><text:span text:style-name="T44">by </text:span><text:span text:style-name="T43">the songs </text:span><text:span text:style-name="T52">that were </text:span><text:span text:style-name="T43">chosen by the</text:span><text:span text:style-name="T44"> individual </text:span><text:span text:style-name="T48">and</text:span><text:span text:style-name="T43"> the songs chosen by the researcher</text:span><text:span text:style-name="T44">. </text:span><text:span text:style-name="T49">By choosing both of the songs, the researchers were able to ensure the largest difference between the liked and disliked music conditions. </text:span></text:p>
      <text:p text:style-name="P24"><text:span text:style-name="T49">Music preference does have an effect on cognitive task performance, but it seems that the effect </text:span><text:span text:style-name="T50">is largely dependent on the type of task.</text:span><text:span text:style-name="T45"> </text:span><text:span text:style-name="T46">For example, </text:span><text:span text:style-name="T45">serial recall is disrupted regardless of music preference </text:span><text:reference-mark-start text:name="ADDIN CSL_CITATION {&quot;mendeley&quot;: {&quot;previouslyFormattedCitation&quot;: &quot;(Perham &amp; Sykora, 2012; Perham &amp; Vizard, 2011)&quot;, &quot;plainTextFormattedCitation&quot;: &quot;(Perham &amp; Sykora, 2012; Perham &amp; Vizard, 2011)&quot;, &quot;formattedCitation&quot;: &quot;(Perham &amp; Sykora, 2012; Perham &amp; Vizard, 2011)&quot;}, &quot;properties&quot;: {&quot;noteIndex&quot;: 0}, &quot;schema&quot;: &quot;https://github.com/citation-style-language/schema/raw/master/csl-citation.json&quot;, &quot;citationItems&quot;: [{&quot;itemData&quot;: {&quot;DOI&quot;: &quot;10.1002/acp.2826&quot;, &quot;type&quot;: &quot;article-journal&quot;, &quot;issued&quot;: {&quot;date-parts&quot;: [[&quot;2012&quot;, &quot;7&quot;]]}, &quot;volume&quot;: &quot;26&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Martinne&quot;, &quot;family&quot;: &quot;Sykora&quot;, &quot;parse-names&quot;: false}], &quot;ISSN&quot;: &quot;08884080&quot;, &quot;title&quot;: &quot;Disliked Music can be Better for Performance than Liked Music&quot;, &quot;issue&quot;: &quot;4&quot;, &quot;page&quot;: &quot;550-555&quot;, &quot;container-title&quot;: &quot;Applied Cognitive Psychology&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id&quot;: &quot;ITEM-1&quot;}, &quot;uris&quot;: [&quot;http://www.mendeley.com/documents/?uuid=a1c2630b-ad30-49f0-b703-db86ce61dfa9&quot;], &quot;id&quot;: &quot;ITEM-1&quot;}, {&quot;itemData&quot;: {&quot;DOI&quot;: &quot;10.1002/acp.1731&quot;, &quot;type&quot;: &quot;article-journal&quot;, &quot;issued&quot;: {&quot;date-parts&quot;: [[&quot;2011&quot;, &quot;7&quot;]]}, &quot;volume&quot;: &quot;25&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Joanne&quot;, &quot;family&quot;: &quot;Vizard&quot;, &quot;parse-names&quot;: false}], &quot;ISBN&quot;: &quot;1099-0720&quot;, &quot;ISSN&quot;: &quot;08884080&quot;, &quot;title&quot;: &quot;Can preference for background music mediate the irrelevant sound effect?&quot;, &quot;issue&quot;: &quot;4&quot;, &quot;page&quot;: &quot;625-631&quot;, &quot;container-title&quot;: &quot;Applied Cognitive Psychology&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id&quot;: &quot;ITEM-2&quot;}, &quot;uris&quot;: [&quot;http://www.mendeley.com/documents/?uuid=bea94f48-e532-4829-8fe4-6c6f0e879664&quot;], &quot;id&quot;: &quot;ITEM-2&quot;}]} RNDOI1aqLRXtO"/><text:span text:style-name="T45">(Perham &amp; Sykora, 2012; Perham &amp; Vizard, 2011)</text:span><text:reference-mark-end text:name="ADDIN CSL_CITATION {&quot;mendeley&quot;: {&quot;previouslyFormattedCitation&quot;: &quot;(Perham &amp; Sykora, 2012; Perham &amp; Vizard, 2011)&quot;, &quot;plainTextFormattedCitation&quot;: &quot;(Perham &amp; Sykora, 2012; Perham &amp; Vizard, 2011)&quot;, &quot;formattedCitation&quot;: &quot;(Perham &amp; Sykora, 2012; Perham &amp; Vizard, 2011)&quot;}, &quot;properties&quot;: {&quot;noteIndex&quot;: 0}, &quot;schema&quot;: &quot;https://github.com/citation-style-language/schema/raw/master/csl-citation.json&quot;, &quot;citationItems&quot;: [{&quot;itemData&quot;: {&quot;DOI&quot;: &quot;10.1002/acp.2826&quot;, &quot;type&quot;: &quot;article-journal&quot;, &quot;issued&quot;: {&quot;date-parts&quot;: [[&quot;2012&quot;, &quot;7&quot;]]}, &quot;volume&quot;: &quot;26&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Martinne&quot;, &quot;family&quot;: &quot;Sykora&quot;, &quot;parse-names&quot;: false}], &quot;ISSN&quot;: &quot;08884080&quot;, &quot;title&quot;: &quot;Disliked Music can be Better for Performance than Liked Music&quot;, &quot;issue&quot;: &quot;4&quot;, &quot;page&quot;: &quot;550-555&quot;, &quot;container-title&quot;: &quot;Applied Cognitive Psychology&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id&quot;: &quot;ITEM-1&quot;}, &quot;uris&quot;: [&quot;http://www.mendeley.com/documents/?uuid=a1c2630b-ad30-49f0-b703-db86ce61dfa9&quot;], &quot;id&quot;: &quot;ITEM-1&quot;}, {&quot;itemData&quot;: {&quot;DOI&quot;: &quot;10.1002/acp.1731&quot;, &quot;type&quot;: &quot;article-journal&quot;, &quot;issued&quot;: {&quot;date-parts&quot;: [[&quot;2011&quot;, &quot;7&quot;]]}, &quot;volume&quot;: &quot;25&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Joanne&quot;, &quot;family&quot;: &quot;Vizard&quot;, &quot;parse-names&quot;: false}], &quot;ISBN&quot;: &quot;1099-0720&quot;, &quot;ISSN&quot;: &quot;08884080&quot;, &quot;title&quot;: &quot;Can preference for background music mediate the irrelevant sound effect?&quot;, &quot;issue&quot;: &quot;4&quot;, &quot;page&quot;: &quot;625-631&quot;, &quot;container-title&quot;: &quot;Applied Cognitive Psychology&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id&quot;: &quot;ITEM-2&quot;}, &quot;uris&quot;: [&quot;http://www.mendeley.com/documents/?uuid=bea94f48-e532-4829-8fe4-6c6f0e879664&quot;], &quot;id&quot;: &quot;ITEM-2&quot;}]} RNDOI1aqLRXtO"/><text:span text:style-name="T45">⁠, spatial rotation task performance improves with preferred music </text:span><text:reference-mark-start text:name="ADDIN CSL_CITATION {&quot;mendeley&quot;: {&quot;previouslyFormattedCitation&quot;: &quot;(Perham &amp; Withey, 2012)&quot;, &quot;plainTextFormattedCitation&quot;: &quot;(Perham &amp; Withey, 2012)&quot;, &quot;formattedCitation&quot;: &quot;(Perham &amp; Withey, 2012)&quot;}, &quot;properties&quot;: {&quot;noteIndex&quot;: 0}, &quot;schema&quot;: &quot;https://github.com/citation-style-language/schema/raw/master/csl-citation.json&quot;, &quot;citationItems&quot;: [{&quot;itemData&quot;: {&quot;DOI&quot;: &quot;10.1007/s12144-012-9141-6&quot;, &quot;type&quot;: &quot;article-journal&quot;, &quot;issued&quot;: {&quot;date-parts&quot;: [[&quot;2012&quot;]]}, &quot;volume&quot;: &quot;31&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Tom&quot;, &quot;family&quot;: &quot;Withey&quot;, &quot;parse-names&quot;: false}], &quot;ISSN&quot;: &quot;10461310&quot;, &quot;title&quot;: &quot;Liked Music Increases Spatial Rotation Performance Regardless of Tempo&quot;, &quot;issue&quot;: &quot;2&quot;, &quot;page&quot;: &quot;168-181&quot;, &quot;container-title&quot;: &quot;Current Psychology&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id&quot;: &quot;ITEM-1&quot;}, &quot;uris&quot;: [&quot;http://www.mendeley.com/documents/?uuid=66725fa3-2246-49f4-8ceb-2dd534352e39&quot;], &quot;id&quot;: &quot;ITEM-1&quot;}]} RND0xA6YHjucN"/><text:span text:style-name="T45">(Perham &amp; Withey, 2012)</text:span><text:reference-mark-end text:name="ADDIN CSL_CITATION {&quot;mendeley&quot;: {&quot;previouslyFormattedCitation&quot;: &quot;(Perham &amp; Withey, 2012)&quot;, &quot;plainTextFormattedCitation&quot;: &quot;(Perham &amp; Withey, 2012)&quot;, &quot;formattedCitation&quot;: &quot;(Perham &amp; Withey, 2012)&quot;}, &quot;properties&quot;: {&quot;noteIndex&quot;: 0}, &quot;schema&quot;: &quot;https://github.com/citation-style-language/schema/raw/master/csl-citation.json&quot;, &quot;citationItems&quot;: [{&quot;itemData&quot;: {&quot;DOI&quot;: &quot;10.1007/s12144-012-9141-6&quot;, &quot;type&quot;: &quot;article-journal&quot;, &quot;issued&quot;: {&quot;date-parts&quot;: [[&quot;2012&quot;]]}, &quot;volume&quot;: &quot;31&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Tom&quot;, &quot;family&quot;: &quot;Withey&quot;, &quot;parse-names&quot;: false}], &quot;ISSN&quot;: &quot;10461310&quot;, &quot;title&quot;: &quot;Liked Music Increases Spatial Rotation Performance Regardless of Tempo&quot;, &quot;issue&quot;: &quot;2&quot;, &quot;page&quot;: &quot;168-181&quot;, &quot;container-title&quot;: &quot;Current Psychology&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id&quot;: &quot;ITEM-1&quot;}, &quot;uris&quot;: [&quot;http://www.mendeley.com/documents/?uuid=66725fa3-2246-49f4-8ceb-2dd534352e39&quot;], &quot;id&quot;: &quot;ITEM-1&quot;}]} RND0xA6YHjucN"/><text:span text:style-name="T45">⁠, and reading comprehension is </text:span><text:span text:style-name="T55">disrupted</text:span><text:span text:style-name="T45"> by the presence of lyrics regardless of preference </text:span><text:reference-mark-start text:name="ADDIN CSL_CITATION {&quot;mendeley&quot;: {&quot;plainTextFormattedCitation&quot;: &quot;(Perham &amp; Currie, 2014)&quot;, &quot;formattedCitation&quot;: &quot;(Perham &amp; Currie, 2014)&quot;}, &quot;properties&quot;: {&quot;noteIndex&quot;: 0}, &quot;schema&quot;: &quot;https://github.com/citation-style-language/schema/raw/master/csl-citation.json&quot;, &quot;citationItems&quot;: [{&quot;itemData&quot;: {&quot;DOI&quot;: &quot;10.1002/acp.2994&quot;, &quot;type&quot;: &quot;article-journal&quot;, &quot;issued&quot;: {&quot;date-parts&quot;: [[&quot;2014&quot;, &quot;3&quot;]]}, &quot;volume&quot;: &quot;28&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Harriet&quot;, &quot;family&quot;: &quot;Currie&quot;, &quot;parse-names&quot;: false}], &quot;ISSN&quot;: &quot;08884080&quot;, &quot;title&quot;: &quot;Does listening to preferred music improve reading comprehension performance?&quot;, &quot;issue&quot;: &quot;2&quot;, &quot;page&quot;: &quot;279-284&quot;, &quot;container-title&quot;: &quot;Applied Cognitive Psychology&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id&quot;: &quot;ITEM-1&quot;}, &quot;uris&quot;: [&quot;http://www.mendeley.com/documents/?uuid=519f6d17-e8c0-41ab-9c86-0928c5eb392e&quot;], &quot;id&quot;: &quot;ITEM-1&quot;}]} RNDdDblO6Kmt0"/><text:span text:style-name="T45">(Perham &amp; Currie, 2014)</text:span><text:reference-mark-end text:name="ADDIN CSL_CITATION {&quot;mendeley&quot;: {&quot;plainTextFormattedCitation&quot;: &quot;(Perham &amp; Currie, 2014)&quot;, &quot;formattedCitation&quot;: &quot;(Perham &amp; Currie, 2014)&quot;}, &quot;properties&quot;: {&quot;noteIndex&quot;: 0}, &quot;schema&quot;: &quot;https://github.com/citation-style-language/schema/raw/master/csl-citation.json&quot;, &quot;citationItems&quot;: [{&quot;itemData&quot;: {&quot;DOI&quot;: &quot;10.1002/acp.2994&quot;, &quot;type&quot;: &quot;article-journal&quot;, &quot;issued&quot;: {&quot;date-parts&quot;: [[&quot;2014&quot;, &quot;3&quot;]]}, &quot;volume&quot;: &quot;28&quot;, &quot;author&quot;: [{&quot;suffix&quot;: &quot;&quot;, &quot;dropping-particle&quot;: &quot;&quot;, &quot;non-dropping-particle&quot;: &quot;&quot;, &quot;given&quot;: &quot;Nick&quot;, &quot;family&quot;: &quot;Perham&quot;, &quot;parse-names&quot;: false}, {&quot;suffix&quot;: &quot;&quot;, &quot;dropping-particle&quot;: &quot;&quot;, &quot;non-dropping-particle&quot;: &quot;&quot;, &quot;given&quot;: &quot;Harriet&quot;, &quot;family&quot;: &quot;Currie&quot;, &quot;parse-names&quot;: false}], &quot;ISSN&quot;: &quot;08884080&quot;, &quot;title&quot;: &quot;Does listening to preferred music improve reading comprehension performance?&quot;, &quot;issue&quot;: &quot;2&quot;, &quot;page&quot;: &quot;279-284&quot;, &quot;container-title&quot;: &quot;Applied Cognitive Psychology&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id&quot;: &quot;ITEM-1&quot;}, &quot;uris&quot;: [&quot;http://www.mendeley.com/documents/?uuid=519f6d17-e8c0-41ab-9c86-0928c5eb392e&quot;], &quot;id&quot;: &quot;ITEM-1&quot;}]} RNDdDblO6Kmt0"/><text:span text:style-name="T45">⁠. </text:span><text:span text:style-name="T49">Although the results are inconsistent across tasks, different characteristics of music </text:span><text:span text:style-name="T52">may affect</text:span><text:span text:style-name="T50"> different types of cognitive processes. For example, </text:span><text:span text:style-name="T51">people who prefer to perform spatial tasks while listening to music may benefi</text:span><text:span text:style-name="T55">t from an optimal arousal level induced by </text:span><text:span text:style-name="T50">preferred music </text:span><text:span text:style-name="T52">while students who listen to music while studying may find that music with lyrics worsens their ability to understand written materials. </text:span><text:span text:style-name="T53">Applying these results to background music played in </text:span><text:span text:style-name="T54">real-world situations</text:span><text:span text:style-name="T53">, like factories where workers perform spatial tasks in assembly lines or student study spaces where written materials are prevalent, </text:span><text:span text:style-name="T54">may assist (or at least interfere less) </text:span><text:span text:style-name="T55">with</text:span><text:span text:style-name="T54"> task performance.</text:span></text:p>
      <text:p text:style-name="P11">Effect of <text:span text:style-name="T177">the Presence of </text:span>Speech</text:p>
      <text:p text:style-name="P26">Many of the early studies <text:span text:style-name="T123">assessing the effects of music on cognition</text:span> used <text:span text:style-name="T124">classical</text:span> <text:span text:style-name="T123">instrumental</text:span> <text:span text:style-name="T123">pieces that did not include lyrics</text:span> <text:reference-mark-start text:name="ADDIN CSL_CITATION {&quot;mendeley&quot;: {&quot;previouslyFormattedCitation&quot;: &quot;(Freeburne &amp; Fleischer, 1952; Rauscher &amp; Shaw, 1998; Rauscher et al., 1993; Sogin, 1988)&quot;, &quot;plainTextFormattedCitation&quot;: &quot;(Freeburne &amp; Fleischer, 1952; Rauscher &amp; Shaw, 1998; Rauscher et al., 1993; Sogin, 1988)&quot;, &quot;formattedCitation&quot;: &quot;(Freeburne &amp; Fleischer, 1952; Rauscher &amp; Shaw, 1998; Rauscher et al., 1993; Sogin, 1988)&quot;}, &quot;properties&quot;: {&quot;noteIndex&quot;: 0}, &quot;schema&quot;: &quot;https://github.com/citation-style-language/schema/raw/master/csl-citation.json&quot;, &quot;citationItems&quot;: [{&quot;itemData&quot;: {&quot;DOI&quot;: &quot;10.2466/pms.1998.86.3.835&quot;, &quot;type&quot;: &quot;article-journal&quot;, &quot;issued&quot;: {&quot;date-parts&quot;: [[&quot;1998&quot;, &quot;6&quot;]]}, &quot;title&quot;: &quot;Key components of the Mozart effect&quot;, &quot;volume&quot;: &quot;86&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page&quot;: &quot;835-841&quot;, &quot;ISSN&quot;: &quot;0031-5125&quot;, &quot;container-title&quot;: &quot;Perceptual and Motor Skills&quot;, &quot;id&quot;: &quot;ITEM-1&quot;, &quot;issue&quot;: &quot;3&quot;}, &quot;uris&quot;: [&quot;http://www.mendeley.com/documents/?uuid=5e8d54d4-e8eb-4050-a013-261005338a61&quot;], &quot;id&quot;: &quot;ITEM-1&quot;}, {&quot;itemData&quot;: {&quot;DOI&quot;: &quot;10.1037/h0054219&quot;, &quot;type&quot;: &quot;article-journal&quot;, &quot;issued&quot;: {&quot;date-parts&quot;: [[&quot;1952&quot;]]}, &quot;volume&quot;: &quot;43&quot;, &quot;author&quot;: [{&quot;suffix&quot;: &quot;&quot;, &quot;dropping-particle&quot;: &quot;&quot;, &quot;non-dropping-particle&quot;: &quot;&quot;, &quot;given&quot;: &quot;Cecil M.&quot;, &quot;family&quot;: &quot;Freeburne&quot;, &quot;parse-names&quot;: false}, {&quot;suffix&quot;: &quot;&quot;, &quot;dropping-particle&quot;: &quot;&quot;, &quot;non-dropping-particle&quot;: &quot;&quot;, &quot;given&quot;: &quot;Murray S.&quot;, &quot;family&quot;: &quot;Fleischer&quot;, &quot;parse-names&quot;: false}], &quot;ISSN&quot;: &quot;0022-0663&quot;, &quot;title&quot;: &quot;The effect of music distraction upon reading rate and comprehension.&quot;, &quot;issue&quot;: &quot;2&quot;, &quot;page&quot;: &quot;101-109&quot;, &quot;container-title&quot;: &quot;Journal of Educational Psychology&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id&quot;: &quot;ITEM-2&quot;}, &quot;uris&quot;: [&quot;http://www.mendeley.com/documents/?uuid=a60dfe14-0ca9-4266-b204-764ac081a264&quot;], &quot;id&quot;: &quot;ITEM-2&quot;}, {&quot;itemData&quot;: {&quot;DOI&quot;: &quot;10.2466/pms.1988.67.1.275&quot;, &quot;type&quot;: &quot;article-journal&quot;, &quot;issued&quot;: {&quot;date-parts&quot;: [[&quot;1988&quot;, &quot;8&quot;]]}, &quot;title&quot;: &quot;Effects of three different musical styles of background music on coding by college-age students&quot;, &quot;volume&quot;: &quot;67&quot;, &quot;author&quot;: [{&quot;suffix&quot;: &quot;&quot;, &quot;dropping-particle&quot;: &quot;&quot;, &quot;non-dropping-particle&quot;: &quot;&quot;, &quot;given&quot;: &quot;David W&quot;, &quot;family&quot;: &quot;Sogin&quot;, &quot;parse-names&quot;: false}], &quot;page&quot;: &quot;275-280&quot;, &quot;ISSN&quot;: &quot;0031-5125&quot;, &quot;container-title&quot;: &quot;Perceptual and Motor Skills&quot;, &quot;id&quot;: &quot;ITEM-3&quot;, &quot;issue&quot;: &quot;1&quot;}, &quot;uris&quot;: [&quot;http://www.mendeley.com/documents/?uuid=228a164f-7ce6-49be-8063-0aa758ae724b&quot;], &quot;id&quot;: &quot;ITEM-3&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4&quot;}, &quot;uris&quot;: [&quot;http://www.mendeley.com/documents/?uuid=e91ed3ba-5f13-4254-bd68-3b43bf4341ec&quot;], &quot;id&quot;: &quot;ITEM-4&quot;}]} RNDBMJkIaDHRk"/><text:span text:style-name="T23">(Freeburne &amp; Fleischer, 1952; Rauscher &amp; Shaw, 1998; Rauscher et al., 1993; Sogin, 1988)</text:span><text:reference-mark-end text:name="ADDIN CSL_CITATION {&quot;mendeley&quot;: {&quot;previouslyFormattedCitation&quot;: &quot;(Freeburne &amp; Fleischer, 1952; Rauscher &amp; Shaw, 1998; Rauscher et al., 1993; Sogin, 1988)&quot;, &quot;plainTextFormattedCitation&quot;: &quot;(Freeburne &amp; Fleischer, 1952; Rauscher &amp; Shaw, 1998; Rauscher et al., 1993; Sogin, 1988)&quot;, &quot;formattedCitation&quot;: &quot;(Freeburne &amp; Fleischer, 1952; Rauscher &amp; Shaw, 1998; Rauscher et al., 1993; Sogin, 1988)&quot;}, &quot;properties&quot;: {&quot;noteIndex&quot;: 0}, &quot;schema&quot;: &quot;https://github.com/citation-style-language/schema/raw/master/csl-citation.json&quot;, &quot;citationItems&quot;: [{&quot;itemData&quot;: {&quot;DOI&quot;: &quot;10.2466/pms.1998.86.3.835&quot;, &quot;type&quot;: &quot;article-journal&quot;, &quot;issued&quot;: {&quot;date-parts&quot;: [[&quot;1998&quot;, &quot;6&quot;]]}, &quot;title&quot;: &quot;Key components of the Mozart effect&quot;, &quot;volume&quot;: &quot;86&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page&quot;: &quot;835-841&quot;, &quot;ISSN&quot;: &quot;0031-5125&quot;, &quot;container-title&quot;: &quot;Perceptual and Motor Skills&quot;, &quot;id&quot;: &quot;ITEM-1&quot;, &quot;issue&quot;: &quot;3&quot;}, &quot;uris&quot;: [&quot;http://www.mendeley.com/documents/?uuid=5e8d54d4-e8eb-4050-a013-261005338a61&quot;], &quot;id&quot;: &quot;ITEM-1&quot;}, {&quot;itemData&quot;: {&quot;DOI&quot;: &quot;10.1037/h0054219&quot;, &quot;type&quot;: &quot;article-journal&quot;, &quot;issued&quot;: {&quot;date-parts&quot;: [[&quot;1952&quot;]]}, &quot;volume&quot;: &quot;43&quot;, &quot;author&quot;: [{&quot;suffix&quot;: &quot;&quot;, &quot;dropping-particle&quot;: &quot;&quot;, &quot;non-dropping-particle&quot;: &quot;&quot;, &quot;given&quot;: &quot;Cecil M.&quot;, &quot;family&quot;: &quot;Freeburne&quot;, &quot;parse-names&quot;: false}, {&quot;suffix&quot;: &quot;&quot;, &quot;dropping-particle&quot;: &quot;&quot;, &quot;non-dropping-particle&quot;: &quot;&quot;, &quot;given&quot;: &quot;Murray S.&quot;, &quot;family&quot;: &quot;Fleischer&quot;, &quot;parse-names&quot;: false}], &quot;ISSN&quot;: &quot;0022-0663&quot;, &quot;title&quot;: &quot;The effect of music distraction upon reading rate and comprehension.&quot;, &quot;issue&quot;: &quot;2&quot;, &quot;page&quot;: &quot;101-109&quot;, &quot;container-title&quot;: &quot;Journal of Educational Psychology&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id&quot;: &quot;ITEM-2&quot;}, &quot;uris&quot;: [&quot;http://www.mendeley.com/documents/?uuid=a60dfe14-0ca9-4266-b204-764ac081a264&quot;], &quot;id&quot;: &quot;ITEM-2&quot;}, {&quot;itemData&quot;: {&quot;DOI&quot;: &quot;10.2466/pms.1988.67.1.275&quot;, &quot;type&quot;: &quot;article-journal&quot;, &quot;issued&quot;: {&quot;date-parts&quot;: [[&quot;1988&quot;, &quot;8&quot;]]}, &quot;title&quot;: &quot;Effects of three different musical styles of background music on coding by college-age students&quot;, &quot;volume&quot;: &quot;67&quot;, &quot;author&quot;: [{&quot;suffix&quot;: &quot;&quot;, &quot;dropping-particle&quot;: &quot;&quot;, &quot;non-dropping-particle&quot;: &quot;&quot;, &quot;given&quot;: &quot;David W&quot;, &quot;family&quot;: &quot;Sogin&quot;, &quot;parse-names&quot;: false}], &quot;page&quot;: &quot;275-280&quot;, &quot;ISSN&quot;: &quot;0031-5125&quot;, &quot;container-title&quot;: &quot;Perceptual and Motor Skills&quot;, &quot;id&quot;: &quot;ITEM-3&quot;, &quot;issue&quot;: &quot;1&quot;}, &quot;uris&quot;: [&quot;http://www.mendeley.com/documents/?uuid=228a164f-7ce6-49be-8063-0aa758ae724b&quot;], &quot;id&quot;: &quot;ITEM-3&quot;}, {&quot;itemData&quot;: {&quot;DOI&quot;: &quot;10.1038/365611a0&quot;, &quot;type&quot;: &quot;article-journal&quot;, &quot;issued&quot;: {&quot;date-parts&quot;: [[&quot;1993&quot;, &quot;10&quot;, &quot;14&quot;]]}, &quot;volume&quot;: &quot;365&quot;, &quot;author&quot;: [{&quot;suffix&quot;: &quot;&quot;, &quot;dropping-particle&quot;: &quot;&quot;, &quot;non-dropping-particle&quot;: &quot;&quot;, &quot;given&quot;: &quot;F. H.&quot;, &quot;family&quot;: &quot;Rauscher&quot;, &quot;parse-names&quot;: false}, {&quot;suffix&quot;: &quot;&quot;, &quot;dropping-particle&quot;: &quot;&quot;, &quot;non-dropping-particle&quot;: &quot;&quot;, &quot;given&quot;: &quot;Gordon L.&quot;, &quot;family&quot;: &quot;Shaw&quot;, &quot;parse-names&quot;: false}, {&quot;suffix&quot;: &quot;&quot;, &quot;dropping-particle&quot;: &quot;&quot;, &quot;non-dropping-particle&quot;: &quot;&quot;, &quot;given&quot;: &quot;Katherine N.&quot;, &quot;family&quot;: &quot;Ky&quot;, &quot;parse-names&quot;: false}], &quot;ISBN&quot;: &quot;0028-0836&quot;, &quot;ISSN&quot;: &quot;0028-0836&quot;, &quot;title&quot;: &quot;Music and spatial task performance&quot;, &quot;issue&quot;: &quot;6447&quot;, &quot;PMID&quot;: &quot;8413624&quot;, &quot;page&quot;: &quot;611&quot;, &quot;container-title&quot;: &quot;Nature&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id&quot;: &quot;ITEM-4&quot;}, &quot;uris&quot;: [&quot;http://www.mendeley.com/documents/?uuid=e91ed3ba-5f13-4254-bd68-3b43bf4341ec&quot;], &quot;id&quot;: &quot;ITEM-4&quot;}]} RNDBMJkIaDHRk"/>⁠. I<text:span text:style-name="T125">n</text:span> recent studies, participants listen to popular music where lyrics are present <text:span text:style-name="T123">while completing cognitive tasks</text:span>. The difference in lyric presence may be contributing to <text:soft-page-break/>the disparate results within the literature<text:span text:style-name="T126">. </text:span><text:span text:style-name="T127">U</text:span><text:span text:style-name="T128">nderstanding how irrelevant sounds affect short-term memory –</text:span><text:span text:style-name="T129"> the irrelevant sound effect (ISE) –</text:span><text:span text:style-name="T127"> may provide insight into how the presence of lyrics in background music affects cognitive function</text:span><text:span text:style-name="T128">. </text:span></text:p>
      <text:p text:style-name="P17"><text:span text:style-name="T127">A review by </text:span><text:reference-mark-start text:name="ADDIN CSL_CITATION {&quot;mendeley&quot;: {&quot;previouslyFormattedCitation&quot;: &quot;(Banbury, Macken, Tremblay, &amp; Jones, 2001)&quot;, &quot;plainTextFormattedCitation&quot;: &quot;(Banbury, Macken, Tremblay, &amp; Jones, 2001)&quot;, &quot;formattedCitation&quot;: &quot;(Banbury, Macken, Tremblay, &amp; Jones, 2001)&quot;, &quot;manualFormatting&quot;: &quot;Banbury, Macken, Tremblay, &amp; Jones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bar9ng0cEx"/><text:span text:style-name="T130">Banbury, Macken, Tremblay, &amp; Jones (2001)</text:span><text:reference-mark-end text:name="ADDIN CSL_CITATION {&quot;mendeley&quot;: {&quot;previouslyFormattedCitation&quot;: &quot;(Banbury, Macken, Tremblay, &amp; Jones, 2001)&quot;, &quot;plainTextFormattedCitation&quot;: &quot;(Banbury, Macken, Tremblay, &amp; Jones, 2001)&quot;, &quot;formattedCitation&quot;: &quot;(Banbury, Macken, Tremblay, &amp; Jones, 2001)&quot;, &quot;manualFormatting&quot;: &quot;Banbury, Macken, Tremblay, &amp; Jones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bar9ng0cEx"/><text:span text:style-name="T128">⁠ propose</text:span><text:span text:style-name="T127">s</text:span><text:span text:style-name="T128"> that t</text:span><text:span text:style-name="T132">he key factor in the </text:span><text:span text:style-name="T133">amount</text:span><text:span text:style-name="T132"> of distraction by sound</text:span><text:span text:style-name="T145"> </text:span><text:span text:style-name="T133">is</text:span><text:span text:style-name="T132"> the degree to which </text:span><text:span text:style-name="T134">both</text:span><text:span text:style-name="T132"> the task </text:span><text:span text:style-name="T134">and the sound </text:span><text:span text:style-name="T132">involve seriation </text:span><text:span text:style-name="T134">(maintenance of </text:span><text:span text:style-name="T135">a serial</text:span><text:span text:style-name="T134"> order in memory).</text:span><text:span text:style-name="T132"> </text:span><text:span text:style-name="T136">The hypothesis is that </text:span><text:span text:style-name="T137">attention to a task is interfered with because of the similarities in the way the brain perceptually organizes the </text:span><text:span text:style-name="T136">serial task and the serial auditory input.</text:span><text:span text:style-name="T134"> </text:span><text:span text:style-name="T138">When listening to music while performing a reading task, the reading is the first source of serial information. </text:span><text:span text:style-name="T145">C</text:span><text:span text:style-name="T134">hange</text:span><text:span text:style-name="T139">s</text:span><text:span text:style-name="T134"> in the ton</text:span><text:span text:style-name="T144">al </text:span><text:span text:style-name="T134">or rhythmic pattern of </text:span><text:span text:style-name="T145">the music</text:span><text:span text:style-name="T134"> </text:span><text:span text:style-name="T140">requires </text:span><text:span text:style-name="T139">organization</text:span><text:span text:style-name="T140"> of t</text:span><text:span text:style-name="T134">he order of the </text:span><text:span text:style-name="T139">auditory input </text:span><text:span text:style-name="T146">making t</text:span><text:span text:style-name="T145">he music</text:span><text:span text:style-name="T134"> the second source of </text:span><text:span text:style-name="T141">serial </text:span><text:span text:style-name="T134">information. </text:span><text:span text:style-name="T139">When the brain tries to organize information from both inputs at once, there is a breakdow</text:span><text:span text:style-name="T142">n in attention </text:span><text:span text:style-name="T146">and t</text:span><text:span text:style-name="T142">he participant performs poorly on the task. </text:span><text:span text:style-name="T143">T</text:span><text:span text:style-name="T134">o understand </text:span><text:span text:style-name="T146">how music affects </text:span><text:span text:style-name="T134">cognitive task </text:span><text:span text:style-name="T146">performance,</text:span><text:span text:style-name="T134"> the</text:span><text:span text:style-name="T133"> serial nature</text:span><text:span text:style-name="T134"> of the music </text:span><text:span text:style-name="T141">must be taken into account</text:span><text:span text:style-name="T140">. Listening to a song with l</text:span><text:span text:style-name="T134">yrics requires a person to hold previous words in memory</text:span><text:span text:style-name="T140"> </text:span><text:span text:style-name="T134">in order to understand the meaning </text:span><text:span text:style-name="T140">of </text:span><text:span text:style-name="T141">a</text:span><text:span text:style-name="T140"> phrase</text:span><text:span text:style-name="T134">. </text:span><text:span text:style-name="T140">This </text:span><text:span text:style-name="T143">adds</text:span><text:span text:style-name="T140"> to the </text:span><text:span text:style-name="T146">serial nature of the music</text:span><text:span text:style-name="T140"> and, based on the interpretation by </text:span><text:reference-mark-start text:name="ADDIN CSL_CITATION {&quot;mendeley&quot;: {&quot;previouslyFormattedCitation&quot;: &quot;(Banbury et al., 2001)&quot;, &quot;plainTextFormattedCitation&quot;: &quot;(Banbury et al., 2001)&quot;, &quot;formattedCitation&quot;: &quot;(Banbury et al., 2001)&quot;, &quot;manualFormatting&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WZmaYA8Izq"/><text:span text:style-name="T131">Banbury et al. (2001)</text:span><text:reference-mark-end text:name="ADDIN CSL_CITATION {&quot;mendeley&quot;: {&quot;previouslyFormattedCitation&quot;: &quot;(Banbury et al., 2001)&quot;, &quot;plainTextFormattedCitation&quot;: &quot;(Banbury et al., 2001)&quot;, &quot;formattedCitation&quot;: &quot;(Banbury et al., 2001)&quot;, &quot;manualFormatting&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WZmaYA8Izq"/><text:span text:style-name="T140">⁠, increase</text:span><text:span text:style-name="T135">s</text:span><text:span text:style-name="T140"> the detrimental effects on a task requiring </text:span><text:span text:style-name="T143">serial processing</text:span><text:span text:style-name="T140">.</text:span></text:p>
      <text:p text:style-name="P20"><text:span text:style-name="T147">The effects of background music and irrelevant sounds on serial recall tasks have previously been investigated. An e</text:span>arly stud<text:span text:style-name="T148">y</text:span> compared participants’ performance on an immediate serial recall of a sequence of visually presented digits while they listened to instrumental music, vocal music, pink noise, foreign language speech, or a silent control. <text:span text:style-name="T148">I</text:span>n the presence of <text:span text:style-name="T149">lyrics (in both vocal music and foreign language speech) participants recalled fewer digits than in the other conditions </text:span><text:reference-mark-start text:name="ADDIN CSL_CITATION {&quot;mendeley&quot;: {&quot;previouslyFormattedCitation&quot;: &quot;(Salam\u00e9 &amp; Baddeley, 1989)&quot;, &quot;plainTextFormattedCitation&quot;: &quot;(Salam\u00e9 &amp; Baddeley, 1989)&quot;, &quot;formattedCitation&quot;: &quot;(Salam\u00e9 &amp; Baddeley, 1989)&quot;}, &quot;properties&quot;: {&quot;noteIndex&quot;: 0}, &quot;schema&quot;: &quot;https://github.com/citation-style-language/schema/raw/master/csl-citation.json&quot;, &quot;citationItems&quot;: [{&quot;itemData&quot;: {&quot;DOI&quot;: &quot;10.1080/14640748908402355&quot;, &quot;type&quot;: &quot;article-journal&quot;, &quot;issued&quot;: {&quot;date-parts&quot;: [[&quot;1989&quot;, &quot;2&quot;]]}, &quot;volume&quot;: &quot;41&quot;, &quot;author&quot;: [{&quot;suffix&quot;: &quot;&quot;, &quot;dropping-particle&quot;: &quot;&quot;, &quot;non-dropping-particle&quot;: &quot;&quot;, &quot;given&quot;: &quot;Pierre&quot;, &quot;family&quot;: &quot;Salam\u00e9&quot;, &quot;parse-names&quot;: false}, {&quot;suffix&quot;: &quot;&quot;, &quot;dropping-particle&quot;: &quot;&quot;, &quot;non-dropping-particle&quot;: &quot;&quot;, &quot;given&quot;: &quot;Alan&quot;, &quot;family&quot;: &quot;Baddeley&quot;, &quot;parse-names&quot;: false}], &quot;ISBN&quot;: &quot;1464-0740 0272-4987&quot;, &quot;ISSN&quot;: &quot;0272-4987&quot;, &quot;title&quot;: &quot;Effects of background music on phonological short-term memory&quot;, &quot;issue&quot;: &quot;1&quot;, &quot;page&quot;: &quot;107-122&quot;, &quot;container-title&quot;: &quot;The Quarterly Journal of Experimental Psychology Section A&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id&quot;: &quot;ITEM-1&quot;}, &quot;uris&quot;: [&quot;http://www.mendeley.com/documents/?uuid=2e8a1e9b-df85-4bb1-9d54-8546a1391bf2&quot;], &quot;id&quot;: &quot;ITEM-1&quot;}]} RNDyPWDPxzPFx"/><text:span text:style-name="T56">(Salamé &amp; Baddeley, 1989)</text:span><text:reference-mark-end text:name="ADDIN CSL_CITATION {&quot;mendeley&quot;: {&quot;previouslyFormattedCitation&quot;: &quot;(Salam\u00e9 &amp; Baddeley, 1989)&quot;, &quot;plainTextFormattedCitation&quot;: &quot;(Salam\u00e9 &amp; Baddeley, 1989)&quot;, &quot;formattedCitation&quot;: &quot;(Salam\u00e9 &amp; Baddeley, 1989)&quot;}, &quot;properties&quot;: {&quot;noteIndex&quot;: 0}, &quot;schema&quot;: &quot;https://github.com/citation-style-language/schema/raw/master/csl-citation.json&quot;, &quot;citationItems&quot;: [{&quot;itemData&quot;: {&quot;DOI&quot;: &quot;10.1080/14640748908402355&quot;, &quot;type&quot;: &quot;article-journal&quot;, &quot;issued&quot;: {&quot;date-parts&quot;: [[&quot;1989&quot;, &quot;2&quot;]]}, &quot;volume&quot;: &quot;41&quot;, &quot;author&quot;: [{&quot;suffix&quot;: &quot;&quot;, &quot;dropping-particle&quot;: &quot;&quot;, &quot;non-dropping-particle&quot;: &quot;&quot;, &quot;given&quot;: &quot;Pierre&quot;, &quot;family&quot;: &quot;Salam\u00e9&quot;, &quot;parse-names&quot;: false}, {&quot;suffix&quot;: &quot;&quot;, &quot;dropping-particle&quot;: &quot;&quot;, &quot;non-dropping-particle&quot;: &quot;&quot;, &quot;given&quot;: &quot;Alan&quot;, &quot;family&quot;: &quot;Baddeley&quot;, &quot;parse-names&quot;: false}], &quot;ISBN&quot;: &quot;1464-0740 0272-4987&quot;, &quot;ISSN&quot;: &quot;0272-4987&quot;, &quot;title&quot;: &quot;Effects of background music on phonological short-term memory&quot;, &quot;issue&quot;: &quot;1&quot;, &quot;page&quot;: &quot;107-122&quot;, &quot;container-title&quot;: &quot;The Quarterly Journal of Experimental Psychology Section A&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id&quot;: &quot;ITEM-1&quot;}, &quot;uris&quot;: [&quot;http://www.mendeley.com/documents/?uuid=2e8a1e9b-df85-4bb1-9d54-8546a1391bf2&quot;], &quot;id&quot;: &quot;ITEM-1&quot;}]} RNDyPWDPxzPFx"/><text:span text:style-name="T149">⁠. According to the hypothesis presented by </text:span><text:reference-mark-start text:name="ADDIN CSL_CITATION {&quot;mendeley&quot;: {&quot;previouslyFormattedCitation&quot;: &quot;(Banbury et al., 2001)&quot;, &quot;plainTextFormattedCitation&quot;: &quot;(Banbury et al., 2001)&quot;, &quot;formattedCitation&quot;: &quot;(Banbury et al., 2001)&quot;, &quot;manualFormatting&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gcyqOR2uTf"/><text:span text:style-name="T56">Banbury et al. (2001)</text:span><text:reference-mark-end text:name="ADDIN CSL_CITATION {&quot;mendeley&quot;: {&quot;previouslyFormattedCitation&quot;: &quot;(Banbury et al., 2001)&quot;, &quot;plainTextFormattedCitation&quot;: &quot;(Banbury et al., 2001)&quot;, &quot;formattedCitation&quot;: &quot;(Banbury et al., 2001)&quot;, &quot;manualFormatting&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gcyqOR2uTf"/><text:span text:style-name="T149">⁠, this is because the vocal music and the foreign language speech are the most serial in nature of the five conditions. The </text:span><text:soft-page-break/><text:span text:style-name="T149">vocal music requires the order of the words to be kept in memory to understand what is being sung. In the case of the foreign language speech, while the words may not be held in memory in order to be understood, the rhythmic and tonal changes created by the sounds of the words are of a more serial nature than the other conditions. This result has been replicated </text:span><text:reference-mark-start text:name="ADDIN CSL_CITATION {&quot;mendeley&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quot;schema&quot;: &quot;https://github.com/citation-style-language/schema/raw/master/csl-citation.json&quot;, &quot;citationItems&quot;: [{&quot;itemData&quot;: {&quot;DOI&quot;: &quot;10.1037/0278-7393.23.2.459&quot;, &quot;type&quot;: &quot;article-journal&quot;, &quot;issued&quot;: {&quot;date-parts&quot;: [[&quot;1997&quot;]]}, &quot;volume&quot;: &quot;23&quot;, &quot;author&quot;: [{&quot;suffix&quot;: &quot;&quot;, &quot;dropping-particle&quot;: &quot;&quot;, &quot;non-dropping-particle&quot;: &quot;&quot;, &quot;given&quot;: &quot;C. Philip&quot;, &quot;family&quot;: &quot;Beaman&quot;, &quot;parse-names&quot;: false}, {&quot;suffix&quot;: &quot;&quot;, &quot;dropping-particle&quot;: &quot;&quot;, &quot;non-dropping-particle&quot;: &quot;&quot;, &quot;given&quot;: &quot;Dylan Marc&quot;, &quot;family&quot;: &quot;Jones&quot;, &quot;parse-names&quot;: false}], &quot;ISBN&quot;: &quot;0278-7393 1939-1285&quot;, &quot;ISSN&quot;: &quot;1939-1285&quot;, &quot;title&quot;: &quot;Role of serial order in the irrelevant speech effect: Tests of the changing-state hypothesis.&quot;, &quot;issue&quot;: &quot;2&quot;, &quot;page&quot;: &quot;459-471&quot;, &quot;container-title&quot;: &quot;Journal of Experimental Psychology: Learning, Memory, and Cognition&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id&quot;: &quot;ITEM-1&quot;}, &quot;uris&quot;: [&quot;http://www.mendeley.com/documents/?uuid=4f4f44bf-3729-4ded-87ef-5c8d290edab1&quot;], &quot;id&quot;: &quot;ITEM-1&quot;}, {&quot;itemData&quot;: {&quot;page&quot;: &quot;19-40&quot;, &quot;issued&quot;: {&quot;date-parts&quot;: [[&quot;2009&quot;]]}, &quot;title&quot;: &quot;Studying with music: Is the irrelevant speech effect relevant?&quot;, &quot;author&quot;: [{&quot;suffix&quot;: &quot;&quot;, &quot;dropping-particle&quot;: &quot;&quot;, &quot;non-dropping-particle&quot;: &quot;&quot;, &quot;given&quot;: &quot;Justin&quot;, &quot;family&quot;: &quot;Kantner&quot;, &quot;parse-names&quot;: false}], &quot;ISBN&quot;: &quot;978-1-60692-143-2&quot;, &quot;container-title&quot;: &quot;Applied Memor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type&quot;: &quot;article-journal&quot;, &quot;issue&quot;: &quot;May&quot;}, &quot;uris&quot;: [&quot;http://www.mendeley.com/documents/?uuid=4a5f7a51-5057-44f7-afa6-e815a15b1881&quot;], &quot;id&quot;: &quot;ITEM-2&quot;}, {&quot;itemData&quot;: {&quot;DOI&quot;: &quot;10.1037/0278-7393.19.2.369&quot;, &quot;type&quot;: &quot;article-journal&quot;, &quot;issued&quot;: {&quot;date-parts&quot;: [[&quot;1993&quot;]]}, &quot;volume&quot;: &quot;19&quot;, &quot;author&quot;: [{&quot;suffix&quot;: &quot;&quot;, &quot;dropping-particle&quot;: &quot;&quot;, &quot;non-dropping-particle&quot;: &quot;&quot;, &quot;given&quot;: &quot;Dylan M.&quot;, &quot;family&quot;: &quot;Jones&quot;, &quot;parse-names&quot;: false}, {&quot;suffix&quot;: &quot;&quot;, &quot;dropping-particle&quot;: &quot;&quot;, &quot;non-dropping-particle&quot;: &quot;&quot;, &quot;given&quot;: &quot;William J.&quot;, &quot;family&quot;: &quot;Macken&quot;, &quot;parse-names&quot;: false}], &quot;ISSN&quot;: &quot;0278-7393&quot;, &quot;title&quot;: &quot;Irrelevant tones produce an irrelevant speech effect: Implications for phonological coding in working memory.&quot;, &quot;note&quot;: &quot;NULL&quot;, &quot;issue&quot;: &quot;2&quot;, &quot;page&quot;: &quot;369-381&quot;, &quot;container-title&quot;: &quot;Journal of Experimental Psychology: Learning, Memory, and Cognition&quot;, &quot;id&quot;: &quot;ITEM-3&quot;}, &quot;uris&quot;: [&quot;http://www.mendeley.com/documents/?uuid=76daa14c-2d10-43f5-b89e-03cf3228b045&quot;, &quot;http://www.mendeley.com/documents/?uuid=7e42e36d-0fc0-4eec-b241-797c1b321dc8&quot;], &quot;id&quot;: &quot;ITEM-3&quot;}, {&quot;itemData&quot;: {&quot;DOI&quot;: &quot;10.1037/0096-1523.29.1.43&quot;, &quot;type&quot;: &quot;article-journal&quot;, &quot;issued&quot;: {&quot;date-parts&quot;: [[&quot;2003&quot;]]}, &quot;volume&quot;: &quot;29&quot;, &quot;author&quot;: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Robert J&quot;, &quot;family&quot;: &quot;Houghton&quot;, &quot;parse-names&quot;: false}, {&quot;suffix&quot;: &quot;&quot;, &quot;dropping-particle&quot;: &quot;&quot;, &quot;non-dropping-particle&quot;: &quot;&quot;, &quot;given&quot;: &quot;Alastair P&quot;, &quot;family&quot;: &quot;Nicholls&quot;, &quot;parse-names&quot;: false}, {&quot;suffix&quot;: &quot;&quot;, &quot;dropping-particle&quot;: &quot;&quot;, &quot;non-dropping-particle&quot;: &quot;&quot;, &quot;given&quot;: &quot;Dylan M&quot;, &quot;family&quot;: &quot;Jones&quot;, &quot;parse-names&quot;: false}], &quot;ISBN&quot;: &quot;0096-1523&quot;, &quot;ISSN&quot;: &quot;0096-1523&quot;, &quot;title&quot;: &quot;Does auditory streaming require attention? Evidence from attentional selectivity in short-term memory.&quot;, &quot;note&quot;: &quot;NULL&quot;, &quot;issue&quot;: &quot;1&quot;, &quot;PMID&quot;: &quot;12669746&quot;, &quot;page&quot;: &quot;43-51&quot;, &quot;container-title&quot;: &quot;Journal of Experimental Psychology: Human Perception and Performance&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id&quot;: &quot;ITEM-4&quot;}, &quot;uris&quot;: [&quot;http://www.mendeley.com/documents/?uuid=40593dff-0b2e-4b2e-a639-7c390ce76d63&quot;, &quot;http://www.mendeley.com/documents/?uuid=c7948447-07f4-449a-a38e-b2b8374965ff&quot;], &quot;id&quot;: &quot;ITEM-4&quot;}]} RNDr6jRsGAwOe"/><text:span text:style-name="T56">(Beaman &amp; Jones, 1997; Jones &amp; Macken, 1993; Kantner, 2009; Macken, Tremblay, Houghton, Nicholls, &amp; Jones, 2003)</text:span><text:reference-mark-end text:name="ADDIN CSL_CITATION {&quot;mendeley&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operties&quot;: {&quot;noteIndex&quot;: 0}, &quot;schema&quot;: &quot;https://github.com/citation-style-language/schema/raw/master/csl-citation.json&quot;, &quot;citationItems&quot;: [{&quot;itemData&quot;: {&quot;DOI&quot;: &quot;10.1037/0278-7393.23.2.459&quot;, &quot;type&quot;: &quot;article-journal&quot;, &quot;issued&quot;: {&quot;date-parts&quot;: [[&quot;1997&quot;]]}, &quot;volume&quot;: &quot;23&quot;, &quot;author&quot;: [{&quot;suffix&quot;: &quot;&quot;, &quot;dropping-particle&quot;: &quot;&quot;, &quot;non-dropping-particle&quot;: &quot;&quot;, &quot;given&quot;: &quot;C. Philip&quot;, &quot;family&quot;: &quot;Beaman&quot;, &quot;parse-names&quot;: false}, {&quot;suffix&quot;: &quot;&quot;, &quot;dropping-particle&quot;: &quot;&quot;, &quot;non-dropping-particle&quot;: &quot;&quot;, &quot;given&quot;: &quot;Dylan Marc&quot;, &quot;family&quot;: &quot;Jones&quot;, &quot;parse-names&quot;: false}], &quot;ISBN&quot;: &quot;0278-7393 1939-1285&quot;, &quot;ISSN&quot;: &quot;1939-1285&quot;, &quot;title&quot;: &quot;Role of serial order in the irrelevant speech effect: Tests of the changing-state hypothesis.&quot;, &quot;issue&quot;: &quot;2&quot;, &quot;page&quot;: &quot;459-471&quot;, &quot;container-title&quot;: &quot;Journal of Experimental Psychology: Learning, Memory, and Cognition&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id&quot;: &quot;ITEM-1&quot;}, &quot;uris&quot;: [&quot;http://www.mendeley.com/documents/?uuid=4f4f44bf-3729-4ded-87ef-5c8d290edab1&quot;], &quot;id&quot;: &quot;ITEM-1&quot;}, {&quot;itemData&quot;: {&quot;page&quot;: &quot;19-40&quot;, &quot;issued&quot;: {&quot;date-parts&quot;: [[&quot;2009&quot;]]}, &quot;title&quot;: &quot;Studying with music: Is the irrelevant speech effect relevant?&quot;, &quot;author&quot;: [{&quot;suffix&quot;: &quot;&quot;, &quot;dropping-particle&quot;: &quot;&quot;, &quot;non-dropping-particle&quot;: &quot;&quot;, &quot;given&quot;: &quot;Justin&quot;, &quot;family&quot;: &quot;Kantner&quot;, &quot;parse-names&quot;: false}], &quot;ISBN&quot;: &quot;978-1-60692-143-2&quot;, &quot;container-title&quot;: &quot;Applied Memory&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type&quot;: &quot;article-journal&quot;, &quot;issue&quot;: &quot;May&quot;}, &quot;uris&quot;: [&quot;http://www.mendeley.com/documents/?uuid=4a5f7a51-5057-44f7-afa6-e815a15b1881&quot;], &quot;id&quot;: &quot;ITEM-2&quot;}, {&quot;itemData&quot;: {&quot;DOI&quot;: &quot;10.1037/0278-7393.19.2.369&quot;, &quot;type&quot;: &quot;article-journal&quot;, &quot;issued&quot;: {&quot;date-parts&quot;: [[&quot;1993&quot;]]}, &quot;volume&quot;: &quot;19&quot;, &quot;author&quot;: [{&quot;suffix&quot;: &quot;&quot;, &quot;dropping-particle&quot;: &quot;&quot;, &quot;non-dropping-particle&quot;: &quot;&quot;, &quot;given&quot;: &quot;Dylan M.&quot;, &quot;family&quot;: &quot;Jones&quot;, &quot;parse-names&quot;: false}, {&quot;suffix&quot;: &quot;&quot;, &quot;dropping-particle&quot;: &quot;&quot;, &quot;non-dropping-particle&quot;: &quot;&quot;, &quot;given&quot;: &quot;William J.&quot;, &quot;family&quot;: &quot;Macken&quot;, &quot;parse-names&quot;: false}], &quot;ISSN&quot;: &quot;0278-7393&quot;, &quot;title&quot;: &quot;Irrelevant tones produce an irrelevant speech effect: Implications for phonological coding in working memory.&quot;, &quot;note&quot;: &quot;NULL&quot;, &quot;issue&quot;: &quot;2&quot;, &quot;page&quot;: &quot;369-381&quot;, &quot;container-title&quot;: &quot;Journal of Experimental Psychology: Learning, Memory, and Cognition&quot;, &quot;id&quot;: &quot;ITEM-3&quot;}, &quot;uris&quot;: [&quot;http://www.mendeley.com/documents/?uuid=76daa14c-2d10-43f5-b89e-03cf3228b045&quot;, &quot;http://www.mendeley.com/documents/?uuid=7e42e36d-0fc0-4eec-b241-797c1b321dc8&quot;], &quot;id&quot;: &quot;ITEM-3&quot;}, {&quot;itemData&quot;: {&quot;DOI&quot;: &quot;10.1037/0096-1523.29.1.43&quot;, &quot;type&quot;: &quot;article-journal&quot;, &quot;issued&quot;: {&quot;date-parts&quot;: [[&quot;2003&quot;]]}, &quot;volume&quot;: &quot;29&quot;, &quot;author&quot;: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Robert J&quot;, &quot;family&quot;: &quot;Houghton&quot;, &quot;parse-names&quot;: false}, {&quot;suffix&quot;: &quot;&quot;, &quot;dropping-particle&quot;: &quot;&quot;, &quot;non-dropping-particle&quot;: &quot;&quot;, &quot;given&quot;: &quot;Alastair P&quot;, &quot;family&quot;: &quot;Nicholls&quot;, &quot;parse-names&quot;: false}, {&quot;suffix&quot;: &quot;&quot;, &quot;dropping-particle&quot;: &quot;&quot;, &quot;non-dropping-particle&quot;: &quot;&quot;, &quot;given&quot;: &quot;Dylan M&quot;, &quot;family&quot;: &quot;Jones&quot;, &quot;parse-names&quot;: false}], &quot;ISBN&quot;: &quot;0096-1523&quot;, &quot;ISSN&quot;: &quot;0096-1523&quot;, &quot;title&quot;: &quot;Does auditory streaming require attention? Evidence from attentional selectivity in short-term memory.&quot;, &quot;note&quot;: &quot;NULL&quot;, &quot;issue&quot;: &quot;1&quot;, &quot;PMID&quot;: &quot;12669746&quot;, &quot;page&quot;: &quot;43-51&quot;, &quot;container-title&quot;: &quot;Journal of Experimental Psychology: Human Perception and Performance&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id&quot;: &quot;ITEM-4&quot;}, &quot;uris&quot;: [&quot;http://www.mendeley.com/documents/?uuid=40593dff-0b2e-4b2e-a639-7c390ce76d63&quot;, &quot;http://www.mendeley.com/documents/?uuid=c7948447-07f4-449a-a38e-b2b8374965ff&quot;], &quot;id&quot;: &quot;ITEM-4&quot;}]} RNDr6jRsGAwOe"/><text:span text:style-name="T149">⁠. In 1990, </text:span><text:reference-mark-start text:name="ADDIN CSL_CITATION {&quot;mendeley&quot;: {&quot;previouslyFormattedCitation&quot;: &quot;(Jones, Miles, &amp; Page, 1990)&quot;, &quot;plainTextFormattedCitation&quot;: &quot;(Jones, Miles, &amp; Page, 1990)&quot;, &quot;formattedCitation&quot;: &quot;(Jones, Miles, &amp; Page, 1990)&quot;, &quot;manualFormatting&quot;: &quot;Jones, Miles, &amp; Page&quot;}, &quot;properties&quot;: {&quot;noteIndex&quot;: 0}, &quot;schema&quot;: &quot;https://github.com/citation-style-language/schema/raw/master/csl-citation.json&quot;, &quot;citationItems&quot;: [{&quot;itemData&quot;: {&quot;DOI&quot;: &quot;10.1002/acp.2350040203&quot;, &quot;type&quot;: &quot;article-journal&quot;, &quot;issued&quot;: {&quot;date-parts&quot;: [[&quot;1990&quot;, &quot;3&quot;]]}, &quot;title&quot;: &quot;Disruption of proofreading by irrelevant speech: Effects of attention, arousal or memory?&quot;, &quot;volume&quot;: &quot;4&quot;, &quot;author&quot;: [{&quot;suffix&quot;: &quot;&quot;, &quot;dropping-particle&quot;: &quot;&quot;, &quot;non-dropping-particle&quot;: &quot;&quot;, &quot;given&quot;: &quot;Dylan M.&quot;, &quot;family&quot;: &quot;Jones&quot;, &quot;parse-names&quot;: false}, {&quot;suffix&quot;: &quot;&quot;, &quot;dropping-particle&quot;: &quot;&quot;, &quot;non-dropping-particle&quot;: &quot;&quot;, &quot;given&quot;: &quot;Christopher&quot;, &quot;family&quot;: &quot;Miles&quot;, &quot;parse-names&quot;: false}, {&quot;suffix&quot;: &quot;&quot;, &quot;dropping-particle&quot;: &quot;&quot;, &quot;non-dropping-particle&quot;: &quot;&quot;, &quot;given&quot;: &quot;Jean&quot;, &quot;family&quot;: &quot;Page&quot;, &quot;parse-names&quot;: false}], &quot;page&quot;: &quot;89-108&quot;, &quot;ISSN&quot;: &quot;08884080&quot;, &quot;container-title&quot;: &quot;Applied Cognitive Psychology&quot;, &quot;id&quot;: &quot;ITEM-1&quot;, &quot;issue&quot;: &quot;2&quot;}, &quot;uris&quot;: [&quot;http://www.mendeley.com/documents/?uuid=15ed9aa0-65f8-4fbb-81ad-723ec62bd645&quot;], &quot;id&quot;: &quot;ITEM-1&quot;}]} RNDO9Pmw0DLWH"/><text:span text:style-name="T56">Jones, Miles, &amp; Page</text:span><text:reference-mark-end text:name="ADDIN CSL_CITATION {&quot;mendeley&quot;: {&quot;previouslyFormattedCitation&quot;: &quot;(Jones, Miles, &amp; Page, 1990)&quot;, &quot;plainTextFormattedCitation&quot;: &quot;(Jones, Miles, &amp; Page, 1990)&quot;, &quot;formattedCitation&quot;: &quot;(Jones, Miles, &amp; Page, 1990)&quot;, &quot;manualFormatting&quot;: &quot;Jones, Miles, &amp; Page&quot;}, &quot;properties&quot;: {&quot;noteIndex&quot;: 0}, &quot;schema&quot;: &quot;https://github.com/citation-style-language/schema/raw/master/csl-citation.json&quot;, &quot;citationItems&quot;: [{&quot;itemData&quot;: {&quot;DOI&quot;: &quot;10.1002/acp.2350040203&quot;, &quot;type&quot;: &quot;article-journal&quot;, &quot;issued&quot;: {&quot;date-parts&quot;: [[&quot;1990&quot;, &quot;3&quot;]]}, &quot;title&quot;: &quot;Disruption of proofreading by irrelevant speech: Effects of attention, arousal or memory?&quot;, &quot;volume&quot;: &quot;4&quot;, &quot;author&quot;: [{&quot;suffix&quot;: &quot;&quot;, &quot;dropping-particle&quot;: &quot;&quot;, &quot;non-dropping-particle&quot;: &quot;&quot;, &quot;given&quot;: &quot;Dylan M.&quot;, &quot;family&quot;: &quot;Jones&quot;, &quot;parse-names&quot;: false}, {&quot;suffix&quot;: &quot;&quot;, &quot;dropping-particle&quot;: &quot;&quot;, &quot;non-dropping-particle&quot;: &quot;&quot;, &quot;given&quot;: &quot;Christopher&quot;, &quot;family&quot;: &quot;Miles&quot;, &quot;parse-names&quot;: false}, {&quot;suffix&quot;: &quot;&quot;, &quot;dropping-particle&quot;: &quot;&quot;, &quot;non-dropping-particle&quot;: &quot;&quot;, &quot;given&quot;: &quot;Jean&quot;, &quot;family&quot;: &quot;Page&quot;, &quot;parse-names&quot;: false}], &quot;page&quot;: &quot;89-108&quot;, &quot;ISSN&quot;: &quot;08884080&quot;, &quot;container-title&quot;: &quot;Applied Cognitive Psychology&quot;, &quot;id&quot;: &quot;ITEM-1&quot;, &quot;issue&quot;: &quot;2&quot;}, &quot;uris&quot;: [&quot;http://www.mendeley.com/documents/?uuid=15ed9aa0-65f8-4fbb-81ad-723ec62bd645&quot;], &quot;id&quot;: &quot;ITEM-1&quot;}]} RNDO9Pmw0DLWH"/><text:span text:style-name="T149">⁠ also replicated this finding, but they made a distinction between the effects irrelevant speech has on a serial recall task and on proofreading, a task that involves reading comprehension. Like Salame and Baddeley (1989), they showed that serial recall is impaired by any speech-like sound, regardless of that speech being understood by the participant. Proofreading, however, was impaired only when the heard speech was meaningful (i.e. was understood by the participant). In a proofreading task, a participant must read, hold in memory, and manipulate the order and meaning of a series of words. Meaningful speech requires that the auditory input be processed serially and the words held in memory to extract meaning. When occurring simultaneously, there may be competition between the words held in memory from the two sources causing impairment in performance on the proofreading task. Words from irrelevant speech are not held in memory and therefore do not compete with or impair performance. These results indicate that music with lyrics should be avoided when performing cognitive tasks of a serial nature, such as serial recall or reading tasks.</text:span></text:p>
      <text:p text:style-name="P15">Effect of Music Training</text:p>
      <text:p text:style-name="P27"><text:span text:style-name="T150">Individual differences also affect </text:span>how background music affects cognitive functioning. One of the most obvious differences is how music may differentially affect people who have music training (musicians) and those who are not musically trained (non-musicians).<text:span text:style-name="T151"> The literature shows that if</text:span> music is going to have an impact on a particular cognitive task, <text:span text:style-name="T152">musicians will be more negatively affected than non-musicians. </text:span><text:reference-mark-start text:name="ADDIN CSL_CITATION {&quot;mendeley&quot;: {&quot;previouslyFormattedCitation&quot;: &quot;(Aheadi, Dixon, &amp; Glover, 2010)&quot;, &quot;plainTextFormattedCitation&quot;: &quot;(Aheadi, Dixon, &amp; Glover, 2010)&quot;, &quot;formattedCitation&quot;: &quot;(Aheadi, Dixon, &amp; Glover, 2010)&quot;, &quot;manualFormatting&quot;: &quot;Aheadi, et al (2010)&quot;}, &quot;properties&quot;: {&quot;noteIndex&quot;: 0}, &quot;schema&quot;: &quot;https://github.com/citation-style-language/schema/raw/master/csl-citation.json&quot;, &quot;citationItems&quot;: [{&quot;itemData&quot;: {&quot;DOI&quot;: &quot;10.1177/0305735609336057&quot;, &quot;type&quot;: &quot;article-journal&quot;, &quot;issued&quot;: {&quot;date-parts&quot;: [[&quot;2010&quot;]]}, &quot;volume&quot;: &quot;38&quot;, &quot;author&quot;: [{&quot;suffix&quot;: &quot;&quot;, &quot;dropping-particle&quot;: &quot;&quot;, &quot;non-dropping-particle&quot;: &quot;&quot;, &quot;given&quot;: &quot;A.a&quot;, &quot;family&quot;: &quot;Aheadi&quot;, &quot;parse-names&quot;: false}, {&quot;suffix&quot;: &quot;&quot;, &quot;dropping-particle&quot;: &quot;&quot;, &quot;non-dropping-particle&quot;: &quot;&quot;, &quot;given&quot;: &quot;P.b&quot;, &quot;family&quot;: &quot;Dixon&quot;, &quot;parse-names&quot;: false}, {&quot;suffix&quot;: &quot;&quot;, &quot;dropping-particle&quot;: &quot;&quot;, &quot;non-dropping-particle&quot;: &quot;&quot;, &quot;given&quot;: &quot;S.a&quot;, &quot;family&quot;: &quot;Glover&quot;, &quot;parse-names&quot;: false}], &quot;ISBN&quot;: &quot;0305-7356&quot;, &quot;ISSN&quot;: &quot;0305-7356&quot;, &quot;title&quot;: &quot;A limiting feature of the Mozart effect: Listening enhances mental rotation abilities in non-musicians but not musicians&quot;, &quot;issue&quot;: &quot;1&quot;, &quot;page&quot;: &quot;107-117&quot;, &quot;container-title&quot;: &quot;Psychology of Music&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id&quot;: &quot;ITEM-1&quot;}, &quot;uris&quot;: [&quot;http://www.mendeley.com/documents/?uuid=d5c67354-9bcd-4bbc-b300-3fdf9332e72c&quot;], &quot;id&quot;: &quot;ITEM-1&quot;}]} RNDTn7isloE8n"/><text:span text:style-name="T57">Aheadi, et al (2010)</text:span><text:reference-mark-end text:name="ADDIN CSL_CITATION {&quot;mendeley&quot;: {&quot;previouslyFormattedCitation&quot;: &quot;(Aheadi, Dixon, &amp; Glover, 2010)&quot;, &quot;plainTextFormattedCitation&quot;: &quot;(Aheadi, Dixon, &amp; Glover, 2010)&quot;, &quot;formattedCitation&quot;: &quot;(Aheadi, Dixon, &amp; Glover, 2010)&quot;, &quot;manualFormatting&quot;: &quot;Aheadi, et al (2010)&quot;}, &quot;properties&quot;: {&quot;noteIndex&quot;: 0}, &quot;schema&quot;: &quot;https://github.com/citation-style-language/schema/raw/master/csl-citation.json&quot;, &quot;citationItems&quot;: [{&quot;itemData&quot;: {&quot;DOI&quot;: &quot;10.1177/0305735609336057&quot;, &quot;type&quot;: &quot;article-journal&quot;, &quot;issued&quot;: {&quot;date-parts&quot;: [[&quot;2010&quot;]]}, &quot;volume&quot;: &quot;38&quot;, &quot;author&quot;: [{&quot;suffix&quot;: &quot;&quot;, &quot;dropping-particle&quot;: &quot;&quot;, &quot;non-dropping-particle&quot;: &quot;&quot;, &quot;given&quot;: &quot;A.a&quot;, &quot;family&quot;: &quot;Aheadi&quot;, &quot;parse-names&quot;: false}, {&quot;suffix&quot;: &quot;&quot;, &quot;dropping-particle&quot;: &quot;&quot;, &quot;non-dropping-particle&quot;: &quot;&quot;, &quot;given&quot;: &quot;P.b&quot;, &quot;family&quot;: &quot;Dixon&quot;, &quot;parse-names&quot;: false}, {&quot;suffix&quot;: &quot;&quot;, &quot;dropping-particle&quot;: &quot;&quot;, &quot;non-dropping-particle&quot;: &quot;&quot;, &quot;given&quot;: &quot;S.a&quot;, &quot;family&quot;: &quot;Glover&quot;, &quot;parse-names&quot;: false}], &quot;ISBN&quot;: &quot;0305-7356&quot;, &quot;ISSN&quot;: &quot;0305-7356&quot;, &quot;title&quot;: &quot;A limiting feature of the Mozart effect: Listening enhances mental rotation abilities in non-musicians but not musicians&quot;, &quot;issue&quot;: &quot;1&quot;, &quot;page&quot;: &quot;107-117&quot;, &quot;container-title&quot;: &quot;Psychology of Music&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id&quot;: &quot;ITEM-1&quot;}, &quot;uris&quot;: [&quot;http://www.mendeley.com/documents/?uuid=d5c67354-9bcd-4bbc-b300-3fdf9332e72c&quot;], &quot;id&quot;: &quot;ITEM-1&quot;}]} RNDTn7isloE8n"/><text:span text:style-name="T152">⁠ found that Mozart music helped non-musicians perform a </text:span><text:soft-page-break/><text:span text:style-name="T152">mental rotation task when the same music had no effect on musicians, while </text:span><text:reference-mark-start text:name="ADDIN CSL_CITATION {&quot;mendeley&quot;: {&quot;previouslyFormattedCitation&quot;: &quot;(Patston &amp; Tippett, 2011)&quot;, &quot;plainTextFormattedCitation&quot;: &quot;(Patston &amp; Tippett, 2011)&quot;, &quot;formattedCitation&quot;: &quot;(Patston &amp; Tippett, 2011)&quot;, &quot;manualFormatting&quot;: &quot;Patston and Tippett (2011)&quot;}, &quot;properties&quot;: {&quot;noteIndex&quot;: 0}, &quot;schema&quot;: &quot;https://github.com/citation-style-language/schema/raw/master/csl-citation.json&quot;, &quot;citationItems&quot;: [{&quot;itemData&quot;: {&quot;DOI&quot;: &quot;10.1525/mp.2011.29.2.173&quot;, &quot;type&quot;: &quot;article-journal&quot;, &quot;issued&quot;: {&quot;date-parts&quot;: [[&quot;2011&quot;, &quot;12&quot;]]}, &quot;volume&quot;: &quot;29&quot;, &quot;author&quot;: [{&quot;suffix&quot;: &quot;&quot;, &quot;dropping-particle&quot;: &quot;&quot;, &quot;non-dropping-particle&quot;: &quot;&quot;, &quot;given&quot;: &quot;Lucy L. M.&quot;, &quot;family&quot;: &quot;Patston&quot;, &quot;parse-names&quot;: false}, {&quot;suffix&quot;: &quot;&quot;, &quot;dropping-particle&quot;: &quot;&quot;, &quot;non-dropping-particle&quot;: &quot;&quot;, &quot;given&quot;: &quot;Lynette J.&quot;, &quot;family&quot;: &quot;Tippett&quot;, &quot;parse-names&quot;: false}], &quot;ISBN&quot;: &quot;0520057295&quot;, &quot;ISSN&quot;: &quot;07307829&quot;, &quot;title&quot;: &quot;The Effect of Background Music on Cognitive Performance in Musicians and Nonmusicians&quot;, &quot;issue&quot;: &quot;2&quot;, &quot;page&quot;: &quot;173-183&quot;, &quot;container-title&quot;: &quot;Music Perception: An Interdisciplinary Journal&quot;, &quot;id&quot;: &quot;ITEM-1&quot;}, &quot;uris&quot;: [&quot;http://www.mendeley.com/documents/?uuid=90709e96-9b35-4592-8008-a14b99f35bad&quot;], &quot;id&quot;: &quot;ITEM-1&quot;}]} RNDmxo0qI0DV0"/><text:span text:style-name="T57">Patston and Tippett (2011)</text:span><text:reference-mark-end text:name="ADDIN CSL_CITATION {&quot;mendeley&quot;: {&quot;previouslyFormattedCitation&quot;: &quot;(Patston &amp; Tippett, 2011)&quot;, &quot;plainTextFormattedCitation&quot;: &quot;(Patston &amp; Tippett, 2011)&quot;, &quot;formattedCitation&quot;: &quot;(Patston &amp; Tippett, 2011)&quot;, &quot;manualFormatting&quot;: &quot;Patston and Tippett (2011)&quot;}, &quot;properties&quot;: {&quot;noteIndex&quot;: 0}, &quot;schema&quot;: &quot;https://github.com/citation-style-language/schema/raw/master/csl-citation.json&quot;, &quot;citationItems&quot;: [{&quot;itemData&quot;: {&quot;DOI&quot;: &quot;10.1525/mp.2011.29.2.173&quot;, &quot;type&quot;: &quot;article-journal&quot;, &quot;issued&quot;: {&quot;date-parts&quot;: [[&quot;2011&quot;, &quot;12&quot;]]}, &quot;volume&quot;: &quot;29&quot;, &quot;author&quot;: [{&quot;suffix&quot;: &quot;&quot;, &quot;dropping-particle&quot;: &quot;&quot;, &quot;non-dropping-particle&quot;: &quot;&quot;, &quot;given&quot;: &quot;Lucy L. M.&quot;, &quot;family&quot;: &quot;Patston&quot;, &quot;parse-names&quot;: false}, {&quot;suffix&quot;: &quot;&quot;, &quot;dropping-particle&quot;: &quot;&quot;, &quot;non-dropping-particle&quot;: &quot;&quot;, &quot;given&quot;: &quot;Lynette J.&quot;, &quot;family&quot;: &quot;Tippett&quot;, &quot;parse-names&quot;: false}], &quot;ISBN&quot;: &quot;0520057295&quot;, &quot;ISSN&quot;: &quot;07307829&quot;, &quot;title&quot;: &quot;The Effect of Background Music on Cognitive Performance in Musicians and Nonmusicians&quot;, &quot;issue&quot;: &quot;2&quot;, &quot;page&quot;: &quot;173-183&quot;, &quot;container-title&quot;: &quot;Music Perception: An Interdisciplinary Journal&quot;, &quot;id&quot;: &quot;ITEM-1&quot;}, &quot;uris&quot;: [&quot;http://www.mendeley.com/documents/?uuid=90709e96-9b35-4592-8008-a14b99f35bad&quot;], &quot;id&quot;: &quot;ITEM-1&quot;}]} RNDmxo0qI0DV0"/><text:span text:style-name="T152">⁠ found that classically trained musicians did worse than non-musicians on a language comprehension task when listening to classical music. </text:span><text:reference-mark-start text:name="ADDIN CSL_CITATION {&quot;mendeley&quot;: {&quot;previouslyFormattedCitation&quot;: &quot;(Yang, McClelland, &amp; Furnham, 2016)&quot;, &quot;plainTextFormattedCitation&quot;: &quot;(Yang, McClelland, &amp; Furnham, 2016)&quot;, &quot;formattedCitation&quot;: &quot;(Yang, McClelland, &amp; Furnham, 2016)&quot;, &quot;manualFormatting&quot;: &quot;Yang, et al (2016)&quot;}, &quot;properties&quot;: {&quot;noteIndex&quot;: 0}, &quot;schema&quot;: &quot;https://github.com/citation-style-language/schema/raw/master/csl-citation.json&quot;, &quot;citationItems&quot;: [{&quot;itemData&quot;: {&quot;DOI&quot;: &quot;10.1177/0305735615592265&quot;, &quot;type&quot;: &quot;article-journal&quot;, &quot;issued&quot;: {&quot;date-parts&quot;: [[&quot;2016&quot;, &quot;9&quot;, &quot;1&quot;]]}, &quot;volume&quot;: &quot;44&quot;, &quot;author&quot;: [{&quot;suffix&quot;: &quot;&quot;, &quot;dropping-particle&quot;: &quot;&quot;, &quot;non-dropping-particle&quot;: &quot;&quot;, &quot;given&quot;: &quot;J.&quot;, &quot;family&quot;: &quot;Yang&quot;, &quot;parse-names&quot;: false}, {&quot;suffix&quot;: &quot;&quot;, &quot;dropping-particle&quot;: &quot;&quot;, &quot;non-dropping-particle&quot;: &quot;&quot;, &quot;given&quot;: &quot;A.&quot;, &quot;family&quot;: &quot;McClelland&quot;, &quot;parse-names&quot;: false}, {&quot;suffix&quot;: &quot;&quot;, &quot;dropping-particle&quot;: &quot;&quot;, &quot;non-dropping-particle&quot;: &quot;&quot;, &quot;given&quot;: &quot;A.&quot;, &quot;family&quot;: &quot;Furnham&quot;, &quot;parse-names&quot;: false}], &quot;ISBN&quot;: &quot;1532-8759&quot;, &quot;ISSN&quot;: &quot;0305-7356&quot;, &quot;title&quot;: &quot;The effect of background music on the cognitive performance of musicians: A pilot study&quot;, &quot;note&quot;: &quot;NULL&quot;, &quot;issue&quot;: &quot;5&quot;, &quot;page&quot;: &quot;1202-1208&quot;, &quot;container-title&quot;: &quot;Psychology of Music&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id&quot;: &quot;ITEM-1&quot;}, &quot;uris&quot;: [&quot;http://www.mendeley.com/documents/?uuid=aee03297-3c8e-44ca-bb60-fbd39c318854&quot;], &quot;id&quot;: &quot;ITEM-1&quot;}]} RNDnSDJDlSyQ7"/><text:span text:style-name="T57">Yang, et al (2016)</text:span><text:reference-mark-end text:name="ADDIN CSL_CITATION {&quot;mendeley&quot;: {&quot;previouslyFormattedCitation&quot;: &quot;(Yang, McClelland, &amp; Furnham, 2016)&quot;, &quot;plainTextFormattedCitation&quot;: &quot;(Yang, McClelland, &amp; Furnham, 2016)&quot;, &quot;formattedCitation&quot;: &quot;(Yang, McClelland, &amp; Furnham, 2016)&quot;, &quot;manualFormatting&quot;: &quot;Yang, et al (2016)&quot;}, &quot;properties&quot;: {&quot;noteIndex&quot;: 0}, &quot;schema&quot;: &quot;https://github.com/citation-style-language/schema/raw/master/csl-citation.json&quot;, &quot;citationItems&quot;: [{&quot;itemData&quot;: {&quot;DOI&quot;: &quot;10.1177/0305735615592265&quot;, &quot;type&quot;: &quot;article-journal&quot;, &quot;issued&quot;: {&quot;date-parts&quot;: [[&quot;2016&quot;, &quot;9&quot;, &quot;1&quot;]]}, &quot;volume&quot;: &quot;44&quot;, &quot;author&quot;: [{&quot;suffix&quot;: &quot;&quot;, &quot;dropping-particle&quot;: &quot;&quot;, &quot;non-dropping-particle&quot;: &quot;&quot;, &quot;given&quot;: &quot;J.&quot;, &quot;family&quot;: &quot;Yang&quot;, &quot;parse-names&quot;: false}, {&quot;suffix&quot;: &quot;&quot;, &quot;dropping-particle&quot;: &quot;&quot;, &quot;non-dropping-particle&quot;: &quot;&quot;, &quot;given&quot;: &quot;A.&quot;, &quot;family&quot;: &quot;McClelland&quot;, &quot;parse-names&quot;: false}, {&quot;suffix&quot;: &quot;&quot;, &quot;dropping-particle&quot;: &quot;&quot;, &quot;non-dropping-particle&quot;: &quot;&quot;, &quot;given&quot;: &quot;A.&quot;, &quot;family&quot;: &quot;Furnham&quot;, &quot;parse-names&quot;: false}], &quot;ISBN&quot;: &quot;1532-8759&quot;, &quot;ISSN&quot;: &quot;0305-7356&quot;, &quot;title&quot;: &quot;The effect of background music on the cognitive performance of musicians: A pilot study&quot;, &quot;note&quot;: &quot;NULL&quot;, &quot;issue&quot;: &quot;5&quot;, &quot;page&quot;: &quot;1202-1208&quot;, &quot;container-title&quot;: &quot;Psychology of Music&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id&quot;: &quot;ITEM-1&quot;}, &quot;uris&quot;: [&quot;http://www.mendeley.com/documents/?uuid=aee03297-3c8e-44ca-bb60-fbd39c318854&quot;], &quot;id&quot;: &quot;ITEM-1&quot;}]} RNDnSDJDlSyQ7"/><text:span text:style-name="T152">⁠ explored this topic further and investigated whether training type and music type interacted to affect cognitive performance. They found that a musician’s performance was most affected on three cognitive tasks (arithmetic, verbal fluency, problem solving) when they listened to music featuring the instrument on which they were trained than when they listened to music involving other instruments. Despite the research comparing task performance of musicians and non-musicians, there are no studies that investigate what it is about musical training that causes these task performance differences to occur. Exploring how musicians and non-musicians process music as they listen may help understand why musicians and non-musicians perform differently on cognitive tasks in the presence of music.</text:span></text:p>
      <text:p text:style-name="P18">As discussed previously, the hypothesis for why the serial nature of language interferes with tasks that require serial processing has to do with the brain’s <text:span text:style-name="T153">ability to organize incoming serial information from multiple sources.</text:span> Something similar may be occurring in the case of musicians <text:span text:style-name="T154">and background music</text:span>. Musicians spend years learning <text:span text:style-name="T154">to recognize</text:span> the intricate details of <text:span text:style-name="T154">a piece of </text:span>music. <text:span text:style-name="T154">In music, different notes have different roles similar to how, in language, words play specific roles in a sentence (verbs, adjectives, etc.). With training, a musician can not only detect features of the music an untrained listener would not hear, but also understand how the structure of a series of notes are assembled to produce a piece of music. To a musician, the music may be a type of language requiring</text:span> serial processing <text:span text:style-name="T155">where previous musical information must be kept in memory to make sense of incoming information</text:span>. <text:span text:style-name="T154">This interpretation</text:span> fit<text:span text:style-name="T154">s</text:span> with the hypothesis that it is the serial nature of the irrelevant sound that is important for producing negative effects on cognitive tasks <text:reference-mark-start text:name="ADDIN CSL_CITATION {&quot;mendeley&quot;: {&quot;previouslyFormattedCitation&quot;: &quot;(Banbury et al., 2001)&quot;, &quot;plainTextFormattedCitation&quot;: &quot;(Banbury et al., 2001)&quot;, &quot;formattedCitation&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7sBtq4RlYU"/><text:span text:style-name="T23">(Banbury et al., 2001)</text:span><text:reference-mark-end text:name="ADDIN CSL_CITATION {&quot;mendeley&quot;: {&quot;previouslyFormattedCitation&quot;: &quot;(Banbury et al., 2001)&quot;, &quot;plainTextFormattedCitation&quot;: &quot;(Banbury et al., 2001)&quot;, &quot;formattedCitation&quot;: &quot;(Banbury et al., 2001)&quot;}, &quot;properties&quot;: {&quot;noteIndex&quot;: 0}, &quot;schema&quot;: &quot;https://github.com/citation-style-language/schema/raw/master/csl-citation.json&quot;, &quot;citationItems&quot;: [{&quot;itemData&quot;: {&quot;DOI&quot;: &quot;10.1518/001872001775992462&quot;, &quot;type&quot;: &quot;article-journal&quot;, &quot;issued&quot;: {&quot;date-parts&quot;: [[&quot;2001&quot;]]}, &quot;volume&quot;: &quot;43&quot;, &quot;author&quot;: [{&quot;suffix&quot;: &quot;&quot;, &quot;dropping-particle&quot;: &quot;&quot;, &quot;non-dropping-particle&quot;: &quot;&quot;, &quot;given&quot;: &quot;Simon P.&quot;, &quot;family&quot;: &quot;Banbury&quot;, &quot;parse-names&quot;: false}, {&quot;suffix&quot;: &quot;&quot;, &quot;dropping-particle&quot;: &quot;&quot;, &quot;non-dropping-particle&quot;: &quot;&quot;, &quot;given&quot;: &quot;William J.&quot;, &quot;family&quot;: &quot;Macken&quot;, &quot;parse-names&quot;: false}, {&quot;suffix&quot;: &quot;&quot;, &quot;dropping-particle&quot;: &quot;&quot;, &quot;non-dropping-particle&quot;: &quot;&quot;, &quot;given&quot;: &quot;S\u00e9bastien&quot;, &quot;family&quot;: &quot;Tremblay&quot;, &quot;parse-names&quot;: false}, {&quot;suffix&quot;: &quot;&quot;, &quot;dropping-particle&quot;: &quot;&quot;, &quot;non-dropping-particle&quot;: &quot;&quot;, &quot;given&quot;: &quot;Dylan M.&quot;, &quot;family&quot;: &quot;Jones&quot;, &quot;parse-names&quot;: false}], &quot;ISBN&quot;: &quot;0018-7208&quot;, &quot;ISSN&quot;: &quot;00187208&quot;, &quot;title&quot;: &quot;Auditory Distraction and Short-Term Memory: Phenomena and Practical Implications&quot;, &quot;issue&quot;: &quot;1&quot;, &quot;PMID&quot;: &quot;11474757&quot;, &quot;page&quot;: &quot;12-29&quot;, &quot;container-title&quot;: &quot;Human Factors: The Journal of the Human Factors and Ergonomics Society&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id&quot;: &quot;ITEM-1&quot;}, &quot;uris&quot;: [&quot;http://www.mendeley.com/documents/?uuid=ad931289-bbdd-49d9-bf1e-3621e1a771d8&quot;], &quot;id&quot;: &quot;ITEM-1&quot;}]} RND7sBtq4RlYU"/>⁠. Non-musicians, who are not trained to listen and understand <text:span text:style-name="T156">the structure the music,</text:span> process the <text:soft-page-break/>music holistically <text:reference-mark-start text:name="ADDIN CSL_CITATION {&quot;mendeley&quot;: {&quot;previouslyFormattedCitation&quot;: &quot;(Bever &amp; Chiarello, 2016)&quot;, &quot;plainTextFormattedCitation&quot;: &quot;(Bever &amp; Chiarello, 2016)&quot;, &quot;formattedCitation&quot;: &quot;(Bever &amp; Chiarello, 2016)&quot;}, &quot;properties&quot;: {&quot;noteIndex&quot;: 0}, &quot;schema&quot;: &quot;https://github.com/citation-style-language/schema/raw/master/csl-citation.json&quot;, &quot;citationItems&quot;: [{&quot;itemData&quot;: {&quot;type&quot;: &quot;article-journal&quot;, &quot;issued&quot;: {&quot;date-parts&quot;: [[&quot;2016&quot;]]}, &quot;title&quot;: &quot;Cerebral Dominance in Musicians and Nonmusicians&quot;, &quot;volume&quot;: &quot;185&quot;, &quot;author&quot;: [{&quot;suffix&quot;: &quot;&quot;, &quot;dropping-particle&quot;: &quot;&quot;, &quot;non-dropping-particle&quot;: &quot;&quot;, &quot;given&quot;: &quot;Thomas G .&quot;, &quot;family&quot;: &quot;Bever&quot;, &quot;parse-names&quot;: false}, {&quot;suffix&quot;: &quot;&quot;, &quot;dropping-particle&quot;: &quot;&quot;, &quot;non-dropping-particle&quot;: &quot;&quot;, &quot;given&quot;: &quot;Robert J .&quot;, &quot;family&quot;: &quot;Chiarello&quot;, &quot;parse-names&quot;: false}], &quot;page&quot;: &quot;537-539&quot;, &quot;container-title&quot;: &quot;American Association for the Advancement of Science&quot;, &quot;issue&quot;: &quot;4150&quot;, &quot;id&quot;: &quot;ITEM-1&quot;}, &quot;uris&quot;: [&quot;http://www.mendeley.com/documents/?uuid=5db27922-dfdc-4e35-b05c-42b20e8fa872&quot;], &quot;id&quot;: &quot;ITEM-1&quot;}]} RND0HJv4b7mog"/><text:span text:style-name="T23">(Bever &amp; Chiarello, 2016)</text:span><text:reference-mark-end text:name="ADDIN CSL_CITATION {&quot;mendeley&quot;: {&quot;previouslyFormattedCitation&quot;: &quot;(Bever &amp; Chiarello, 2016)&quot;, &quot;plainTextFormattedCitation&quot;: &quot;(Bever &amp; Chiarello, 2016)&quot;, &quot;formattedCitation&quot;: &quot;(Bever &amp; Chiarello, 2016)&quot;}, &quot;properties&quot;: {&quot;noteIndex&quot;: 0}, &quot;schema&quot;: &quot;https://github.com/citation-style-language/schema/raw/master/csl-citation.json&quot;, &quot;citationItems&quot;: [{&quot;itemData&quot;: {&quot;type&quot;: &quot;article-journal&quot;, &quot;issued&quot;: {&quot;date-parts&quot;: [[&quot;2016&quot;]]}, &quot;title&quot;: &quot;Cerebral Dominance in Musicians and Nonmusicians&quot;, &quot;volume&quot;: &quot;185&quot;, &quot;author&quot;: [{&quot;suffix&quot;: &quot;&quot;, &quot;dropping-particle&quot;: &quot;&quot;, &quot;non-dropping-particle&quot;: &quot;&quot;, &quot;given&quot;: &quot;Thomas G .&quot;, &quot;family&quot;: &quot;Bever&quot;, &quot;parse-names&quot;: false}, {&quot;suffix&quot;: &quot;&quot;, &quot;dropping-particle&quot;: &quot;&quot;, &quot;non-dropping-particle&quot;: &quot;&quot;, &quot;given&quot;: &quot;Robert J .&quot;, &quot;family&quot;: &quot;Chiarello&quot;, &quot;parse-names&quot;: false}], &quot;page&quot;: &quot;537-539&quot;, &quot;container-title&quot;: &quot;American Association for the Advancement of Science&quot;, &quot;issue&quot;: &quot;4150&quot;, &quot;id&quot;: &quot;ITEM-1&quot;}, &quot;uris&quot;: [&quot;http://www.mendeley.com/documents/?uuid=5db27922-dfdc-4e35-b05c-42b20e8fa872&quot;], &quot;id&quot;: &quot;ITEM-1&quot;}]} RND0HJv4b7mog"/>⁠ and are therefore not as affected by <text:span text:style-name="T156">the serial nature of music when concurrently performing a task.</text:span></text:p>
      <text:p text:style-name="P21">Another way to explain the differences between musicians and non-musicians is through the <text:span text:style-name="T157">s</text:span>chema <text:span text:style-name="T157">t</text:span>heory of <text:span text:style-name="T157">l</text:span>earning. The term schema was first introduced by <text:reference-mark-start text:name="ADDIN CSL_CITATION {&quot;mendeley&quot;: {&quot;previouslyFormattedCitation&quot;: &quot;(Piaget, 1952)&quot;, &quot;plainTextFormattedCitation&quot;: &quot;(Piaget, 1952)&quot;, &quot;formattedCitation&quot;: &quot;(Piaget, 1952)&quot;, &quot;manualFormatting&quot;: &quot;Piaget (1953)&quot;}, &quot;properties&quot;: {&quot;noteIndex&quot;: 0}, &quot;schema&quot;: &quot;https://github.com/citation-style-language/schema/raw/master/csl-citation.json&quot;, &quot;citationItems&quot;: [{&quot;itemData&quot;: {&quot;DOI&quot;: &quot;10.1037/h0051916&quot;, &quot;type&quot;: &quot;article-journal&quot;, &quot;issued&quot;: {&quot;date-parts&quot;: [[&quot;1952&quot;]]}, &quot;volume&quot;: &quot;17&quot;, &quot;author&quot;: [{&quot;suffix&quot;: &quot;&quot;, &quot;dropping-particle&quot;: &quot;&quot;, &quot;non-dropping-particle&quot;: &quot;&quot;, &quot;given&quot;: &quot;Jean&quot;, &quot;family&quot;: &quot;Piaget&quot;, &quot;parse-names&quot;: false}], &quot;ISBN&quot;: &quot;9780393002027&quot;, &quot;ISSN&quot;: &quot;0095-8891&quot;, &quot;title&quot;: &quot;The origins of intelligence in children.&quot;, &quot;issue&quot;: &quot;6&quot;, &quot;PMID&quot;: &quot;2161&quot;, &quot;page&quot;: &quot;467-467&quot;, &quot;container-title&quot;: &quot;Journal of Consulting Psychology&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id&quot;: &quot;ITEM-1&quot;}, &quot;uris&quot;: [&quot;http://www.mendeley.com/documents/?uuid=fa3fe697-5b61-451a-bf15-f80e3f84bc9a&quot;, &quot;http://www.mendeley.com/documents/?uuid=778c3502-8d0d-4360-83a9-850243c186a9&quot;], &quot;id&quot;: &quot;ITEM-1&quot;}]} RNDPtEfsdPgT1"/><text:span text:style-name="T23">Piaget (1953)</text:span><text:reference-mark-end text:name="ADDIN CSL_CITATION {&quot;mendeley&quot;: {&quot;previouslyFormattedCitation&quot;: &quot;(Piaget, 1952)&quot;, &quot;plainTextFormattedCitation&quot;: &quot;(Piaget, 1952)&quot;, &quot;formattedCitation&quot;: &quot;(Piaget, 1952)&quot;, &quot;manualFormatting&quot;: &quot;Piaget (1953)&quot;}, &quot;properties&quot;: {&quot;noteIndex&quot;: 0}, &quot;schema&quot;: &quot;https://github.com/citation-style-language/schema/raw/master/csl-citation.json&quot;, &quot;citationItems&quot;: [{&quot;itemData&quot;: {&quot;DOI&quot;: &quot;10.1037/h0051916&quot;, &quot;type&quot;: &quot;article-journal&quot;, &quot;issued&quot;: {&quot;date-parts&quot;: [[&quot;1952&quot;]]}, &quot;volume&quot;: &quot;17&quot;, &quot;author&quot;: [{&quot;suffix&quot;: &quot;&quot;, &quot;dropping-particle&quot;: &quot;&quot;, &quot;non-dropping-particle&quot;: &quot;&quot;, &quot;given&quot;: &quot;Jean&quot;, &quot;family&quot;: &quot;Piaget&quot;, &quot;parse-names&quot;: false}], &quot;ISBN&quot;: &quot;9780393002027&quot;, &quot;ISSN&quot;: &quot;0095-8891&quot;, &quot;title&quot;: &quot;The origins of intelligence in children.&quot;, &quot;issue&quot;: &quot;6&quot;, &quot;PMID&quot;: &quot;2161&quot;, &quot;page&quot;: &quot;467-467&quot;, &quot;container-title&quot;: &quot;Journal of Consulting Psychology&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id&quot;: &quot;ITEM-1&quot;}, &quot;uris&quot;: [&quot;http://www.mendeley.com/documents/?uuid=fa3fe697-5b61-451a-bf15-f80e3f84bc9a&quot;, &quot;http://www.mendeley.com/documents/?uuid=778c3502-8d0d-4360-83a9-850243c186a9&quot;], &quot;id&quot;: &quot;ITEM-1&quot;}]} RNDPtEfsdPgT1"/>⁠ and refers to <text:span text:style-name="T158">a method of organizing knowledge about the world around us</text:span>. <text:span text:style-name="T159">Schemas make processing of incoming information more efficient by indexing the relationships between elements and creating connections between the processes required to understand those relationships. The more we are exposed to a stimulus, the stronger the connections and the more efficient the schemas become. Schemas are automatically invoked to process and understand incoming stimuli </text:span><text:reference-mark-start text:name="ADDIN CSL_CITATION {&quot;mendeley&quot;: {&quot;previouslyFormattedCitation&quot;: &quot;(Anderson, 1984a)&quot;, &quot;plainTextFormattedCitation&quot;: &quot;(Anderson, 1984a)&quot;, &quot;formattedCitation&quot;: &quot;(Anderson, 1984a)&quot;}, &quot;properties&quot;: {&quot;noteIndex&quot;: 0}, &quot;schema&quot;: &quot;https://github.com/citation-style-language/schema/raw/master/csl-citation.json&quot;, &quot;citationItems&quot;: [{&quot;itemData&quot;: {&quot;type&quot;: &quot;article-journal&quot;, &quot;issued&quot;: {&quot;date-parts&quot;: [[&quot;1984&quot;]]}, &quot;title&quot;: &quot;Role of the reader\u2019s schema in comprehension, learning, and memory&quot;, &quot;volume&quot;: &quot;29&quot;, &quot;author&quot;: [{&quot;suffix&quot;: &quot;&quot;, &quot;dropping-particle&quot;: &quot;&quot;, &quot;non-dropping-particle&quot;: &quot;&quot;, &quot;given&quot;: &quot;Richard C&quot;, &quot;family&quot;: &quot;Anderson&quot;, &quot;parse-names&quot;: false}], &quot;page&quot;: &quot;243-257&quot;, &quot;container-title&quot;: &quot;Learning to read in American schools: Basal readers and content texts&quot;, &quot;id&quot;: &quot;ITEM-1&quot;, &quot;publisher&quot;: &quot;Erlbaum Hillsdale, NJ&quot;}, &quot;uris&quot;: [&quot;http://www.mendeley.com/documents/?uuid=e4f7971d-271a-480e-a067-e3a12ee9e3f5&quot;, &quot;http://www.mendeley.com/documents/?uuid=32a22fcf-6a91-4fbd-b773-56fc59900433&quot;], &quot;id&quot;: &quot;ITEM-1&quot;}]} RND0TFYvZVyoQ"/><text:span text:style-name="T58">(Anderson, 1984a)</text:span><text:reference-mark-end text:name="ADDIN CSL_CITATION {&quot;mendeley&quot;: {&quot;previouslyFormattedCitation&quot;: &quot;(Anderson, 1984a)&quot;, &quot;plainTextFormattedCitation&quot;: &quot;(Anderson, 1984a)&quot;, &quot;formattedCitation&quot;: &quot;(Anderson, 1984a)&quot;}, &quot;properties&quot;: {&quot;noteIndex&quot;: 0}, &quot;schema&quot;: &quot;https://github.com/citation-style-language/schema/raw/master/csl-citation.json&quot;, &quot;citationItems&quot;: [{&quot;itemData&quot;: {&quot;type&quot;: &quot;article-journal&quot;, &quot;issued&quot;: {&quot;date-parts&quot;: [[&quot;1984&quot;]]}, &quot;title&quot;: &quot;Role of the reader\u2019s schema in comprehension, learning, and memory&quot;, &quot;volume&quot;: &quot;29&quot;, &quot;author&quot;: [{&quot;suffix&quot;: &quot;&quot;, &quot;dropping-particle&quot;: &quot;&quot;, &quot;non-dropping-particle&quot;: &quot;&quot;, &quot;given&quot;: &quot;Richard C&quot;, &quot;family&quot;: &quot;Anderson&quot;, &quot;parse-names&quot;: false}], &quot;page&quot;: &quot;243-257&quot;, &quot;container-title&quot;: &quot;Learning to read in American schools: Basal readers and content texts&quot;, &quot;id&quot;: &quot;ITEM-1&quot;, &quot;publisher&quot;: &quot;Erlbaum Hillsdale, NJ&quot;}, &quot;uris&quot;: [&quot;http://www.mendeley.com/documents/?uuid=e4f7971d-271a-480e-a067-e3a12ee9e3f5&quot;, &quot;http://www.mendeley.com/documents/?uuid=32a22fcf-6a91-4fbd-b773-56fc59900433&quot;], &quot;id&quot;: &quot;ITEM-1&quot;}]} RND0TFYvZVyoQ"/><text:span text:style-name="T159">⁠. Schema theory, when applied to reading words, involves simultaneous analysis at many different levels: from a phoneme, to syntax, to overall interpretation of a phrase, to following the overarching story </text:span><text:reference-mark-start text:name="ADDIN CSL_CITATION {&quot;mendeley&quot;: {&quot;previouslyFormattedCitation&quot;: &quot;(Anderson, 1984b)&quot;, &quot;plainTextFormattedCitation&quot;: &quot;(Anderson, 1984b)&quot;, &quot;formattedCitation&quot;: &quot;(Anderson, 1984b)&quot;}, &quot;properties&quot;: {&quot;noteIndex&quot;: 0}, &quot;schema&quot;: &quot;https://github.com/citation-style-language/schema/raw/master/csl-citation.json&quot;, &quot;citationItems&quot;: [{&quot;itemData&quot;: {&quot;type&quot;: &quot;article-journal&quot;, &quot;issued&quot;: {&quot;date-parts&quot;: [[&quot;1984&quot;]]}, &quot;title&quot;: &quot;Role of the reader\u2019s schema in comprehension, learning, and memory&quot;, &quot;volume&quot;: &quot;29&quot;, &quot;author&quot;: [{&quot;suffix&quot;: &quot;&quot;, &quot;dropping-particle&quot;: &quot;&quot;, &quot;non-dropping-particle&quot;: &quot;&quot;, &quot;given&quot;: &quot;Richard C&quot;, &quot;family&quot;: &quot;Anderson&quot;, &quot;parse-names&quot;: false}], &quot;page&quot;: &quot;243-257&quot;, &quot;container-title&quot;: &quot;Learning to read in American schools: Basal readers and content texts&quot;, &quot;id&quot;: &quot;ITEM-1&quot;, &quot;note&quot;: &quot;NULL&quot;, &quot;publisher&quot;: &quot;Erlbaum Hillsdale, NJ&quot;}, &quot;uris&quot;: [&quot;http://www.mendeley.com/documents/?uuid=32a22fcf-6a91-4fbd-b773-56fc59900433&quot;], &quot;id&quot;: &quot;ITEM-1&quot;}]} RND0dlepfrui3"/><text:span text:style-name="T58">(Anderson, 1984b)</text:span><text:reference-mark-end text:name="ADDIN CSL_CITATION {&quot;mendeley&quot;: {&quot;previouslyFormattedCitation&quot;: &quot;(Anderson, 1984b)&quot;, &quot;plainTextFormattedCitation&quot;: &quot;(Anderson, 1984b)&quot;, &quot;formattedCitation&quot;: &quot;(Anderson, 1984b)&quot;}, &quot;properties&quot;: {&quot;noteIndex&quot;: 0}, &quot;schema&quot;: &quot;https://github.com/citation-style-language/schema/raw/master/csl-citation.json&quot;, &quot;citationItems&quot;: [{&quot;itemData&quot;: {&quot;type&quot;: &quot;article-journal&quot;, &quot;issued&quot;: {&quot;date-parts&quot;: [[&quot;1984&quot;]]}, &quot;title&quot;: &quot;Role of the reader\u2019s schema in comprehension, learning, and memory&quot;, &quot;volume&quot;: &quot;29&quot;, &quot;author&quot;: [{&quot;suffix&quot;: &quot;&quot;, &quot;dropping-particle&quot;: &quot;&quot;, &quot;non-dropping-particle&quot;: &quot;&quot;, &quot;given&quot;: &quot;Richard C&quot;, &quot;family&quot;: &quot;Anderson&quot;, &quot;parse-names&quot;: false}], &quot;page&quot;: &quot;243-257&quot;, &quot;container-title&quot;: &quot;Learning to read in American schools: Basal readers and content texts&quot;, &quot;id&quot;: &quot;ITEM-1&quot;, &quot;note&quot;: &quot;NULL&quot;, &quot;publisher&quot;: &quot;Erlbaum Hillsdale, NJ&quot;}, &quot;uris&quot;: [&quot;http://www.mendeley.com/documents/?uuid=32a22fcf-6a91-4fbd-b773-56fc59900433&quot;], &quot;id&quot;: &quot;ITEM-1&quot;}]} RND0dlepfrui3"/><text:span text:style-name="T159">. Music, like a story, contains many different levels of information: rhythm, timbre, tone semantics, dynamics, etc </text:span><text:reference-mark-start text:name="ADDIN CSL_CITATION {&quot;mendeley&quot;: {&quot;previouslyFormattedCitation&quot;: &quot;(Leman, 2012)&quot;, &quot;plainTextFormattedCitation&quot;: &quot;(Leman, 2012)&quot;, &quot;formattedCitation&quot;: &quot;(Leman, 2012)&quot;}, &quot;properties&quot;: {&quot;noteIndex&quot;: 0}, &quot;schema&quot;: &quot;https://github.com/citation-style-language/schema/raw/master/csl-citation.json&quot;, &quot;citationItems&quot;: [{&quot;itemData&quot;: {&quot;number-of-pages&quot;: &quot;61-70&quot;, &quot;issued&quot;: {&quot;date-parts&quot;: [[&quot;2012&quot;]]}, &quot;volume&quot;: &quot;31&quot;, &quot;type&quot;: &quot;book&quot;, &quot;author&quot;: [{&quot;suffix&quot;: &quot;&quot;, &quot;dropping-particle&quot;: &quot;&quot;, &quot;non-dropping-particle&quot;: &quot;&quot;, &quot;given&quot;: &quot;Marc&quot;, &quot;family&quot;: &quot;Leman&quot;, &quot;parse-names&quot;: false}], &quot;ISBN&quot;: &quot;3642852130&quot;, &quot;title&quot;: &quot;Music and schema theory: Cognitive foundations of systematic musicology&quot;, &quot;id&quot;: &quot;ITEM-1&quot;, &quot;note&quot;: &quot;NULL&quot;, &quot;publisher&quot;: &quot;Springer Science &amp; Business Media&quot;}, &quot;uris&quot;: [&quot;http://www.mendeley.com/documents/?uuid=9d84ed40-953c-4eea-9779-27e78ac2997e&quot;], &quot;id&quot;: &quot;ITEM-1&quot;}]} RNDpmfaXp5hoZ"/><text:span text:style-name="T58">(Leman, 2012)</text:span><text:reference-mark-end text:name="ADDIN CSL_CITATION {&quot;mendeley&quot;: {&quot;previouslyFormattedCitation&quot;: &quot;(Leman, 2012)&quot;, &quot;plainTextFormattedCitation&quot;: &quot;(Leman, 2012)&quot;, &quot;formattedCitation&quot;: &quot;(Leman, 2012)&quot;}, &quot;properties&quot;: {&quot;noteIndex&quot;: 0}, &quot;schema&quot;: &quot;https://github.com/citation-style-language/schema/raw/master/csl-citation.json&quot;, &quot;citationItems&quot;: [{&quot;itemData&quot;: {&quot;number-of-pages&quot;: &quot;61-70&quot;, &quot;issued&quot;: {&quot;date-parts&quot;: [[&quot;2012&quot;]]}, &quot;volume&quot;: &quot;31&quot;, &quot;type&quot;: &quot;book&quot;, &quot;author&quot;: [{&quot;suffix&quot;: &quot;&quot;, &quot;dropping-particle&quot;: &quot;&quot;, &quot;non-dropping-particle&quot;: &quot;&quot;, &quot;given&quot;: &quot;Marc&quot;, &quot;family&quot;: &quot;Leman&quot;, &quot;parse-names&quot;: false}], &quot;ISBN&quot;: &quot;3642852130&quot;, &quot;title&quot;: &quot;Music and schema theory: Cognitive foundations of systematic musicology&quot;, &quot;id&quot;: &quot;ITEM-1&quot;, &quot;note&quot;: &quot;NULL&quot;, &quot;publisher&quot;: &quot;Springer Science &amp; Business Media&quot;}, &quot;uris&quot;: [&quot;http://www.mendeley.com/documents/?uuid=9d84ed40-953c-4eea-9779-27e78ac2997e&quot;], &quot;id&quot;: &quot;ITEM-1&quot;}]} RNDpmfaXp5hoZ"/><text:span text:style-name="T159">⁠. Musicians are trained to listen and process music in a way that allows them to understand this information. Their schemas for processing music are efficient and well-formed, especially the schemas for the music of their primary instrument. </text:span></text:p>
      <text:p text:style-name="P22"><text:span text:style-name="T183">Due </text:span><text:span text:style-name="T159">to the similarity between the structure of written language and a music piece, the cognitive processes used to understand the music (working memory, short term memory, contextual comprehension etc.) may be similar in nature to those used during reading </text:span><text:reference-mark-start text:name="ADDIN CSL_CITATION {&quot;mendeley&quot;: {&quot;previouslyFormattedCitation&quot;: &quot;(Baddeley, Logie, Nimmo-Smith, &amp; Brereton, 1985; Stanovich, 1982a, 1982b)&quot;, &quot;plainTextFormattedCitation&quot;: &quot;(Baddeley, Logie, Nimmo-Smith, &amp; Brereton, 1985; Stanovich, 1982a, 1982b)&quot;, &quot;formattedCitation&quot;: &quot;(Baddeley, Logie, Nimmo-Smith, &amp; Brereton, 1985; Stanovich, 1982a, 1982b)&quot;}, &quot;properties&quot;: {&quot;noteIndex&quot;: 0}, &quot;schema&quot;: &quot;https://github.com/citation-style-language/schema/raw/master/csl-citation.json&quot;, &quot;citationItems&quot;: [{&quot;itemData&quot;: {&quot;DOI&quot;: &quot;10.1177/002221948201500809&quot;, &quot;type&quot;: &quot;article-journal&quot;, &quot;issued&quot;: {&quot;date-parts&quot;: [[&quot;1982&quot;, &quot;10&quot;, &quot;1&quot;]]}, &quot;volume&quot;: &quot;15&quot;, &quot;author&quot;: [{&quot;suffix&quot;: &quot;&quot;, &quot;dropping-particle&quot;: &quot;&quot;, &quot;non-dropping-particle&quot;: &quot;&quot;, &quot;given&quot;: &quot;K. E.&quot;, &quot;family&quot;: &quot;Stanovich&quot;, &quot;parse-names&quot;: false}], &quot;ISBN&quot;: &quot;00222194&quot;, &quot;ISSN&quot;: &quot;0022-2194&quot;, &quot;title&quot;: &quot;Individual Differences in the Cognitive Processes of Reading: I. Word Decoding&quot;, &quot;note&quot;: &quot;NULL&quot;, &quot;issue&quot;: &quot;8&quot;, &quot;page&quot;: &quot;485-493&quot;, &quot;container-title&quot;: &quot;Journal of Learning Disabiliti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id&quot;: &quot;ITEM-1&quot;}, &quot;uris&quot;: [&quot;http://www.mendeley.com/documents/?uuid=56965fa4-f881-4ed3-b959-33c77662af75&quot;], &quot;id&quot;: &quot;ITEM-1&quot;}, {&quot;itemData&quot;: {&quot;DOI&quot;: &quot;10.1177/002221948201500908&quot;, &quot;type&quot;: &quot;article-journal&quot;, &quot;issued&quot;: {&quot;date-parts&quot;: [[&quot;1982&quot;]]}, &quot;volume&quot;: &quot;15&quot;, &quot;author&quot;: [{&quot;suffix&quot;: &quot;&quot;, &quot;dropping-particle&quot;: &quot;&quot;, &quot;non-dropping-particle&quot;: &quot;&quot;, &quot;given&quot;: &quot;K. E.&quot;, &quot;family&quot;: &quot;Stanovich&quot;, &quot;parse-names&quot;: false}], &quot;ISBN&quot;: &quot;00222194&quot;, &quot;ISSN&quot;: &quot;0022-2194&quot;, &quot;title&quot;: &quot;Individual differences in the cognitive processes of reading: II. Text-level processes&quot;, &quot;note&quot;: &quot;NULL&quot;, &quot;issue&quot;: &quot;9&quot;, &quot;page&quot;: &quot;549-554&quot;, &quot;container-title&quot;: &quot;Journal of Learning Disabiliti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id&quot;: &quot;ITEM-2&quot;}, &quot;uris&quot;: [&quot;http://www.mendeley.com/documents/?uuid=e409a59c-9d45-4be0-bd98-2e005e4a0f51&quot;], &quot;id&quot;: &quot;ITEM-2&quot;}, {&quot;itemData&quot;: {&quot;DOI&quot;: &quot;10.1016/0749-596X(85)90019-1&quot;, &quot;type&quot;: &quot;article-journal&quot;, &quot;issued&quot;: {&quot;date-parts&quot;: [[&quot;1985&quot;, &quot;2&quot;]]}, &quot;volume&quot;: &quot;24&quot;, &quot;author&quot;: [{&quot;suffix&quot;: &quot;&quot;, &quot;dropping-particle&quot;: &quot;&quot;, &quot;non-dropping-particle&quot;: &quot;&quot;, &quot;given&quot;: &quot;Alan&quot;, &quot;family&quot;: &quot;Baddeley&quot;, &quot;parse-names&quot;: false}, {&quot;suffix&quot;: &quot;&quot;, &quot;dropping-particle&quot;: &quot;&quot;, &quot;non-dropping-particle&quot;: &quot;&quot;, &quot;given&quot;: &quot;Robert&quot;, &quot;family&quot;: &quot;Logie&quot;, &quot;parse-names&quot;: false}, {&quot;suffix&quot;: &quot;&quot;, &quot;dropping-particle&quot;: &quot;&quot;, &quot;non-dropping-particle&quot;: &quot;&quot;, &quot;given&quot;: &quot;Ian&quot;, &quot;family&quot;: &quot;Nimmo-Smith&quot;, &quot;parse-names&quot;: false}, {&quot;suffix&quot;: &quot;&quot;, &quot;dropping-particle&quot;: &quot;&quot;, &quot;non-dropping-particle&quot;: &quot;&quot;, &quot;given&quot;: &quot;Neil&quot;, &quot;family&quot;: &quot;Brereton&quot;, &quot;parse-names&quot;: false}], &quot;ISSN&quot;: &quot;0749596X&quot;, &quot;title&quot;: &quot;Components of fluent reading&quot;, &quot;note&quot;: &quot;NULL&quot;, &quot;issue&quot;: &quot;1&quot;, &quot;page&quot;: &quot;119-131&quot;, &quot;container-title&quot;: &quot;Journal of Memory and Language&quot;, &quot;id&quot;: &quot;ITEM-3&quot;}, &quot;uris&quot;: [&quot;http://www.mendeley.com/documents/?uuid=0ba559d6-35d2-4b85-a325-c4bc7c17968b&quot;], &quot;id&quot;: &quot;ITEM-3&quot;}]} RNDNIcnzvvOcP"/><text:span text:style-name="T58">(Baddeley, Logie, Nimmo-Smith, &amp; Brereton, 1985; Stanovich, 1982a, 1982b)</text:span><text:reference-mark-end text:name="ADDIN CSL_CITATION {&quot;mendeley&quot;: {&quot;previouslyFormattedCitation&quot;: &quot;(Baddeley, Logie, Nimmo-Smith, &amp; Brereton, 1985; Stanovich, 1982a, 1982b)&quot;, &quot;plainTextFormattedCitation&quot;: &quot;(Baddeley, Logie, Nimmo-Smith, &amp; Brereton, 1985; Stanovich, 1982a, 1982b)&quot;, &quot;formattedCitation&quot;: &quot;(Baddeley, Logie, Nimmo-Smith, &amp; Brereton, 1985; Stanovich, 1982a, 1982b)&quot;}, &quot;properties&quot;: {&quot;noteIndex&quot;: 0}, &quot;schema&quot;: &quot;https://github.com/citation-style-language/schema/raw/master/csl-citation.json&quot;, &quot;citationItems&quot;: [{&quot;itemData&quot;: {&quot;DOI&quot;: &quot;10.1177/002221948201500809&quot;, &quot;type&quot;: &quot;article-journal&quot;, &quot;issued&quot;: {&quot;date-parts&quot;: [[&quot;1982&quot;, &quot;10&quot;, &quot;1&quot;]]}, &quot;volume&quot;: &quot;15&quot;, &quot;author&quot;: [{&quot;suffix&quot;: &quot;&quot;, &quot;dropping-particle&quot;: &quot;&quot;, &quot;non-dropping-particle&quot;: &quot;&quot;, &quot;given&quot;: &quot;K. E.&quot;, &quot;family&quot;: &quot;Stanovich&quot;, &quot;parse-names&quot;: false}], &quot;ISBN&quot;: &quot;00222194&quot;, &quot;ISSN&quot;: &quot;0022-2194&quot;, &quot;title&quot;: &quot;Individual Differences in the Cognitive Processes of Reading: I. Word Decoding&quot;, &quot;note&quot;: &quot;NULL&quot;, &quot;issue&quot;: &quot;8&quot;, &quot;page&quot;: &quot;485-493&quot;, &quot;container-title&quot;: &quot;Journal of Learning Disabiliti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id&quot;: &quot;ITEM-1&quot;}, &quot;uris&quot;: [&quot;http://www.mendeley.com/documents/?uuid=56965fa4-f881-4ed3-b959-33c77662af75&quot;], &quot;id&quot;: &quot;ITEM-1&quot;}, {&quot;itemData&quot;: {&quot;DOI&quot;: &quot;10.1177/002221948201500908&quot;, &quot;type&quot;: &quot;article-journal&quot;, &quot;issued&quot;: {&quot;date-parts&quot;: [[&quot;1982&quot;]]}, &quot;volume&quot;: &quot;15&quot;, &quot;author&quot;: [{&quot;suffix&quot;: &quot;&quot;, &quot;dropping-particle&quot;: &quot;&quot;, &quot;non-dropping-particle&quot;: &quot;&quot;, &quot;given&quot;: &quot;K. E.&quot;, &quot;family&quot;: &quot;Stanovich&quot;, &quot;parse-names&quot;: false}], &quot;ISBN&quot;: &quot;00222194&quot;, &quot;ISSN&quot;: &quot;0022-2194&quot;, &quot;title&quot;: &quot;Individual differences in the cognitive processes of reading: II. Text-level processes&quot;, &quot;note&quot;: &quot;NULL&quot;, &quot;issue&quot;: &quot;9&quot;, &quot;page&quot;: &quot;549-554&quot;, &quot;container-title&quot;: &quot;Journal of Learning Disabilities&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id&quot;: &quot;ITEM-2&quot;}, &quot;uris&quot;: [&quot;http://www.mendeley.com/documents/?uuid=e409a59c-9d45-4be0-bd98-2e005e4a0f51&quot;], &quot;id&quot;: &quot;ITEM-2&quot;}, {&quot;itemData&quot;: {&quot;DOI&quot;: &quot;10.1016/0749-596X(85)90019-1&quot;, &quot;type&quot;: &quot;article-journal&quot;, &quot;issued&quot;: {&quot;date-parts&quot;: [[&quot;1985&quot;, &quot;2&quot;]]}, &quot;volume&quot;: &quot;24&quot;, &quot;author&quot;: [{&quot;suffix&quot;: &quot;&quot;, &quot;dropping-particle&quot;: &quot;&quot;, &quot;non-dropping-particle&quot;: &quot;&quot;, &quot;given&quot;: &quot;Alan&quot;, &quot;family&quot;: &quot;Baddeley&quot;, &quot;parse-names&quot;: false}, {&quot;suffix&quot;: &quot;&quot;, &quot;dropping-particle&quot;: &quot;&quot;, &quot;non-dropping-particle&quot;: &quot;&quot;, &quot;given&quot;: &quot;Robert&quot;, &quot;family&quot;: &quot;Logie&quot;, &quot;parse-names&quot;: false}, {&quot;suffix&quot;: &quot;&quot;, &quot;dropping-particle&quot;: &quot;&quot;, &quot;non-dropping-particle&quot;: &quot;&quot;, &quot;given&quot;: &quot;Ian&quot;, &quot;family&quot;: &quot;Nimmo-Smith&quot;, &quot;parse-names&quot;: false}, {&quot;suffix&quot;: &quot;&quot;, &quot;dropping-particle&quot;: &quot;&quot;, &quot;non-dropping-particle&quot;: &quot;&quot;, &quot;given&quot;: &quot;Neil&quot;, &quot;family&quot;: &quot;Brereton&quot;, &quot;parse-names&quot;: false}], &quot;ISSN&quot;: &quot;0749596X&quot;, &quot;title&quot;: &quot;Components of fluent reading&quot;, &quot;note&quot;: &quot;NULL&quot;, &quot;issue&quot;: &quot;1&quot;, &quot;page&quot;: &quot;119-131&quot;, &quot;container-title&quot;: &quot;Journal of Memory and Language&quot;, &quot;id&quot;: &quot;ITEM-3&quot;}, &quot;uris&quot;: [&quot;http://www.mendeley.com/documents/?uuid=0ba559d6-35d2-4b85-a325-c4bc7c17968b&quot;], &quot;id&quot;: &quot;ITEM-3&quot;}]} RNDNIcnzvvOcP"/><text:span text:style-name="T159">⁠. The similarity between the cognitive processes involved in music listening and a task like reading may be the reason that musicians are more affected by background music during cognitively demanding tasks. A musician’s schemas for music listening and for task completion are in conflict and this interference may affect performance. Non-musicians, who do not have such strong schemas for processing music, do not have as much overlap between their </text:span><text:soft-page-break/><text:span text:style-name="T159">schemas and perform better on the task. When the background music features the musician’s primary instrument, the schema for the music is stronger because of the length of time spent training on the instrument resulting in further task performance decreases </text:span><text:reference-mark-start text:name="ADDIN CSL_CITATION {&quot;mendeley&quot;: {&quot;previouslyFormattedCitation&quot;: &quot;(Yang et al., 2016)&quot;, &quot;plainTextFormattedCitation&quot;: &quot;(Yang et al., 2016)&quot;, &quot;formattedCitation&quot;: &quot;(Yang et al., 2016)&quot;}, &quot;properties&quot;: {&quot;noteIndex&quot;: 0}, &quot;schema&quot;: &quot;https://github.com/citation-style-language/schema/raw/master/csl-citation.json&quot;, &quot;citationItems&quot;: [{&quot;itemData&quot;: {&quot;DOI&quot;: &quot;10.1177/0305735615592265&quot;, &quot;type&quot;: &quot;article-journal&quot;, &quot;issued&quot;: {&quot;date-parts&quot;: [[&quot;2016&quot;, &quot;9&quot;, &quot;1&quot;]]}, &quot;volume&quot;: &quot;44&quot;, &quot;author&quot;: [{&quot;suffix&quot;: &quot;&quot;, &quot;dropping-particle&quot;: &quot;&quot;, &quot;non-dropping-particle&quot;: &quot;&quot;, &quot;given&quot;: &quot;J.&quot;, &quot;family&quot;: &quot;Yang&quot;, &quot;parse-names&quot;: false}, {&quot;suffix&quot;: &quot;&quot;, &quot;dropping-particle&quot;: &quot;&quot;, &quot;non-dropping-particle&quot;: &quot;&quot;, &quot;given&quot;: &quot;A.&quot;, &quot;family&quot;: &quot;McClelland&quot;, &quot;parse-names&quot;: false}, {&quot;suffix&quot;: &quot;&quot;, &quot;dropping-particle&quot;: &quot;&quot;, &quot;non-dropping-particle&quot;: &quot;&quot;, &quot;given&quot;: &quot;A.&quot;, &quot;family&quot;: &quot;Furnham&quot;, &quot;parse-names&quot;: false}], &quot;ISBN&quot;: &quot;1532-8759&quot;, &quot;ISSN&quot;: &quot;0305-7356&quot;, &quot;title&quot;: &quot;The effect of background music on the cognitive performance of musicians: A pilot study&quot;, &quot;note&quot;: &quot;NULL&quot;, &quot;issue&quot;: &quot;5&quot;, &quot;page&quot;: &quot;1202-1208&quot;, &quot;container-title&quot;: &quot;Psychology of Music&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id&quot;: &quot;ITEM-1&quot;}, &quot;uris&quot;: [&quot;http://www.mendeley.com/documents/?uuid=aee03297-3c8e-44ca-bb60-fbd39c318854&quot;], &quot;id&quot;: &quot;ITEM-1&quot;}]} RNDfrkKsesEzd"/><text:span text:style-name="T58">(Yang et al., 2016)</text:span><text:reference-mark-end text:name="ADDIN CSL_CITATION {&quot;mendeley&quot;: {&quot;previouslyFormattedCitation&quot;: &quot;(Yang et al., 2016)&quot;, &quot;plainTextFormattedCitation&quot;: &quot;(Yang et al., 2016)&quot;, &quot;formattedCitation&quot;: &quot;(Yang et al., 2016)&quot;}, &quot;properties&quot;: {&quot;noteIndex&quot;: 0}, &quot;schema&quot;: &quot;https://github.com/citation-style-language/schema/raw/master/csl-citation.json&quot;, &quot;citationItems&quot;: [{&quot;itemData&quot;: {&quot;DOI&quot;: &quot;10.1177/0305735615592265&quot;, &quot;type&quot;: &quot;article-journal&quot;, &quot;issued&quot;: {&quot;date-parts&quot;: [[&quot;2016&quot;, &quot;9&quot;, &quot;1&quot;]]}, &quot;volume&quot;: &quot;44&quot;, &quot;author&quot;: [{&quot;suffix&quot;: &quot;&quot;, &quot;dropping-particle&quot;: &quot;&quot;, &quot;non-dropping-particle&quot;: &quot;&quot;, &quot;given&quot;: &quot;J.&quot;, &quot;family&quot;: &quot;Yang&quot;, &quot;parse-names&quot;: false}, {&quot;suffix&quot;: &quot;&quot;, &quot;dropping-particle&quot;: &quot;&quot;, &quot;non-dropping-particle&quot;: &quot;&quot;, &quot;given&quot;: &quot;A.&quot;, &quot;family&quot;: &quot;McClelland&quot;, &quot;parse-names&quot;: false}, {&quot;suffix&quot;: &quot;&quot;, &quot;dropping-particle&quot;: &quot;&quot;, &quot;non-dropping-particle&quot;: &quot;&quot;, &quot;given&quot;: &quot;A.&quot;, &quot;family&quot;: &quot;Furnham&quot;, &quot;parse-names&quot;: false}], &quot;ISBN&quot;: &quot;1532-8759&quot;, &quot;ISSN&quot;: &quot;0305-7356&quot;, &quot;title&quot;: &quot;The effect of background music on the cognitive performance of musicians: A pilot study&quot;, &quot;note&quot;: &quot;NULL&quot;, &quot;issue&quot;: &quot;5&quot;, &quot;page&quot;: &quot;1202-1208&quot;, &quot;container-title&quot;: &quot;Psychology of Music&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id&quot;: &quot;ITEM-1&quot;}, &quot;uris&quot;: [&quot;http://www.mendeley.com/documents/?uuid=aee03297-3c8e-44ca-bb60-fbd39c318854&quot;], &quot;id&quot;: &quot;ITEM-1&quot;}]} RNDfrkKsesEzd"/><text:span text:style-name="T159">⁠. The theory of competing schemas likely explains why musicians are more affected by background music than non-musicians. </text:span></text:p>
      <text:p text:style-name="P12"><text:span text:style-name="T178">Effect of </text:span>Age </text:p>
      <text:p text:style-name="P28"><text:span text:style-name="T160">Much of the research on music’s effects on cognitive abilities have been done in young adults and whether these effects transfer to other age groups is not clear. Studies have begun to explore these effects in both younger and older populations. In</text:span> <text:span text:style-name="T160">school-aged children, research shows that</text:span> calming music le<text:span text:style-name="T179">a</text:span>d<text:span text:style-name="T179">s</text:span> to better performance on arithmetic and memory tasks in 10 and 11 year olds <text:reference-mark-start text:name="ADDIN CSL_CITATION {&quot;mendeley&quot;: {&quot;previouslyFormattedCitation&quot;: &quot;(Hallam, Price, &amp; Katsarou, 2002)&quot;, &quot;plainTextFormattedCitation&quot;: &quot;(Hallam, Price, &amp; Katsarou, 2002)&quot;, &quot;formattedCitation&quot;: &quot;(Hallam, Price, &amp; Katsarou, 2002)&quot;}, &quot;properties&quot;: {&quot;noteIndex&quot;: 0}, &quot;schema&quot;: &quot;https://github.com/citation-style-language/schema/raw/master/csl-citation.json&quot;, &quot;citationItems&quot;: [{&quot;itemData&quot;: {&quot;DOI&quot;: &quot;10.1080/03055690220124551&quot;, &quot;type&quot;: &quot;article-journal&quot;, &quot;issued&quot;: {&quot;date-parts&quot;: [[&quot;2002&quot;, &quot;6&quot;]]}, &quot;volume&quot;: &quot;28&quot;, &quot;author&quot;: [{&quot;suffix&quot;: &quot;&quot;, &quot;dropping-particle&quot;: &quot;&quot;, &quot;non-dropping-particle&quot;: &quot;&quot;, &quot;given&quot;: &quot;Susan&quot;, &quot;family&quot;: &quot;Hallam&quot;, &quot;parse-names&quot;: false}, {&quot;suffix&quot;: &quot;&quot;, &quot;dropping-particle&quot;: &quot;&quot;, &quot;non-dropping-particle&quot;: &quot;&quot;, &quot;given&quot;: &quot;John&quot;, &quot;family&quot;: &quot;Price&quot;, &quot;parse-names&quot;: false}, {&quot;suffix&quot;: &quot;&quot;, &quot;dropping-particle&quot;: &quot;&quot;, &quot;non-dropping-particle&quot;: &quot;&quot;, &quot;given&quot;: &quot;Georgia&quot;, &quot;family&quot;: &quot;Katsarou&quot;, &quot;parse-names&quot;: false}], &quot;ISSN&quot;: &quot;0305-5698&quot;, &quot;title&quot;: &quot;The Effects of Background Music on Primary School Pupils' Task Performance&quot;, &quot;issue&quot;: &quot;2&quot;, &quot;page&quot;: &quot;111-122&quot;, &quot;container-title&quot;: &quot;Educational Studies&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id&quot;: &quot;ITEM-1&quot;}, &quot;uris&quot;: [&quot;http://www.mendeley.com/documents/?uuid=75e478ac-3f89-406d-9d5e-6a46ae063ac9&quot;], &quot;id&quot;: &quot;ITEM-1&quot;}]} RNDtA6UC4y7rR"/><text:span text:style-name="T23">(Hallam, Price, &amp; Katsarou, 2002)</text:span><text:reference-mark-end text:name="ADDIN CSL_CITATION {&quot;mendeley&quot;: {&quot;previouslyFormattedCitation&quot;: &quot;(Hallam, Price, &amp; Katsarou, 2002)&quot;, &quot;plainTextFormattedCitation&quot;: &quot;(Hallam, Price, &amp; Katsarou, 2002)&quot;, &quot;formattedCitation&quot;: &quot;(Hallam, Price, &amp; Katsarou, 2002)&quot;}, &quot;properties&quot;: {&quot;noteIndex&quot;: 0}, &quot;schema&quot;: &quot;https://github.com/citation-style-language/schema/raw/master/csl-citation.json&quot;, &quot;citationItems&quot;: [{&quot;itemData&quot;: {&quot;DOI&quot;: &quot;10.1080/03055690220124551&quot;, &quot;type&quot;: &quot;article-journal&quot;, &quot;issued&quot;: {&quot;date-parts&quot;: [[&quot;2002&quot;, &quot;6&quot;]]}, &quot;volume&quot;: &quot;28&quot;, &quot;author&quot;: [{&quot;suffix&quot;: &quot;&quot;, &quot;dropping-particle&quot;: &quot;&quot;, &quot;non-dropping-particle&quot;: &quot;&quot;, &quot;given&quot;: &quot;Susan&quot;, &quot;family&quot;: &quot;Hallam&quot;, &quot;parse-names&quot;: false}, {&quot;suffix&quot;: &quot;&quot;, &quot;dropping-particle&quot;: &quot;&quot;, &quot;non-dropping-particle&quot;: &quot;&quot;, &quot;given&quot;: &quot;John&quot;, &quot;family&quot;: &quot;Price&quot;, &quot;parse-names&quot;: false}, {&quot;suffix&quot;: &quot;&quot;, &quot;dropping-particle&quot;: &quot;&quot;, &quot;non-dropping-particle&quot;: &quot;&quot;, &quot;given&quot;: &quot;Georgia&quot;, &quot;family&quot;: &quot;Katsarou&quot;, &quot;parse-names&quot;: false}], &quot;ISSN&quot;: &quot;0305-5698&quot;, &quot;title&quot;: &quot;The Effects of Background Music on Primary School Pupils' Task Performance&quot;, &quot;issue&quot;: &quot;2&quot;, &quot;page&quot;: &quot;111-122&quot;, &quot;container-title&quot;: &quot;Educational Studies&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id&quot;: &quot;ITEM-1&quot;}, &quot;uris&quot;: [&quot;http://www.mendeley.com/documents/?uuid=75e478ac-3f89-406d-9d5e-6a46ae063ac9&quot;], &quot;id&quot;: &quot;ITEM-1&quot;}]} RNDtA6UC4y7rR"/>⁠ and <text:span text:style-name="T175">children</text:span> who listened to <text:span text:style-name="T161">familiar and enjoyable</text:span> music <text:span text:style-name="T180">have</text:span> better spatial abilities <text:reference-mark-start text:name="ADDIN CSL_CITATION {&quot;mendeley&quot;: {&quot;previouslyFormattedCitation&quot;: &quot;(Schellenberg &amp; Hallam, 2005)&quot;, &quot;plainTextFormattedCitation&quot;: &quot;(Schellenberg &amp; Hallam, 2005)&quot;, &quot;formattedCitation&quot;: &quot;(Schellenberg &amp; Hallam, 2005)&quot;}, &quot;properties&quot;: {&quot;noteIndex&quot;: 0}, &quot;schema&quot;: &quot;https://github.com/citation-style-language/schema/raw/master/csl-citation.json&quot;, &quot;citationItems&quot;: [{&quot;itemData&quot;: {&quot;DOI&quot;: &quot;10.1196/annals.1360.013&quot;, &quot;type&quot;: &quot;article-journal&quot;, &quot;issued&quot;: {&quot;date-parts&quot;: [[&quot;2005&quot;]]}, &quot;volume&quot;: &quot;1060&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Susan&quot;, &quot;family&quot;: &quot;Hallam&quot;, &quot;parse-names&quot;: false}], &quot;title&quot;: &quot;Music listening and cognitive abilities in 10 and 11 year-olds: The Blur effect&quot;, &quot;note&quot;: &quot;NULL&quot;, &quot;issue&quot;: &quot;The Neurosciences and Music II: From Perception to Performance&quot;, &quot;page&quot;: &quot;202-209&quot;, &quot;container-title&quot;: &quot;Neurosciences and Music Ii From Perception to Performance&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id&quot;: &quot;ITEM-1&quot;}, &quot;uris&quot;: [&quot;http://www.mendeley.com/documents/?uuid=0dbd31af-2876-49d4-bd78-3b165500ed15&quot;], &quot;id&quot;: &quot;ITEM-1&quot;}]} RNDW7O0OuUqXa"/><text:span text:style-name="T23">(Schellenberg &amp; Hallam, 2005)</text:span><text:reference-mark-end text:name="ADDIN CSL_CITATION {&quot;mendeley&quot;: {&quot;previouslyFormattedCitation&quot;: &quot;(Schellenberg &amp; Hallam, 2005)&quot;, &quot;plainTextFormattedCitation&quot;: &quot;(Schellenberg &amp; Hallam, 2005)&quot;, &quot;formattedCitation&quot;: &quot;(Schellenberg &amp; Hallam, 2005)&quot;}, &quot;properties&quot;: {&quot;noteIndex&quot;: 0}, &quot;schema&quot;: &quot;https://github.com/citation-style-language/schema/raw/master/csl-citation.json&quot;, &quot;citationItems&quot;: [{&quot;itemData&quot;: {&quot;DOI&quot;: &quot;10.1196/annals.1360.013&quot;, &quot;type&quot;: &quot;article-journal&quot;, &quot;issued&quot;: {&quot;date-parts&quot;: [[&quot;2005&quot;]]}, &quot;volume&quot;: &quot;1060&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Susan&quot;, &quot;family&quot;: &quot;Hallam&quot;, &quot;parse-names&quot;: false}], &quot;title&quot;: &quot;Music listening and cognitive abilities in 10 and 11 year-olds: The Blur effect&quot;, &quot;note&quot;: &quot;NULL&quot;, &quot;issue&quot;: &quot;The Neurosciences and Music II: From Perception to Performance&quot;, &quot;page&quot;: &quot;202-209&quot;, &quot;container-title&quot;: &quot;Neurosciences and Music Ii From Perception to Performance&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id&quot;: &quot;ITEM-1&quot;}, &quot;uris&quot;: [&quot;http://www.mendeley.com/documents/?uuid=0dbd31af-2876-49d4-bd78-3b165500ed15&quot;], &quot;id&quot;: &quot;ITEM-1&quot;}]} RNDW7O0OuUqXa"/>⁠ and <text:span text:style-name="T180">are</text:span> more creative <text:reference-mark-start text:name="ADDIN CSL_CITATION {&quot;mendeley&quot;: {&quot;previouslyFormattedCitation&quot;: &quot;(Schellenberg, Nakata, Hunter, &amp; Tamoto, 2007)&quot;, &quot;plainTextFormattedCitation&quot;: &quot;(Schellenberg, Nakata, Hunter, &amp; Tamoto, 2007)&quot;, &quot;formattedCitation&quot;: &quot;(Schellenberg, Nakata, Hunter, &amp; Tamoto, 2007)&quot;}, &quot;properties&quot;: {&quot;noteIndex&quot;: 0}, &quot;schema&quot;: &quot;https://github.com/citation-style-language/schema/raw/master/csl-citation.json&quot;, &quot;citationItems&quot;: [{&quot;itemData&quot;: {&quot;DOI&quot;: &quot;10.1177/0305735607068885&quot;, &quot;type&quot;: &quot;article-journal&quot;, &quot;issued&quot;: {&quot;date-parts&quot;: [[&quot;2007&quot;]]}, &quot;volume&quot;: &quot;35&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Takayuki&quot;, &quot;family&quot;: &quot;Nakata&quot;, &quot;parse-names&quot;: false}, {&quot;suffix&quot;: &quot;&quot;, &quot;dropping-particle&quot;: &quot;&quot;, &quot;non-dropping-particle&quot;: &quot;&quot;, &quot;given&quot;: &quot;Patrick G.&quot;, &quot;family&quot;: &quot;Hunter&quot;, &quot;parse-names&quot;: false}, {&quot;suffix&quot;: &quot;&quot;, &quot;dropping-particle&quot;: &quot;&quot;, &quot;non-dropping-particle&quot;: &quot;&quot;, &quot;given&quot;: &quot;Sachiko&quot;, &quot;family&quot;: &quot;Tamoto&quot;, &quot;parse-names&quot;: false}], &quot;ISBN&quot;: &quot;0305735607068&quot;, &quot;ISSN&quot;: &quot;0305-7356&quot;, &quot;title&quot;: &quot;Exposure to music and cognitive performance: tests of children and adults&quot;, &quot;issue&quot;: &quot;1&quot;, &quot;PMID&quot;: &quot;25246403&quot;, &quot;page&quot;: &quot;5-19&quot;, &quot;container-title&quot;: &quot;Psychology of Music&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id&quot;: &quot;ITEM-1&quot;}, &quot;uris&quot;: [&quot;http://www.mendeley.com/documents/?uuid=5776d73e-1b19-422f-969d-c98b42e1eaac&quot;], &quot;id&quot;: &quot;ITEM-1&quot;}]} RND8Wo5zLQvaO"/><text:span text:style-name="T23">(Schellenberg, Nakata, Hunter, &amp; Tamoto, 2007)</text:span><text:reference-mark-end text:name="ADDIN CSL_CITATION {&quot;mendeley&quot;: {&quot;previouslyFormattedCitation&quot;: &quot;(Schellenberg, Nakata, Hunter, &amp; Tamoto, 2007)&quot;, &quot;plainTextFormattedCitation&quot;: &quot;(Schellenberg, Nakata, Hunter, &amp; Tamoto, 2007)&quot;, &quot;formattedCitation&quot;: &quot;(Schellenberg, Nakata, Hunter, &amp; Tamoto, 2007)&quot;}, &quot;properties&quot;: {&quot;noteIndex&quot;: 0}, &quot;schema&quot;: &quot;https://github.com/citation-style-language/schema/raw/master/csl-citation.json&quot;, &quot;citationItems&quot;: [{&quot;itemData&quot;: {&quot;DOI&quot;: &quot;10.1177/0305735607068885&quot;, &quot;type&quot;: &quot;article-journal&quot;, &quot;issued&quot;: {&quot;date-parts&quot;: [[&quot;2007&quot;]]}, &quot;volume&quot;: &quot;35&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Takayuki&quot;, &quot;family&quot;: &quot;Nakata&quot;, &quot;parse-names&quot;: false}, {&quot;suffix&quot;: &quot;&quot;, &quot;dropping-particle&quot;: &quot;&quot;, &quot;non-dropping-particle&quot;: &quot;&quot;, &quot;given&quot;: &quot;Patrick G.&quot;, &quot;family&quot;: &quot;Hunter&quot;, &quot;parse-names&quot;: false}, {&quot;suffix&quot;: &quot;&quot;, &quot;dropping-particle&quot;: &quot;&quot;, &quot;non-dropping-particle&quot;: &quot;&quot;, &quot;given&quot;: &quot;Sachiko&quot;, &quot;family&quot;: &quot;Tamoto&quot;, &quot;parse-names&quot;: false}], &quot;ISBN&quot;: &quot;0305735607068&quot;, &quot;ISSN&quot;: &quot;0305-7356&quot;, &quot;title&quot;: &quot;Exposure to music and cognitive performance: tests of children and adults&quot;, &quot;issue&quot;: &quot;1&quot;, &quot;PMID&quot;: &quot;25246403&quot;, &quot;page&quot;: &quot;5-19&quot;, &quot;container-title&quot;: &quot;Psychology of Music&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id&quot;: &quot;ITEM-1&quot;}, &quot;uris&quot;: [&quot;http://www.mendeley.com/documents/?uuid=5776d73e-1b19-422f-969d-c98b42e1eaac&quot;], &quot;id&quot;: &quot;ITEM-1&quot;}]} RND8Wo5zLQvaO"/>⁠ <text:span text:style-name="T162">than after listening to unfamiliar music</text:span>. <text:span text:style-name="T162">In this case, creativity was measured by having adults rate the creativity of the child’s drawing created during the experiment. </text:span></text:p>
      <text:p text:style-name="P19"><text:span text:style-name="T181">In older adults, a meta-analysis indicated that background music has a negative effect on reading abilities and memory in adults, but a positive effect on emotions </text:span><text:reference-mark-start text:name="ADDIN CSL_CITATION {&quot;mendeley&quot;: {&quot;previouslyFormattedCitation&quot;: &quot;(K\u00e4mpfe, Sedlmeier, &amp; Renkewitz, 2011)&quot;, &quot;plainTextFormattedCitation&quot;: &quot;(K\u00e4mpfe, Sedlmeier, &amp; Renkewitz, 2011)&quot;, &quot;formattedCitation&quot;: &quot;(K\u00e4mpfe, Sedlmeier, &amp; Renkewitz, 2011)&quot;}, &quot;properties&quot;: {&quot;noteIndex&quot;: 0}, &quot;schema&quot;: &quot;https://github.com/citation-style-language/schema/raw/master/csl-citation.json&quot;, &quot;citationItems&quot;: [{&quot;itemData&quot;: {&quot;DOI&quot;: &quot;10.1177/0305735610376261&quot;, &quot;type&quot;: &quot;article-journal&quot;, &quot;issued&quot;: {&quot;date-parts&quot;: [[&quot;2011&quot;]]}, &quot;volume&quot;: &quot;39&quot;, &quot;author&quot;: [{&quot;suffix&quot;: &quot;&quot;, &quot;dropping-particle&quot;: &quot;&quot;, &quot;non-dropping-particle&quot;: &quot;&quot;, &quot;given&quot;: &quot;J.&quot;, &quot;family&quot;: &quot;K\u00e4mpfe&quot;, &quot;parse-names&quot;: false}, {&quot;suffix&quot;: &quot;&quot;, &quot;dropping-particle&quot;: &quot;&quot;, &quot;non-dropping-particle&quot;: &quot;&quot;, &quot;given&quot;: &quot;P.&quot;, &quot;family&quot;: &quot;Sedlmeier&quot;, &quot;parse-names&quot;: false}, {&quot;suffix&quot;: &quot;&quot;, &quot;dropping-particle&quot;: &quot;&quot;, &quot;non-dropping-particle&quot;: &quot;&quot;, &quot;given&quot;: &quot;F.&quot;, &quot;family&quot;: &quot;Renkewitz&quot;, &quot;parse-names&quot;: false}], &quot;ISBN&quot;: &quot;0305-7356&quot;, &quot;ISSN&quot;: &quot;0305-7356&quot;, &quot;title&quot;: &quot;The impact of background music on adult listeners: A meta-analysis&quot;, &quot;issue&quot;: &quot;4&quot;, &quot;page&quot;: &quot;424-448&quot;, &quot;container-title&quot;: &quot;Psychology of Music&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id&quot;: &quot;ITEM-1&quot;}, &quot;uris&quot;: [&quot;http://www.mendeley.com/documents/?uuid=b1517007-41fe-4ac5-8d4e-1cbc3342f2e0&quot;], &quot;id&quot;: &quot;ITEM-1&quot;}]} RNDsAGpAojJfW"/><text:span text:style-name="T59">(Kämpfe, Sedlmeier, &amp; Renkewitz, 2011)</text:span><text:reference-mark-end text:name="ADDIN CSL_CITATION {&quot;mendeley&quot;: {&quot;previouslyFormattedCitation&quot;: &quot;(K\u00e4mpfe, Sedlmeier, &amp; Renkewitz, 2011)&quot;, &quot;plainTextFormattedCitation&quot;: &quot;(K\u00e4mpfe, Sedlmeier, &amp; Renkewitz, 2011)&quot;, &quot;formattedCitation&quot;: &quot;(K\u00e4mpfe, Sedlmeier, &amp; Renkewitz, 2011)&quot;}, &quot;properties&quot;: {&quot;noteIndex&quot;: 0}, &quot;schema&quot;: &quot;https://github.com/citation-style-language/schema/raw/master/csl-citation.json&quot;, &quot;citationItems&quot;: [{&quot;itemData&quot;: {&quot;DOI&quot;: &quot;10.1177/0305735610376261&quot;, &quot;type&quot;: &quot;article-journal&quot;, &quot;issued&quot;: {&quot;date-parts&quot;: [[&quot;2011&quot;]]}, &quot;volume&quot;: &quot;39&quot;, &quot;author&quot;: [{&quot;suffix&quot;: &quot;&quot;, &quot;dropping-particle&quot;: &quot;&quot;, &quot;non-dropping-particle&quot;: &quot;&quot;, &quot;given&quot;: &quot;J.&quot;, &quot;family&quot;: &quot;K\u00e4mpfe&quot;, &quot;parse-names&quot;: false}, {&quot;suffix&quot;: &quot;&quot;, &quot;dropping-particle&quot;: &quot;&quot;, &quot;non-dropping-particle&quot;: &quot;&quot;, &quot;given&quot;: &quot;P.&quot;, &quot;family&quot;: &quot;Sedlmeier&quot;, &quot;parse-names&quot;: false}, {&quot;suffix&quot;: &quot;&quot;, &quot;dropping-particle&quot;: &quot;&quot;, &quot;non-dropping-particle&quot;: &quot;&quot;, &quot;given&quot;: &quot;F.&quot;, &quot;family&quot;: &quot;Renkewitz&quot;, &quot;parse-names&quot;: false}], &quot;ISBN&quot;: &quot;0305-7356&quot;, &quot;ISSN&quot;: &quot;0305-7356&quot;, &quot;title&quot;: &quot;The impact of background music on adult listeners: A meta-analysis&quot;, &quot;issue&quot;: &quot;4&quot;, &quot;page&quot;: &quot;424-448&quot;, &quot;container-title&quot;: &quot;Psychology of Music&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id&quot;: &quot;ITEM-1&quot;}, &quot;uris&quot;: [&quot;http://www.mendeley.com/documents/?uuid=b1517007-41fe-4ac5-8d4e-1cbc3342f2e0&quot;], &quot;id&quot;: &quot;ITEM-1&quot;}]} RNDsAGpAojJfW"/><text:span text:style-name="T181">⁠. Category fluency, the ability to generate a list of items within a category, in older adults has also been shown to be enhanced by background music </text:span><text:reference-mark-start text:name="ADDIN CSL_CITATION {&quot;mendeley&quot;: {&quot;previouslyFormattedCitation&quot;: &quot;(Thompson, Moulin, Hayre, &amp; Jones, 2005)&quot;, &quot;plainTextFormattedCitation&quot;: &quot;(Thompson, Moulin, Hayre, &amp; Jones, 2005)&quot;, &quot;formattedCitation&quot;: &quot;(Thompson, Moulin, Hayre, &amp; Jones, 2005)&quot;, &quot;manualFormatting&quot;: &quot;(Thompson, Moulin, Hayre, &amp; Jones, 2005)&quot;}, &quot;properties&quot;: {&quot;noteIndex&quot;: 0}, &quot;schema&quot;: &quot;https://github.com/citation-style-language/schema/raw/master/csl-citation.json&quot;, &quot;citationItems&quot;: [{&quot;itemData&quot;: {&quot;DOI&quot;: &quot;10.1080/03610730590882819&quot;, &quot;type&quot;: &quot;article-journal&quot;, &quot;issued&quot;: {&quot;date-parts&quot;: [[&quot;2005&quot;, &quot;1&quot;]]}, &quot;volume&quot;: &quot;31&quot;, &quot;author&quot;: [{&quot;suffix&quot;: &quot;&quot;, &quot;dropping-particle&quot;: &quot;&quot;, &quot;non-dropping-particle&quot;: &quot;&quot;, &quot;given&quot;: &quot;RG&quot;, &quot;family&quot;: &quot;Thompson&quot;, &quot;parse-names&quot;: false}, {&quot;suffix&quot;: &quot;&quot;, &quot;dropping-particle&quot;: &quot;&quot;, &quot;non-dropping-particle&quot;: &quot;&quot;, &quot;given&quot;: &quot;C. J. A.&quot;, &quot;family&quot;: &quot;Moulin&quot;, &quot;parse-names&quot;: false}, {&quot;suffix&quot;: &quot;&quot;, &quot;dropping-particle&quot;: &quot;&quot;, &quot;non-dropping-particle&quot;: &quot;&quot;, &quot;given&quot;: &quot;S.&quot;, &quot;family&quot;: &quot;Hayre&quot;, &quot;parse-names&quot;: false}, {&quot;suffix&quot;: &quot;&quot;, &quot;dropping-particle&quot;: &quot;&quot;, &quot;non-dropping-particle&quot;: &quot;&quot;, &quot;given&quot;: &quot;R. W.&quot;, &quot;family&quot;: &quot;Jones&quot;, &quot;parse-names&quot;: false}], &quot;ISSN&quot;: &quot;0361-073X&quot;, &quot;title&quot;: &quot;Music Enhances Category Fluency In Healthy Older Adults And Alzheimer's Disease Patients&quot;, &quot;issue&quot;: &quot;1&quot;, &quot;page&quot;: &quot;91-99&quot;, &quot;container-title&quot;: &quot;Experimental Aging Research&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id&quot;: &quot;ITEM-1&quot;}, &quot;uris&quot;: [&quot;http://www.mendeley.com/documents/?uuid=7d569f59-0b1b-44c7-a1f3-c2d6a85653be&quot;, &quot;http://www.mendeley.com/documents/?uuid=17175cfa-c8a1-4888-9ff9-6e84262dc83a&quot;], &quot;id&quot;: &quot;ITEM-1&quot;}]} RNDMxIYZZexY3"/><text:span text:style-name="T59">(Thompson, Moulin, Hayre, &amp; Jones, 2005)</text:span><text:reference-mark-end text:name="ADDIN CSL_CITATION {&quot;mendeley&quot;: {&quot;previouslyFormattedCitation&quot;: &quot;(Thompson, Moulin, Hayre, &amp; Jones, 2005)&quot;, &quot;plainTextFormattedCitation&quot;: &quot;(Thompson, Moulin, Hayre, &amp; Jones, 2005)&quot;, &quot;formattedCitation&quot;: &quot;(Thompson, Moulin, Hayre, &amp; Jones, 2005)&quot;, &quot;manualFormatting&quot;: &quot;(Thompson, Moulin, Hayre, &amp; Jones, 2005)&quot;}, &quot;properties&quot;: {&quot;noteIndex&quot;: 0}, &quot;schema&quot;: &quot;https://github.com/citation-style-language/schema/raw/master/csl-citation.json&quot;, &quot;citationItems&quot;: [{&quot;itemData&quot;: {&quot;DOI&quot;: &quot;10.1080/03610730590882819&quot;, &quot;type&quot;: &quot;article-journal&quot;, &quot;issued&quot;: {&quot;date-parts&quot;: [[&quot;2005&quot;, &quot;1&quot;]]}, &quot;volume&quot;: &quot;31&quot;, &quot;author&quot;: [{&quot;suffix&quot;: &quot;&quot;, &quot;dropping-particle&quot;: &quot;&quot;, &quot;non-dropping-particle&quot;: &quot;&quot;, &quot;given&quot;: &quot;RG&quot;, &quot;family&quot;: &quot;Thompson&quot;, &quot;parse-names&quot;: false}, {&quot;suffix&quot;: &quot;&quot;, &quot;dropping-particle&quot;: &quot;&quot;, &quot;non-dropping-particle&quot;: &quot;&quot;, &quot;given&quot;: &quot;C. J. A.&quot;, &quot;family&quot;: &quot;Moulin&quot;, &quot;parse-names&quot;: false}, {&quot;suffix&quot;: &quot;&quot;, &quot;dropping-particle&quot;: &quot;&quot;, &quot;non-dropping-particle&quot;: &quot;&quot;, &quot;given&quot;: &quot;S.&quot;, &quot;family&quot;: &quot;Hayre&quot;, &quot;parse-names&quot;: false}, {&quot;suffix&quot;: &quot;&quot;, &quot;dropping-particle&quot;: &quot;&quot;, &quot;non-dropping-particle&quot;: &quot;&quot;, &quot;given&quot;: &quot;R. W.&quot;, &quot;family&quot;: &quot;Jones&quot;, &quot;parse-names&quot;: false}], &quot;ISSN&quot;: &quot;0361-073X&quot;, &quot;title&quot;: &quot;Music Enhances Category Fluency In Healthy Older Adults And Alzheimer's Disease Patients&quot;, &quot;issue&quot;: &quot;1&quot;, &quot;page&quot;: &quot;91-99&quot;, &quot;container-title&quot;: &quot;Experimental Aging Research&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id&quot;: &quot;ITEM-1&quot;}, &quot;uris&quot;: [&quot;http://www.mendeley.com/documents/?uuid=7d569f59-0b1b-44c7-a1f3-c2d6a85653be&quot;, &quot;http://www.mendeley.com/documents/?uuid=17175cfa-c8a1-4888-9ff9-6e84262dc83a&quot;], &quot;id&quot;: &quot;ITEM-1&quot;}]} RNDMxIYZZexY3"/><text:span text:style-name="T181">⁠. Since the 2011 meta-analysis, studies have continued to explore the effects of background music in older adults. Background classical music (without lyrics) was shown to have a positive effect on the working memory </text:span><text:reference-mark-start text:name="ADDIN CSL_CITATION {&quot;mendeley&quot;: {&quot;previouslyFormattedCitation&quot;: &quot;(Mammarella, Fairfield, &amp; Cornoldi, 2013)&quot;, &quot;plainTextFormattedCitation&quot;: &quot;(Mammarella, Fairfield, &amp; Cornoldi, 2013)&quot;, &quot;formattedCitation&quot;: &quot;(Mammarella, Fairfield, &amp; Cornoldi, 2013)&quot;}, &quot;properties&quot;: {&quot;noteIndex&quot;: 0}, &quot;schema&quot;: &quot;https://github.com/citation-style-language/schema/raw/master/csl-citation.json&quot;, &quot;citationItems&quot;: [{&quot;itemData&quot;: {&quot;DOI&quot;: &quot;10.1007/BF03324720&quot;, &quot;type&quot;: &quot;article-journal&quot;, &quot;issued&quot;: {&quot;date-parts&quot;: [[&quot;2013&quot;]]}, &quot;volume&quot;: &quot;19&quot;, &quot;author&quot;: [{&quot;suffix&quot;: &quot;&quot;, &quot;dropping-particle&quot;: &quot;&quot;, &quot;non-dropping-particle&quot;: &quot;&quot;, &quot;given&quot;: &quot;Nicola&quot;, &quot;family&quot;: &quot;Mammarella&quot;, &quot;parse-names&quot;: false}, {&quot;suffix&quot;: &quot;&quot;, &quot;dropping-particle&quot;: &quot;&quot;, &quot;non-dropping-particle&quot;: &quot;&quot;, &quot;given&quot;: &quot;Beth&quot;, &quot;family&quot;: &quot;Fairfield&quot;, &quot;parse-names&quot;: false}, {&quot;suffix&quot;: &quot;&quot;, &quot;dropping-particle&quot;: &quot;&quot;, &quot;non-dropping-particle&quot;: &quot;&quot;, &quot;given&quot;: &quot;Cesare&quot;, &quot;family&quot;: &quot;Cornoldi&quot;, &quot;parse-names&quot;: false}], &quot;ISBN&quot;: &quot;1594-0667 (Print)&quot;, &quot;ISSN&quot;: &quot;1594-0667, 1720-8319&quot;, &quot;title&quot;: &quot;Does music enhance cognitive performance in healthy older adults? The Vivaldi effect&quot;, &quot;issue&quot;: &quot;5&quot;, &quot;PMID&quot;: &quot;18007118&quot;, &quot;page&quot;: &quot;394-399&quot;, &quot;container-title&quot;: &quot;Aging Clinical and Experimental Research&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id&quot;: &quot;ITEM-1&quot;}, &quot;uris&quot;: [&quot;http://www.mendeley.com/documents/?uuid=da5064fa-0049-47d3-9c5d-c1b47961c50a&quot;], &quot;id&quot;: &quot;ITEM-1&quot;}]} RNDZaFz89MPaa"/><text:span text:style-name="T60">(Mammarella, Fairfield, &amp; Cornoldi, 2013)</text:span><text:reference-mark-end text:name="ADDIN CSL_CITATION {&quot;mendeley&quot;: {&quot;previouslyFormattedCitation&quot;: &quot;(Mammarella, Fairfield, &amp; Cornoldi, 2013)&quot;, &quot;plainTextFormattedCitation&quot;: &quot;(Mammarella, Fairfield, &amp; Cornoldi, 2013)&quot;, &quot;formattedCitation&quot;: &quot;(Mammarella, Fairfield, &amp; Cornoldi, 2013)&quot;}, &quot;properties&quot;: {&quot;noteIndex&quot;: 0}, &quot;schema&quot;: &quot;https://github.com/citation-style-language/schema/raw/master/csl-citation.json&quot;, &quot;citationItems&quot;: [{&quot;itemData&quot;: {&quot;DOI&quot;: &quot;10.1007/BF03324720&quot;, &quot;type&quot;: &quot;article-journal&quot;, &quot;issued&quot;: {&quot;date-parts&quot;: [[&quot;2013&quot;]]}, &quot;volume&quot;: &quot;19&quot;, &quot;author&quot;: [{&quot;suffix&quot;: &quot;&quot;, &quot;dropping-particle&quot;: &quot;&quot;, &quot;non-dropping-particle&quot;: &quot;&quot;, &quot;given&quot;: &quot;Nicola&quot;, &quot;family&quot;: &quot;Mammarella&quot;, &quot;parse-names&quot;: false}, {&quot;suffix&quot;: &quot;&quot;, &quot;dropping-particle&quot;: &quot;&quot;, &quot;non-dropping-particle&quot;: &quot;&quot;, &quot;given&quot;: &quot;Beth&quot;, &quot;family&quot;: &quot;Fairfield&quot;, &quot;parse-names&quot;: false}, {&quot;suffix&quot;: &quot;&quot;, &quot;dropping-particle&quot;: &quot;&quot;, &quot;non-dropping-particle&quot;: &quot;&quot;, &quot;given&quot;: &quot;Cesare&quot;, &quot;family&quot;: &quot;Cornoldi&quot;, &quot;parse-names&quot;: false}], &quot;ISBN&quot;: &quot;1594-0667 (Print)&quot;, &quot;ISSN&quot;: &quot;1594-0667, 1720-8319&quot;, &quot;title&quot;: &quot;Does music enhance cognitive performance in healthy older adults? The Vivaldi effect&quot;, &quot;issue&quot;: &quot;5&quot;, &quot;PMID&quot;: &quot;18007118&quot;, &quot;page&quot;: &quot;394-399&quot;, &quot;container-title&quot;: &quot;Aging Clinical and Experimental Research&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id&quot;: &quot;ITEM-1&quot;}, &quot;uris&quot;: [&quot;http://www.mendeley.com/documents/?uuid=da5064fa-0049-47d3-9c5d-c1b47961c50a&quot;], &quot;id&quot;: &quot;ITEM-1&quot;}]} RNDZaFz89MPaa"/><text:span text:style-name="T181">⁠, processing speed, and episodic and semantic memories abilities in older adults </text:span><text:reference-mark-start text:name="ADDIN CSL_CITATION {&quot;mendeley&quot;: {&quot;previouslyFormattedCitation&quot;: &quot;(Bottiroli, Rosi, Russo, Vecchi, &amp; Cavallini, 2014)&quot;, &quot;plainTextFormattedCitation&quot;: &quot;(Bottiroli, Rosi, Russo, Vecchi, &amp; Cavallini, 2014)&quot;, &quot;formattedCitation&quot;: &quot;(Bottiroli, Rosi, Russo, Vecchi, &amp; Cavallini, 2014)&quot;}, &quot;properties&quot;: {&quot;noteIndex&quot;: 0}, &quot;schema&quot;: &quot;https://github.com/citation-style-language/schema/raw/master/csl-citation.json&quot;, &quot;citationItems&quot;: [{&quot;itemData&quot;: {&quot;DOI&quot;: &quot;10.3389/fnagi.2014.00284&quot;, &quot;type&quot;: &quot;article-journal&quot;, &quot;issued&quot;: {&quot;date-parts&quot;: [[&quot;2014&quot;]]}, &quot;volume&quot;: &quot;6&quot;, &quot;author&quot;: [{&quot;suffix&quot;: &quot;&quot;, &quot;dropping-particle&quot;: &quot;&quot;, &quot;non-dropping-particle&quot;: &quot;&quot;, &quot;given&quot;: &quot;Sara&quot;, &quot;family&quot;: &quot;Bottiroli&quot;, &quot;parse-names&quot;: false}, {&quot;suffix&quot;: &quot;&quot;, &quot;dropping-particle&quot;: &quot;&quot;, &quot;non-dropping-particle&quot;: &quot;&quot;, &quot;given&quot;: &quot;Alessia&quot;, &quot;family&quot;: &quot;Rosi&quot;, &quot;parse-names&quot;: false}, {&quot;suffix&quot;: &quot;&quot;, &quot;dropping-particle&quot;: &quot;&quot;, &quot;non-dropping-particle&quot;: &quot;&quot;, &quot;given&quot;: &quot;Riccardo&quot;, &quot;family&quot;: &quot;Russo&quot;, &quot;parse-names&quot;: false}, {&quot;suffix&quot;: &quot;&quot;, &quot;dropping-particle&quot;: &quot;&quot;, &quot;non-dropping-particle&quot;: &quot;&quot;, &quot;given&quot;: &quot;Tomaso&quot;, &quot;family&quot;: &quot;Vecchi&quot;, &quot;parse-names&quot;: false}, {&quot;suffix&quot;: &quot;&quot;, &quot;dropping-particle&quot;: &quot;&quot;, &quot;non-dropping-particle&quot;: &quot;&quot;, &quot;given&quot;: &quot;Elena&quot;, &quot;family&quot;: &quot;Cavallini&quot;, &quot;parse-names&quot;: false}], &quot;ISBN&quot;: &quot;1663-4365&quot;, &quot;ISSN&quot;: &quot;16634365&quot;, &quot;title&quot;: &quot;The cognitive effects of listening to background music on older adults: Processing speed improves with upbeat music, while memory seems to benefit from both upbeat and downbeat music&quot;, &quot;issue&quot;: &quot;OCT&quot;, &quot;PMID&quot;: &quot;25360112&quot;, &quot;page&quot;: &quot;1-7&quot;, &quot;container-title&quot;: &quot;Frontiers in Aging Neuroscience&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id&quot;: &quot;ITEM-1&quot;}, &quot;uris&quot;: [&quot;http://www.mendeley.com/documents/?uuid=fe5af78d-4a22-48cd-9044-1b85192d4cab&quot;], &quot;id&quot;: &quot;ITEM-1&quot;}]} RNDte9kd0eWKH"/><text:span text:style-name="T59">(Bottiroli, Rosi, Russo, Vecchi, &amp; Cavallini, 2014)</text:span><text:reference-mark-end text:name="ADDIN CSL_CITATION {&quot;mendeley&quot;: {&quot;previouslyFormattedCitation&quot;: &quot;(Bottiroli, Rosi, Russo, Vecchi, &amp; Cavallini, 2014)&quot;, &quot;plainTextFormattedCitation&quot;: &quot;(Bottiroli, Rosi, Russo, Vecchi, &amp; Cavallini, 2014)&quot;, &quot;formattedCitation&quot;: &quot;(Bottiroli, Rosi, Russo, Vecchi, &amp; Cavallini, 2014)&quot;}, &quot;properties&quot;: {&quot;noteIndex&quot;: 0}, &quot;schema&quot;: &quot;https://github.com/citation-style-language/schema/raw/master/csl-citation.json&quot;, &quot;citationItems&quot;: [{&quot;itemData&quot;: {&quot;DOI&quot;: &quot;10.3389/fnagi.2014.00284&quot;, &quot;type&quot;: &quot;article-journal&quot;, &quot;issued&quot;: {&quot;date-parts&quot;: [[&quot;2014&quot;]]}, &quot;volume&quot;: &quot;6&quot;, &quot;author&quot;: [{&quot;suffix&quot;: &quot;&quot;, &quot;dropping-particle&quot;: &quot;&quot;, &quot;non-dropping-particle&quot;: &quot;&quot;, &quot;given&quot;: &quot;Sara&quot;, &quot;family&quot;: &quot;Bottiroli&quot;, &quot;parse-names&quot;: false}, {&quot;suffix&quot;: &quot;&quot;, &quot;dropping-particle&quot;: &quot;&quot;, &quot;non-dropping-particle&quot;: &quot;&quot;, &quot;given&quot;: &quot;Alessia&quot;, &quot;family&quot;: &quot;Rosi&quot;, &quot;parse-names&quot;: false}, {&quot;suffix&quot;: &quot;&quot;, &quot;dropping-particle&quot;: &quot;&quot;, &quot;non-dropping-particle&quot;: &quot;&quot;, &quot;given&quot;: &quot;Riccardo&quot;, &quot;family&quot;: &quot;Russo&quot;, &quot;parse-names&quot;: false}, {&quot;suffix&quot;: &quot;&quot;, &quot;dropping-particle&quot;: &quot;&quot;, &quot;non-dropping-particle&quot;: &quot;&quot;, &quot;given&quot;: &quot;Tomaso&quot;, &quot;family&quot;: &quot;Vecchi&quot;, &quot;parse-names&quot;: false}, {&quot;suffix&quot;: &quot;&quot;, &quot;dropping-particle&quot;: &quot;&quot;, &quot;non-dropping-particle&quot;: &quot;&quot;, &quot;given&quot;: &quot;Elena&quot;, &quot;family&quot;: &quot;Cavallini&quot;, &quot;parse-names&quot;: false}], &quot;ISBN&quot;: &quot;1663-4365&quot;, &quot;ISSN&quot;: &quot;16634365&quot;, &quot;title&quot;: &quot;The cognitive effects of listening to background music on older adults: Processing speed improves with upbeat music, while memory seems to benefit from both upbeat and downbeat music&quot;, &quot;issue&quot;: &quot;OCT&quot;, &quot;PMID&quot;: &quot;25360112&quot;, &quot;page&quot;: &quot;1-7&quot;, &quot;container-title&quot;: &quot;Frontiers in Aging Neuroscience&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id&quot;: &quot;ITEM-1&quot;}, &quot;uris&quot;: [&quot;http://www.mendeley.com/documents/?uuid=fe5af78d-4a22-48cd-9044-1b85192d4cab&quot;], &quot;id&quot;: &quot;ITEM-1&quot;}]} RNDte9kd0eWKH"/><text:span text:style-name="T181">⁠. Music listening has also been shown to alter perceptions about quality of life in older adults </text:span><text:reference-mark-start text:name="ADDIN CSL_CITATION {&quot;mendeley&quot;: {&quot;previouslyFormattedCitation&quot;: &quot;(Coffman, 2002)&quot;, &quot;plainTextFormattedCitation&quot;: &quot;(Coffman, 2002)&quot;, &quot;formattedCitation&quot;: &quot;(Coffman, 2002)&quot;}, &quot;properties&quot;: {&quot;noteIndex&quot;: 0}, &quot;schema&quot;: &quot;https://github.com/citation-style-language/schema/raw/master/csl-citation.json&quot;, &quot;citationItems&quot;: [{&quot;itemData&quot;: {&quot;DOI&quot;: &quot;http://dx.doi.org/10.1037/h0094050&quot;, &quot;type&quot;: &quot;article-journal&quot;, &quot;issued&quot;: {&quot;date-parts&quot;: [[&quot;2002&quot;]]}, &quot;volume&quot;: &quot;18&quot;, &quot;author&quot;: [{&quot;suffix&quot;: &quot;&quot;, &quot;dropping-particle&quot;: &quot;&quot;, &quot;non-dropping-particle&quot;: &quot;&quot;, &quot;given&quot;: &quot;D.D.&quot;, &quot;family&quot;: &quot;Coffman&quot;, &quot;parse-names&quot;: false}], &quot;ISBN&quot;: &quot;2162-1535(Electronic);0275-3987(Print)&quot;, &quot;ISSN&quot;: &quot;2162-1535&quot;, &quot;title&quot;: &quot;Music and quality of life in older adults&quot;, &quot;issue&quot;: &quot;1-2&quot;, &quot;page&quot;: &quot;76-88&quot;, &quot;container-title&quot;: &quot;Psychomusicology&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id&quot;: &quot;ITEM-1&quot;}, &quot;uris&quot;: [&quot;http://www.mendeley.com/documents/?uuid=d88fd2c6-afa1-4916-a619-1a713e403737&quot;, &quot;http://www.mendeley.com/documents/?uuid=b3b9b468-920e-47c5-9e70-1d9a962c6c94&quot;], &quot;id&quot;: &quot;ITEM-1&quot;}]} RNDXpzcINy20U"/><text:span text:style-name="T61">(Coffman, 2002)</text:span><text:reference-mark-end text:name="ADDIN CSL_CITATION {&quot;mendeley&quot;: {&quot;previouslyFormattedCitation&quot;: &quot;(Coffman, 2002)&quot;, &quot;plainTextFormattedCitation&quot;: &quot;(Coffman, 2002)&quot;, &quot;formattedCitation&quot;: &quot;(Coffman, 2002)&quot;}, &quot;properties&quot;: {&quot;noteIndex&quot;: 0}, &quot;schema&quot;: &quot;https://github.com/citation-style-language/schema/raw/master/csl-citation.json&quot;, &quot;citationItems&quot;: [{&quot;itemData&quot;: {&quot;DOI&quot;: &quot;http://dx.doi.org/10.1037/h0094050&quot;, &quot;type&quot;: &quot;article-journal&quot;, &quot;issued&quot;: {&quot;date-parts&quot;: [[&quot;2002&quot;]]}, &quot;volume&quot;: &quot;18&quot;, &quot;author&quot;: [{&quot;suffix&quot;: &quot;&quot;, &quot;dropping-particle&quot;: &quot;&quot;, &quot;non-dropping-particle&quot;: &quot;&quot;, &quot;given&quot;: &quot;D.D.&quot;, &quot;family&quot;: &quot;Coffman&quot;, &quot;parse-names&quot;: false}], &quot;ISBN&quot;: &quot;2162-1535(Electronic);0275-3987(Print)&quot;, &quot;ISSN&quot;: &quot;2162-1535&quot;, &quot;title&quot;: &quot;Music and quality of life in older adults&quot;, &quot;issue&quot;: &quot;1-2&quot;, &quot;page&quot;: &quot;76-88&quot;, &quot;container-title&quot;: &quot;Psychomusicology&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id&quot;: &quot;ITEM-1&quot;}, &quot;uris&quot;: [&quot;http://www.mendeley.com/documents/?uuid=d88fd2c6-afa1-4916-a619-1a713e403737&quot;, &quot;http://www.mendeley.com/documents/?uuid=b3b9b468-920e-47c5-9e70-1d9a962c6c94&quot;], &quot;id&quot;: &quot;ITEM-1&quot;}]} RNDXpzcINy20U"/><text:span text:style-name="T181">⁠, </text:span><text:soft-page-break/><text:span text:style-name="T181">so further understanding the effect of music on the cognitive abilities of older adults may have potential therapeutic implications.</text:span></text:p>
      <text:p text:style-name="P13">Using Electroencephalograph<text:span text:style-name="T22">y</text:span></text:p>
      <text:p text:style-name="P6">All of the <text:span text:style-name="T161">research</text:span> <text:span text:style-name="T175">studies </text:span>discussed up to this point have used behavioural measures to <text:span text:style-name="T163">investigate</text:span> the effects of music on cognition. <text:span text:style-name="T163">Recently, s</text:span>ome researchers have begun to us<text:span text:style-name="T22">e</text:span> electroencephalography (EEG) <text:span text:style-name="T161">to understand</text:span> the neural basis <text:span text:style-name="T164">of the effects of background music on cognitive functions</text:span>. <text:span text:style-name="T161">When exploring this topic using EEG, it is important to keep in mind the results of EEG studies that have explored cognitive performance without the presence of music. In 1999, </text:span><text:reference-mark-start text:name="ADDIN CSL_CITATION {&quot;mendeley&quot;: {&quot;previouslyFormattedCitation&quot;: &quot;(Klimesch, 1999)&quot;, &quot;plainTextFormattedCitation&quot;: &quot;(Klimesch, 1999)&quot;, &quot;formattedCitation&quot;: &quot;(Klimesch, 1999)&quot;, &quot;manualFormatting&quot;: &quot;Klimesch&quot;}, &quot;properties&quot;: {&quot;noteIndex&quot;: 0}, &quot;schema&quot;: &quot;https://github.com/citation-style-language/schema/raw/master/csl-citation.json&quot;, &quot;citationItems&quot;: [{&quot;itemData&quot;: {&quot;DOI&quot;: &quot;10.1016/S0165-0173(98)00056-3&quot;, &quot;type&quot;: &quot;article-journal&quot;, &quot;issued&quot;: {&quot;date-parts&quot;: [[&quot;1999&quot;]]}, &quot;volume&quot;: &quot;29&quot;, &quot;author&quot;: [{&quot;suffix&quot;: &quot;&quot;, &quot;dropping-particle&quot;: &quot;&quot;, &quot;non-dropping-particle&quot;: &quot;&quot;, &quot;given&quot;: &quot;Wolfgang&quot;, &quot;family&quot;: &quot;Klimesch&quot;, &quot;parse-names&quot;: false}], &quot;ISBN&quot;: &quot;0165-0173&quot;, &quot;ISSN&quot;: &quot;01650173&quot;, &quot;title&quot;: &quot;EEG alpha and theta oscillations reflect cognitive and memory performance: A review and analysis&quot;, &quot;note&quot;: &quot;NULL&quot;, &quot;issue&quot;: &quot;2-3&quot;, &quot;PMID&quot;: &quot;10209231&quot;, &quot;page&quot;: &quot;169-195&quot;, &quot;container-title&quot;: &quot;Brain Research Review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id&quot;: &quot;ITEM-1&quot;}, &quot;uris&quot;: [&quot;http://www.mendeley.com/documents/?uuid=f820daa7-0dee-4cf2-8beb-f31f5840d66e&quot;], &quot;id&quot;: &quot;ITEM-1&quot;}]} RNDMZWuu84A0H"/><text:span text:style-name="T62">Klimesch</text:span><text:reference-mark-end text:name="ADDIN CSL_CITATION {&quot;mendeley&quot;: {&quot;previouslyFormattedCitation&quot;: &quot;(Klimesch, 1999)&quot;, &quot;plainTextFormattedCitation&quot;: &quot;(Klimesch, 1999)&quot;, &quot;formattedCitation&quot;: &quot;(Klimesch, 1999)&quot;, &quot;manualFormatting&quot;: &quot;Klimesch&quot;}, &quot;properties&quot;: {&quot;noteIndex&quot;: 0}, &quot;schema&quot;: &quot;https://github.com/citation-style-language/schema/raw/master/csl-citation.json&quot;, &quot;citationItems&quot;: [{&quot;itemData&quot;: {&quot;DOI&quot;: &quot;10.1016/S0165-0173(98)00056-3&quot;, &quot;type&quot;: &quot;article-journal&quot;, &quot;issued&quot;: {&quot;date-parts&quot;: [[&quot;1999&quot;]]}, &quot;volume&quot;: &quot;29&quot;, &quot;author&quot;: [{&quot;suffix&quot;: &quot;&quot;, &quot;dropping-particle&quot;: &quot;&quot;, &quot;non-dropping-particle&quot;: &quot;&quot;, &quot;given&quot;: &quot;Wolfgang&quot;, &quot;family&quot;: &quot;Klimesch&quot;, &quot;parse-names&quot;: false}], &quot;ISBN&quot;: &quot;0165-0173&quot;, &quot;ISSN&quot;: &quot;01650173&quot;, &quot;title&quot;: &quot;EEG alpha and theta oscillations reflect cognitive and memory performance: A review and analysis&quot;, &quot;note&quot;: &quot;NULL&quot;, &quot;issue&quot;: &quot;2-3&quot;, &quot;PMID&quot;: &quot;10209231&quot;, &quot;page&quot;: &quot;169-195&quot;, &quot;container-title&quot;: &quot;Brain Research Review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id&quot;: &quot;ITEM-1&quot;}, &quot;uris&quot;: [&quot;http://www.mendeley.com/documents/?uuid=f820daa7-0dee-4cf2-8beb-f31f5840d66e&quot;], &quot;id&quot;: &quot;ITEM-1&quot;}]} RNDMZWuu84A0H"/><text:span text:style-name="T161">⁠ wrote a review paper summarizing how EEG signal frequencies are related to different cognitive processes. His main findings showed that good working memory performance relates to changes in EEG alpha (7.5-12.5 Hz) and theta (4-7.5 Hz) frequencies on two scales: tonic (long-term or over the life-time) and phasic (short-term or event-related). Alpha power is generally thought of as an index of attention with large alpha power being an indicator of cortical “idling”. When external task load increases, alpha power decreases </text:span><text:reference-mark-start text:name="ADDIN CSL_CITATION {&quot;mendeley&quot;: {&quot;previouslyFormattedCitation&quot;: &quot;(Ward, 2003)&quot;, &quot;plainTextFormattedCitation&quot;: &quot;(Ward, 2003)&quot;, &quot;formattedCitation&quot;: &quot;(Ward, 2003)&quot;}, &quot;properties&quot;: {&quot;noteIndex&quot;: 0}, &quot;schema&quot;: &quot;https://github.com/citation-style-language/schema/raw/master/csl-citation.json&quot;, &quot;citationItems&quot;: [{&quot;itemData&quot;: {&quot;DOI&quot;: &quot;10.1016/j.tics.2003.10.012&quot;, &quot;type&quot;: &quot;article-journal&quot;, &quot;issued&quot;: {&quot;date-parts&quot;: [[&quot;2003&quot;]]}, &quot;volume&quot;: &quot;7&quot;, &quot;author&quot;: [{&quot;suffix&quot;: &quot;&quot;, &quot;dropping-particle&quot;: &quot;&quot;, &quot;non-dropping-particle&quot;: &quot;&quot;, &quot;given&quot;: &quot;Lawrence M.&quot;, &quot;family&quot;: &quot;Ward&quot;, &quot;parse-names&quot;: false}], &quot;ISBN&quot;: &quot;1364-6613 (Print)\\r1364-6613 (Linking)&quot;, &quot;ISSN&quot;: &quot;13646613&quot;, &quot;title&quot;: &quot;Synchronous neural oscillations and cognitive processes&quot;, &quot;note&quot;: &quot;NULL&quot;, &quot;issue&quot;: &quot;12&quot;, &quot;PMID&quot;: &quot;14643372&quot;, &quot;page&quot;: &quot;553-559&quot;, &quot;container-title&quot;: &quot;Trends in Cognitive Scienc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id&quot;: &quot;ITEM-1&quot;}, &quot;uris&quot;: [&quot;http://www.mendeley.com/documents/?uuid=fa8b6c7f-5572-424a-911f-724d4ba5ce10&quot;], &quot;id&quot;: &quot;ITEM-1&quot;}]} RNDkiilMp8RQL"/><text:span text:style-name="T62">(Ward, 2003)</text:span><text:reference-mark-end text:name="ADDIN CSL_CITATION {&quot;mendeley&quot;: {&quot;previouslyFormattedCitation&quot;: &quot;(Ward, 2003)&quot;, &quot;plainTextFormattedCitation&quot;: &quot;(Ward, 2003)&quot;, &quot;formattedCitation&quot;: &quot;(Ward, 2003)&quot;}, &quot;properties&quot;: {&quot;noteIndex&quot;: 0}, &quot;schema&quot;: &quot;https://github.com/citation-style-language/schema/raw/master/csl-citation.json&quot;, &quot;citationItems&quot;: [{&quot;itemData&quot;: {&quot;DOI&quot;: &quot;10.1016/j.tics.2003.10.012&quot;, &quot;type&quot;: &quot;article-journal&quot;, &quot;issued&quot;: {&quot;date-parts&quot;: [[&quot;2003&quot;]]}, &quot;volume&quot;: &quot;7&quot;, &quot;author&quot;: [{&quot;suffix&quot;: &quot;&quot;, &quot;dropping-particle&quot;: &quot;&quot;, &quot;non-dropping-particle&quot;: &quot;&quot;, &quot;given&quot;: &quot;Lawrence M.&quot;, &quot;family&quot;: &quot;Ward&quot;, &quot;parse-names&quot;: false}], &quot;ISBN&quot;: &quot;1364-6613 (Print)\\r1364-6613 (Linking)&quot;, &quot;ISSN&quot;: &quot;13646613&quot;, &quot;title&quot;: &quot;Synchronous neural oscillations and cognitive processes&quot;, &quot;note&quot;: &quot;NULL&quot;, &quot;issue&quot;: &quot;12&quot;, &quot;PMID&quot;: &quot;14643372&quot;, &quot;page&quot;: &quot;553-559&quot;, &quot;container-title&quot;: &quot;Trends in Cognitive Sciences&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id&quot;: &quot;ITEM-1&quot;}, &quot;uris&quot;: [&quot;http://www.mendeley.com/documents/?uuid=fa8b6c7f-5572-424a-911f-724d4ba5ce10&quot;], &quot;id&quot;: &quot;ITEM-1&quot;}]} RNDkiilMp8RQL"/><text:span text:style-name="T161">⁠. At the tonic level, Klimesch describes good working memory performance as being related to an increase in alpha power and a decrease in theta power. For example, alpha power increases and theta power decreases with age into adulthood as working memory abilities increase. The reverse is true as a person ages into the late lifespan and working memory abilities decrease. In contrast, at the phasic level a large decrease in alpha, but increase in theta power, is related to good cognitive performance. Others have found similar relationships between the alpha and theta bands of the EEG signal and abilities to focus and sustain attention </text:span><text:reference-mark-start text:name="ADDIN CSL_CITATION {&quot;mendeley&quot;: {&quot;previouslyFormattedCitation&quot;: &quot;(Gevins &amp; Smith, 2000)&quot;, &quot;plainTextFormattedCitation&quot;: &quot;(Gevins &amp; Smith, 2000)&quot;, &quot;formattedCitation&quot;: &quot;(Gevins &amp; Smith, 2000)&quot;}, &quot;properties&quot;: {&quot;noteIndex&quot;: 0}, &quot;schema&quot;: &quot;https://github.com/citation-style-language/schema/raw/master/csl-citation.json&quot;, &quot;citationItems&quot;: [{&quot;itemData&quot;: {&quot;DOI&quot;: &quot;10.1093/cercor/10.9.829&quot;, &quot;type&quot;: &quot;article-journal&quot;, &quot;issued&quot;: {&quot;date-parts&quot;: [[&quot;2000&quot;, &quot;9&quot;, &quot;1&quot;]]}, &quot;volume&quot;: &quot;10&quot;, &quot;author&quot;: [{&quot;suffix&quot;: &quot;&quot;, &quot;dropping-particle&quot;: &quot;&quot;, &quot;non-dropping-particle&quot;: &quot;&quot;, &quot;given&quot;: &quot;A&quot;, &quot;family&quot;: &quot;Gevins&quot;, &quot;parse-names&quot;: false}, {&quot;suffix&quot;: &quot;&quot;, &quot;dropping-particle&quot;: &quot;&quot;, &quot;non-dropping-particle&quot;: &quot;&quot;, &quot;given&quot;: &quot;Michael E&quot;, &quot;family&quot;: &quot;Smith&quot;, &quot;parse-names&quot;: false}], &quot;ISBN&quot;: &quot;1047-3211 (Print)&quot;, &quot;ISSN&quot;: &quot;14602199&quot;, &quot;title&quot;: &quot;Neurophysiological Measures of Working Memory and Individual Differences in Cognitive Ability and Cognitive Style&quot;, &quot;issue&quot;: &quot;9&quot;, &quot;PMID&quot;: &quot;10982744&quot;, &quot;page&quot;: &quot;829-839&quot;, &quot;container-title&quot;: &quot;Cerebral Cortex&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id&quot;: &quot;ITEM-1&quot;}, &quot;uris&quot;: [&quot;http://www.mendeley.com/documents/?uuid=341fa914-a5a9-4b09-a1a3-60cafb1aec6e&quot;], &quot;id&quot;: &quot;ITEM-1&quot;}]} RNDbY7VcC2ny3"/><text:span text:style-name="T62">(Gevins &amp; Smith, 2000)</text:span><text:reference-mark-end text:name="ADDIN CSL_CITATION {&quot;mendeley&quot;: {&quot;previouslyFormattedCitation&quot;: &quot;(Gevins &amp; Smith, 2000)&quot;, &quot;plainTextFormattedCitation&quot;: &quot;(Gevins &amp; Smith, 2000)&quot;, &quot;formattedCitation&quot;: &quot;(Gevins &amp; Smith, 2000)&quot;}, &quot;properties&quot;: {&quot;noteIndex&quot;: 0}, &quot;schema&quot;: &quot;https://github.com/citation-style-language/schema/raw/master/csl-citation.json&quot;, &quot;citationItems&quot;: [{&quot;itemData&quot;: {&quot;DOI&quot;: &quot;10.1093/cercor/10.9.829&quot;, &quot;type&quot;: &quot;article-journal&quot;, &quot;issued&quot;: {&quot;date-parts&quot;: [[&quot;2000&quot;, &quot;9&quot;, &quot;1&quot;]]}, &quot;volume&quot;: &quot;10&quot;, &quot;author&quot;: [{&quot;suffix&quot;: &quot;&quot;, &quot;dropping-particle&quot;: &quot;&quot;, &quot;non-dropping-particle&quot;: &quot;&quot;, &quot;given&quot;: &quot;A&quot;, &quot;family&quot;: &quot;Gevins&quot;, &quot;parse-names&quot;: false}, {&quot;suffix&quot;: &quot;&quot;, &quot;dropping-particle&quot;: &quot;&quot;, &quot;non-dropping-particle&quot;: &quot;&quot;, &quot;given&quot;: &quot;Michael E&quot;, &quot;family&quot;: &quot;Smith&quot;, &quot;parse-names&quot;: false}], &quot;ISBN&quot;: &quot;1047-3211 (Print)&quot;, &quot;ISSN&quot;: &quot;14602199&quot;, &quot;title&quot;: &quot;Neurophysiological Measures of Working Memory and Individual Differences in Cognitive Ability and Cognitive Style&quot;, &quot;issue&quot;: &quot;9&quot;, &quot;PMID&quot;: &quot;10982744&quot;, &quot;page&quot;: &quot;829-839&quot;, &quot;container-title&quot;: &quot;Cerebral Cortex&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id&quot;: &quot;ITEM-1&quot;}, &quot;uris&quot;: [&quot;http://www.mendeley.com/documents/?uuid=341fa914-a5a9-4b09-a1a3-60cafb1aec6e&quot;], &quot;id&quot;: &quot;ITEM-1&quot;}]} RNDbY7VcC2ny3"/><text:span text:style-name="T161">⁠. </text:span></text:p>
      <text:p text:style-name="P4"><text:span text:style-name="T165">A similar approach can be taken when looking at EEG signals </text:span><text:span text:style-name="T168">produced while listening to </text:span><text:span text:style-name="T165">music and </text:span><text:span text:style-name="T168">performing a</text:span><text:span text:style-name="T165"> task. Some studies have looked at overall power, a measure of the amount of </text:span><text:soft-page-break/><text:span text:style-name="T165">activity </text:span><text:span text:style-name="T167">within a certain frequency band</text:span><text:span text:style-name="T165"> in the EEG signal, while others have used techniques called event related desynchronization (ERD) or event related synchronization (ERS). </text:span><text:span text:style-name="T168">ERD/ERS</text:span><text:span text:style-name="T165"> are a measure of </text:span><text:span text:style-name="T168">changes in the amount of power in a frequency band over time and are an indication of </text:span><text:span text:style-name="T165">how synchronous neural activity is as a result of an external stimulus compared to a baseline </text:span><text:reference-mark-start text:name="ADDIN CSL_CITATION {&quot;mendeley&quot;: {&quot;previouslyFormattedCitation&quot;: &quot;(Pfurtscheller &amp; Lopes da Silva, 1999)&quot;, &quot;plainTextFormattedCitation&quot;: &quot;(Pfurtscheller &amp; Lopes da Silva, 1999)&quot;, &quot;formattedCitation&quot;: &quot;(Pfurtscheller &amp; Lopes da Silva, 1999)&quot;}, &quot;properties&quot;: {&quot;noteIndex&quot;: 0}, &quot;schema&quot;: &quot;https://github.com/citation-style-language/schema/raw/master/csl-citation.json&quot;, &quot;citationItems&quot;: [{&quot;itemData&quot;: {&quot;DOI&quot;: &quot;10.1016/S1388-2457(99)00141-8&quot;, &quot;type&quot;: &quot;article-journal&quot;, &quot;issued&quot;: {&quot;date-parts&quot;: [[&quot;1999&quot;]]}, &quot;volume&quot;: &quot;110&quot;, &quot;author&quot;: [{&quot;suffix&quot;: &quot;&quot;, &quot;dropping-particle&quot;: &quot;&quot;, &quot;non-dropping-particle&quot;: &quot;&quot;, &quot;given&quot;: &quot;G&quot;, &quot;family&quot;: &quot;Pfurtscheller&quot;, &quot;parse-names&quot;: false}, {&quot;suffix&quot;: &quot;&quot;, &quot;dropping-particle&quot;: &quot;&quot;, &quot;non-dropping-particle&quot;: &quot;&quot;, &quot;given&quot;: &quot;F H&quot;, &quot;family&quot;: &quot;Lopes da Silva&quot;, &quot;parse-names&quot;: false}], &quot;ISBN&quot;: &quot;1388-2457 (Print)\\r1388-2457 (Linking)&quot;, &quot;ISSN&quot;: &quot;1388-2457&quot;, &quot;title&quot;: &quot;Event-related EEG / MEG synchronization and desynchronization : basic principles&quot;, &quot;PMID&quot;: &quot;10576479&quot;, &quot;page&quot;: &quot;1842-1857&quot;, &quot;container-title&quot;: &quot;Clinical Neurophysiology&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id&quot;: &quot;ITEM-1&quot;}, &quot;uris&quot;: [&quot;http://www.mendeley.com/documents/?uuid=f7e8aade-4e0f-4429-b690-9b02df3a4667&quot;], &quot;id&quot;: &quot;ITEM-1&quot;}]} RNDMOq7zKvfbZ"/><text:span text:style-name="T65">(Pfurtscheller &amp; Lopes da Silva, 1999)</text:span><text:reference-mark-end text:name="ADDIN CSL_CITATION {&quot;mendeley&quot;: {&quot;previouslyFormattedCitation&quot;: &quot;(Pfurtscheller &amp; Lopes da Silva, 1999)&quot;, &quot;plainTextFormattedCitation&quot;: &quot;(Pfurtscheller &amp; Lopes da Silva, 1999)&quot;, &quot;formattedCitation&quot;: &quot;(Pfurtscheller &amp; Lopes da Silva, 1999)&quot;}, &quot;properties&quot;: {&quot;noteIndex&quot;: 0}, &quot;schema&quot;: &quot;https://github.com/citation-style-language/schema/raw/master/csl-citation.json&quot;, &quot;citationItems&quot;: [{&quot;itemData&quot;: {&quot;DOI&quot;: &quot;10.1016/S1388-2457(99)00141-8&quot;, &quot;type&quot;: &quot;article-journal&quot;, &quot;issued&quot;: {&quot;date-parts&quot;: [[&quot;1999&quot;]]}, &quot;volume&quot;: &quot;110&quot;, &quot;author&quot;: [{&quot;suffix&quot;: &quot;&quot;, &quot;dropping-particle&quot;: &quot;&quot;, &quot;non-dropping-particle&quot;: &quot;&quot;, &quot;given&quot;: &quot;G&quot;, &quot;family&quot;: &quot;Pfurtscheller&quot;, &quot;parse-names&quot;: false}, {&quot;suffix&quot;: &quot;&quot;, &quot;dropping-particle&quot;: &quot;&quot;, &quot;non-dropping-particle&quot;: &quot;&quot;, &quot;given&quot;: &quot;F H&quot;, &quot;family&quot;: &quot;Lopes da Silva&quot;, &quot;parse-names&quot;: false}], &quot;ISBN&quot;: &quot;1388-2457 (Print)\\r1388-2457 (Linking)&quot;, &quot;ISSN&quot;: &quot;1388-2457&quot;, &quot;title&quot;: &quot;Event-related EEG / MEG synchronization and desynchronization : basic principles&quot;, &quot;PMID&quot;: &quot;10576479&quot;, &quot;page&quot;: &quot;1842-1857&quot;, &quot;container-title&quot;: &quot;Clinical Neurophysiology&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id&quot;: &quot;ITEM-1&quot;}, &quot;uris&quot;: [&quot;http://www.mendeley.com/documents/?uuid=f7e8aade-4e0f-4429-b690-9b02df3a4667&quot;], &quot;id&quot;: &quot;ITEM-1&quot;}]} RNDMOq7zKvfbZ"/><text:span text:style-name="T165">⁠. An increase in ERS indicates that neurons have </text:span><text:span text:style-name="T166">responded to an external stimulus and</text:span><text:span text:style-name="T165"> become more synchronized in their firing compared to a baseline period. </text:span></text:p>
      <text:p text:style-name="P2">The changes seen in the EEG frequency bands can be related both to a participant’s performance on a cognitive task and to changes that occur while listening to music. Researchers have used this ability to explore neural <text:span text:style-name="T169">activity responsible for</text:span> the ‘Mozart effect’. <text:span text:style-name="T170">These studies have shown that there is an increase in alpha power in the participants’ EEG signal after listening </text:span>to a Mozart piece <text:reference-mark-start text:name="ADDIN CSL_CITATION {&quot;mendeley&quot;: {&quot;previouslyFormattedCitation&quot;: &quot;(Petsche, Linder, Rappelsberger, &amp; Gruber, 1988; Verrusio et al., 2015)&quot;, &quot;plainTextFormattedCitation&quot;: &quot;(Petsche, Linder, Rappelsberger, &amp; Gruber, 1988; Verrusio et al., 2015)&quot;, &quot;formattedCitation&quot;: &quot;(Petsche, Linder, Rappelsberger, &amp; Gruber, 1988; Verrusio et al., 2015)&quot;}, &quot;properties&quot;: {&quot;noteIndex&quot;: 0}, &quot;schema&quot;: &quot;https://github.com/citation-style-language/schema/raw/master/csl-citation.json&quot;, &quot;citationItems&quot;: [{&quot;itemData&quot;: {&quot;DOI&quot;: &quot;10.1016/j.concog.2015.05.005&quot;, &quot;type&quot;: &quot;article-journal&quot;, &quot;issued&quot;: {&quot;date-parts&quot;: [[&quot;2015&quot;]]}, &quot;volume&quot;: &quot;35&quot;, &quot;author&quot;: [{&quot;suffix&quot;: &quot;&quot;, &quot;dropping-particle&quot;: &quot;&quot;, &quot;non-dropping-particle&quot;: &quot;&quot;, &quot;given&quot;: &quot;Walter&quot;, &quot;family&quot;: &quot;Verrusio&quot;, &quot;parse-names&quot;: false}, {&quot;suffix&quot;: &quot;&quot;, &quot;dropping-particle&quot;: &quot;&quot;, &quot;non-dropping-particle&quot;: &quot;&quot;, &quot;given&quot;: &quot;Evaristo&quot;, &quot;family&quot;: &quot;Ettorre&quot;, &quot;parse-names&quot;: false}, {&quot;suffix&quot;: &quot;&quot;, &quot;dropping-particle&quot;: &quot;&quot;, &quot;non-dropping-particle&quot;: &quot;&quot;, &quot;given&quot;: &quot;Edoardo&quot;, &quot;family&quot;: &quot;Vicenzini&quot;, &quot;parse-names&quot;: false}, {&quot;suffix&quot;: &quot;&quot;, &quot;dropping-particle&quot;: &quot;&quot;, &quot;non-dropping-particle&quot;: &quot;&quot;, &quot;given&quot;: &quot;Nicola&quot;, &quot;family&quot;: &quot;Vanacore&quot;, &quot;parse-names&quot;: false}, {&quot;suffix&quot;: &quot;&quot;, &quot;dropping-particle&quot;: &quot;&quot;, &quot;non-dropping-particle&quot;: &quot;&quot;, &quot;given&quot;: &quot;Mauro&quot;, &quot;family&quot;: &quot;Cacciafesta&quot;, &quot;parse-names&quot;: false}, {&quot;suffix&quot;: &quot;&quot;, &quot;dropping-particle&quot;: &quot;&quot;, &quot;non-dropping-particle&quot;: &quot;&quot;, &quot;given&quot;: &quot;Oriano&quot;, &quot;family&quot;: &quot;Mecarelli&quot;, &quot;parse-names&quot;: false}], &quot;ISBN&quot;: &quot;1053-8100&quot;, &quot;ISSN&quot;: &quot;10902376&quot;, &quot;title&quot;: &quot;The Mozart Effect: A quantitative EEG study&quot;, &quot;PMID&quot;: &quot;26036835&quot;, &quot;page&quot;: &quot;150-155&quot;, &quot;container-title&quot;: &quot;Consciousness and Cognition&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id&quot;: &quot;ITEM-1&quot;, &quot;publisher&quot;: &quot;Elsevier Inc.&quot;}, &quot;uris&quot;: [&quot;http://www.mendeley.com/documents/?uuid=31e922f2-9f20-409d-ad2d-31d6bf0e948f&quot;], &quot;id&quot;: &quot;ITEM-1&quot;}, {&quot;itemData&quot;: {&quot;DOI&quot;: &quot;10.2307/40285422&quot;, &quot;type&quot;: &quot;article-journal&quot;, &quot;issued&quot;: {&quot;date-parts&quot;: [[&quot;1988&quot;, &quot;12&quot;]]}, &quot;volume&quot;: &quot;6&quot;, &quot;author&quot;: [{&quot;suffix&quot;: &quot;&quot;, &quot;dropping-particle&quot;: &quot;&quot;, &quot;non-dropping-particle&quot;: &quot;&quot;, &quot;given&quot;: &quot;H.&quot;, &quot;family&quot;: &quot;Petsche&quot;, &quot;parse-names&quot;: false}, {&quot;suffix&quot;: &quot;&quot;, &quot;dropping-particle&quot;: &quot;&quot;, &quot;non-dropping-particle&quot;: &quot;&quot;, &quot;given&quot;: &quot;K.&quot;, &quot;family&quot;: &quot;Linder&quot;, &quot;parse-names&quot;: false}, {&quot;suffix&quot;: &quot;&quot;, &quot;dropping-particle&quot;: &quot;&quot;, &quot;non-dropping-particle&quot;: &quot;&quot;, &quot;given&quot;: &quot;P.&quot;, &quot;family&quot;: &quot;Rappelsberger&quot;, &quot;parse-names&quot;: false}, {&quot;suffix&quot;: &quot;&quot;, &quot;dropping-particle&quot;: &quot;&quot;, &quot;non-dropping-particle&quot;: &quot;&quot;, &quot;given&quot;: &quot;G.&quot;, &quot;family&quot;: &quot;Gruber&quot;, &quot;parse-names&quot;: false}], &quot;ISSN&quot;: &quot;07307829&quot;, &quot;title&quot;: &quot;The EEG: An Adequate Method to Concretize Brain Processes Elicited by Music&quot;, &quot;note&quot;: &quot;NULL&quot;, &quot;issue&quot;: &quot;2&quot;, &quot;page&quot;: &quot;133-159&quot;, &quot;container-title&quot;: &quot;Music Perception: An Interdisciplinary Journal&quot;, &quot;id&quot;: &quot;ITEM-2&quot;}, &quot;uris&quot;: [&quot;http://www.mendeley.com/documents/?uuid=455cdb53-75ee-489c-9d38-dcf2a9e753ad&quot;], &quot;id&quot;: &quot;ITEM-2&quot;}]} RNDZOzubszalu"/><text:span text:style-name="T23">(Petsche, Linder, Rappelsberger, &amp; Gruber, 1988; Verrusio et al., 2015)</text:span><text:reference-mark-end text:name="ADDIN CSL_CITATION {&quot;mendeley&quot;: {&quot;previouslyFormattedCitation&quot;: &quot;(Petsche, Linder, Rappelsberger, &amp; Gruber, 1988; Verrusio et al., 2015)&quot;, &quot;plainTextFormattedCitation&quot;: &quot;(Petsche, Linder, Rappelsberger, &amp; Gruber, 1988; Verrusio et al., 2015)&quot;, &quot;formattedCitation&quot;: &quot;(Petsche, Linder, Rappelsberger, &amp; Gruber, 1988; Verrusio et al., 2015)&quot;}, &quot;properties&quot;: {&quot;noteIndex&quot;: 0}, &quot;schema&quot;: &quot;https://github.com/citation-style-language/schema/raw/master/csl-citation.json&quot;, &quot;citationItems&quot;: [{&quot;itemData&quot;: {&quot;DOI&quot;: &quot;10.1016/j.concog.2015.05.005&quot;, &quot;type&quot;: &quot;article-journal&quot;, &quot;issued&quot;: {&quot;date-parts&quot;: [[&quot;2015&quot;]]}, &quot;volume&quot;: &quot;35&quot;, &quot;author&quot;: [{&quot;suffix&quot;: &quot;&quot;, &quot;dropping-particle&quot;: &quot;&quot;, &quot;non-dropping-particle&quot;: &quot;&quot;, &quot;given&quot;: &quot;Walter&quot;, &quot;family&quot;: &quot;Verrusio&quot;, &quot;parse-names&quot;: false}, {&quot;suffix&quot;: &quot;&quot;, &quot;dropping-particle&quot;: &quot;&quot;, &quot;non-dropping-particle&quot;: &quot;&quot;, &quot;given&quot;: &quot;Evaristo&quot;, &quot;family&quot;: &quot;Ettorre&quot;, &quot;parse-names&quot;: false}, {&quot;suffix&quot;: &quot;&quot;, &quot;dropping-particle&quot;: &quot;&quot;, &quot;non-dropping-particle&quot;: &quot;&quot;, &quot;given&quot;: &quot;Edoardo&quot;, &quot;family&quot;: &quot;Vicenzini&quot;, &quot;parse-names&quot;: false}, {&quot;suffix&quot;: &quot;&quot;, &quot;dropping-particle&quot;: &quot;&quot;, &quot;non-dropping-particle&quot;: &quot;&quot;, &quot;given&quot;: &quot;Nicola&quot;, &quot;family&quot;: &quot;Vanacore&quot;, &quot;parse-names&quot;: false}, {&quot;suffix&quot;: &quot;&quot;, &quot;dropping-particle&quot;: &quot;&quot;, &quot;non-dropping-particle&quot;: &quot;&quot;, &quot;given&quot;: &quot;Mauro&quot;, &quot;family&quot;: &quot;Cacciafesta&quot;, &quot;parse-names&quot;: false}, {&quot;suffix&quot;: &quot;&quot;, &quot;dropping-particle&quot;: &quot;&quot;, &quot;non-dropping-particle&quot;: &quot;&quot;, &quot;given&quot;: &quot;Oriano&quot;, &quot;family&quot;: &quot;Mecarelli&quot;, &quot;parse-names&quot;: false}], &quot;ISBN&quot;: &quot;1053-8100&quot;, &quot;ISSN&quot;: &quot;10902376&quot;, &quot;title&quot;: &quot;The Mozart Effect: A quantitative EEG study&quot;, &quot;PMID&quot;: &quot;26036835&quot;, &quot;page&quot;: &quot;150-155&quot;, &quot;container-title&quot;: &quot;Consciousness and Cognition&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id&quot;: &quot;ITEM-1&quot;, &quot;publisher&quot;: &quot;Elsevier Inc.&quot;}, &quot;uris&quot;: [&quot;http://www.mendeley.com/documents/?uuid=31e922f2-9f20-409d-ad2d-31d6bf0e948f&quot;], &quot;id&quot;: &quot;ITEM-1&quot;}, {&quot;itemData&quot;: {&quot;DOI&quot;: &quot;10.2307/40285422&quot;, &quot;type&quot;: &quot;article-journal&quot;, &quot;issued&quot;: {&quot;date-parts&quot;: [[&quot;1988&quot;, &quot;12&quot;]]}, &quot;volume&quot;: &quot;6&quot;, &quot;author&quot;: [{&quot;suffix&quot;: &quot;&quot;, &quot;dropping-particle&quot;: &quot;&quot;, &quot;non-dropping-particle&quot;: &quot;&quot;, &quot;given&quot;: &quot;H.&quot;, &quot;family&quot;: &quot;Petsche&quot;, &quot;parse-names&quot;: false}, {&quot;suffix&quot;: &quot;&quot;, &quot;dropping-particle&quot;: &quot;&quot;, &quot;non-dropping-particle&quot;: &quot;&quot;, &quot;given&quot;: &quot;K.&quot;, &quot;family&quot;: &quot;Linder&quot;, &quot;parse-names&quot;: false}, {&quot;suffix&quot;: &quot;&quot;, &quot;dropping-particle&quot;: &quot;&quot;, &quot;non-dropping-particle&quot;: &quot;&quot;, &quot;given&quot;: &quot;P.&quot;, &quot;family&quot;: &quot;Rappelsberger&quot;, &quot;parse-names&quot;: false}, {&quot;suffix&quot;: &quot;&quot;, &quot;dropping-particle&quot;: &quot;&quot;, &quot;non-dropping-particle&quot;: &quot;&quot;, &quot;given&quot;: &quot;G.&quot;, &quot;family&quot;: &quot;Gruber&quot;, &quot;parse-names&quot;: false}], &quot;ISSN&quot;: &quot;07307829&quot;, &quot;title&quot;: &quot;The EEG: An Adequate Method to Concretize Brain Processes Elicited by Music&quot;, &quot;note&quot;: &quot;NULL&quot;, &quot;issue&quot;: &quot;2&quot;, &quot;page&quot;: &quot;133-159&quot;, &quot;container-title&quot;: &quot;Music Perception: An Interdisciplinary Journal&quot;, &quot;id&quot;: &quot;ITEM-2&quot;}, &quot;uris&quot;: [&quot;http://www.mendeley.com/documents/?uuid=455cdb53-75ee-489c-9d38-dcf2a9e753ad&quot;], &quot;id&quot;: &quot;ITEM-2&quot;}]} RNDZOzubszalu"/>⁠. <text:span text:style-name="T170">Alpha ERS also increases after listening to Mozart music </text:span><text:reference-mark-start text:name="ADDIN CSL_CITATION {&quot;mendeley&quot;: {&quot;previouslyFormattedCitation&quot;: &quot;(Jau\u0161ovec &amp; Habe, 2003)&quot;, &quot;plainTextFormattedCitation&quot;: &quot;(Jau\u0161ovec &amp; Habe, 2003)&quot;, &quot;formattedCitation&quot;: &quot;(Jau\u0161ovec &amp; Habe, 2003)&quot;}, &quot;properties&quot;: {&quot;noteIndex&quot;: 0}, &quot;schema&quot;: &quot;https://github.com/citation-style-language/schema/raw/master/csl-citation.json&quot;, &quot;citationItems&quot;: [{&quot;itemData&quot;: {&quot;DOI&quot;: &quot;10.1023/B:BRAT.0000006331.10425.4b&quot;, &quot;type&quot;: &quot;article-journal&quot;, &quot;issued&quot;: {&quot;date-parts&quot;: [[&quot;2003&quot;]]}, &quot;volume&quot;: &quot;16&quot;, &quot;author&quot;: [{&quot;suffix&quot;: &quot;&quot;, &quot;dropping-particle&quot;: &quot;&quot;, &quot;non-dropping-particle&quot;: &quot;&quot;, &quot;given&quot;: &quot;Norbert&quot;, &quot;family&quot;: &quot;Jau\u0161ovec&quot;, &quot;parse-names&quot;: false}, {&quot;suffix&quot;: &quot;&quot;, &quot;dropping-particle&quot;: &quot;&quot;, &quot;non-dropping-particle&quot;: &quot;&quot;, &quot;given&quot;: &quot;Katarina&quot;, &quot;family&quot;: &quot;Habe&quot;, &quot;parse-names&quot;: false}], &quot;ISBN&quot;: &quot;0896-0267 (Print)&quot;, &quot;ISSN&quot;: &quot;08960267&quot;, &quot;title&quot;: &quot;The \&quot;Mozart Effect\&quot;: An Electroencephalographic Analysis Employing the Methods of Induced Event-Related Desynchronization/ Synchronization and Event-Related Coherence&quot;, &quot;issue&quot;: &quot;2&quot;, &quot;PMID&quot;: &quot;14977200&quot;, &quot;page&quot;: &quot;73-84&quot;, &quot;container-title&quot;: &quot;Brain Topography&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id&quot;: &quot;ITEM-1&quot;}, &quot;uris&quot;: [&quot;http://www.mendeley.com/documents/?uuid=66ff538f-c7c5-4dcf-9c2c-4db0c69c20a5&quot;], &quot;id&quot;: &quot;ITEM-1&quot;}]} RNDEtP53qpPfe"/><text:span text:style-name="T63">(Jaušovec &amp; Habe, 2003)</text:span><text:reference-mark-end text:name="ADDIN CSL_CITATION {&quot;mendeley&quot;: {&quot;previouslyFormattedCitation&quot;: &quot;(Jau\u0161ovec &amp; Habe, 2003)&quot;, &quot;plainTextFormattedCitation&quot;: &quot;(Jau\u0161ovec &amp; Habe, 2003)&quot;, &quot;formattedCitation&quot;: &quot;(Jau\u0161ovec &amp; Habe, 2003)&quot;}, &quot;properties&quot;: {&quot;noteIndex&quot;: 0}, &quot;schema&quot;: &quot;https://github.com/citation-style-language/schema/raw/master/csl-citation.json&quot;, &quot;citationItems&quot;: [{&quot;itemData&quot;: {&quot;DOI&quot;: &quot;10.1023/B:BRAT.0000006331.10425.4b&quot;, &quot;type&quot;: &quot;article-journal&quot;, &quot;issued&quot;: {&quot;date-parts&quot;: [[&quot;2003&quot;]]}, &quot;volume&quot;: &quot;16&quot;, &quot;author&quot;: [{&quot;suffix&quot;: &quot;&quot;, &quot;dropping-particle&quot;: &quot;&quot;, &quot;non-dropping-particle&quot;: &quot;&quot;, &quot;given&quot;: &quot;Norbert&quot;, &quot;family&quot;: &quot;Jau\u0161ovec&quot;, &quot;parse-names&quot;: false}, {&quot;suffix&quot;: &quot;&quot;, &quot;dropping-particle&quot;: &quot;&quot;, &quot;non-dropping-particle&quot;: &quot;&quot;, &quot;given&quot;: &quot;Katarina&quot;, &quot;family&quot;: &quot;Habe&quot;, &quot;parse-names&quot;: false}], &quot;ISBN&quot;: &quot;0896-0267 (Print)&quot;, &quot;ISSN&quot;: &quot;08960267&quot;, &quot;title&quot;: &quot;The \&quot;Mozart Effect\&quot;: An Electroencephalographic Analysis Employing the Methods of Induced Event-Related Desynchronization/ Synchronization and Event-Related Coherence&quot;, &quot;issue&quot;: &quot;2&quot;, &quot;PMID&quot;: &quot;14977200&quot;, &quot;page&quot;: &quot;73-84&quot;, &quot;container-title&quot;: &quot;Brain Topography&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id&quot;: &quot;ITEM-1&quot;}, &quot;uris&quot;: [&quot;http://www.mendeley.com/documents/?uuid=66ff538f-c7c5-4dcf-9c2c-4db0c69c20a5&quot;], &quot;id&quot;: &quot;ITEM-1&quot;}]} RNDEtP53qpPfe"/><text:span text:style-name="T170">⁠, and</text:span> this <text:span text:style-name="T170">has been shown to </text:span>coincide<text:span text:style-name="T170"> </text:span>with an increase in performance on spatial rotation tasks but a decrease in performance on numerical tasks <text:reference-mark-start text:name="ADDIN CSL_CITATION {&quot;mendeley&quot;: {&quot;previouslyFormattedCitation&quot;: &quot;(Jau\u0161ovec &amp; Habe, 2005)&quot;, &quot;plainTextFormattedCitation&quot;: &quot;(Jau\u0161ovec &amp; Habe, 2005)&quot;, &quot;formattedCitation&quot;: &quot;(Jau\u0161ovec &amp; Habe, 2005)&quot;}, &quot;properties&quot;: {&quot;noteIndex&quot;: 0}, &quot;schema&quot;: &quot;https://github.com/citation-style-language/schema/raw/master/csl-citation.json&quot;, &quot;citationItems&quot;: [{&quot;itemData&quot;: {&quot;DOI&quot;: &quot;10.1007/s10548-005-6030-4&quot;, &quot;type&quot;: &quot;article-journal&quot;, &quot;issued&quot;: {&quot;date-parts&quot;: [[&quot;2005&quot;]]}, &quot;volume&quot;: &quot;17&quot;, &quot;author&quot;: [{&quot;suffix&quot;: &quot;&quot;, &quot;dropping-particle&quot;: &quot;&quot;, &quot;non-dropping-particle&quot;: &quot;&quot;, &quot;given&quot;: &quot;Norbert&quot;, &quot;family&quot;: &quot;Jau\u0161ovec&quot;, &quot;parse-names&quot;: false}, {&quot;suffix&quot;: &quot;&quot;, &quot;dropping-particle&quot;: &quot;&quot;, &quot;non-dropping-particle&quot;: &quot;&quot;, &quot;given&quot;: &quot;Katarina&quot;, &quot;family&quot;: &quot;Habe&quot;, &quot;parse-names&quot;: false}], &quot;ISBN&quot;: &quot;0896-0267 (Print)&quot;, &quot;ISSN&quot;: &quot;08960267&quot;, &quot;title&quot;: &quot;The influence of Mozart's sonata K. 448 on brain activity during the performance of spatial rotation and numerical tasks&quot;, &quot;issue&quot;: &quot;4&quot;, &quot;PMID&quot;: &quot;16110771&quot;, &quot;page&quot;: &quot;207-218&quot;, &quot;container-title&quot;: &quot;Brain Topography&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id&quot;: &quot;ITEM-1&quot;}, &quot;uris&quot;: [&quot;http://www.mendeley.com/documents/?uuid=abdd0705-f285-4a6b-bcbb-d92af46cc874&quot;], &quot;id&quot;: &quot;ITEM-1&quot;}]} RND8u5vGBY5oF"/><text:span text:style-name="T23">(Jaušovec &amp; Habe, 2005)</text:span><text:reference-mark-end text:name="ADDIN CSL_CITATION {&quot;mendeley&quot;: {&quot;previouslyFormattedCitation&quot;: &quot;(Jau\u0161ovec &amp; Habe, 2005)&quot;, &quot;plainTextFormattedCitation&quot;: &quot;(Jau\u0161ovec &amp; Habe, 2005)&quot;, &quot;formattedCitation&quot;: &quot;(Jau\u0161ovec &amp; Habe, 2005)&quot;}, &quot;properties&quot;: {&quot;noteIndex&quot;: 0}, &quot;schema&quot;: &quot;https://github.com/citation-style-language/schema/raw/master/csl-citation.json&quot;, &quot;citationItems&quot;: [{&quot;itemData&quot;: {&quot;DOI&quot;: &quot;10.1007/s10548-005-6030-4&quot;, &quot;type&quot;: &quot;article-journal&quot;, &quot;issued&quot;: {&quot;date-parts&quot;: [[&quot;2005&quot;]]}, &quot;volume&quot;: &quot;17&quot;, &quot;author&quot;: [{&quot;suffix&quot;: &quot;&quot;, &quot;dropping-particle&quot;: &quot;&quot;, &quot;non-dropping-particle&quot;: &quot;&quot;, &quot;given&quot;: &quot;Norbert&quot;, &quot;family&quot;: &quot;Jau\u0161ovec&quot;, &quot;parse-names&quot;: false}, {&quot;suffix&quot;: &quot;&quot;, &quot;dropping-particle&quot;: &quot;&quot;, &quot;non-dropping-particle&quot;: &quot;&quot;, &quot;given&quot;: &quot;Katarina&quot;, &quot;family&quot;: &quot;Habe&quot;, &quot;parse-names&quot;: false}], &quot;ISBN&quot;: &quot;0896-0267 (Print)&quot;, &quot;ISSN&quot;: &quot;08960267&quot;, &quot;title&quot;: &quot;The influence of Mozart's sonata K. 448 on brain activity during the performance of spatial rotation and numerical tasks&quot;, &quot;issue&quot;: &quot;4&quot;, &quot;PMID&quot;: &quot;16110771&quot;, &quot;page&quot;: &quot;207-218&quot;, &quot;container-title&quot;: &quot;Brain Topography&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id&quot;: &quot;ITEM-1&quot;}, &quot;uris&quot;: [&quot;http://www.mendeley.com/documents/?uuid=abdd0705-f285-4a6b-bcbb-d92af46cc874&quot;], &quot;id&quot;: &quot;ITEM-1&quot;}]} RND8u5vGBY5oF"/>⁠. <text:span text:style-name="T171">This may indicate that the changes in alpha power induced by the music are interacting with the rate of neural oscillations that naturally occur when performing cognitively demanding tasks. In the case of spatial rotation tasks, the music may be enhancing the same frequencies causing an increase in performance. However, the cognitive processes involved during numerical tasks may create oscillatory frequencies at a different rate and the alpha increase induced by the music may be interfering with these oscillations and decreasing performance.</text:span></text:p>
      <text:p text:style-name="P3">If cognition studies have found that good cognitive performance is associated with a decrease in alpha power, but music causes an increase in alpha power, then this may be a potential mechanism for music’s detrimental effects on certain cognitive tasks. For a task to be completed, alpha power may need to be at a particular optimal level. The amount of alpha power available may depend on a number <text:soft-page-break/>of factors like the age of the participant <text:reference-mark-start text:name="ADDIN CSL_CITATION {&quot;mendeley&quot;: {&quot;previouslyFormattedCitation&quot;: &quot;(Klimesch, 1999)&quot;, &quot;plainTextFormattedCitation&quot;: &quot;(Klimesch, 1999)&quot;, &quot;formattedCitation&quot;: &quot;(Klimesch, 1999)&quot;}, &quot;properties&quot;: {&quot;noteIndex&quot;: 0}, &quot;schema&quot;: &quot;https://github.com/citation-style-language/schema/raw/master/csl-citation.json&quot;, &quot;citationItems&quot;: [{&quot;itemData&quot;: {&quot;DOI&quot;: &quot;10.1016/S0165-0173(98)00056-3&quot;, &quot;type&quot;: &quot;article-journal&quot;, &quot;issued&quot;: {&quot;date-parts&quot;: [[&quot;1999&quot;]]}, &quot;volume&quot;: &quot;29&quot;, &quot;author&quot;: [{&quot;suffix&quot;: &quot;&quot;, &quot;dropping-particle&quot;: &quot;&quot;, &quot;non-dropping-particle&quot;: &quot;&quot;, &quot;given&quot;: &quot;Wolfgang&quot;, &quot;family&quot;: &quot;Klimesch&quot;, &quot;parse-names&quot;: false}], &quot;ISBN&quot;: &quot;0165-0173&quot;, &quot;ISSN&quot;: &quot;01650173&quot;, &quot;title&quot;: &quot;EEG alpha and theta oscillations reflect cognitive and memory performance: A review and analysis&quot;, &quot;note&quot;: &quot;NULL&quot;, &quot;issue&quot;: &quot;2-3&quot;, &quot;PMID&quot;: &quot;10209231&quot;, &quot;page&quot;: &quot;169-195&quot;, &quot;container-title&quot;: &quot;Brain Research Review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id&quot;: &quot;ITEM-1&quot;}, &quot;uris&quot;: [&quot;http://www.mendeley.com/documents/?uuid=f820daa7-0dee-4cf2-8beb-f31f5840d66e&quot;], &quot;id&quot;: &quot;ITEM-1&quot;}]} RNDy3RMvh8qCA"/><text:span text:style-name="T23">(Klimesch, 1999)</text:span><text:reference-mark-end text:name="ADDIN CSL_CITATION {&quot;mendeley&quot;: {&quot;previouslyFormattedCitation&quot;: &quot;(Klimesch, 1999)&quot;, &quot;plainTextFormattedCitation&quot;: &quot;(Klimesch, 1999)&quot;, &quot;formattedCitation&quot;: &quot;(Klimesch, 1999)&quot;}, &quot;properties&quot;: {&quot;noteIndex&quot;: 0}, &quot;schema&quot;: &quot;https://github.com/citation-style-language/schema/raw/master/csl-citation.json&quot;, &quot;citationItems&quot;: [{&quot;itemData&quot;: {&quot;DOI&quot;: &quot;10.1016/S0165-0173(98)00056-3&quot;, &quot;type&quot;: &quot;article-journal&quot;, &quot;issued&quot;: {&quot;date-parts&quot;: [[&quot;1999&quot;]]}, &quot;volume&quot;: &quot;29&quot;, &quot;author&quot;: [{&quot;suffix&quot;: &quot;&quot;, &quot;dropping-particle&quot;: &quot;&quot;, &quot;non-dropping-particle&quot;: &quot;&quot;, &quot;given&quot;: &quot;Wolfgang&quot;, &quot;family&quot;: &quot;Klimesch&quot;, &quot;parse-names&quot;: false}], &quot;ISBN&quot;: &quot;0165-0173&quot;, &quot;ISSN&quot;: &quot;01650173&quot;, &quot;title&quot;: &quot;EEG alpha and theta oscillations reflect cognitive and memory performance: A review and analysis&quot;, &quot;note&quot;: &quot;NULL&quot;, &quot;issue&quot;: &quot;2-3&quot;, &quot;PMID&quot;: &quot;10209231&quot;, &quot;page&quot;: &quot;169-195&quot;, &quot;container-title&quot;: &quot;Brain Research Reviews&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id&quot;: &quot;ITEM-1&quot;}, &quot;uris&quot;: [&quot;http://www.mendeley.com/documents/?uuid=f820daa7-0dee-4cf2-8beb-f31f5840d66e&quot;], &quot;id&quot;: &quot;ITEM-1&quot;}]} RNDy3RMvh8qCA"/>⁠, the amount of attention required to complete the task <text:reference-mark-start text:name="ADDIN CSL_CITATION {&quot;mendeley&quot;: {&quot;previouslyFormattedCitation&quot;: &quot;(Gevins &amp; Smith, 2000; Klimesch, Doppelmayr, Russegger, Pachinger, &amp; Schwaiger, 1998)&quot;, &quot;plainTextFormattedCitation&quot;: &quot;(Gevins &amp; Smith, 2000; Klimesch, Doppelmayr, Russegger, Pachinger, &amp; Schwaiger, 1998)&quot;, &quot;formattedCitation&quot;: &quot;(Gevins &amp; Smith, 2000; Klimesch, Doppelmayr, Russegger, Pachinger, &amp; Schwaiger, 1998)&quot;}, &quot;properties&quot;: {&quot;noteIndex&quot;: 0}, &quot;schema&quot;: &quot;https://github.com/citation-style-language/schema/raw/master/csl-citation.json&quot;, &quot;citationItems&quot;: [{&quot;itemData&quot;: {&quot;DOI&quot;: &quot;10.1016/S0304-3940(98)00122-0&quot;, &quot;type&quot;: &quot;article-journal&quot;, &quot;issued&quot;: {&quot;date-parts&quot;: [[&quot;1998&quot;]]}, &quot;volume&quot;: &quot;244&quot;, &quot;author&quot;: [{&quot;suffix&quot;: &quot;&quot;, &quot;dropping-particle&quot;: &quot;&quot;, &quot;non-dropping-particle&quot;: &quot;&quot;, &quot;given&quot;: &quot;Wolfgang&quot;, &quot;family&quot;: &quot;Klimesch&quot;, &quot;parse-names&quot;: false}, {&quot;suffix&quot;: &quot;&quot;, &quot;dropping-particle&quot;: &quot;&quot;, &quot;non-dropping-particle&quot;: &quot;&quot;, &quot;given&quot;: &quot;M.&quot;, &quot;family&quot;: &quot;Doppelmayr&quot;, &quot;parse-names&quot;: false}, {&quot;suffix&quot;: &quot;&quot;, &quot;dropping-particle&quot;: &quot;&quot;, &quot;non-dropping-particle&quot;: &quot;&quot;, &quot;given&quot;: &quot;H.&quot;, &quot;family&quot;: &quot;Russegger&quot;, &quot;parse-names&quot;: false}, {&quot;suffix&quot;: &quot;&quot;, &quot;dropping-particle&quot;: &quot;&quot;, &quot;non-dropping-particle&quot;: &quot;&quot;, &quot;given&quot;: &quot;T.&quot;, &quot;family&quot;: &quot;Pachinger&quot;, &quot;parse-names&quot;: false}, {&quot;suffix&quot;: &quot;&quot;, &quot;dropping-particle&quot;: &quot;&quot;, &quot;non-dropping-particle&quot;: &quot;&quot;, &quot;given&quot;: &quot;J.&quot;, &quot;family&quot;: &quot;Schwaiger&quot;, &quot;parse-names&quot;: false}], &quot;ISBN&quot;: &quot;0304-3940 (Print)\\r0304-3940 (Linking)&quot;, &quot;ISSN&quot;: &quot;03043940&quot;, &quot;title&quot;: &quot;Induced alpha band power changes in the human EEG and attention&quot;, &quot;issue&quot;: &quot;2&quot;, &quot;PMID&quot;: &quot;9572588&quot;, &quot;page&quot;: &quot;73-76&quot;, &quot;container-title&quot;: &quot;Neuroscience Letters&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id&quot;: &quot;ITEM-1&quot;}, &quot;uris&quot;: [&quot;http://www.mendeley.com/documents/?uuid=d4edca07-274e-4c71-b60a-8c1a3010e63b&quot;], &quot;id&quot;: &quot;ITEM-1&quot;}, {&quot;itemData&quot;: {&quot;DOI&quot;: &quot;10.1093/cercor/10.9.829&quot;, &quot;type&quot;: &quot;article-journal&quot;, &quot;issued&quot;: {&quot;date-parts&quot;: [[&quot;2000&quot;, &quot;9&quot;, &quot;1&quot;]]}, &quot;volume&quot;: &quot;10&quot;, &quot;author&quot;: [{&quot;suffix&quot;: &quot;&quot;, &quot;dropping-particle&quot;: &quot;&quot;, &quot;non-dropping-particle&quot;: &quot;&quot;, &quot;given&quot;: &quot;A&quot;, &quot;family&quot;: &quot;Gevins&quot;, &quot;parse-names&quot;: false}, {&quot;suffix&quot;: &quot;&quot;, &quot;dropping-particle&quot;: &quot;&quot;, &quot;non-dropping-particle&quot;: &quot;&quot;, &quot;given&quot;: &quot;Michael E&quot;, &quot;family&quot;: &quot;Smith&quot;, &quot;parse-names&quot;: false}], &quot;ISBN&quot;: &quot;1047-3211 (Print)&quot;, &quot;ISSN&quot;: &quot;14602199&quot;, &quot;title&quot;: &quot;Neurophysiological Measures of Working Memory and Individual Differences in Cognitive Ability and Cognitive Style&quot;, &quot;issue&quot;: &quot;9&quot;, &quot;PMID&quot;: &quot;10982744&quot;, &quot;page&quot;: &quot;829-839&quot;, &quot;container-title&quot;: &quot;Cerebral Cortex&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id&quot;: &quot;ITEM-2&quot;}, &quot;uris&quot;: [&quot;http://www.mendeley.com/documents/?uuid=341fa914-a5a9-4b09-a1a3-60cafb1aec6e&quot;], &quot;id&quot;: &quot;ITEM-2&quot;}]} RNDgXXNtrPr6l"/><text:span text:style-name="T23">(Gevins &amp; Smith, 2000; Klimesch, Doppelmayr, Russegger, Pachinger, &amp; Schwaiger, 1998)</text:span><text:reference-mark-end text:name="ADDIN CSL_CITATION {&quot;mendeley&quot;: {&quot;previouslyFormattedCitation&quot;: &quot;(Gevins &amp; Smith, 2000; Klimesch, Doppelmayr, Russegger, Pachinger, &amp; Schwaiger, 1998)&quot;, &quot;plainTextFormattedCitation&quot;: &quot;(Gevins &amp; Smith, 2000; Klimesch, Doppelmayr, Russegger, Pachinger, &amp; Schwaiger, 1998)&quot;, &quot;formattedCitation&quot;: &quot;(Gevins &amp; Smith, 2000; Klimesch, Doppelmayr, Russegger, Pachinger, &amp; Schwaiger, 1998)&quot;}, &quot;properties&quot;: {&quot;noteIndex&quot;: 0}, &quot;schema&quot;: &quot;https://github.com/citation-style-language/schema/raw/master/csl-citation.json&quot;, &quot;citationItems&quot;: [{&quot;itemData&quot;: {&quot;DOI&quot;: &quot;10.1016/S0304-3940(98)00122-0&quot;, &quot;type&quot;: &quot;article-journal&quot;, &quot;issued&quot;: {&quot;date-parts&quot;: [[&quot;1998&quot;]]}, &quot;volume&quot;: &quot;244&quot;, &quot;author&quot;: [{&quot;suffix&quot;: &quot;&quot;, &quot;dropping-particle&quot;: &quot;&quot;, &quot;non-dropping-particle&quot;: &quot;&quot;, &quot;given&quot;: &quot;Wolfgang&quot;, &quot;family&quot;: &quot;Klimesch&quot;, &quot;parse-names&quot;: false}, {&quot;suffix&quot;: &quot;&quot;, &quot;dropping-particle&quot;: &quot;&quot;, &quot;non-dropping-particle&quot;: &quot;&quot;, &quot;given&quot;: &quot;M.&quot;, &quot;family&quot;: &quot;Doppelmayr&quot;, &quot;parse-names&quot;: false}, {&quot;suffix&quot;: &quot;&quot;, &quot;dropping-particle&quot;: &quot;&quot;, &quot;non-dropping-particle&quot;: &quot;&quot;, &quot;given&quot;: &quot;H.&quot;, &quot;family&quot;: &quot;Russegger&quot;, &quot;parse-names&quot;: false}, {&quot;suffix&quot;: &quot;&quot;, &quot;dropping-particle&quot;: &quot;&quot;, &quot;non-dropping-particle&quot;: &quot;&quot;, &quot;given&quot;: &quot;T.&quot;, &quot;family&quot;: &quot;Pachinger&quot;, &quot;parse-names&quot;: false}, {&quot;suffix&quot;: &quot;&quot;, &quot;dropping-particle&quot;: &quot;&quot;, &quot;non-dropping-particle&quot;: &quot;&quot;, &quot;given&quot;: &quot;J.&quot;, &quot;family&quot;: &quot;Schwaiger&quot;, &quot;parse-names&quot;: false}], &quot;ISBN&quot;: &quot;0304-3940 (Print)\\r0304-3940 (Linking)&quot;, &quot;ISSN&quot;: &quot;03043940&quot;, &quot;title&quot;: &quot;Induced alpha band power changes in the human EEG and attention&quot;, &quot;issue&quot;: &quot;2&quot;, &quot;PMID&quot;: &quot;9572588&quot;, &quot;page&quot;: &quot;73-76&quot;, &quot;container-title&quot;: &quot;Neuroscience Letters&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id&quot;: &quot;ITEM-1&quot;}, &quot;uris&quot;: [&quot;http://www.mendeley.com/documents/?uuid=d4edca07-274e-4c71-b60a-8c1a3010e63b&quot;], &quot;id&quot;: &quot;ITEM-1&quot;}, {&quot;itemData&quot;: {&quot;DOI&quot;: &quot;10.1093/cercor/10.9.829&quot;, &quot;type&quot;: &quot;article-journal&quot;, &quot;issued&quot;: {&quot;date-parts&quot;: [[&quot;2000&quot;, &quot;9&quot;, &quot;1&quot;]]}, &quot;volume&quot;: &quot;10&quot;, &quot;author&quot;: [{&quot;suffix&quot;: &quot;&quot;, &quot;dropping-particle&quot;: &quot;&quot;, &quot;non-dropping-particle&quot;: &quot;&quot;, &quot;given&quot;: &quot;A&quot;, &quot;family&quot;: &quot;Gevins&quot;, &quot;parse-names&quot;: false}, {&quot;suffix&quot;: &quot;&quot;, &quot;dropping-particle&quot;: &quot;&quot;, &quot;non-dropping-particle&quot;: &quot;&quot;, &quot;given&quot;: &quot;Michael E&quot;, &quot;family&quot;: &quot;Smith&quot;, &quot;parse-names&quot;: false}], &quot;ISBN&quot;: &quot;1047-3211 (Print)&quot;, &quot;ISSN&quot;: &quot;14602199&quot;, &quot;title&quot;: &quot;Neurophysiological Measures of Working Memory and Individual Differences in Cognitive Ability and Cognitive Style&quot;, &quot;issue&quot;: &quot;9&quot;, &quot;PMID&quot;: &quot;10982744&quot;, &quot;page&quot;: &quot;829-839&quot;, &quot;container-title&quot;: &quot;Cerebral Cortex&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id&quot;: &quot;ITEM-2&quot;}, &quot;uris&quot;: [&quot;http://www.mendeley.com/documents/?uuid=341fa914-a5a9-4b09-a1a3-60cafb1aec6e&quot;], &quot;id&quot;: &quot;ITEM-2&quot;}]} RNDgXXNtrPr6l"/>⁠, and the type of music being listened to <text:reference-mark-start text:name="ADDIN CSL_CITATION {&quot;mendeley&quot;: {&quot;previouslyFormattedCitation&quot;: &quot;(Iwaki, Hayashi, &amp; Hori, 1997)&quot;, &quot;plainTextFormattedCitation&quot;: &quot;(Iwaki, Hayashi, &amp; Hori, 1997)&quot;, &quot;formattedCitation&quot;: &quot;(Iwaki, Hayashi, &amp; Hori, 1997)&quot;}, &quot;properties&quot;: {&quot;noteIndex&quot;: 0}, &quot;schema&quot;: &quot;https://github.com/citation-style-language/schema/raw/master/csl-citation.json&quot;, &quot;citationItems&quot;: [{&quot;itemData&quot;: {&quot;type&quot;: &quot;article-journal&quot;, &quot;issued&quot;: {&quot;date-parts&quot;: [[&quot;1997&quot;]]}, &quot;title&quot;: &quot;Changes in Alpha Band Eeg Activity in the Frontal Area after Stimulation with Music of Different Affective Content&quot;, &quot;volume&quot;: &quot;84&quot;, &quot;author&quot;: [{&quot;suffix&quot;: &quot;&quot;, &quot;dropping-particle&quot;: &quot;&quot;, &quot;non-dropping-particle&quot;: &quot;&quot;, &quot;given&quot;: &quot;Tatsuya&quot;, &quot;family&quot;: &quot;Iwaki&quot;, &quot;parse-names&quot;: false}, {&quot;suffix&quot;: &quot;&quot;, &quot;dropping-particle&quot;: &quot;&quot;, &quot;non-dropping-particle&quot;: &quot;&quot;, &quot;given&quot;: &quot;Mitsuo&quot;, &quot;family&quot;: &quot;Hayashi&quot;, &quot;parse-names&quot;: false}, {&quot;suffix&quot;: &quot;&quot;, &quot;dropping-particle&quot;: &quot;&quot;, &quot;non-dropping-particle&quot;: &quot;&quot;, &quot;given&quot;: &quot;Tadao&quot;, &quot;family&quot;: &quot;Hori&quot;, &quot;parse-names&quot;: false}], &quot;container-title&quot;: &quot;Perceptual and Motor Skills&quot;, &quot;issue&quot;: &quot;2&quot;, &quot;id&quot;: &quot;ITEM-1&quot;}, &quot;uris&quot;: [&quot;http://www.mendeley.com/documents/?uuid=e4eb87b6-864d-4f9b-bfea-c1a16ea5bbf4&quot;], &quot;id&quot;: &quot;ITEM-1&quot;}]} RNDV9yUxpeWDD"/><text:span text:style-name="T23">(Iwaki, Hayashi, &amp; Hori, 1997)</text:span><text:reference-mark-end text:name="ADDIN CSL_CITATION {&quot;mendeley&quot;: {&quot;previouslyFormattedCitation&quot;: &quot;(Iwaki, Hayashi, &amp; Hori, 1997)&quot;, &quot;plainTextFormattedCitation&quot;: &quot;(Iwaki, Hayashi, &amp; Hori, 1997)&quot;, &quot;formattedCitation&quot;: &quot;(Iwaki, Hayashi, &amp; Hori, 1997)&quot;}, &quot;properties&quot;: {&quot;noteIndex&quot;: 0}, &quot;schema&quot;: &quot;https://github.com/citation-style-language/schema/raw/master/csl-citation.json&quot;, &quot;citationItems&quot;: [{&quot;itemData&quot;: {&quot;type&quot;: &quot;article-journal&quot;, &quot;issued&quot;: {&quot;date-parts&quot;: [[&quot;1997&quot;]]}, &quot;title&quot;: &quot;Changes in Alpha Band Eeg Activity in the Frontal Area after Stimulation with Music of Different Affective Content&quot;, &quot;volume&quot;: &quot;84&quot;, &quot;author&quot;: [{&quot;suffix&quot;: &quot;&quot;, &quot;dropping-particle&quot;: &quot;&quot;, &quot;non-dropping-particle&quot;: &quot;&quot;, &quot;given&quot;: &quot;Tatsuya&quot;, &quot;family&quot;: &quot;Iwaki&quot;, &quot;parse-names&quot;: false}, {&quot;suffix&quot;: &quot;&quot;, &quot;dropping-particle&quot;: &quot;&quot;, &quot;non-dropping-particle&quot;: &quot;&quot;, &quot;given&quot;: &quot;Mitsuo&quot;, &quot;family&quot;: &quot;Hayashi&quot;, &quot;parse-names&quot;: false}, {&quot;suffix&quot;: &quot;&quot;, &quot;dropping-particle&quot;: &quot;&quot;, &quot;non-dropping-particle&quot;: &quot;&quot;, &quot;given&quot;: &quot;Tadao&quot;, &quot;family&quot;: &quot;Hori&quot;, &quot;parse-names&quot;: false}], &quot;container-title&quot;: &quot;Perceptual and Motor Skills&quot;, &quot;issue&quot;: &quot;2&quot;, &quot;id&quot;: &quot;ITEM-1&quot;}, &quot;uris&quot;: [&quot;http://www.mendeley.com/documents/?uuid=e4eb87b6-864d-4f9b-bfea-c1a16ea5bbf4&quot;], &quot;id&quot;: &quot;ITEM-1&quot;}]} RNDV9yUxpeWDD"/>⁠. All of these factors affect alpha levels in different ways and music may positively or negatively <text:span text:style-name="T172">interact with</text:span> the alpha power levels. <text:span text:style-name="T173">This may </text:span>explain <text:span text:style-name="T173">the differing results discussed in previous sections and </text:span>why music has such a wide range of effects on different people during different cognitive tasks. Experiments designed to take all of these factors into account may be able to specifically identify the relationship between alpha activity, background music, and cognitive tasks. </text:p>
      <text:p text:style-name="P14">Conclusion</text:p>
      <text:p text:style-name="P5"><text:span text:style-name="T6">This </text:span><text:span text:style-name="T16">paper</text:span><text:span text:style-name="T6"> complements the review by </text:span><text:reference-mark-start text:name="ADDIN CSL_CITATION {&quot;mendeley&quot;: {&quot;previouslyFormattedCitation&quot;: &quot;(Schellenberg &amp; Weiss, 2013)&quot;, &quot;plainTextFormattedCitation&quot;: &quot;(Schellenberg &amp; Weiss, 2013)&quot;, &quot;formattedCitation&quot;: &quot;(Schellenberg &amp; Weiss, 2013)&quot;, &quot;manualFormatting&quot;: &quot;Schellenberg and Weiss (2013)&quot;}, &quot;properties&quot;: {&quot;noteIndex&quot;: 0}, &quot;schema&quot;: &quot;https://github.com/citation-style-language/schema/raw/master/csl-citation.json&quot;, &quot;citationItems&quot;: [{&quot;itemData&quot;: {&quot;DOI&quot;: &quot;10.1016/B978-0-12-381460-9.00012-2&quot;, &quot;number-of-pages&quot;: &quot;499-550&quot;, &quot;issued&quot;: {&quot;date-parts&quot;: [[&quot;2013&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Michael W.&quot;, &quot;family&quot;: &quot;Weiss&quot;, &quot;parse-names&quot;: false}], &quot;ISBN&quot;: &quot;9780123814609&quot;, &quot;ISSN&quot;: &quot;0963-7214&quot;, &quot;title&quot;: &quot;Music and Cognitive Abilities&quot;, &quot;note&quot;: &quot;NULL&quot;, &quot;issue&quot;: &quot;September 2016&quot;, &quot;container-title&quot;: &quot;The Psychology of Music (Third Edition)&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id&quot;: &quot;ITEM-1&quot;, &quot;type&quot;: &quot;book&quot;}, &quot;uris&quot;: [&quot;http://www.mendeley.com/documents/?uuid=af223491-b6d2-4368-9157-647adaf744f8&quot;], &quot;id&quot;: &quot;ITEM-1&quot;}]} RNDwZH0MdI1hX"/><text:span text:style-name="T64">Schellenberg and Weiss (2013)</text:span><text:reference-mark-end text:name="ADDIN CSL_CITATION {&quot;mendeley&quot;: {&quot;previouslyFormattedCitation&quot;: &quot;(Schellenberg &amp; Weiss, 2013)&quot;, &quot;plainTextFormattedCitation&quot;: &quot;(Schellenberg &amp; Weiss, 2013)&quot;, &quot;formattedCitation&quot;: &quot;(Schellenberg &amp; Weiss, 2013)&quot;, &quot;manualFormatting&quot;: &quot;Schellenberg and Weiss (2013)&quot;}, &quot;properties&quot;: {&quot;noteIndex&quot;: 0}, &quot;schema&quot;: &quot;https://github.com/citation-style-language/schema/raw/master/csl-citation.json&quot;, &quot;citationItems&quot;: [{&quot;itemData&quot;: {&quot;DOI&quot;: &quot;10.1016/B978-0-12-381460-9.00012-2&quot;, &quot;number-of-pages&quot;: &quot;499-550&quot;, &quot;issued&quot;: {&quot;date-parts&quot;: [[&quot;2013&quot;]]}, &quot;author&quot;: [{&quot;suffix&quot;: &quot;&quot;, &quot;dropping-particle&quot;: &quot;&quot;, &quot;non-dropping-particle&quot;: &quot;&quot;, &quot;given&quot;: &quot;E. Glenn&quot;, &quot;family&quot;: &quot;Schellenberg&quot;, &quot;parse-names&quot;: false}, {&quot;suffix&quot;: &quot;&quot;, &quot;dropping-particle&quot;: &quot;&quot;, &quot;non-dropping-particle&quot;: &quot;&quot;, &quot;given&quot;: &quot;Michael W.&quot;, &quot;family&quot;: &quot;Weiss&quot;, &quot;parse-names&quot;: false}], &quot;ISBN&quot;: &quot;9780123814609&quot;, &quot;ISSN&quot;: &quot;0963-7214&quot;, &quot;title&quot;: &quot;Music and Cognitive Abilities&quot;, &quot;note&quot;: &quot;NULL&quot;, &quot;issue&quot;: &quot;September 2016&quot;, &quot;container-title&quot;: &quot;The Psychology of Music (Third Edition)&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id&quot;: &quot;ITEM-1&quot;, &quot;type&quot;: &quot;book&quot;}, &quot;uris&quot;: [&quot;http://www.mendeley.com/documents/?uuid=af223491-b6d2-4368-9157-647adaf744f8&quot;], &quot;id&quot;: &quot;ITEM-1&quot;}]} RNDwZH0MdI1hX"/><text:span text:style-name="T6">⁠, filling in some of the relevant and new areas of research not discussed in 2013. There is little dispute that b</text:span><text:span text:style-name="T7">ackground music has an effect on performing cognitive tasks. </text:span><text:span text:style-name="T8">However, t</text:span><text:span text:style-name="T7">he</text:span><text:span text:style-name="T8">se</text:span><text:span text:style-name="T7"> effects are mediated by the musical </text:span><text:span text:style-name="T9">background</text:span><text:span text:style-name="T7"> and age of the listener, the </text:span><text:span text:style-name="T10">type of</text:span><text:span text:style-name="T7"> task, and the </text:span><text:span text:style-name="T10">composition</text:span><text:span text:style-name="T7"> of </text:span><text:span text:style-name="T10">the</text:span><text:span text:style-name="T7"> music.</text:span><text:span text:style-name="T2"> In this review, I have presented two hypotheses regarding why these differences in task performance may occur. First, the serial nature of both the task and the sound </text:span><text:span text:style-name="T11">may</text:span><text:span text:style-name="T2"> compete for serial processing power. Second, the </text:span><text:span text:style-name="T14">listener’s</text:span><text:span text:style-name="T2"> schemas that are invoked for processing the task and the music </text:span><text:span text:style-name="T12">may be similar.</text:span><text:span text:style-name="T11"> </text:span><text:span text:style-name="T14">T</text:span><text:span text:style-name="T2">his overlap creates competition that results in poorer performance on the cognitive task.</text:span></text:p>
      <text:p text:style-name="P33"><text:span text:style-name="T2">T</text:span><text:span text:style-name="T3">he initial goal of this field of research was to determine how music could help support cognitive functioning, </text:span><text:span text:style-name="T14">but this is a simplistic view. Both ‘music’ and ‘cognitive functioning’ are all-encompassing terms that describe complex and multi-faceted concepts. Many characteristics of music can be manipulated and, as discussed here, they exert different effects on different components of cognition.</text:span><text:span text:style-name="T13"> </text:span><text:span text:style-name="T18">The results reviewed in this paper make it clear that </text:span><text:span text:style-name="T3">future research towards uncovering</text:span><text:span text:style-name="T15"> </text:span><text:span text:style-name="T18">the </text:span><text:span text:style-name="T15">fine-grained effects </text:span><text:span text:style-name="T18">of music on cognition</text:span><text:span text:style-name="T17"> </text:span><text:span text:style-name="T3">will </text:span><text:span text:style-name="T18">need to</text:span><text:span text:style-name="T3"> tak</text:span><text:span text:style-name="T18">e</text:span><text:span text:style-name="T3"> mood and arousal, </text:span><text:span text:style-name="T4">individual differences of </text:span><text:soft-page-break/><text:span text:style-name="T4">age and musical background, </text:span><text:span text:style-name="T3">the composition of the music, and the </text:span><text:span text:style-name="T20">mental processes</text:span><text:span text:style-name="T3"> required to complete a task into account. </text:span><text:span text:style-name="T18">O</text:span><text:span text:style-name="T3">ptima</text:span><text:span text:style-name="T18">l</text:span><text:span text:style-name="T3">l</text:span><text:span text:style-name="T18">y</text:span><text:span text:style-name="T3"> combin</text:span><text:span text:style-name="T18">ing</text:span><text:span text:style-name="T3"> </text:span><text:span text:style-name="T18">these</text:span><text:span text:style-name="T3"> factors </text:span><text:span text:style-name="T18">may create </text:span><text:span text:style-name="T19">personalized</text:span><text:span text:style-name="T18"> environment</text:span><text:span text:style-name="T19">s</text:span><text:span text:style-name="T18"> in which </text:span><text:span text:style-name="T5">background music </text:span><text:span text:style-name="T19">could</text:span><text:span text:style-name="T18"> support </text:span><text:span text:style-name="T19">cognitive task performance. </text:span></text:p>
      <text:p text:style-name="P31"><text:span text:style-name="T19">B</text:span><text:span text:style-name="T1">ibliography</text:span></text:p>
      <text:p text:style-name="P3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19T09:49:51.907048000</meta:creation-date>
    <dc:date>2017-05-09T16:13:12.895661000</dc:date>
    <dc:creator>A Sternin</dc:creator>
    <meta:editing-duration>PT7H5M26S</meta:editing-duration>
    <meta:editing-cycles>60</meta:editing-cycles>
    <meta:generator>LibreOffice/5.2.6.2$MacOSX_X86_64 LibreOffice_project/a3100ed2409ebf1c212f5048fbe377c281438fdc</meta:generator>
    <meta:document-statistic meta:table-count="0" meta:image-count="0" meta:object-count="0" meta:page-count="15" meta:paragraph-count="33" meta:word-count="4133" meta:character-count="26560" meta:non-whitespace-character-count="22462"/>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